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 style:master-page-name="Standard">
      <style:paragraph-properties fo:line-height="0.15in" fo:orphans="2" fo:widows="2" style:page-number="43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Consolas" fo:letter-spacing="normal" fo:font-style="normal" fo:font-weight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Consolas" fo:letter-spacing="normal"/>
    </style:style>
    <style:style style:name="P6" style:family="paragraph" style:parent-style-name="Preformatted_20_Text">
      <style:paragraph-properties fo:orphans="2" fo:widows="2"/>
      <style:text-properties style:font-name="Consolas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#################################</text:p>
      <text:p text:style-name="P3"># VIRTUES OF NARCISSISM ##################################</text:p>
      <text:p text:style-name="P3">I</text:p>
      <text:p text:style-name="P4">Canadian Canola flowers</text:p>
      <text:p text:style-name="P4">Expand to the Horizon</text:p>
      <text:p text:style-name="P4">Under grand fluffs</text:p>
      <text:p text:style-name="P4">Of peaceful sky</text:p>
      <text:p text:style-name="P6"/>
      <text:p text:style-name="P4">The road rolls</text:p>
      <text:p text:style-name="P4">I glide on by</text:p>
      <text:p text:style-name="P6"/>
      <text:p text:style-name="P4">Welcome'n yellows below</text:p>
      <text:p text:style-name="P4">Friendly blues above</text:p>
      <text:p text:style-name="P4">Breach Infinities</text:p>
      <text:p text:style-name="P6"/>
      <text:p text:style-name="P4">Towards those impossibilities</text:p>
      <text:p text:style-name="P4">I go</text:p>
      <text:p text:style-name="P6"/>
      <text:p text:style-name="P4">Thru canyons of</text:p>
      <text:p text:style-name="P4">Utah Idaho</text:p>
      <text:p text:style-name="P4">Wyoming Montana</text:p>
      <text:p text:style-name="P4">Alberta</text:p>
      <text:p text:style-name="P6"/>
      <text:p text:style-name="P4">Each unique</text:p>
      <text:p text:style-name="P4">Each created by the</text:p>
      <text:p text:style-name="P4">Chaos &amp; consistence of Time</text:p>
      <text:p text:style-name="P6"/>
      <text:p text:style-name="P4">Open expanses of</text:p>
      <text:p text:style-name="P4">road dirt</text:p>
      <text:p text:style-name="P4">crop water</text:p>
      <text:p text:style-name="P4">sky</text:p>
      <text:p text:style-name="P6"/>
      <text:p text:style-name="P4">To foliage lush</text:p>
      <text:p text:style-name="P4">&amp; Vibrance of mountainside</text:p>
      <text:p text:style-name="P6"/>
      <text:p text:style-name="P4">End'n in crisp nights</text:p>
      <text:p text:style-name="P4">Aside my motorcycle machine</text:p>
      <text:p text:style-name="P4">.</text:p>
      <text:p text:style-name="P4">.</text:p>
      <text:p text:style-name="P4">.</text:p>
      <text:p text:style-name="P4">Amerith</text:p>
      <text:p text:style-name="P4">Our trophy German Shepherd</text:p>
      <text:p text:style-name="P4">Went rabid over a thicket</text:p>
      <text:p text:style-name="P4">At the foothills of the</text:p>
      <text:p text:style-name="P4">Wasatch Mountains</text:p>
      <text:p text:style-name="P6"/>
      <text:p text:style-name="P4">On the way back</text:p>
      <text:p text:style-name="P4">I decided to inspect the spot</text:p>
      <text:p text:style-name="P6"/>
      <text:p text:style-name="P4">What I first thought</text:p>
      <text:p text:style-name="P4">Were sticks too numerous</text:p>
      <text:p text:style-name="P4">To be bones</text:p>
      <text:p text:style-name="P6"/>
      <text:p text:style-name="P4">Were bones so numerous</text:p>
      <text:p text:style-name="P5"><text:s/><text:span text:style-name="T1">One would think</text:span></text:p>
      <text:p text:style-name="P4">They were sticks</text:p>
      <text:p text:style-name="P4">_</text:p>
      <text:p text:style-name="P6"/>
      <text:p text:style-name="P4">Evil</text:p>
      <text:p text:style-name="P4">This thicket</text:p>
      <text:p text:style-name="P4">Where the Mtn Lion hauled</text:p>
      <text:p text:style-name="P4">Its frightened meal</text:p>
      <text:p text:style-name="P6"/>
      <text:p text:style-name="P4">Criminal</text:p>
      <text:p text:style-name="P4">Its infantile prey</text:p>
      <text:p text:style-name="P4">Stolen in the deep of night</text:p>
      <text:p text:style-name="P6"/>
      <text:p text:style-name="P4">Devour'd</text:p>
      <text:p text:style-name="P4">In the comfort of this den</text:p>
      <text:p text:style-name="P4">.</text:p>
      <text:p text:style-name="P4">.</text:p>
      <text:p text:style-name="P4">.</text:p>
      <text:p text:style-name="P4">My newest addition</text:p>
      <text:p text:style-name="P4">To my harem of machines</text:p>
      <text:p text:style-name="P4">Is wait'n for me after work</text:p>
      <text:p text:style-name="P6"/>
      <text:p text:style-name="P4">I can't wait</text:p>
      <text:p text:style-name="P4">To peel off her box</text:p>
      <text:p text:style-name="P4">Plug in</text:p>
      <text:p text:style-name="P4">&amp; Press her special button</text:p>
      <text:p text:style-name="P6"/>
      <text:p text:style-name="P4">That is</text:p>
      <text:p text:style-name="P4">If I don't get distracted</text:p>
      <text:p text:style-name="P4">With her Double Dvi</text:p>
      <text:p text:style-name="P4">Eye-candy first</text:p>
      <text:p text:style-name="P6"/>
      <text:p text:style-name="P4">Either way</text:p>
      <text:p text:style-name="P4">She will be whir'n</text:p>
      <text:p text:style-name="P4">With the excitement</text:p>
      <text:p text:style-name="P4">Under a deep heat sink</text:p>
      <text:p text:style-name="P6"/>
      <text:p text:style-name="P4">Excitement</text:p>
      <text:p text:style-name="P4">No amount of 230 fans</text:p>
      <text:p text:style-name="P4">Could temper</text:p>
      <text:p text:style-name="P6"/>
      <text:p text:style-name="P4">Probably have to go down</text:p>
      <text:p text:style-name="P4">&amp; Liquid cool off</text:p>
      <text:p text:style-name="P4">That sensitive little processor</text:p>
      <text:p text:style-name="P6"/>
      <text:p text:style-name="P4">It's a give &amp; take relationship</text:p>
      <text:p text:style-name="P4">But it gets us thru</text:p>
      <text:p text:style-name="P4">.</text:p>
      <text:p text:style-name="P4">.</text:p>
      <text:p text:style-name="P4">.</text:p>
      <text:p text:style-name="P4">II</text:p>
      <text:p text:style-name="P4">I often find myself lost deep in pathless bramble</text:p>
      <text:p text:style-name="P4">On moonless nights up Slate Canyon</text:p>
      <text:p text:style-name="P6"/>
      <text:p text:style-name="P4">On returning</text:p>
      <text:p text:style-name="P4">Unsuccessfully I track my path home</text:p>
      <text:p text:style-name="P6"/>
      <text:p text:style-name="P4">Alone</text:p>
      <text:p text:style-name="P4">I look upon the unfamiliar mountainside</text:p>
      <text:p text:style-name="P6"/>
      <text:p text:style-name="P4">At the edge of a broad rock-slide</text:p>
      <text:p text:style-name="P4">Or on the boundary of a pitched rock-face</text:p>
      <text:p text:style-name="P6"/>
      <text:p text:style-name="P4">Though there is no moon</text:p>
      <text:p text:style-name="P4">I know there is no path</text:p>
      <text:p text:style-name="P6"/>
      <text:p text:style-name="P4">My lost predicament is neither the advance'n</text:p>
      <text:p text:style-name="P4">Nor the retreat'n of my journey</text:p>
      <text:p text:style-name="P6"/>
      <text:p text:style-name="P4">It lies in a void of retreat'n yet advance'n</text:p>
      <text:p text:style-name="P4">Independent of Time</text:p>
      <text:p text:style-name="P4">I react with the universe authentically</text:p>
      <text:p text:style-name="P6"/>
      <text:p text:style-name="P4">Untainted by the idea of answers</text:p>
      <text:p text:style-name="P4">Because there is no Future</text:p>
      <text:p text:style-name="P4">Without a past</text:p>
      <text:p text:style-name="P4">There was never a Question</text:p>
      <text:p text:style-name="P6"/>
      <text:p text:style-name="P4">A sort of somberness sets over me</text:p>
      <text:p text:style-name="P4">In this warped &amp; complicated condition</text:p>
      <text:p text:style-name="P6"/>
      <text:p text:style-name="P4">I felt that today</text:p>
      <text:p text:style-name="P4">When I was told a certain girl got married</text:p>
      <text:p text:style-name="P4">.</text:p>
      <text:p text:style-name="P4">.</text:p>
      <text:p text:style-name="P4">.</text:p>
      <text:p text:style-name="P5"><text:s/><text:span text:style-name="T1">III</text:span></text:p>
      <text:p text:style-name="P4">I worked fire into a blaze</text:p>
      <text:p text:style-name="P5"><text:s/><text:span text:style-name="T1">To keep from freeze'n</text:span></text:p>
      <text:p text:style-name="P4">Surrounded by the voices of</text:p>
      <text:p text:style-name="P6"/>
      <text:p text:style-name="P4">Cascades Falls</text:p>
      <text:p text:style-name="P4">Brooks Streams</text:p>
      <text:p text:style-name="P6"/>
      <text:p text:style-name="P4">These all associated</text:p>
      <text:p text:style-name="P4">With the hub that was</text:p>
      <text:p text:style-name="P6"/>
      <text:p text:style-name="P4">This remote glacial pond</text:p>
      <text:p text:style-name="P4">In The Bob Marshall Wilderness</text:p>
      <text:p text:style-name="P6"/>
      <text:p text:style-name="P4">The freeze of the moon</text:p>
      <text:p text:style-name="P4">Overpowered the flame's heart</text:p>
      <text:p text:style-name="P6"/>
      <text:p text:style-name="P4">Again &amp; Again</text:p>
      <text:p text:style-name="P4">The bonfire wrought to naught</text:p>
      <text:p text:style-name="P6"/>
      <text:p text:style-name="P4">Awaken'n me to</text:p>
      <text:p text:style-name="P4">Cold consciousness &amp; duty</text:p>
      <text:p text:style-name="P6"/>
      <text:p text:style-name="P4">In slumber'n prayer</text:p>
      <text:p text:style-name="P4">For a new day</text:p>
      <text:p text:style-name="P4">.</text:p>
      <text:p text:style-name="P4">.</text:p>
      <text:p text:style-name="P4"><text:soft-page-break/>.</text:p>
      <text:p text:style-name="P4">With blacks</text:p>
      <text:p text:style-name="P4">Rolling by</text:p>
      <text:p text:style-name="P4">Bouncing beats</text:p>
      <text:p text:style-name="P4">Staring all down</text:p>
      <text:p text:style-name="P6"/>
      <text:p text:style-name="P4">Listen up</text:p>
      <text:p text:style-name="P4">Here we are</text:p>
      <text:p text:style-name="P4">Whats go'n on</text:p>
      <text:p text:style-name="P6"/>
      <text:p text:style-name="P4">On the South Side</text:p>
      <text:p text:style-name="P4">This is the street</text:p>
      <text:p text:style-name="P4">Fk the police</text:p>
      <text:p text:style-name="P4">.</text:p>
      <text:p text:style-name="P4">.</text:p>
      <text:p text:style-name="P4">.</text:p>
      <text:p text:style-name="P4">The fathers</text:p>
      <text:p text:style-name="P4">Hunted &amp; Killed</text:p>
      <text:p text:style-name="P4">To accommodate residentials</text:p>
      <text:p text:style-name="P6"/>
      <text:p text:style-name="P4">Now their adolescent offspring</text:p>
      <text:p text:style-name="P4">Play aimless in the woods</text:p>
      <text:p text:style-name="P4">With naught example to follow</text:p>
      <text:p text:style-name="P6"/>
      <text:p text:style-name="P4">One play'd</text:p>
      <text:p text:style-name="P4">Grab'n at a moth</text:p>
      <text:p text:style-name="P4">To the effect</text:p>
      <text:p text:style-name="P4">He dance'd on a rock</text:p>
      <text:p text:style-name="P6"/>
      <text:p text:style-name="P4">An adolescent</text:p>
      <text:p text:style-name="P4">Took care of a youngling</text:p>
      <text:p text:style-name="P4">No mama there</text:p>
      <text:p text:style-name="P4">To protect nor guide</text:p>
      <text:p text:style-name="P6"/>
      <text:p text:style-name="P4">I have seen all three</text:p>
      <text:p text:style-name="P4">The mama bear</text:p>
      <text:p text:style-name="P4">The too-old-to-be-there bear</text:p>
      <text:p text:style-name="P4">&amp; The cub</text:p>
      <text:p text:style-name="P6"/>
      <text:p text:style-name="P4">In destroy'n the aggression</text:p>
      <text:p text:style-name="P4">That the sunrise be</text:p>
      <text:p text:style-name="P4">A new bond'n relation</text:p>
      <text:p text:style-name="P4">Between the master</text:p>
      <text:p text:style-name="P4">&amp; The mammal</text:p>
      <text:p text:style-name="P4">.</text:p>
      <text:p text:style-name="P4">.</text:p>
      <text:p text:style-name="P4">.</text:p>
      <text:p text:style-name="P4">First quarter archive'n</text:p>
      <text:p text:style-name="P6"/>
      <text:p text:style-name="P4">200,000+ ebooks</text:p>
      <text:p text:style-name="P4">24,000+ comics</text:p>
      <text:p text:style-name="P4">4,000+ episodes</text:p>
      <text:p text:style-name="P4">1,600+ movies</text:p>
      <text:p text:style-name="P4">1,000 audio books</text:p>
      <text:p text:style-name="P4">_</text:p>
      <text:p text:style-name="P6"/>
      <text:p text:style-name="P4">Now</text:p>
      <text:p text:style-name="P4">5.3 million unique files</text:p>
      <text:p text:style-name="P4">.</text:p>
      <text:p text:style-name="P4">.</text:p>
      <text:p text:style-name="P4">.</text:p>
      <text:p text:style-name="P4">Some people</text:p>
      <text:p text:style-name="P4">You just remember</text:p>
      <text:p text:style-name="P6"/>
      <text:p text:style-name="P4">4:20am on a Cancun bus</text:p>
      <text:p text:style-name="P4">With the magician in-transit</text:p>
      <text:p text:style-name="P4">To his house</text:p>
      <text:p text:style-name="P6"/>
      <text:p text:style-name="P4">I met some drunks</text:p>
      <text:p text:style-name="P6"/>
      <text:p text:style-name="P4">The next day</text:p>
      <text:p text:style-name="P4">Run'n around the city streets</text:p>
      <text:p text:style-name="P4">With La Chilanga</text:p>
      <text:p text:style-name="P6"/>
      <text:p text:style-name="P4">I hear 'Tejano!'</text:p>
      <text:p text:style-name="P4">It was that drunk guy</text:p>
      <text:p text:style-name="P4">From the bus</text:p>
      <text:p text:style-name="P6"/>
      <text:p text:style-name="P4">I remember him</text:p>
      <text:p text:style-name="P5"><text:s/><text:span text:style-name="T1">IV</text:span></text:p>
      <text:p text:style-name="P4">Old men narrate their day</text:p>
      <text:p text:style-name="P4">Now approaching thirty</text:p>
      <text:p text:style-name="P4">Have I lived all of my day?</text:p>
      <text:p text:style-name="P6"/>
      <text:p text:style-name="P4">I am not go'n</text:p>
      <text:p text:style-name="P4">To end my tale</text:p>
      <text:p text:style-name="P4">Live'n to survive comfortably</text:p>
      <text:p text:style-name="P4">Remember'n only</text:p>
      <text:p text:style-name="P6"/>
      <text:p text:style-name="P4">Too burdened &amp; Tied down</text:p>
      <text:p text:style-name="P4">To earn a single brag'n rite</text:p>
      <text:p text:style-name="P6"/>
      <text:p text:style-name="P4">Deeds all done</text:p>
      <text:p text:style-name="P4">Life's flame drained</text:p>
      <text:p text:style-name="P6"/>
      <text:p text:style-name="P4">Pressure'n the courage</text:p>
      <text:p text:style-name="P4">To pull the trigger</text:p>
      <text:p text:style-name="P6"/>
      <text:p text:style-name="P4">To end an odyssey</text:p>
      <text:p text:style-name="P4">Finished decades past</text:p>
      <text:p text:style-name="P6"/>
      <text:p text:style-name="P4">---</text:p>
      <text:p text:style-name="P6"/>
      <text:p text:style-name="P4">Rabbit the railcar rider</text:p>
      <text:p text:style-name="P4">White-haired</text:p>
      <text:p text:style-name="P4">Continue'n his tale till the end</text:p>
      <text:p text:style-name="P6"/>
      <text:p text:style-name="P4">His only companion a puppy</text:p>
      <text:p text:style-name="P4">&amp; An associate</text:p>
      <text:p text:style-name="P4">Just released from jail</text:p>
      <text:p text:style-name="P6"/>
      <text:p text:style-name="P4">This night having the luck</text:p>
      <text:p text:style-name="P4">for a stranger</text:p>
      <text:p text:style-name="P6"/>
      <text:p text:style-name="P4">To offer powwow</text:p>
      <text:p text:style-name="P4">In the back alleys</text:p>
      <text:p text:style-name="P4">On a Missoula night</text:p>
      <text:p text:style-name="P4">.</text:p>
      <text:p text:style-name="P4">.</text:p>
      <text:p text:style-name="P4">.</text:p>
      <text:p text:style-name="P4">It is hard to describe the fright</text:p>
      <text:p text:style-name="P4">At see'n the compass turn</text:p>
      <text:p text:style-name="P4">Round &amp; Round Erratically</text:p>
      <text:p text:style-name="P6"/>
      <text:p text:style-name="P4">Nights plagued with</text:p>
      <text:p text:style-name="P4">Cries, growls &amp; melodies</text:p>
      <text:p text:style-name="P6"/>
      <text:p text:style-name="P4">Nuts tossed down</text:p>
      <text:p text:style-name="P4">By large monkeys</text:p>
      <text:p text:style-name="P5"><text:s/><text:span text:style-name="T1">Perched in canopy</text:span></text:p>
      <text:p text:style-name="P6"/>
      <text:p text:style-name="P4">Despite this</text:p>
      <text:p text:style-name="P4">An evil place</text:p>
      <text:p text:style-name="P6"/>
      <text:p text:style-name="P4">Bent to swallow all life</text:p>
      <text:p text:style-name="P4">With life</text:p>
      <text:p text:style-name="P6"/>
      <text:p text:style-name="P4">The Jungle is the best place</text:p>
      <text:p text:style-name="P4">To travel barefoot</text:p>
      <text:p text:style-name="P4">.</text:p>
      <text:p text:style-name="P4">.</text:p>
      <text:p text:style-name="P4">.</text:p>
      <text:p text:style-name="P4">Christina only 16</text:p>
      <text:p text:style-name="P4">But big brothers</text:p>
      <text:p text:style-name="P4">Know best</text:p>
      <text:p text:style-name="P6"/>
      <text:p text:style-name="P4">A month in Jamaica</text:p>
      <text:p text:style-name="P4">Cures all ailments</text:p>
      <text:p text:style-name="P6"/>
      <text:p text:style-name="P4">We would wade to</text:p>
      <text:p text:style-name="P5"><text:s/><text:span text:style-name="T1">Monkey Island</text:span></text:p>
      <text:p text:style-name="P6"/>
      <text:p text:style-name="P4">Take in red wisps of sunset</text:p>
      <text:p text:style-name="P4">In ocean water</text:p>
      <text:p text:style-name="P4">Into a Coconut Bong</text:p>
      <text:p text:style-name="P6"/>
      <text:p text:style-name="P4">Roam'n on an island</text:p>
      <text:p text:style-name="P4">All to ourselves</text:p>
      <text:p text:style-name="P4">Among large lizards &amp; canopy</text:p>
      <text:p text:style-name="P6"/>
      <text:p text:style-name="P4">Jump'n off the 30ft cliff</text:p>
      <text:p text:style-name="P4">To waters</text:p>
      <text:p text:style-name="P4">Green, clear &amp; warm</text:p>
      <text:p text:style-name="P6"/>
      <text:p text:style-name="P4">We waded back at dusk</text:p>
      <text:p text:style-name="P4">Avoid'n the prick of</text:p>
      <text:p text:style-name="P5"><text:s/><text:span text:style-name="T1">Red Sea Urchins</text:span></text:p>
      <text:p text:style-name="P6"/>
      <text:p text:style-name="P4">_</text:p>
      <text:p text:style-name="P6"/>
      <text:p text:style-name="P4">I commented as we ate</text:p>
      <text:p text:style-name="P4">Fresh Jerk Fish</text:p>
      <text:p text:style-name="P4">' This is delicious</text:p>
      <text:p text:style-name="P4">' Cept for all the bones</text:p>
      <text:p text:style-name="P6"/>
      <text:p text:style-name="P4">Christina looks up</text:p>
      <text:p text:style-name="P4">Face smeared of fish</text:p>
      <text:p text:style-name="P4"><text:soft-page-break/>None left in the foil</text:p>
      <text:p text:style-name="P4">' There were bones?</text:p>
      <text:p text:style-name="P4">.</text:p>
      <text:p text:style-name="P4">.</text:p>
      <text:p text:style-name="P4">.</text:p>
      <text:p text:style-name="P4">South Texas Moon</text:p>
      <text:p text:style-name="P4">Bright for harvest</text:p>
      <text:p text:style-name="P6"/>
      <text:p text:style-name="P4">Above the schoolgrounds</text:p>
      <text:p text:style-name="P4">Sleep'n on cardboard</text:p>
      <text:p text:style-name="P6"/>
      <text:p text:style-name="P4">The pack of us</text:p>
      <text:p text:style-name="P4">No where else to go</text:p>
      <text:p text:style-name="P4">But right here</text:p>
      <text:p text:style-name="P6"/>
      <text:p text:style-name="P4">Swisher lick'd &amp; roll'd</text:p>
      <text:p text:style-name="P4">Pass'n the tight blunt</text:p>
      <text:p text:style-name="P4">Round that roof</text:p>
      <text:p text:style-name="P6"/>
      <text:p text:style-name="P4">' What you think Clay</text:p>
      <text:p text:style-name="P4">I look'd for counsel</text:p>
      <text:p text:style-name="P4">Have'n never hit</text:p>
      <text:p text:style-name="P6"/>
      <text:p text:style-name="P4">' Not a big deal</text:p>
      <text:p text:style-name="P4">' To do it or not</text:p>
      <text:p text:style-name="P4">He assured me</text:p>
      <text:p text:style-name="P6"/>
      <text:p text:style-name="P4">The smokey coal taste</text:p>
      <text:p text:style-name="P4">Hit me with immediate revulsion</text:p>
      <text:p text:style-name="P6"/>
      <text:p text:style-name="P4">There was no Cherry Taste</text:p>
      <text:p text:style-name="P4">There was no Scooby Doo</text:p>
      <text:p text:style-name="P4">.</text:p>
      <text:p text:style-name="P4">.</text:p>
      <text:p text:style-name="P4">.</text:p>
      <text:p text:style-name="P6"/>
      <text:p text:style-name="P5"><text:s/><text:span text:style-name="T1">V</text:span></text:p>
      <text:p text:style-name="P4">I approached a girl</text:p>
      <text:p text:style-name="P4">On the streets of Cancun</text:p>
      <text:p text:style-name="P6"/>
      <text:p text:style-name="P4">Her at a park</text:p>
      <text:p text:style-name="P4">7am with a cat</text:p>
      <text:p text:style-name="P6"/>
      <text:p text:style-name="P4">The cat perched</text:p>
      <text:p text:style-name="P4">On her backpack</text:p>
      <text:p text:style-name="P4">As she walk'd</text:p>
      <text:p text:style-name="P6"/>
      <text:p text:style-name="P4">She was part of</text:p>
      <text:p text:style-name="P4">La Banda</text:p>
      <text:p text:style-name="P6"/>
      <text:p text:style-name="P4">A transient gang in Mexico</text:p>
      <text:p text:style-name="P4">That perform &amp; sell</text:p>
      <text:p text:style-name="P4">To fund their travels</text:p>
      <text:p text:style-name="P6"/>
      <text:p text:style-name="P4">The day spent</text:p>
      <text:p text:style-name="P4">Run'n the streets</text:p>
      <text:p text:style-name="P4">Ship'n her clothes</text:p>
      <text:p text:style-name="P4">Home to Mexico City</text:p>
      <text:p text:style-name="P6"/>
      <text:p text:style-name="P4">We tested our character</text:p>
      <text:p text:style-name="P4">Find'n a kindred need</text:p>
      <text:p text:style-name="P4">To dodge cars &amp; roam freely</text:p>
      <text:p text:style-name="P6"/>
      <text:p text:style-name="P4">Everyone gave</text:p>
      <text:p text:style-name="P4">Their own peculiar look</text:p>
      <text:p text:style-name="P6"/>
      <text:p text:style-name="P4">First they thought</text:p>
      <text:p text:style-name="P4">This girl looks like trouble</text:p>
      <text:p text:style-name="P6"/>
      <text:p text:style-name="P4">The shaved side of her head</text:p>
      <text:p text:style-name="P4">Tattooed with leopard prints</text:p>
      <text:p text:style-name="P6"/>
      <text:p text:style-name="P4">Her arm bore</text:p>
      <text:p text:style-name="P4">The tattoo of the</text:p>
      <text:p text:style-name="P4">Closed Power Fist</text:p>
      <text:p text:style-name="P4">Annotated with</text:p>
      <text:p text:style-name="P4">' Libres</text:p>
      <text:p text:style-name="P6"/>
      <text:p text:style-name="P4">Shortest Shorts &amp; Boots</text:p>
      <text:p text:style-name="P4">A big ass black backpack</text:p>
      <text:p text:style-name="P4">Where the Mijares perched</text:p>
      <text:p text:style-name="P6"/>
      <text:p text:style-name="P4">Next they would think</text:p>
      <text:p text:style-name="P4">What business</text:p>
      <text:p text:style-name="P4">Would this gringo have</text:p>
      <text:p text:style-name="P4">With this street girl?</text:p>
      <text:p text:style-name="P6"/>
      <text:p text:style-name="P4">Looked like</text:p>
      <text:p text:style-name="P4">I was try'n to buy</text:p>
      <text:p text:style-name="P4">&amp; She was sell'n</text:p>
      <text:p text:style-name="P6"/>
      <text:p text:style-name="P4">People on the street</text:p>
      <text:p text:style-name="P4">Would yell things to us</text:p>
      <text:p text:style-name="P4">That I couldn't follow</text:p>
      <text:p text:style-name="P4">She would laugh amused</text:p>
      <text:p text:style-name="P6"/>
      <text:p text:style-name="P4">That was my first day</text:p>
      <text:p text:style-name="P4">Back in Mexico</text:p>
      <text:p text:style-name="P6"/>
      <text:p text:style-name="P4">I left in search</text:p>
      <text:p text:style-name="P4">Of the Lacandonian Jungle</text:p>
      <text:p text:style-name="P4">At 4:20 pm</text:p>
      <text:p text:style-name="P6"/>
      <text:p text:style-name="P4">She gave me an adios</text:p>
      <text:p text:style-name="P4">With a kiss on the cheek</text:p>
      <text:p text:style-name="P6"/>
      <text:p text:style-name="P4">When you live life raw</text:p>
      <text:p text:style-name="P4">It rewards you</text:p>
      <text:p text:style-name="P4">With people you need</text:p>
      <text:p text:style-name="P4">When you need them</text:p>
      <text:p text:style-name="P4">.</text:p>
      <text:p text:style-name="P4">.</text:p>
      <text:p text:style-name="P4">.</text:p>
      <text:p text:style-name="P4">People listen</text:p>
      <text:p text:style-name="P4">To the stories of my life</text:p>
      <text:p text:style-name="P6"/>
      <text:p text:style-name="P4">An adventurer</text:p>
      <text:p text:style-name="P4">A pirate</text:p>
      <text:p text:style-name="P6"/>
      <text:p text:style-name="P4">That is how I design</text:p>
      <text:p text:style-name="P4">The labor of my devotion</text:p>
      <text:p text:style-name="P6"/>
      <text:p text:style-name="P4">I am primal</text:p>
      <text:p text:style-name="P4">The nomadic breadth</text:p>
      <text:p text:style-name="P4">In me searches</text:p>
      <text:p text:style-name="P6"/>
      <text:p text:style-name="P4">Towards the open roam</text:p>
      <text:p text:style-name="P4">To the free forage</text:p>
      <text:p text:style-name="P6"/>
      <text:p text:style-name="P4">Done in its</text:p>
      <text:p text:style-name="P4">Own time &amp; pace</text:p>
      <text:p text:style-name="P6"/>
      <text:p text:style-name="P4">The wilderness offers us</text:p>
      <text:p text:style-name="P4">The answer to live harmoniously</text:p>
      <text:p text:style-name="P6"/>
      <text:p text:style-name="P4">Accept the reality of Anarchy</text:p>
      <text:p text:style-name="P6"/>
      <text:p text:style-name="P4">Fight for food</text:p>
      <text:p text:style-name="P4">Fight for life</text:p>
      <text:p text:style-name="P4">Fight for freedom</text:p>
      <text:p text:style-name="P6"/>
      <text:p text:style-name="P4">My motorcycle is a</text:p>
      <text:p text:style-name="P4">Pinnacle of engineering</text:p>
      <text:p text:style-name="P6"/>
      <text:p text:style-name="P4">My server is industrial-grade</text:p>
      <text:p text:style-name="P6"/>
      <text:p text:style-name="P4">My skills grow fast</text:p>
      <text:p text:style-name="P4">My body is fit</text:p>
      <text:p text:style-name="P6"/>
      <text:p text:style-name="P4">My unix systems</text:p>
      <text:p text:style-name="P4">Exchange information</text:p>
      <text:p text:style-name="P6"/>
      <text:p text:style-name="P4">Anonymous &amp; Insubstantial</text:p>
      <text:p text:style-name="P4">As a haunt'n spirit</text:p>
      <text:p text:style-name="P6"/>
      <text:p text:style-name="P4">That Anarchy be preserved</text:p>
      <text:p text:style-name="P5"><text:s/><text:span text:style-name="T1">In this systematic epoch</text:span></text:p>
      <text:p text:style-name="P6"/>
      <text:p text:style-name="P4">Where I go I am respected</text:p>
      <text:p text:style-name="P4">People listen</text:p>
      <text:p text:style-name="P4">To the stories of my life</text:p>
      <text:p text:style-name="P4">.</text:p>
      <text:p text:style-name="P4">.</text:p>
      <text:p text:style-name="P4">.</text:p>
      <text:p text:style-name="P6"/>
      <text:p text:style-name="P4">When the world is wrong</text:p>
      <text:p text:style-name="P4">She tells me why</text:p>
      <text:p text:style-name="P6"/>
      <text:p text:style-name="P4">If the path ahead</text:p>
      <text:p text:style-name="P4">Serves better as a bed</text:p>
      <text:p text:style-name="P4">Her breath births new resolve</text:p>
      <text:p text:style-name="P6"/>
      <text:p text:style-name="P4">Often creativity</text:p>
      <text:p text:style-name="P4">A lunatic's lie</text:p>
      <text:p text:style-name="P4">The haze of her presence</text:p>
      <text:p text:style-name="P4">Become the clouds</text:p>
      <text:p text:style-name="P4">From which I fly</text:p>
      <text:p text:style-name="P6"><text:soft-page-break/></text:p>
      <text:p text:style-name="P4">Frequently my words hack</text:p>
      <text:p text:style-name="P4">Distastefully at the page</text:p>
      <text:p text:style-name="P4">Her warm kiss lets me know</text:p>
      <text:p text:style-name="P4">She loves me anyway</text:p>
      <text:p text:style-name="P6"/>
      <text:p text:style-name="P4">Responsibility may keep us</text:p>
      <text:p text:style-name="P4">Apart for sometime</text:p>
      <text:p text:style-name="P4">But not forever</text:p>
      <text:p text:style-name="P4">She knows this with</text:p>
      <text:p text:style-name="P4">Silent understanding</text:p>
      <text:p text:style-name="P6"/>
      <text:p text:style-name="P4">She is secure our reunion</text:p>
      <text:p text:style-name="P4">Will be passionate</text:p>
      <text:p text:style-name="P4">Joyous always</text:p>
      <text:p text:style-name="P4">Our brief moments</text:p>
      <text:p text:style-name="P6"/>
      <text:p text:style-name="P4">Hand in hand</text:p>
      <text:p text:style-name="P4">Under open sky</text:p>
      <text:p text:style-name="P6"/>
      <text:p text:style-name="P4">The grass be forever green</text:p>
      <text:p text:style-name="P4">420</text:p>
      <text:p text:style-name="P4">.</text:p>
      <text:p text:style-name="P4">.</text:p>
      <text:p text:style-name="P4">.</text:p>
      <text:p text:style-name="P4">In the jungle you can</text:p>
      <text:p text:style-name="P4">Give yourself time</text:p>
      <text:p text:style-name="P4">Carry'n food</text:p>
      <text:p text:style-name="P6"/>
      <text:p text:style-name="P4">But you cannot move</text:p>
      <text:p text:style-name="P4">Without a machete</text:p>
      <text:p text:style-name="P6"/>
      <text:p text:style-name="P4">My compass spun erratically</text:p>
      <text:p text:style-name="P4">I grasped the GPS</text:p>
      <text:p text:style-name="P6"/>
      <text:p text:style-name="P4">Know'n if lost</text:p>
      <text:p text:style-name="P4">Would do in the done</text:p>
      <text:p text:style-name="P6"/>
      <text:p text:style-name="P4">Normally</text:p>
      <text:p text:style-name="P4">There is up</text:p>
      <text:p text:style-name="P4">There is down</text:p>
      <text:p text:style-name="P4">There is over</text:p>
      <text:p text:style-name="P4">There is under</text:p>
      <text:p text:style-name="P6"/>
      <text:p text:style-name="P4">In the jungle</text:p>
      <text:p text:style-name="P4">There is mostly only thru</text:p>
      <text:p text:style-name="P6"/>
      <text:p text:style-name="P4">Thru a medium of plants</text:p>
      <text:p text:style-name="P4">By machete</text:p>
      <text:p text:style-name="P6"/>
      <text:p text:style-name="P4">Plant life so thick</text:p>
      <text:p text:style-name="P4">I would be suspended 2ft</text:p>
      <text:p text:style-name="P4">With 2 packs</text:p>
      <text:p text:style-name="P4">Weighing a total of 60lbs</text:p>
      <text:p text:style-name="P6"/>
      <text:p text:style-name="P4">There is no</text:p>
      <text:p text:style-name="P4">Watch'n for snakes</text:p>
      <text:p text:style-name="P6"/>
      <text:p text:style-name="P4">Only plunge'n body first</text:p>
      <text:p text:style-name="P4">Into an expanse of sharp ferns</text:p>
      <text:p text:style-name="P4">Tunnel'n thru webs of vines</text:p>
      <text:p text:style-name="P4">Wade'n swamps waist high</text:p>
      <text:p text:style-name="P4">That suck downwards</text:p>
      <text:p text:style-name="P4">Towards the darkness of the mud</text:p>
      <text:p text:style-name="P6"/>
      <text:p text:style-name="P4">Navigate'n lands</text:p>
      <text:p text:style-name="P4">Of invasive creeks</text:p>
      <text:p text:style-name="P4">That made landmark'n impossible</text:p>
      <text:p text:style-name="P6"/>
      <text:p text:style-name="P4">There is no sanity</text:p>
      <text:p text:style-name="P6"/>
      <text:p text:style-name="P4">Turn'n right</text:p>
      <text:p text:style-name="P4">The GPS shows</text:p>
      <text:p text:style-name="P4">A leftward course</text:p>
      <text:p text:style-name="P6"/>
      <text:p text:style-name="P4">Travel'n straight</text:p>
      <text:p text:style-name="P4">Towards a short fixed-distance ahead</text:p>
      <text:p text:style-name="P4">The GPS revealed</text:p>
      <text:p text:style-name="P4">The path a tight circle</text:p>
      <text:p text:style-name="P6"/>
      <text:p text:style-name="P4">For a short time I tasted</text:p>
      <text:p text:style-name="P4">What it was</text:p>
      <text:p text:style-name="P4">To be the most bad-ass person</text:p>
      <text:p text:style-name="P4">I ever met</text:p>
      <text:p text:style-name="P6"/>
      <text:p text:style-name="P4">But now</text:p>
      <text:p text:style-name="P4">Several weeks later</text:p>
      <text:p text:style-name="P4">I have only one taste linger'n</text:p>
      <text:p text:style-name="P4">The tang of defeat</text:p>
      <text:p text:style-name="P4">.</text:p>
      <text:p text:style-name="P4">.</text:p>
      <text:p text:style-name="P4">.</text:p>
      <text:p text:style-name="P5"><text:s/><text:span text:style-name="T1">VII</text:span></text:p>
      <text:p text:style-name="P4">I swear with exhausted soul</text:p>
      <text:p text:style-name="P4">I will only go</text:p>
      <text:p text:style-name="P4">To the first bushes</text:p>
      <text:p text:style-name="P6"/>
      <text:p text:style-name="P4">Just to kiss Mary</text:p>
      <text:p text:style-name="P4">Then head back to archive</text:p>
      <text:p text:style-name="P6"/>
      <text:p text:style-name="P4">After the joint is rolled</text:p>
      <text:p text:style-name="P4">I open the door</text:p>
      <text:p text:style-name="P6"/>
      <text:p text:style-name="P4">Amerith perks up expectantly</text:p>
      <text:p text:style-name="P4">From the other side</text:p>
      <text:p text:style-name="P6"/>
      <text:p text:style-name="P4">He came to answer</text:p>
      <text:p text:style-name="P4">Mary's smell</text:p>
      <text:p text:style-name="P6"/>
      <text:p text:style-name="P4">No creature</text:p>
      <text:p text:style-name="P4">Can smile like dogs</text:p>
      <text:p text:style-name="P6"/>
      <text:p text:style-name="P4">He knows</text:p>
      <text:p text:style-name="P4">Tonight will be epic</text:p>
      <text:p text:style-name="P6"/>
      <text:p text:style-name="P4">His misunderstand'n</text:p>
      <text:p text:style-name="P4">His fault</text:p>
      <text:p text:style-name="P6"/>
      <text:p text:style-name="P4">After the joint is smoked</text:p>
      <text:p text:style-name="P4">I find myself discover'n</text:p>
      <text:p text:style-name="P6"/>
      <text:p text:style-name="P4">A new trail</text:p>
      <text:p text:style-name="P4">A better trail</text:p>
      <text:p text:style-name="P6"/>
      <text:p text:style-name="P4">One year by 5mi of mountain</text:p>
      <text:p text:style-name="P4">&amp; I have something new</text:p>
      <text:p text:style-name="P4">To discover each weekend</text:p>
      <text:p text:style-name="P6"/>
      <text:p text:style-name="P4">The frosted thickets</text:p>
      <text:p text:style-name="P4">Pink in the moonlight</text:p>
      <text:p text:style-name="P4">Like frozen strawberry milk</text:p>
      <text:p text:style-name="P6"/>
      <text:p text:style-name="P4">But this place is not sweet</text:p>
      <text:p text:style-name="P4">Do not reveal yourself</text:p>
      <text:p text:style-name="P6"/>
      <text:p text:style-name="P4">The woods are never empty</text:p>
      <text:p text:style-name="P4">Do not disturb the deer</text:p>
      <text:p text:style-name="P4">Do not attract the lion</text:p>
      <text:p text:style-name="P4">.</text:p>
      <text:p text:style-name="P4">.</text:p>
      <text:p text:style-name="P4">.</text:p>
      <text:p text:style-name="P4">Karma hits like a bitch</text:p>
      <text:p text:style-name="P4">From behind with a brick</text:p>
      <text:p text:style-name="P6"/>
      <text:p text:style-name="P4">You just got to take it</text:p>
      <text:p text:style-name="P4">Cause that's how women work</text:p>
      <text:p text:style-name="P4">.</text:p>
      <text:p text:style-name="P4">.</text:p>
      <text:p text:style-name="P4">.</text:p>
      <text:p text:style-name="P4">A few months ago</text:p>
      <text:p text:style-name="P4">I was kicked out of the jungle</text:p>
      <text:p text:style-name="P4">By a tribesman with a machete</text:p>
      <text:p text:style-name="P4">&amp; Another with a rifle</text:p>
      <text:p text:style-name="P6"/>
      <text:p text:style-name="P4">Can I keep risk'n life</text:p>
      <text:p text:style-name="P4">In the pursuit of adventure?</text:p>
      <text:p text:style-name="P4">Or do I settle hustle'n</text:p>
      <text:p text:style-name="P4">In one place?</text:p>
      <text:p text:style-name="P6"/>
      <text:p text:style-name="P4">Get fat while the get'n is good</text:p>
      <text:p text:style-name="P4">I guess</text:p>
      <text:p text:style-name="P6"/>
      <text:p text:style-name="P4">God knows</text:p>
      <text:p text:style-name="P4">Adventure'n only feeds you enough</text:p>
      <text:p text:style-name="P4">To keep on go'n</text:p>
      <text:p text:style-name="P4">.</text:p>
      <text:p text:style-name="P4">.</text:p>
      <text:p text:style-name="P4">.</text:p>
      <text:p text:style-name="P5"><text:s/><text:span text:style-name="T1">My weapons are of</text:span></text:p>
      <text:p text:style-name="P4">The Elite Grade</text:p>
      <text:p text:style-name="P6"/>
      <text:p text:style-name="P4">This machete built</text:p>
      <text:p text:style-name="P4">Like a cleaver</text:p>
      <text:p text:style-name="P6"/>
      <text:p text:style-name="P4">Distinctly indigenous in structure</text:p>
      <text:p text:style-name="P4">The heft of it</text:p>
      <text:p text:style-name="P4"><text:soft-page-break/>Would serve a butcher</text:p>
      <text:p text:style-name="P6"/>
      <text:p text:style-name="P4">Out in the Jungle</text:p>
      <text:p text:style-name="P4">That blade served me well</text:p>
      <text:p text:style-name="P6"/>
      <text:p text:style-name="P4">Burst'n into the open</text:p>
      <text:p text:style-name="P4">No longer lost &amp; look'n back</text:p>
      <text:p text:style-name="P6"/>
      <text:p text:style-name="P4">Into that deep cylinder</text:p>
      <text:p text:style-name="P4">2ft above the ground</text:p>
      <text:p text:style-name="P6"/>
      <text:p text:style-name="P4">Carved by the machete</text:p>
      <text:p text:style-name="P4">My exodus like a drill</text:p>
      <text:p text:style-name="P6"/>
      <text:p text:style-name="P5"><text:s/><text:span text:style-name="T1">Envy would grip</text:span></text:p>
      <text:p text:style-name="P4">The tribesmen</text:p>
      <text:p text:style-name="P6"/>
      <text:p text:style-name="P4">When they tested</text:p>
      <text:p text:style-name="P4">Its decisive cuts</text:p>
      <text:p text:style-name="P4">.</text:p>
      <text:p text:style-name="P4">.</text:p>
      <text:p text:style-name="P4">.</text:p>
      <text:p text:style-name="P4">Most memories are</text:p>
      <text:p text:style-name="P4">Of dramatic excitements</text:p>
      <text:p text:style-name="P6"/>
      <text:p text:style-name="P4">But now in my age</text:p>
      <text:p text:style-name="P4">I wish to cherish</text:p>
      <text:p text:style-name="P6"/>
      <text:p text:style-name="P4">The savor of new mountainsides</text:p>
      <text:p text:style-name="P4">Or the small trickles</text:p>
      <text:p text:style-name="P4">Of pure springs</text:p>
      <text:p text:style-name="P6"/>
      <text:p text:style-name="P4">Mother Nature's beauty</text:p>
      <text:p text:style-name="P4">Is too emense to describe</text:p>
      <text:p text:style-name="P4">I can only take away impressions</text:p>
      <text:p text:style-name="P4">.</text:p>
      <text:p text:style-name="P4">.</text:p>
      <text:p text:style-name="P4">.</text:p>
      <text:p text:style-name="P4">Green Bull</text:p>
      <text:p text:style-name="P6"/>
      <text:p text:style-name="P4">The shadow of</text:p>
      <text:p text:style-name="P4">Relentlessness</text:p>
      <text:p text:style-name="P6"/>
      <text:p text:style-name="P4">-</text:p>
      <text:p text:style-name="P6"/>
      <text:p text:style-name="P4">This Friday</text:p>
      <text:p text:style-name="P4">As many past</text:p>
      <text:p text:style-name="P6"/>
      <text:p text:style-name="P4">Up since morn</text:p>
      <text:p text:style-name="P4">Work the day</text:p>
      <text:p text:style-name="P4">Home to tinker</text:p>
      <text:p text:style-name="P6"/>
      <text:p text:style-name="P4">Blazed Up &amp; Coffee brew'd</text:p>
      <text:p text:style-name="P6"/>
      <text:p text:style-name="P4">See'n the next sun</text:p>
      <text:p text:style-name="P4">Till it well risen</text:p>
      <text:p text:style-name="P4">.</text:p>
      <text:p text:style-name="P4">.</text:p>
      <text:p text:style-name="P4">.</text:p>
      <text:p text:style-name="P5"><text:s/><text:span text:style-name="T1">VIII</text:span></text:p>
      <text:p text:style-name="P4">Those who have</text:p>
      <text:p text:style-name="P4">fame &amp; honors</text:p>
      <text:p text:style-name="P4">poser ass muthrfkrs</text:p>
      <text:p text:style-name="P6"/>
      <text:p text:style-name="P4">Here</text:p>
      <text:p text:style-name="P4">How I am</text:p>
      <text:p text:style-name="P4">The way I live</text:p>
      <text:p text:style-name="P6"/>
      <text:p text:style-name="P4">This is the</text:p>
      <text:p text:style-name="P4">Pinnacle of humanity</text:p>
      <text:p text:style-name="P6"/>
      <text:p text:style-name="P4">No respect</text:p>
      <text:p text:style-name="P4">Nor admiration</text:p>
      <text:p text:style-name="P6"/>
      <text:p text:style-name="P4">Pure from fame</text:p>
      <text:p text:style-name="P4">Still got game</text:p>
      <text:p text:style-name="P6"/>
      <text:p text:style-name="P5"><text:s/><text:span text:style-name="T1">I forge a legend</text:span></text:p>
      <text:p text:style-name="P4">In spontaeous bursts</text:p>
      <text:p text:style-name="P6"/>
      <text:p text:style-name="P4">This life</text:p>
      <text:p text:style-name="P4">Is not a choice</text:p>
      <text:p text:style-name="P4">Only a reaction</text:p>
      <text:p text:style-name="P6"/>
      <text:p text:style-name="P4">A catalyst towards combustion</text:p>
      <text:p text:style-name="P4">When paired to most environments</text:p>
      <text:p text:style-name="P6"/>
      <text:p text:style-name="P4">All torques violently</text:p>
      <text:p text:style-name="P4">Where it receives me</text:p>
      <text:p text:style-name="P6"/>
      <text:p text:style-name="P4">Since no one else</text:p>
      <text:p text:style-name="P5"><text:s/><text:span text:style-name="T1">Is go'n to write my Legend</text:span></text:p>
      <text:p text:style-name="P4">You get this autobiography</text:p>
      <text:p text:style-name="P4">.</text:p>
      <text:p text:style-name="P4">.</text:p>
      <text:p text:style-name="P4">.</text:p>
      <text:p text:style-name="P4">In day-to-day conversation</text:p>
      <text:p text:style-name="P4">This past year</text:p>
      <text:p text:style-name="P4">People commented</text:p>
      <text:p text:style-name="P6"/>
      <text:p text:style-name="P4">' You don't stink</text:p>
      <text:p text:style-name="P4">' I thought you would stink</text:p>
      <text:p text:style-name="P6"/>
      <text:p text:style-name="P4">Yeah life got rough</text:p>
      <text:p text:style-name="P4">I been at the bottom</text:p>
      <text:p text:style-name="P6"/>
      <text:p text:style-name="P4">Still</text:p>
      <text:p text:style-name="P4">The top is always up</text:p>
      <text:p text:style-name="P6"/>
      <text:p text:style-name="P4">2015</text:p>
      <text:p text:style-name="P4">Sup</text:p>
      <text:p text:style-name="P4">.</text:p>
      <text:p text:style-name="P4">.</text:p>
      <text:p text:style-name="P4">.</text:p>
      <text:p text:style-name="P4">Now I face a dark stage</text:p>
      <text:p text:style-name="P4">I am nervous about my</text:p>
      <text:p text:style-name="P5"><text:s/><text:span text:style-name="T1">Journey to the jungle</text:span></text:p>
      <text:p text:style-name="P6"/>
      <text:p text:style-name="P4">Streets weren't safe</text:p>
      <text:p text:style-name="P4">Preach'n wasn't safe</text:p>
      <text:p text:style-name="P4">Trail wasn't safe</text:p>
      <text:p text:style-name="P4">Road wasn't safe</text:p>
      <text:p text:style-name="P4">Ride'n isn't safe</text:p>
      <text:p text:style-name="P6"/>
      <text:p text:style-name="P4">Technically</text:p>
      <text:p text:style-name="P4">If I find a suitable water source</text:p>
      <text:p text:style-name="P4">I should be able to survive</text:p>
      <text:p text:style-name="P6"/>
      <text:p text:style-name="P4">Technically</text:p>
      <text:p text:style-name="P4">.</text:p>
      <text:p text:style-name="P4">.</text:p>
      <text:p text:style-name="P4">.</text:p>
      <text:p text:style-name="P4">Word to my kind</text:p>
      <text:p text:style-name="P4">Who died</text:p>
      <text:p text:style-name="P6"/>
      <text:p text:style-name="P4">Happy High &amp; Drowned</text:p>
      <text:p text:style-name="P4">In that lake in Maine</text:p>
      <text:p text:style-name="P6"/>
      <text:p text:style-name="P4">Leave'n 420</text:p>
      <text:p text:style-name="P4">As your last written words</text:p>
      <text:p text:style-name="P6"/>
      <text:p text:style-name="P4">Leave'n this life</text:p>
      <text:p text:style-name="P4">In Cold's shock</text:p>
      <text:p text:style-name="P6"/>
      <text:p text:style-name="P4">Glad you went a peaceful way</text:p>
      <text:p text:style-name="P4">Tho your company</text:p>
      <text:p text:style-name="P4">Would be appreciated today</text:p>
      <text:p text:style-name="P4">.</text:p>
      <text:p text:style-name="P4">.</text:p>
      <text:p text:style-name="P4">.</text:p>
      <text:p text:style-name="P5"><text:s/><text:span text:style-name="T1">IX</text:span></text:p>
      <text:p text:style-name="P4">One memory I hold special</text:p>
      <text:p text:style-name="P4">Of all the 2400 hours uptime</text:p>
      <text:p text:style-name="P6"/>
      <text:p text:style-name="P4">Online in the</text:p>
      <text:p text:style-name="P4">World of Warcraft</text:p>
      <text:p text:style-name="P4">At the Timeless Isle</text:p>
      <text:p text:style-name="P6"/>
      <text:p text:style-name="P4">We put our self to the work</text:p>
      <text:p text:style-name="P4">Of cleanse'n those</text:p>
      <text:p text:style-name="P4">Of the faction</text:p>
      <text:p text:style-name="P6"/>
      <text:p text:style-name="P4">Twix bears the symbol</text:p>
      <text:p text:style-name="P4">Of our blood-fued</text:p>
      <text:p text:style-name="P4">The Horde</text:p>
      <text:p text:style-name="P6"/>
      <text:p text:style-name="P4">Fifteen cyber knights</text:p>
      <text:p text:style-name="P4">Of The Horde</text:p>
      <text:p text:style-name="P6"/>
      <text:p text:style-name="P4">Gathered atop</text:p>
      <text:p text:style-name="P4">To stop our crusade of kill'n</text:p>
      <text:p text:style-name="P6"/>
      <text:p text:style-name="P4">Us</text:p>
      <text:p text:style-name="P4">Three amigos</text:p>
      <text:p text:style-name="P6"/>
      <text:p text:style-name="P4">Charged head upon them</text:p>
      <text:p text:style-name="P4">On that hilltop</text:p>
      <text:p text:style-name="P6"><text:soft-page-break/></text:p>
      <text:p text:style-name="P4">After much brave fight'n</text:p>
      <text:p text:style-name="P4">&amp; Death to The Horde</text:p>
      <text:p text:style-name="P6"/>
      <text:p text:style-name="P4">We charged on thru to</text:p>
      <text:p text:style-name="P4">Get The Fuck Out</text:p>
      <text:p text:style-name="P6"/>
      <text:p text:style-name="P4">Khlamidia</text:p>
      <text:p text:style-name="P4">The guardian-angel Night Elf</text:p>
      <text:p text:style-name="P6"/>
      <text:p text:style-name="P4">Fearwolf</text:p>
      <text:p text:style-name="P4">The Worgan warrior</text:p>
      <text:p text:style-name="P6"/>
      <text:p text:style-name="P4">BarnabyJones</text:p>
      <text:p text:style-name="P4">The Warlock</text:p>
      <text:p text:style-name="P6"/>
      <text:p text:style-name="P4">We all got out</text:p>
      <text:p text:style-name="P4">Of that fight alive</text:p>
      <text:p text:style-name="P6"/>
      <text:p text:style-name="P4">Cept for Fearwolf</text:p>
      <text:p text:style-name="P4">Respect to that fallen homie</text:p>
      <text:p text:style-name="P4">.</text:p>
      <text:p text:style-name="P4">.</text:p>
      <text:p text:style-name="P4">.</text:p>
      <text:p text:style-name="P4">When surrounded you hear</text:p>
      <text:p text:style-name="P4">' Put your hands</text:p>
      <text:p text:style-name="P4">' Behind your head</text:p>
      <text:p text:style-name="P4">' We got 17 counts on you</text:p>
      <text:p text:style-name="P6"/>
      <text:p text:style-name="P4">You can then</text:p>
      <text:p text:style-name="P4">Understand the life</text:p>
      <text:p text:style-name="P4">&amp; What it is like</text:p>
      <text:p text:style-name="P4">To be Me</text:p>
      <text:p text:style-name="P4">.</text:p>
      <text:p text:style-name="P4">.</text:p>
      <text:p text:style-name="P4">.</text:p>
      <text:p text:style-name="P4">My favorite times</text:p>
      <text:p text:style-name="P4">To do wheelies</text:p>
      <text:p text:style-name="P4">Are when Christina</text:p>
      <text:p text:style-name="P4">Is weigh'n down the back</text:p>
      <text:p text:style-name="P6"/>
      <text:p text:style-name="P4">Once next to a family</text:p>
      <text:p text:style-name="P4">The light hit green</text:p>
      <text:p text:style-name="P4">The eyes of the family</text:p>
      <text:p text:style-name="P4">Plastered onto the minivan windows</text:p>
      <text:p text:style-name="P6"/>
      <text:p text:style-name="P4">As they saw us leap</text:p>
      <text:p text:style-name="P4">Upon the back tire</text:p>
      <text:p text:style-name="P6"/>
      <text:p text:style-name="P4">Take'n off</text:p>
      <text:p text:style-name="P4">Turn'n left</text:p>
      <text:p text:style-name="P6"/>
      <text:p text:style-name="P4">Thru the intersection</text:p>
      <text:p text:style-name="P4">On one wheel</text:p>
      <text:p text:style-name="P4">The whole way</text:p>
      <text:p text:style-name="P4">.</text:p>
      <text:p text:style-name="P4">.</text:p>
      <text:p text:style-name="P4">.</text:p>
      <text:p text:style-name="P4">Aun in Mexico City</text:p>
      <text:p text:style-name="P4">Thousand miles</text:p>
      <text:p text:style-name="P4">From the jungle</text:p>
      <text:p text:style-name="P6"/>
      <text:p text:style-name="P4">People knew</text:p>
      <text:p text:style-name="P4">From the deep lashes</text:p>
      <text:p text:style-name="P4">Upon my arms &amp; legs</text:p>
      <text:p text:style-name="P4">I'd been lost in the jungle</text:p>
      <text:p text:style-name="P4">.</text:p>
      <text:p text:style-name="P4">.</text:p>
      <text:p text:style-name="P4">.</text:p>
      <text:p text:style-name="P4">Christina advised</text:p>
      <text:p text:style-name="P4">' Don't hit too hard</text:p>
      <text:p text:style-name="P6"/>
      <text:p text:style-name="P4">' I smoke Chronic</text:p>
      <text:p text:style-name="P4">I shout'd cautiousless</text:p>
      <text:p text:style-name="P6"/>
      <text:p text:style-name="P4">Think'n this only</text:p>
      <text:p text:style-name="P4">Pseudo-marijuana</text:p>
      <text:p text:style-name="P6"/>
      <text:p text:style-name="P4">But Ryan &amp; Christina</text:p>
      <text:p text:style-name="P4">Snuck in</text:p>
      <text:p text:style-name="P4">Salvia-Times-Sixty</text:p>
      <text:p text:style-name="P4">_</text:p>
      <text:p text:style-name="P6"/>
      <text:p text:style-name="P4">Black</text:p>
      <text:p text:style-name="P4">Point of Light</text:p>
      <text:p text:style-name="P4">Point of Dimension</text:p>
      <text:p text:style-name="P4">Point of Area</text:p>
      <text:p text:style-name="P4">Point of Corporal</text:p>
      <text:p text:style-name="P4">Point of Position</text:p>
      <text:p text:style-name="P4">Point of Global</text:p>
      <text:p text:style-name="P4">Point of Relations</text:p>
      <text:p text:style-name="P4">_</text:p>
      <text:p text:style-name="P6"/>
      <text:p text:style-name="P4">Down the rabbit hole</text:p>
      <text:p text:style-name="P4">I fell thru reality</text:p>
      <text:p text:style-name="P6"/>
      <text:p text:style-name="P4">Until I came back up</text:p>
      <text:p text:style-name="P4">Out the other side</text:p>
      <text:p text:style-name="P6"/>
      <text:p text:style-name="P4">Remembrance since reboot</text:p>
      <text:p text:style-name="P6"/>
      <text:p text:style-name="P4">I'd say</text:p>
      <text:p text:style-name="P4">Life is much</text:p>
      <text:p text:style-name="P4">Like a unix computer</text:p>
      <text:p text:style-name="P4">.</text:p>
      <text:p text:style-name="P4">.</text:p>
      <text:p text:style-name="P4">.</text:p>
      <text:p text:style-name="P4">Faith</text:p>
      <text:p text:style-name="P6"/>
      <text:p text:style-name="P4">Not something taught</text:p>
      <text:p text:style-name="P4">Not something given</text:p>
      <text:p text:style-name="P6"/>
      <text:p text:style-name="P4">Found only</text:p>
      <text:p text:style-name="P4">After long darkened toil</text:p>
      <text:p text:style-name="P6"/>
      <text:p text:style-name="P4">Faith</text:p>
      <text:p text:style-name="P4">Not to Flip Flop</text:p>
      <text:p text:style-name="P6"/>
      <text:p text:style-name="P4">Faith</text:p>
      <text:p text:style-name="P4">To trust a way</text:p>
      <text:p text:style-name="P4">Around the impassible river</text:p>
      <text:p text:style-name="P6"/>
      <text:p text:style-name="P4">Faith</text:p>
      <text:p text:style-name="P4">To cross 100mi wilderness</text:p>
      <text:p text:style-name="P4">Sick &amp; Crawl'n</text:p>
      <text:p text:style-name="P6"/>
      <text:p text:style-name="P4">Faith</text:p>
      <text:p text:style-name="P4">The march forward</text:p>
      <text:p text:style-name="P4">Dispite all external proofs</text:p>
      <text:p text:style-name="P4">To the contrary</text:p>
      <text:p text:style-name="P6"/>
      <text:p text:style-name="P4">Faith</text:p>
      <text:p text:style-name="P4">Isn't a knowledge</text:p>
      <text:p text:style-name="P4">Of things not seen</text:p>
      <text:p text:style-name="P4">That is nonsensical dogma</text:p>
      <text:p text:style-name="P6"/>
      <text:p text:style-name="P4">Faith</text:p>
      <text:p text:style-name="P4">Is an All-In</text:p>
      <text:p text:style-name="P6"/>
      <text:p text:style-name="P4">Faith</text:p>
      <text:p text:style-name="P4">Know'n the future should fail</text:p>
      <text:p text:style-name="P4">Tho continue'n anyway</text:p>
      <text:p text:style-name="P6"/>
      <text:p text:style-name="P4">Faith</text:p>
      <text:p text:style-name="P4">Understand'n</text:p>
      <text:p text:style-name="P4">This the only way</text:p>
      <text:p text:style-name="P4">.</text:p>
      <text:p text:style-name="P4">.</text:p>
      <text:p text:style-name="P4">.</text:p>
      <text:p text:style-name="P4">X</text:p>
      <text:p text:style-name="P4">The earth my mattress</text:p>
      <text:p text:style-name="P4">The heavens my ceiling</text:p>
      <text:p text:style-name="P4">The moon my light</text:p>
      <text:p text:style-name="P6"/>
      <text:p text:style-name="P4">My boot</text:p>
      <text:p text:style-name="P4">The pillow upon which</text:p>
      <text:p text:style-name="P4">I rest my weary head</text:p>
      <text:p text:style-name="P6"/>
      <text:p text:style-name="P4">A peaceful mind</text:p>
      <text:p text:style-name="P4">With a simple life</text:p>
      <text:p text:style-name="P6"/>
      <text:p text:style-name="P4">Go'n where I care to go</text:p>
      <text:p text:style-name="P4">Stop'n where I care to stop</text:p>
      <text:p text:style-name="P6"/>
      <text:p text:style-name="P4">My only relationship</text:p>
      <text:p text:style-name="P4">With the sky &amp; her dramatics</text:p>
      <text:p text:style-name="P6"/>
      <text:p text:style-name="P4">The large expanse</text:p>
      <text:p text:style-name="P4">Cares not for my issues</text:p>
      <text:p text:style-name="P6"/>
      <text:p text:style-name="P4">Why should I care for hers?</text:p>
      <text:p text:style-name="P6"/>
      <text:p text:style-name="P4">But as she becomes</text:p>
      <text:p text:style-name="P4">Burdened with troubles</text:p>
      <text:p text:style-name="P4">So do I</text:p>
      <text:p text:style-name="P6"/>
      <text:p text:style-name="P4">Unable to counsel</text:p>
      <text:p text:style-name="P4"><text:soft-page-break/>Only Listen &amp; Feel</text:p>
      <text:p text:style-name="P6"/>
      <text:p text:style-name="P4">I suffer her tears</text:p>
      <text:p text:style-name="P4">I endure to her cry</text:p>
      <text:p text:style-name="P4">.</text:p>
      <text:p text:style-name="P4">.</text:p>
      <text:p text:style-name="P4">.</text:p>
      <text:p text:style-name="P4">If Life is hell</text:p>
      <text:p text:style-name="P4">But Hell is worse</text:p>
      <text:p text:style-name="P6"/>
      <text:p text:style-name="P4">Then why do you</text:p>
      <text:p text:style-name="P4">Now feel so terse?</text:p>
      <text:p text:style-name="P4">.</text:p>
      <text:p text:style-name="P4">.</text:p>
      <text:p text:style-name="P4">.</text:p>
      <text:p text:style-name="P4">An email to you my favorite</text:p>
      <text:p text:style-name="P4">Deviant Art Artist</text:p>
      <text:p text:style-name="P6"/>
      <text:p text:style-name="P4">nicktheartisticfreak</text:p>
      <text:p text:style-name="P6"/>
      <text:p text:style-name="P4">I am very happy that you would depict my prose</text:p>
      <text:p text:style-name="P4">I have changed the project from pedrk.com</text:p>
      <text:p text:style-name="P6"/>
      <text:p text:style-name="P4">My present life would suit best</text:p>
      <text:p text:style-name="P4">To be memorialized</text:p>
      <text:p text:style-name="P6"/>
      <text:p text:style-name="P4">Tho I have done great deeds</text:p>
      <text:p text:style-name="P4">Of some</text:p>
      <text:p text:style-name="P4">Stories told &amp; songs writ</text:p>
      <text:p text:style-name="P4">[ autobiographical of course ]</text:p>
      <text:p text:style-name="P6"/>
      <text:p text:style-name="P4">I can deny not</text:p>
      <text:p text:style-name="P4">My present life</text:p>
      <text:p text:style-name="P6"/>
      <text:p text:style-name="P4">Suits me best</text:p>
      <text:p text:style-name="P4">To Boast &amp; Brag</text:p>
      <text:p text:style-name="P6"/>
      <text:p text:style-name="P4">Enter the master bedroom</text:p>
      <text:p text:style-name="P4">In my redneck cousin's house</text:p>
      <text:p text:style-name="P6"/>
      <text:p text:style-name="P4">You take in my</text:p>
      <text:p text:style-name="P4">7ft steel unix server</text:p>
      <text:p text:style-name="P6"/>
      <text:p text:style-name="P4">Modular &amp; variant</text:p>
      <text:p text:style-name="P4">Are the levels</text:p>
      <text:p text:style-name="P6"/>
      <text:p text:style-name="P4">That compose this tank</text:p>
      <text:p text:style-name="P4">Of an archive</text:p>
      <text:p text:style-name="P6"/>
      <text:p text:style-name="P4">You are told this archive</text:p>
      <text:p text:style-name="P4">Has substantially</text:p>
      <text:p text:style-name="P4">More terabytes of valuable data</text:p>
      <text:p text:style-name="P6"/>
      <text:p text:style-name="P4">Than of any known across</text:p>
      <text:p text:style-name="P4">Defcon</text:p>
      <text:p text:style-name="P4">vBSDcon</text:p>
      <text:p text:style-name="P4">ZFSdev.summit</text:p>
      <text:p text:style-name="P6"/>
      <text:p text:style-name="P4">You like the orange Osprey pack</text:p>
      <text:p text:style-name="P4">Affectionately hook'd on top</text:p>
      <text:p text:style-name="P6"/>
      <text:p text:style-name="P4">Stained by thousands</text:p>
      <text:p text:style-name="P4">Of miles of mountain</text:p>
      <text:p text:style-name="P6"/>
      <text:p text:style-name="P4">' Sun to the right</text:p>
      <text:p text:style-name="P4">' Till it never set</text:p>
      <text:p text:style-name="P6"/>
      <text:p text:style-name="P4">You walk around the machine &amp; experience</text:p>
      <text:p text:style-name="P4">1337 Hi-Tech</text:p>
      <text:p text:style-name="P4">Hacker command center</text:p>
      <text:p text:style-name="P6"/>
      <text:p text:style-name="P4">All black devices emanating</text:p>
      <text:p text:style-name="P4">A Razer green light</text:p>
      <text:p text:style-name="P6"/>
      <text:p text:style-name="P4">You count</text:p>
      <text:p text:style-name="P4">4-monitors <text:s/>3-keyboards</text:p>
      <text:p text:style-name="P4">8-*puters <text:s/>10-external drives</text:p>
      <text:p text:style-name="P4">Beautifully assembled</text:p>
      <text:p text:style-name="P6"/>
      <text:p text:style-name="P4">cli til def!</text:p>
      <text:p text:style-name="P4">BSD 4 Life</text:p>
      <text:p text:style-name="P4">Anarchy on the NET</text:p>
      <text:p text:style-name="P6"/>
      <text:p text:style-name="P4">Will you describe that?</text:p>
      <text:p text:style-name="P4">In that Hypersexual</text:p>
      <text:p text:style-name="P4">Violent &amp; Macabre fashion</text:p>
      <text:p text:style-name="P4">Of the pieces</text:p>
      <text:p text:style-name="P4">You have long displayed</text:p>
      <text:p text:style-name="P4">.</text:p>
      <text:p text:style-name="P4">.</text:p>
      <text:p text:style-name="P4">.</text:p>
      <text:p text:style-name="P4">XI</text:p>
      <text:p text:style-name="P4">My 10th Thanksgiving</text:p>
      <text:p text:style-name="P4">My sister older by two years</text:p>
      <text:p text:style-name="P6"/>
      <text:p text:style-name="P4">Decided today</text:p>
      <text:p text:style-name="P4">Would be the day</text:p>
      <text:p text:style-name="P6"/>
      <text:p text:style-name="P4">At the bay Downtown</text:p>
      <text:p text:style-name="P4">Lie a building</text:p>
      <text:p text:style-name="P4">Dark Still &amp; Gothic</text:p>
      <text:p text:style-name="P6"/>
      <text:p text:style-name="P4">Once a place of Punishment</text:p>
      <text:p text:style-name="P4">Now calling to all</text:p>
      <text:p text:style-name="P4">Spirit-Seekers &amp; Adventurers</text:p>
      <text:p text:style-name="P4">A Testament to their Ways</text:p>
      <text:p text:style-name="P4">-</text:p>
      <text:p text:style-name="P6"/>
      <text:p text:style-name="P4">Beauty is beheld as</text:p>
      <text:p text:style-name="P4">Sky Sea &amp; City</text:p>
      <text:p text:style-name="P4">Sync in dank motions</text:p>
      <text:p text:style-name="P6"/>
      <text:p text:style-name="P4">Thru thin skin</text:p>
      <text:p text:style-name="P4">We absorb'd charged energies</text:p>
      <text:p text:style-name="P6"/>
      <text:p text:style-name="P4">Survey'n the monolith</text:p>
      <text:p text:style-name="P4">From the catwalk</text:p>
      <text:p text:style-name="P6"/>
      <text:p text:style-name="P4">Inhale'n Corpus Christi</text:p>
      <text:p text:style-name="P4">From on high</text:p>
      <text:p text:style-name="P6"/>
      <text:p text:style-name="P4">Salt Street Decay</text:p>
      <text:p text:style-name="P4">Man &amp; Machine</text:p>
      <text:p text:style-name="P6"/>
      <text:p text:style-name="P4">Look'n down to the yard</text:p>
      <text:p text:style-name="P4">Of the Courthouse</text:p>
      <text:p text:style-name="P4">All Fenced &amp; Boarded</text:p>
      <text:p text:style-name="P6"/>
      <text:p text:style-name="P4">A homeless pass'n &amp; understand'n</text:p>
      <text:p text:style-name="P4">Our speculation advise'd</text:p>
      <text:p text:style-name="P6"/>
      <text:p text:style-name="P4">' There</text:p>
      <text:p text:style-name="P4">He pointed with his ancient finger</text:p>
      <text:p text:style-name="P4">' Thru that hole in the fence</text:p>
      <text:p text:style-name="P6"/>
      <text:p text:style-name="P4">' There</text:p>
      <text:p text:style-name="P4">He pointed to a</text:p>
      <text:p text:style-name="P4">Particular boarded window</text:p>
      <text:p text:style-name="P4">' That one is loose</text:p>
      <text:p text:style-name="P6"/>
      <text:p text:style-name="P4">We watched him meld into Downtown</text:p>
      <text:p text:style-name="P4">The plan was too solid to deny</text:p>
      <text:p text:style-name="P6"/>
      <text:p text:style-name="P4">The building is large</text:p>
      <text:p text:style-name="P4">&amp; We hard to find</text:p>
      <text:p text:style-name="P4">_</text:p>
      <text:p text:style-name="P6"/>
      <text:p text:style-name="P4">Damp Dim &amp; Decrepit</text:p>
      <text:p text:style-name="P4">All lie under a layer</text:p>
      <text:p text:style-name="P4">Of thick Texan dust</text:p>
      <text:p text:style-name="P6"/>
      <text:p text:style-name="P4">Wooden stairs</text:p>
      <text:p text:style-name="P4">Wide &amp; intricately-carved</text:p>
      <text:p text:style-name="P4">With 20ft holes</text:p>
      <text:p text:style-name="P6"/>
      <text:p text:style-name="P4">Gape to swallow the unwary</text:p>
      <text:p text:style-name="P4">To fall to a deep belly of debris</text:p>
      <text:p text:style-name="P6"/>
      <text:p text:style-name="P4">Like teeth</text:p>
      <text:p text:style-name="P4">Its spears wait hungrily</text:p>
      <text:p text:style-name="P4">_</text:p>
      <text:p text:style-name="P6"/>
      <text:p text:style-name="P4">All furniture lay piled</text:p>
      <text:p text:style-name="P4">In the center</text:p>
      <text:p text:style-name="P4">Of each courtroom</text:p>
      <text:p text:style-name="P6"/>
      <text:p text:style-name="P4">Lump'd as one guilty heap</text:p>
      <text:p text:style-name="P4">Lawyer Layman Judge &amp; Jury</text:p>
      <text:p text:style-name="P4">_</text:p>
      <text:p text:style-name="P6"/>
      <text:p text:style-name="P4">The levels went on &amp; on</text:p>
      <text:p text:style-name="P4">Maintain'n solidarity in theme</text:p>
      <text:p text:style-name="P6"/>
      <text:p text:style-name="P4">Matter sentenced</text:p>
      <text:p text:style-name="P4"><text:soft-page-break/>To hallowed depths</text:p>
      <text:p text:style-name="P6"/>
      <text:p text:style-name="P4">Matter consecrated</text:p>
      <text:p text:style-name="P4">By memories</text:p>
      <text:p text:style-name="P6"/>
      <text:p text:style-name="P4">All conspire'n to rip down</text:p>
      <text:p text:style-name="P4">This ancient Gomorrah</text:p>
      <text:p text:style-name="P4">In a suicide's release</text:p>
      <text:p text:style-name="P4">_</text:p>
      <text:p text:style-name="P6"/>
      <text:p text:style-name="P4">Condemnation kept to the</text:p>
      <text:p text:style-name="P4">Fifth Floor</text:p>
      <text:p text:style-name="P6"/>
      <text:p text:style-name="P4">A place of horror</text:p>
      <text:p text:style-name="P6"/>
      <text:p text:style-name="P4">What light breached</text:p>
      <text:p text:style-name="P4">Thru small windows</text:p>
      <text:p text:style-name="P4">Was filtered further by bars</text:p>
      <text:p text:style-name="P4">Cold Heartless &amp; Demean'n</text:p>
      <text:p text:style-name="P6"/>
      <text:p text:style-name="P4">Have we the right to</text:p>
      <text:p text:style-name="P4">Life &amp; Liberty</text:p>
      <text:p text:style-name="P6"/>
      <text:p text:style-name="P4">Expulsion humane</text:p>
      <text:p text:style-name="P4">Against this captivity</text:p>
      <text:p text:style-name="P4">Under the hands of Beasts</text:p>
      <text:p text:style-name="P6"/>
      <text:p text:style-name="P4">Each cell an altar</text:p>
      <text:p text:style-name="P4">Shrines Idols &amp; Sacrifices</text:p>
      <text:p text:style-name="P4">Adorned to encapsulate the</text:p>
      <text:p text:style-name="P6"/>
      <text:p text:style-name="P4">Infinite &amp; Individual</text:p>
      <text:p text:style-name="P4">Violence of the past</text:p>
      <text:p text:style-name="P6"/>
      <text:p text:style-name="P4">Victims returned on mecca</text:p>
      <text:p text:style-name="P4">In Reconciliation</text:p>
      <text:p text:style-name="P6"/>
      <text:p text:style-name="P4">Form'n embodiments</text:p>
      <text:p text:style-name="P4">From their suffer'n &amp; bondage</text:p>
      <text:p text:style-name="P6"/>
      <text:p text:style-name="P4">Eject'd &amp; Confined</text:p>
      <text:p text:style-name="P4">Back to this temporal limbo</text:p>
      <text:p text:style-name="P6"/>
      <text:p text:style-name="P4">Birth'd &amp; Abort'd</text:p>
      <text:p text:style-name="P4">At this temporal junction</text:p>
      <text:p text:style-name="P6"/>
      <text:p text:style-name="P4">Complete'n a cycle</text:p>
      <text:p text:style-name="P4">In precious ritual</text:p>
      <text:p text:style-name="P6"/>
      <text:p text:style-name="P4">One cell I remember</text:p>
      <text:p text:style-name="P4">A doll bound</text:p>
      <text:p text:style-name="P6"/>
      <text:p text:style-name="P4">Hand &amp; Foot</text:p>
      <text:p text:style-name="P4">Stuck &amp; Cut</text:p>
      <text:p text:style-name="P6"/>
      <text:p text:style-name="P4">Graffiti'd with mutilations</text:p>
      <text:p text:style-name="P6"/>
      <text:p text:style-name="P4">Then</text:p>
      <text:p text:style-name="P4">My sister grasped my arm</text:p>
      <text:p text:style-name="P4">Point'n thru the bars</text:p>
      <text:p text:style-name="P6"/>
      <text:p text:style-name="P4">Deep in the distance</text:p>
      <text:p text:style-name="P4">At a large form</text:p>
      <text:p text:style-name="P4">Swift &amp; Search'n</text:p>
      <text:p text:style-name="P6"/>
      <text:p text:style-name="P4">' Run</text:p>
      <text:p text:style-name="P4">She yelled</text:p>
      <text:p text:style-name="P6"/>
      <text:p text:style-name="P4">We found the stairs</text:p>
      <text:p text:style-name="P4">Down &amp; down</text:p>
      <text:p text:style-name="P4">In desperate leaps</text:p>
      <text:p text:style-name="P6"/>
      <text:p text:style-name="P4">Unable to distinguish the levels</text:p>
      <text:p text:style-name="P4">Pray'n no basement would entrap us</text:p>
      <text:p text:style-name="P6"/>
      <text:p text:style-name="P4">We emerged</text:p>
      <text:p text:style-name="P4">Out of that building</text:p>
      <text:p text:style-name="P6"/>
      <text:p text:style-name="P4">Yet on the other side</text:p>
      <text:p text:style-name="P4">From where we had entered</text:p>
      <text:p text:style-name="P6"/>
      <text:p text:style-name="P4">Tho young</text:p>
      <text:p text:style-name="P4">We were both veterans</text:p>
      <text:p text:style-name="P4">To this stage</text:p>
      <text:p text:style-name="P4">.</text:p>
      <text:p text:style-name="P4">.</text:p>
      <text:p text:style-name="P4">.</text:p>
      <text:p text:style-name="P4">XII</text:p>
      <text:p text:style-name="P4">' fk it lets go '</text:p>
      <text:p text:style-name="P4">A slogan to which I default</text:p>
      <text:p text:style-name="P6"/>
      <text:p text:style-name="P4">Before death defy'n leaps</text:p>
      <text:p text:style-name="P4">Off waterfalls</text:p>
      <text:p text:style-name="P4">Into dark waters</text:p>
      <text:p text:style-name="P6"/>
      <text:p text:style-name="P4">Or into gateways</text:p>
      <text:p text:style-name="P4">Open &amp; Await'n</text:p>
      <text:p text:style-name="P4">_</text:p>
      <text:p text:style-name="P6"/>
      <text:p text:style-name="P4">4am Salty</text:p>
      <text:p text:style-name="P4">On the Cancun beach</text:p>
      <text:p text:style-name="P4">Caked in seawater grime</text:p>
      <text:p text:style-name="P6"/>
      <text:p text:style-name="P4">The flight landed</text:p>
      <text:p text:style-name="P4">Well into the night</text:p>
      <text:p text:style-name="P6"/>
      <text:p text:style-name="P4">I had nowhere to go</text:p>
      <text:p text:style-name="P4">But here</text:p>
      <text:p text:style-name="P6"/>
      <text:p text:style-name="P4">I met a hustler</text:p>
      <text:p text:style-name="P4">Empty of pocket</text:p>
      <text:p text:style-name="P6"/>
      <text:p text:style-name="P4">This zaney character</text:p>
      <text:p text:style-name="P4">A pathway I could not decline</text:p>
      <text:p text:style-name="P6"/>
      <text:p text:style-name="P4">We made concession</text:p>
      <text:p text:style-name="P4">I paid for a shower &amp; a bowl</text:p>
      <text:p text:style-name="P6"/>
      <text:p text:style-name="P4">He revealed himself a Magician</text:p>
      <text:p text:style-name="P4">&amp; Gave me a potion</text:p>
      <text:p text:style-name="P4">Which I drank in prudent sips</text:p>
      <text:p text:style-name="P6"/>
      <text:p text:style-name="P4">The Magick he practiced</text:p>
      <text:p text:style-name="P4">Was of the vein of Pain</text:p>
      <text:p text:style-name="P6"/>
      <text:p text:style-name="P4">A scorch embedded</text:p>
      <text:p text:style-name="P4">Deep in his flesh</text:p>
      <text:p text:style-name="P4">Of a cigar ember held</text:p>
      <text:p text:style-name="P4">By his Master</text:p>
      <text:p text:style-name="P4">To imbue the brew we drank</text:p>
      <text:p text:style-name="P6"/>
      <text:p text:style-name="P4">His farwell was a forewarn</text:p>
      <text:p text:style-name="P4">To not cast the elixir away</text:p>
      <text:p text:style-name="P4">_</text:p>
      <text:p text:style-name="P6"/>
      <text:p text:style-name="P4">In the Jungle</text:p>
      <text:p text:style-name="P4">Situation compelled me</text:p>
      <text:p text:style-name="P4">To discard the elixir</text:p>
      <text:p text:style-name="P4">Upon the ground</text:p>
      <text:p text:style-name="P4">.</text:p>
      <text:p text:style-name="P4">.</text:p>
      <text:p text:style-name="P4">.</text:p>
      <text:p text:style-name="P4">Babe</text:p>
      <text:p text:style-name="P4">I'm crazy as hell</text:p>
      <text:p text:style-name="P6"/>
      <text:p text:style-name="P4">How else do you think</text:p>
      <text:p text:style-name="P4">I have so many stories to tell</text:p>
      <text:p text:style-name="P6"/>
      <text:p text:style-name="P4">Two Thousand Miles of Mtn</text:p>
      <text:p text:style-name="P4">Alone</text:p>
      <text:p text:style-name="P4">Of <text:s text:c="2"/>Course</text:p>
      <text:p text:style-name="P4">I am</text:p>
      <text:p text:style-name="P4">Just a little bit</text:p>
      <text:p text:style-name="P5"><text:s text:c="5"/><text:span text:style-name="T1">Off</text:span></text:p>
      <text:p text:style-name="P6"/>
      <text:p text:style-name="P4">I care little for</text:p>
      <text:p text:style-name="P4">Here or There</text:p>
      <text:p text:style-name="P6"/>
      <text:p text:style-name="P4">It is the same</text:p>
      <text:p text:style-name="P4">Pretty much everywhere</text:p>
      <text:p text:style-name="P6"/>
      <text:p text:style-name="P4">All I care for is the story</text:p>
      <text:p text:style-name="P6"/>
      <text:p text:style-name="P4">rich dick richard rick skrp</text:p>
      <text:p text:style-name="P4">ricardo Elder bitchie-ritchie 3shot</text:p>
      <text:p text:style-name="P6"/>
      <text:p text:style-name="P4">I'm a man of many names</text:p>
      <text:p text:style-name="P4">But what you hear of me</text:p>
      <text:p text:style-name="P6"/>
      <text:p text:style-name="P4">May prove Legend</text:p>
      <text:p text:style-name="P6"/>
      <text:p text:style-name="P4">Tho I be</text:p>
      <text:p text:style-name="P4">As batty as a second-rate hag</text:p>
      <text:p text:style-name="P6"/>
      <text:p text:style-name="P4">Perk your ear for a hear</text:p>
      <text:p text:style-name="P4"><text:soft-page-break/>I always have something to tell you</text:p>
      <text:p text:style-name="P6"/>
      <text:p text:style-name="P4">Tho you think me kooky</text:p>
      <text:p text:style-name="P4">It is because with insanity</text:p>
      <text:p text:style-name="P6"/>
      <text:p text:style-name="P4">I only see thru people</text:p>
      <text:p text:style-name="P4">Your presence is purely ethereal</text:p>
      <text:p text:style-name="P4">.</text:p>
      <text:p text:style-name="P4">.</text:p>
      <text:p text:style-name="P4">.</text:p>
      <text:p text:style-name="P4">Mania</text:p>
      <text:p text:style-name="P4">Diagnosed</text:p>
      <text:p text:style-name="P6"/>
      <text:p text:style-name="P4">Awesome to Live</text:p>
      <text:p text:style-name="P4">By those Slopes</text:p>
      <text:p text:style-name="P6"/>
      <text:p text:style-name="P4">Slow ups</text:p>
      <text:p text:style-name="P4">Go'n only one direction</text:p>
      <text:p text:style-name="P6"/>
      <text:p text:style-name="P4">&amp; Those fast downs</text:p>
      <text:p text:style-name="P4">Rapid but irratic</text:p>
      <text:p text:style-name="P4">_</text:p>
      <text:p text:style-name="P6"/>
      <text:p text:style-name="P4">What religious magnificence</text:p>
      <text:p text:style-name="P4">Works a fire into blaze</text:p>
      <text:p text:style-name="P6"/>
      <text:p text:style-name="P4">Combustions</text:p>
      <text:p text:style-name="P4">Eminate in naked forms</text:p>
      <text:p text:style-name="P6"/>
      <text:p text:style-name="P4">Birth'd</text:p>
      <text:p text:style-name="P4">By the hands of Man</text:p>
      <text:p text:style-name="P6"/>
      <text:p text:style-name="P4">Upon the product</text:p>
      <text:p text:style-name="P4">Of his Mother Nature</text:p>
      <text:p text:style-name="P6"/>
      <text:p text:style-name="P4">Until ashe</text:p>
      <text:p text:style-name="P4">Each sing songs in</text:p>
      <text:p text:style-name="P4">Celestial Styles</text:p>
      <text:p text:style-name="P6"/>
      <text:p text:style-name="P4">Freed from</text:p>
      <text:p text:style-name="P4">Corporal form</text:p>
      <text:p text:style-name="P4">.</text:p>
      <text:p text:style-name="P4">.</text:p>
      <text:p text:style-name="P4">.</text:p>
      <text:p text:style-name="P4">XIII</text:p>
      <text:p text:style-name="P4">Over 10 long years</text:p>
      <text:p text:style-name="P4">I wrote</text:p>
      <text:p text:style-name="P4">Over 10 long years</text:p>
      <text:p text:style-name="P4">It read `gibberish`</text:p>
      <text:p text:style-name="P6"/>
      <text:p text:style-name="P4">Now at the cusp of 30</text:p>
      <text:p text:style-name="P4">The bud has bloomed</text:p>
      <text:p text:style-name="P6"/>
      <text:p text:style-name="P4">The petals of mastery</text:p>
      <text:p text:style-name="P4">Set in place &amp; color</text:p>
      <text:p text:style-name="P4">_</text:p>
      <text:p text:style-name="P6"/>
      <text:p text:style-name="P4">On the Jordan River Trail</text:p>
      <text:p text:style-name="P4">Meander'n among paths</text:p>
      <text:p text:style-name="P4">Thru summer reeds</text:p>
      <text:p text:style-name="P6"/>
      <text:p text:style-name="P4">Calm'd by the smell</text:p>
      <text:p text:style-name="P4">Of the stale decay</text:p>
      <text:p text:style-name="P6"/>
      <text:p text:style-name="P4">My red pen poised</text:p>
      <text:p text:style-name="P4">Cock'd to make</text:p>
      <text:p text:style-name="P4">The first mark of many</text:p>
      <text:p text:style-name="P6"/>
      <text:p text:style-name="P4">Tho as I read on &amp; on</text:p>
      <text:p text:style-name="P4">Each page</text:p>
      <text:p text:style-name="P4">Came &amp; went unstained</text:p>
      <text:p text:style-name="P6"/>
      <text:p text:style-name="P4">The words sang</text:p>
      <text:p text:style-name="P4">Songs of Myself</text:p>
      <text:p text:style-name="P4">A voice at a tune</text:p>
      <text:p text:style-name="P4">All my own</text:p>
      <text:p text:style-name="P4">.</text:p>
      <text:p text:style-name="P4">.</text:p>
      <text:p text:style-name="P4">.</text:p>
      <text:p text:style-name="P4">Jason Stevo Isac &amp; I</text:p>
      <text:p text:style-name="P4">Captitalized on the custom</text:p>
      <text:p text:style-name="P4">Of gas stations</text:p>
      <text:p text:style-name="P6"/>
      <text:p text:style-name="P4">To stack 12 packs of coke</text:p>
      <text:p text:style-name="P4">Outside their glass walls</text:p>
      <text:p text:style-name="P6"/>
      <text:p text:style-name="P4">The outside is the side</text:p>
      <text:p text:style-name="P4">To which the rambunctious</text:p>
      <text:p text:style-name="P4">Lay claim</text:p>
      <text:p text:style-name="P4">_</text:p>
      <text:p text:style-name="P6"/>
      <text:p text:style-name="P4">In one elaborate scheme</text:p>
      <text:p text:style-name="P4">We hop'd over one fence</text:p>
      <text:p text:style-name="P4">&amp; Thru another</text:p>
      <text:p text:style-name="P6"/>
      <text:p text:style-name="P4">Form'n a Daisy Chain</text:p>
      <text:p text:style-name="P4">Pass'n the booty under &amp; over</text:p>
      <text:p text:style-name="P6"/>
      <text:p text:style-name="P4">Run'n hands full</text:p>
      <text:p text:style-name="P4">Back to the Get-A-Way truck</text:p>
      <text:p text:style-name="P6"/>
      <text:p text:style-name="P4">We charge'd with the exhilaration</text:p>
      <text:p text:style-name="P4">Of the unlikely success of execution</text:p>
      <text:p text:style-name="P6"/>
      <text:p text:style-name="P4">Jason our resident</text:p>
      <text:p text:style-name="P4">Get-A-Way-Driver</text:p>
      <text:p text:style-name="P4">Stood casually outside</text:p>
      <text:p text:style-name="P6"/>
      <text:p text:style-name="P4">His elbow</text:p>
      <text:p text:style-name="P4">Prop'd upon on the hood</text:p>
      <text:p text:style-name="P4">Of the Red Izuzu</text:p>
      <text:p text:style-name="P6"/>
      <text:p text:style-name="P4">Go! Go! Go!</text:p>
      <text:p text:style-name="P4">We clamor</text:p>
      <text:p text:style-name="P6"/>
      <text:p text:style-name="P4">' Can't we got a flat</text:p>
      <text:p text:style-name="P4">Jason responded cool</text:p>
      <text:p text:style-name="P4">As if a workers union</text:p>
      <text:p text:style-name="P4">Protected him</text:p>
      <text:p text:style-name="P6"/>
      <text:p text:style-name="P4">We got away</text:p>
      <text:p text:style-name="P4">5mph Down the street</text:p>
      <text:p text:style-name="P4">To stop &amp; change tires</text:p>
      <text:p text:style-name="P4">_</text:p>
      <text:p text:style-name="P6"/>
      <text:p text:style-name="P4">That day was canonical</text:p>
      <text:p text:style-name="P4">Before we rampaged Downtown</text:p>
      <text:p text:style-name="P6"/>
      <text:p text:style-name="P4">The owner of that car</text:p>
      <text:p text:style-name="P4">Will drop his jaw</text:p>
      <text:p text:style-name="P4">When he realizes</text:p>
      <text:p text:style-name="P4">The reason the car won't go</text:p>
      <text:p text:style-name="P6"/>
      <text:p text:style-name="P4">Is because there is a vacancy</text:p>
      <text:p text:style-name="P4">Where the battery should be</text:p>
      <text:p text:style-name="P6"/>
      <text:p text:style-name="P4">We four continued on</text:p>
      <text:p text:style-name="P4">To a remote haunted airfield</text:p>
      <text:p text:style-name="P4">Long abandoned</text:p>
      <text:p text:style-name="P6"/>
      <text:p text:style-name="P4">There find'n a couch</text:p>
      <text:p text:style-name="P4">Also abandoned</text:p>
      <text:p text:style-name="P6"/>
      <text:p text:style-name="P4">Lit a bit on fire</text:p>
      <text:p text:style-name="P4">Which escalated into a bonfire</text:p>
      <text:p text:style-name="P6"/>
      <text:p text:style-name="P4">In the middle of</text:p>
      <text:p text:style-name="P4">The Texan plain</text:p>
      <text:p text:style-name="P4">_</text:p>
      <text:p text:style-name="P6"/>
      <text:p text:style-name="P4">Out back in the wastelands</text:p>
      <text:p text:style-name="P4">Drink'n our cokes</text:p>
      <text:p text:style-name="P6"/>
      <text:p text:style-name="P4">We enjoyed the view</text:p>
      <text:p text:style-name="P4">Of the distant Firefighters</text:p>
      <text:p text:style-name="P4">.</text:p>
      <text:p text:style-name="P4">.</text:p>
      <text:p text:style-name="P4">.</text:p>
      <text:p text:style-name="P4">Elementary</text:p>
      <text:p text:style-name="P6"/>
      <text:p text:style-name="P4">Spin'n the globe round</text:p>
      <text:p text:style-name="P4">Love'n to slightly press</text:p>
      <text:p text:style-name="P4">Let'n it stop randomly</text:p>
      <text:p text:style-name="P6"/>
      <text:p text:style-name="P4">Ask'n myself</text:p>
      <text:p text:style-name="P4">' Would I go there someday?</text:p>
      <text:p text:style-name="P6"/>
      <text:p text:style-name="P4">Newfoundland always a yes</text:p>
      <text:p text:style-name="P4">Remote &amp; To-Itself</text:p>
      <text:p text:style-name="P4">.</text:p>
      <text:p text:style-name="P4">.</text:p>
      <text:p text:style-name="P4">.</text:p>
      <text:p text:style-name="P4">Showers</text:p>
      <text:p text:style-name="P6"/>
      <text:p text:style-name="P4">Relishment of renewal</text:p>
      <text:p text:style-name="P4"><text:soft-page-break/>Refresh'n Body &amp; Soul</text:p>
      <text:p text:style-name="P6"/>
      <text:p text:style-name="P4">Cleanse'n off daily scum</text:p>
      <text:p text:style-name="P4">Sleep'n naked in sack</text:p>
      <text:p text:style-name="P4">Cozy &amp; Peaceful</text:p>
      <text:p text:style-name="P4">_</text:p>
      <text:p text:style-name="P6"/>
      <text:p text:style-name="P4">Those years in Mexico</text:p>
      <text:p text:style-name="P4">Heat'n the water year-round</text:p>
      <text:p text:style-name="P4">With Bucket &amp; Hot-Iron</text:p>
      <text:p text:style-name="P6"/>
      <text:p text:style-name="P4">From Spring to Winter</text:p>
      <text:p text:style-name="P4">In the Appalachians</text:p>
      <text:p text:style-name="P4">Puddle or Cold-Spring</text:p>
      <text:p text:style-name="P6"/>
      <text:p text:style-name="P4">Out on the streets</text:p>
      <text:p text:style-name="P4">Carry'n heavy sack</text:p>
      <text:p text:style-name="P4">Civilization at Fingertips</text:p>
      <text:p text:style-name="P6"/>
      <text:p text:style-name="P4">The crave of</text:p>
      <text:p text:style-name="P4">The comfort of</text:p>
      <text:p text:style-name="P4">Familiarity</text:p>
      <text:p text:style-name="P4">.</text:p>
      <text:p text:style-name="P4">.</text:p>
      <text:p text:style-name="P4">.</text:p>
      <text:p text:style-name="P4">XIV</text:p>
      <text:p text:style-name="P4">I studied maps of the</text:p>
      <text:p text:style-name="P4">American Wildernesses</text:p>
      <text:p text:style-name="P6"/>
      <text:p text:style-name="P4">The Selway</text:p>
      <text:p text:style-name="P4">I chose as our most wild</text:p>
      <text:p text:style-name="P4">_</text:p>
      <text:p text:style-name="P6"/>
      <text:p text:style-name="P4">The nights</text:p>
      <text:p text:style-name="P4">A cold Hell</text:p>
      <text:p text:style-name="P6"/>
      <text:p text:style-name="P4">The Ground leeched away</text:p>
      <text:p text:style-name="P4">Heat &amp; Sleep</text:p>
      <text:p text:style-name="P4">From my back</text:p>
      <text:p text:style-name="P4">In timeless torture</text:p>
      <text:p text:style-name="P6"/>
      <text:p text:style-name="P4">Eventually I added</text:p>
      <text:p text:style-name="P4">Leaves &amp; Scruff</text:p>
      <text:p text:style-name="P4">As insulation to lay upon</text:p>
      <text:p text:style-name="P4">Only to discover</text:p>
      <text:p text:style-name="P6"/>
      <text:p text:style-name="P4">The Air leeched away</text:p>
      <text:p text:style-name="P4">Heat &amp; Sleep</text:p>
      <text:p text:style-name="P4">From my front</text:p>
      <text:p text:style-name="P4">In timeless torture</text:p>
      <text:p text:style-name="P6"/>
      <text:p text:style-name="P4">My rations</text:p>
      <text:p text:style-name="P4">Honey Soup Garlic &amp; Cheese</text:p>
      <text:p text:style-name="P6"/>
      <text:p text:style-name="P4">Unable to kill naught</text:p>
      <text:p text:style-name="P4">But a Rattlesnake's Mother</text:p>
      <text:p text:style-name="P6"/>
      <text:p text:style-name="P4">At the dusk of Winter</text:p>
      <text:p text:style-name="P4">Before the teach'n of Spring</text:p>
      <text:p text:style-name="P6"/>
      <text:p text:style-name="P4">The Universe gave a Child</text:p>
      <text:p text:style-name="P4">An unlikely opportunity</text:p>
      <text:p text:style-name="P4">To retain heritage</text:p>
      <text:p text:style-name="P6"/>
      <text:p text:style-name="P4">The Mother &amp; I fought</text:p>
      <text:p text:style-name="P4">Savagely on the cliff</text:p>
      <text:p text:style-name="P6"/>
      <text:p text:style-name="P4">Unable to shoot</text:p>
      <text:p text:style-name="P4">With my rifle nor pistol</text:p>
      <text:p text:style-name="P4">Against the bare rock of the walls</text:p>
      <text:p text:style-name="P6"/>
      <text:p text:style-name="P4">I set at it</text:p>
      <text:p text:style-name="P4">With my Navy Seals knife</text:p>
      <text:p text:style-name="P6"/>
      <text:p text:style-name="P4">10 long minutes of battle</text:p>
      <text:p text:style-name="P4">Exhausted my available techniques</text:p>
      <text:p text:style-name="P4">Into a shameful stalemate</text:p>
      <text:p text:style-name="P6"/>
      <text:p text:style-name="P4">Then I followed her glances</text:p>
      <text:p text:style-name="P4">To a boulder nearby</text:p>
      <text:p text:style-name="P6"/>
      <text:p text:style-name="P4">She saw me look at it</text:p>
      <text:p text:style-name="P4">With greedy eyes</text:p>
      <text:p text:style-name="P6"/>
      <text:p text:style-name="P4">I took to it</text:p>
      <text:p text:style-name="P4">For a cheap win</text:p>
      <text:p text:style-name="P6"/>
      <text:p text:style-name="P4">With both hands tug'n</text:p>
      <text:p text:style-name="P4">Then expose'n</text:p>
      <text:p text:style-name="P6"/>
      <text:p text:style-name="P4">Both</text:p>
      <text:p text:style-name="P4">Den &amp; Child</text:p>
      <text:p text:style-name="P6"/>
      <text:p text:style-name="P4">The unjust demands of life</text:p>
      <text:p text:style-name="P4">Bade it</text:p>
      <text:p text:style-name="P4">Bite or Run</text:p>
      <text:p text:style-name="P6"/>
      <text:p text:style-name="P4">A proper strike</text:p>
      <text:p text:style-name="P4">Would have saved both their lives</text:p>
      <text:p text:style-name="P6"/>
      <text:p text:style-name="P4">To my death's remand</text:p>
      <text:p text:style-name="P4">The Child fled</text:p>
      <text:p text:style-name="P6"/>
      <text:p text:style-name="P4">Consequently</text:p>
      <text:p text:style-name="P4">He smelt the cook'n</text:p>
      <text:p text:style-name="P6"/>
      <text:p text:style-name="P4">Of his mother roast'n</text:p>
      <text:p text:style-name="P4">On a riverbed fire</text:p>
      <text:p text:style-name="P4">.</text:p>
      <text:p text:style-name="P4">.</text:p>
      <text:p text:style-name="P4">.</text:p>
      <text:p text:style-name="P4">Alone I wander the world</text:p>
      <text:p text:style-name="P4">No friend to match my pace</text:p>
      <text:p text:style-name="P4">No gaze parallel to my own</text:p>
      <text:p text:style-name="P4">A solitary pane of reality</text:p>
      <text:p text:style-name="P4">-</text:p>
      <text:p text:style-name="P6"/>
      <text:p text:style-name="P4">In gather'n nests of hackers</text:p>
      <text:p text:style-name="P4">None find I familiar</text:p>
      <text:p text:style-name="P6"/>
      <text:p text:style-name="P4">Adventurer tales recounted</text:p>
      <text:p text:style-name="P4">Lack true grit</text:p>
      <text:p text:style-name="P6"/>
      <text:p text:style-name="P4">The written word</text:p>
      <text:p text:style-name="P4">Our contemporary selfie</text:p>
      <text:p text:style-name="P4">-</text:p>
      <text:p text:style-name="P6"/>
      <text:p text:style-name="P4">Why does the caged bird sing?</text:p>
      <text:p text:style-name="P4">Channel'n bottled energies</text:p>
      <text:p text:style-name="P4">Towards an Inter-Species melody</text:p>
      <text:p text:style-name="P4">.</text:p>
      <text:p text:style-name="P4">.</text:p>
      <text:p text:style-name="P4">.</text:p>
      <text:p text:style-name="P4">' Boys will be boys</text:p>
      <text:p text:style-name="P4">An elderly lady justified</text:p>
      <text:p text:style-name="P6"/>
      <text:p text:style-name="P4">Green spiked hair</text:p>
      <text:p text:style-name="P4">Handmade punk vest</text:p>
      <text:p text:style-name="P4">Jinco Jeans</text:p>
      <text:p text:style-name="P4">Cut off at the calves</text:p>
      <text:p text:style-name="P4">Held up by a dangle'n noose</text:p>
      <text:p text:style-name="P4">Boots for stomp'n</text:p>
      <text:p text:style-name="P6"/>
      <text:p text:style-name="P4">I guess I was the peacock of the bunch</text:p>
      <text:p text:style-name="P4">But that didn't take out</text:p>
      <text:p text:style-name="P4">Any of my kick</text:p>
      <text:p text:style-name="P6"/>
      <text:p text:style-name="P4">Dangerous</text:p>
      <text:p text:style-name="P4">Mothers run to cover their children</text:p>
      <text:p text:style-name="P4">Men avoid my gaze at all costs</text:p>
      <text:p text:style-name="P6"/>
      <text:p text:style-name="P4">Cops</text:p>
      <text:p text:style-name="P4">Security Guards</text:p>
      <text:p text:style-name="P4">Thug bitches</text:p>
      <text:p text:style-name="P6"/>
      <text:p text:style-name="P4">But a truck of rednecks</text:p>
      <text:p text:style-name="P4">We run from those rich-bred &amp; fed</text:p>
      <text:p text:style-name="P4">.</text:p>
      <text:p text:style-name="P4">.</text:p>
      <text:p text:style-name="P4">.</text:p>
      <text:p text:style-name="P4">XV</text:p>
      <text:p text:style-name="P4">There are many calls</text:p>
      <text:p text:style-name="P4">Songs to bring on the night</text:p>
      <text:p text:style-name="P6"/>
      <text:p text:style-name="P4">Fits of Gossip</text:p>
      <text:p text:style-name="P4">&amp; Of Communication</text:p>
      <text:p text:style-name="P6"/>
      <text:p text:style-name="P4">Insects Birds Mammals Reptiles</text:p>
      <text:p text:style-name="P4">The jungle hosts many</text:p>
      <text:p text:style-name="P6"/>
      <text:p text:style-name="P4">But there is one cry</text:p>
      <text:p text:style-name="P4">Best over the rest</text:p>
      <text:p text:style-name="P6"/>
      <text:p text:style-name="P4">The Spanish Mating Call</text:p>
      <text:p text:style-name="P6"/>
      <text:p text:style-name="P4"><text:soft-page-break/>How could the wild ignore</text:p>
      <text:p text:style-name="P4">The commotion of her fuck</text:p>
      <text:p text:style-name="P6"/>
      <text:p text:style-name="P4">Not see the bamboo hut</text:p>
      <text:p text:style-name="P4">Standing Tall &amp; Solitary</text:p>
      <text:p text:style-name="P4">Shudder in prolonged ecstasy</text:p>
      <text:p text:style-name="P6"/>
      <text:p text:style-name="P4">Resonate'n</text:p>
      <text:p text:style-name="P4">From primal loins</text:p>
      <text:p text:style-name="P4">Sacred</text:p>
      <text:p text:style-name="P4">Irresistible</text:p>
      <text:p text:style-name="P6"/>
      <text:p text:style-name="P4">Those calls of !Que Rico!</text:p>
      <text:p text:style-name="P4">From hot-blood</text:p>
      <text:p text:style-name="P6"/>
      <text:p text:style-name="P4">All creatures fall silent</text:p>
      <text:p text:style-name="P4">In respect &amp; curiosity</text:p>
      <text:p text:style-name="P6"/>
      <text:p text:style-name="P4">A good-bye to all the men</text:p>
      <text:p text:style-name="P4">That were her friends</text:p>
      <text:p text:style-name="P6"/>
      <text:p text:style-name="P4">Leave'n all but one</text:p>
      <text:p text:style-name="P4">Want'n with need</text:p>
      <text:p text:style-name="P6"/>
      <text:p text:style-name="P4">Shameless &amp; Proud</text:p>
      <text:p text:style-name="P4">Full-bodied</text:p>
      <text:p text:style-name="P4">Smooth of pitch</text:p>
      <text:p text:style-name="P4">Drawn in longing</text:p>
      <text:p text:style-name="P6"/>
      <text:p text:style-name="P4">For all to hear</text:p>
      <text:p text:style-name="P4">But one to answer</text:p>
      <text:p text:style-name="P4">.</text:p>
      <text:p text:style-name="P4">.</text:p>
      <text:p text:style-name="P4">.</text:p>
      <text:p text:style-name="P4">Google Maps pathed me</text:p>
      <text:p text:style-name="P4">To this northern town</text:p>
      <text:p text:style-name="P6"/>
      <text:p text:style-name="P4">North beyond Edmonton</text:p>
      <text:p text:style-name="P4">It caters as a crossroads</text:p>
      <text:p text:style-name="P6"/>
      <text:p text:style-name="P4">For the only 2 highways</text:p>
      <text:p text:style-name="P4">Continue'n North</text:p>
      <text:p text:style-name="P6"/>
      <text:p text:style-name="P4">An elderly Canadian couple hosted a garage sale</text:p>
      <text:p text:style-name="P4">I approached them with an offer</text:p>
      <text:p text:style-name="P4">I hope not refused</text:p>
      <text:p text:style-name="P6"/>
      <text:p text:style-name="P4">Twenty American</text:p>
      <text:p text:style-name="P4">To lodge my motorcycle on their property</text:p>
      <text:p text:style-name="P6"/>
      <text:p text:style-name="P4">That I should continue on</text:p>
      <text:p text:style-name="P4">To the isolated North</text:p>
      <text:p text:style-name="P4">By hitchhike</text:p>
      <text:p text:style-name="P6"/>
      <text:p text:style-name="P4">They wouldn't let me leave</text:p>
      <text:p text:style-name="P4">Without a full stomach</text:p>
      <text:p text:style-name="P6"/>
      <text:p text:style-name="P4">A dinner of</text:p>
      <text:p text:style-name="P4">Friends, family, posterity</text:p>
      <text:p text:style-name="P6"/>
      <text:p text:style-name="P4">A classic canadian meal</text:p>
      <text:p text:style-name="P4">Is always complemented</text:p>
      <text:p text:style-name="P4">By warm'n a stranger</text:p>
      <text:p text:style-name="P4">.</text:p>
      <text:p text:style-name="P4">.</text:p>
      <text:p text:style-name="P4">.</text:p>
      <text:p text:style-name="P4">My lil sis Chistina</text:p>
      <text:p text:style-name="P4">Only really ever</text:p>
      <text:p text:style-name="P4">Says dumb things</text:p>
      <text:p text:style-name="P6"/>
      <text:p text:style-name="P4">Lose'n sense of height</text:p>
      <text:p text:style-name="P4">Degrade'n black people</text:p>
      <text:p text:style-name="P4">In a Jamaican jungle</text:p>
      <text:p text:style-name="P4">Near a black man with a machete</text:p>
      <text:p text:style-name="P6"/>
      <text:p text:style-name="P4">Or in Washington DC</text:p>
      <text:p text:style-name="P4">Insist'n a local</text:p>
      <text:p text:style-name="P4">The National Monument was the Pentagon</text:p>
      <text:p text:style-name="P6"/>
      <text:p text:style-name="P4">Or in front of Walmart exclaim'n</text:p>
      <text:p text:style-name="P4">' Oh shit its the Cops!</text:p>
      <text:p text:style-name="P4">5ft from the cops</text:p>
      <text:p text:style-name="P4">.</text:p>
      <text:p text:style-name="P4">.</text:p>
      <text:p text:style-name="P4">.</text:p>
      <text:p text:style-name="P4">Diarrhea</text:p>
      <text:p text:style-name="P4">Deadly flush of the bowels</text:p>
      <text:p text:style-name="P6"/>
      <text:p text:style-name="P4">Christmas Eve</text:p>
      <text:p text:style-name="P4">I nearly died</text:p>
      <text:p text:style-name="P6"/>
      <text:p text:style-name="P4">Ulcers Fever</text:p>
      <text:p text:style-name="P4">Salmonella &amp; Pneumonia</text:p>
      <text:p text:style-name="P6"/>
      <text:p text:style-name="P4">Find'n the doctor in the church</text:p>
      <text:p text:style-name="P6"/>
      <text:p text:style-name="P4">Take'n her from her guests</text:p>
      <text:p text:style-name="P4">Enjoy'n las fiestas</text:p>
      <text:p text:style-name="P6"/>
      <text:p text:style-name="P4">With Her &amp; my companion</text:p>
      <text:p text:style-name="P4">She tells me I need a shot</text:p>
      <text:p text:style-name="P6"/>
      <text:p text:style-name="P4">I roll up my shirt sleeve</text:p>
      <text:p text:style-name="P4">They look at me not understand'n</text:p>
      <text:p text:style-name="P6"/>
      <text:p text:style-name="P4">' No you need to bend over</text:p>
      <text:p text:style-name="P4">' In Mexico we shoot by butt</text:p>
      <text:p text:style-name="P6"/>
      <text:p text:style-name="P4">Merry Christmas Elder</text:p>
      <text:p text:style-name="P4">.</text:p>
      <text:p text:style-name="P4">.</text:p>
      <text:p text:style-name="P4">.</text:p>
      <text:p text:style-name="P4">Oh that night on the open road</text:p>
      <text:p text:style-name="P4">The only road continue'n North</text:p>
      <text:p text:style-name="P6"/>
      <text:p text:style-name="P4">There at</text:p>
      <text:p text:style-name="P4">Indian Cabins Beer &amp; Liquor</text:p>
      <text:p text:style-name="P6"/>
      <text:p text:style-name="P4">The owner exhibited gold</text:p>
      <text:p text:style-name="P4">He sifted from a nearby stream</text:p>
      <text:p text:style-name="P6"/>
      <text:p text:style-name="P4">To a speculate'n</text:p>
      <text:p text:style-name="P4">Province Surveyor</text:p>
      <text:p text:style-name="P6"/>
      <text:p text:style-name="P4">I spectated</text:p>
      <text:p text:style-name="P4">Despite the owners distrust</text:p>
      <text:p text:style-name="P6"/>
      <text:p text:style-name="P4">The surveyor asked where</text:p>
      <text:p text:style-name="P4">I was headed</text:p>
      <text:p text:style-name="P6"/>
      <text:p text:style-name="P4">He took me in</text:p>
      <text:p text:style-name="P4">With his eyes for a time</text:p>
      <text:p text:style-name="P6"/>
      <text:p text:style-name="P4">You best buy</text:p>
      <text:p text:style-name="P4">Yourself some beer</text:p>
      <text:p text:style-name="P6"/>
      <text:p text:style-name="P4">This is an isolated place</text:p>
      <text:p text:style-name="P4">Of unsatiated alcoholism</text:p>
      <text:p text:style-name="P6"/>
      <text:p text:style-name="P4">I'll take you as far</text:p>
      <text:p text:style-name="P4">As the 60th Parallel North</text:p>
      <text:p text:style-name="P6"/>
      <text:p text:style-name="P4">There you will be left</text:p>
      <text:p text:style-name="P4">To Mercy &amp; Mosquitoes</text:p>
      <text:p text:style-name="P6"/>
      <text:p text:style-name="P4">Hold that beer high</text:p>
      <text:p text:style-name="P4">Promote it with all you've got</text:p>
      <text:p text:style-name="P6"/>
      <text:p text:style-name="P4">Mayhap this night</text:p>
      <text:p text:style-name="P4">You find yourself in Yellowknife</text:p>
      <text:p text:style-name="P6"/>
      <text:p text:style-name="P4">Howbeit</text:p>
      <text:p text:style-name="P4">If you are stuck</text:p>
      <text:p text:style-name="P4">At the 60th Parallel</text:p>
      <text:p text:style-name="P6"/>
      <text:p text:style-name="P4">Naught a sign nor house</text:p>
      <text:p text:style-name="P4">Within 600 kilometers</text:p>
      <text:p text:style-name="P6"/>
      <text:p text:style-name="P4">Be grateful</text:p>
      <text:p text:style-name="P4">Here the sun never sets</text:p>
      <text:p text:style-name="P6"/>
      <text:p text:style-name="P4">Be grateful</text:p>
      <text:p text:style-name="P4">For your twelve pack</text:p>
      <text:p text:style-name="P4">.</text:p>
      <text:p text:style-name="P4">.</text:p>
      <text:p text:style-name="P4">.</text:p>
      <text:p text:style-name="P4">Two officers of 14 years</text:p>
      <text:p text:style-name="P4">Lied in court</text:p>
      <text:p text:style-name="P4">That I fought them</text:p>
      <text:p text:style-name="P6"/>
      <text:p text:style-name="P4">For justification to arrest me</text:p>
      <text:p text:style-name="P4">Cause I was irritated</text:p>
      <text:p text:style-name="P4">With a Transit Cop front'n up to me</text:p>
      <text:p text:style-name="P6"><text:soft-page-break/></text:p>
      <text:p text:style-name="P4">Granted I did troll them</text:p>
      <text:p text:style-name="P4">Before the hearing</text:p>
      <text:p text:style-name="P4">As only a master could</text:p>
      <text:p text:style-name="P6"/>
      <text:p text:style-name="P4">Several months later</text:p>
      <text:p text:style-name="P4">After the internal investigations filed</text:p>
      <text:p text:style-name="P4">I saw the Officer</text:p>
      <text:p text:style-name="P6"/>
      <text:p text:style-name="P4">Maybe I feel regret</text:p>
      <text:p text:style-name="P4">Understand'n his current state</text:p>
      <text:p text:style-name="P4">But maybe not</text:p>
      <text:p text:style-name="P6"/>
      <text:p text:style-name="P4">Fk the police</text:p>
      <text:p text:style-name="P4">.</text:p>
      <text:p text:style-name="P4">.</text:p>
      <text:p text:style-name="P4">.</text:p>
      <text:p text:style-name="P4">Once hitch'n</text:p>
      <text:p text:style-name="P4">I got high with a father</text:p>
      <text:p text:style-name="P4">&amp; His teenage son</text:p>
      <text:p text:style-name="P6"/>
      <text:p text:style-name="P4">Haven forgotten</text:p>
      <text:p text:style-name="P4">I was in the backseat</text:p>
      <text:p text:style-name="P6"/>
      <text:p text:style-name="P4">The two continued their argue</text:p>
      <text:p text:style-name="P4">A tension that gave no repose</text:p>
      <text:p text:style-name="P6"/>
      <text:p text:style-name="P4">The son said he felt awkward</text:p>
      <text:p text:style-name="P6"/>
      <text:p text:style-name="P4">' You fucked all my girlfriends</text:p>
      <text:p text:style-name="P4">' That makes me feel awkward</text:p>
      <text:p text:style-name="P6"/>
      <text:p text:style-name="P4">The father broke free</text:p>
      <text:p text:style-name="P4">His bottle'd pressure</text:p>
      <text:p text:style-name="P4">That tensed each interaction</text:p>
      <text:p text:style-name="P4">With his son</text:p>
      <text:p text:style-name="P6"/>
      <text:p text:style-name="P4">Say'n what need'd to be said</text:p>
      <text:p text:style-name="P6"/>
      <text:p text:style-name="P4">I felt awkward</text:p>
      <text:p text:style-name="P4">When they remembered me</text:p>
      <text:p text:style-name="P4">.</text:p>
      <text:p text:style-name="P4">.</text:p>
      <text:p text:style-name="P4">.</text:p>
      <text:p text:style-name="P4">When I come roll'n thru</text:p>
      <text:p text:style-name="P4">Ain't nobody you ever met</text:p>
      <text:p text:style-name="P4">Like me</text:p>
      <text:p text:style-name="P6"/>
      <text:p text:style-name="P4">Whatever you learn of me</text:p>
      <text:p text:style-name="P4">You always remember</text:p>
      <text:p text:style-name="P6"/>
      <text:p text:style-name="P4">Settled hazel gaze</text:p>
      <text:p text:style-name="P4">Irritatite'n smirk</text:p>
      <text:p text:style-name="P4">Apparel innately agressive</text:p>
      <text:p text:style-name="P4">Beard Un-tame'd &amp; Wild</text:p>
      <text:p text:style-name="P4">.</text:p>
      <text:p text:style-name="P4">.</text:p>
      <text:p text:style-name="P4">.</text:p>
      <text:p text:style-name="P4">At the last gas station</text:p>
      <text:p text:style-name="P4">Before the US Border</text:p>
      <text:p text:style-name="P4">Alberta side</text:p>
      <text:p text:style-name="P6"/>
      <text:p text:style-name="P4">Have'n the odd misfortune</text:p>
      <text:p text:style-name="P4">To run out of gas</text:p>
      <text:p text:style-name="P4">At the only place</text:p>
      <text:p text:style-name="P4">That didn't have Premium</text:p>
      <text:p text:style-name="P6"/>
      <text:p text:style-name="P4">At the exact place</text:p>
      <text:p text:style-name="P4">I ran out of gas</text:p>
      <text:p text:style-name="P4">More than a week earlier</text:p>
      <text:p text:style-name="P6"/>
      <text:p text:style-name="P4">The attendant of this</text:p>
      <text:p text:style-name="P4">One Pump Station</text:p>
      <text:p text:style-name="P6"/>
      <text:p text:style-name="P4">Remembered me distraught</text:p>
      <text:p text:style-name="P4">From the first time</text:p>
      <text:p text:style-name="P4">Have'n to settle for non-Premium</text:p>
      <text:p text:style-name="P6"/>
      <text:p text:style-name="P4">Stuck in the middle of pastures</text:p>
      <text:p text:style-name="P4">Never seen most of</text:p>
      <text:p text:style-name="P4">What was on the TV</text:p>
      <text:p text:style-name="P6"/>
      <text:p text:style-name="P4">Then to see me</text:p>
      <text:p text:style-name="P4">A wayward traveler</text:p>
      <text:p text:style-name="P6"/>
      <text:p text:style-name="P4">Champion of adventure</text:p>
      <text:p text:style-name="P4">A symbol of</text:p>
      <text:p text:style-name="P4">Something-Now-Lost</text:p>
      <text:p text:style-name="P6"/>
      <text:p text:style-name="P4">Cheerily you asked</text:p>
      <text:p text:style-name="P4">' When will you be back</text:p>
      <text:p text:style-name="P6"/>
      <text:p text:style-name="P4">' Likely never</text:p>
      <text:p text:style-name="P4">I respond</text:p>
      <text:p text:style-name="P4">' Where I go I seldom return</text:p>
      <text:p text:style-name="P6"/>
      <text:p text:style-name="P4">I mostly meet strangers</text:p>
      <text:p text:style-name="P4">Strangers see me</text:p>
      <text:p text:style-name="P4">Most accurate for who I am</text:p>
      <text:p text:style-name="P4">.</text:p>
      <text:p text:style-name="P4">.</text:p>
      <text:p text:style-name="P4">.</text:p>
      <text:p text:style-name="P4">XVII</text:p>
      <text:p text:style-name="P6"/>
      <text:p text:style-name="P4">If you stay a few days</text:p>
      <text:p text:style-name="P4">In the same location</text:p>
      <text:p text:style-name="P6"/>
      <text:p text:style-name="P4">The ruckus of cries</text:p>
      <text:p text:style-name="P4">Caused by the gossip</text:p>
      <text:p text:style-name="P4">Of your arrival</text:p>
      <text:p text:style-name="P4">Will become old news</text:p>
      <text:p text:style-name="P6"/>
      <text:p text:style-name="P4">Beautiful melodies</text:p>
      <text:p text:style-name="P4">Will resume</text:p>
      <text:p text:style-name="P6"/>
      <text:p text:style-name="P4">Birds Insects</text:p>
      <text:p text:style-name="P4">Mammal Reptiles</text:p>
      <text:p text:style-name="P6"/>
      <text:p text:style-name="P4">All synced</text:p>
      <text:p text:style-name="P4">In a choir of joy</text:p>
      <text:p text:style-name="P4">At the coming of night</text:p>
      <text:p text:style-name="P6"/>
      <text:p text:style-name="P4">At the bank</text:p>
      <text:p text:style-name="P4">Of a large river</text:p>
      <text:p text:style-name="P6"/>
      <text:p text:style-name="P4">I waited out that night</text:p>
      <text:p text:style-name="P4">So black</text:p>
      <text:p text:style-name="P4">No inch visible</text:p>
      <text:p text:style-name="P6"/>
      <text:p text:style-name="P4">Clutch'n my machete</text:p>
      <text:p text:style-name="P4">To my breast</text:p>
      <text:p text:style-name="P4">Like a babe it's bear</text:p>
      <text:p text:style-name="P6"/>
      <text:p text:style-name="P4">Horrible howls called</text:p>
      <text:p text:style-name="P4">From one side of the river</text:p>
      <text:p text:style-name="P4">To the other</text:p>
      <text:p text:style-name="P6"/>
      <text:p text:style-name="P4">Closer &amp; Closer</text:p>
      <text:p text:style-name="P4">More surround'n</text:p>
      <text:p text:style-name="P4">With each response</text:p>
      <text:p text:style-name="P6"/>
      <text:p text:style-name="P4">I lay wait'n</text:p>
      <text:p text:style-name="P4">For dastardly monkeys</text:p>
      <text:p text:style-name="P4">To leap upon me in gangs</text:p>
      <text:p text:style-name="P6"/>
      <text:p text:style-name="P4">Or some silent anaconda</text:p>
      <text:p text:style-name="P4">Bored with its usual meat</text:p>
      <text:p text:style-name="P6"/>
      <text:p text:style-name="P4">Large &amp; Swollen</text:p>
      <text:p text:style-name="P4">From an uncontested life</text:p>
      <text:p text:style-name="P6"/>
      <text:p text:style-name="P4">To snake around &amp; around</text:p>
      <text:p text:style-name="P4">Coil'n me up</text:p>
      <text:p text:style-name="P6"/>
      <text:p text:style-name="P4">My hammock</text:p>
      <text:p text:style-name="P4">A convenient trap'n</text:p>
      <text:p text:style-name="P4">Like an American snack wrap'n.</text:p>
      <text:p text:style-name="P4">_</text:p>
      <text:p text:style-name="P6"/>
      <text:p text:style-name="P4">That river was impassable</text:p>
      <text:p text:style-name="P4">Cept for a natural underwater bridge</text:p>
      <text:p text:style-name="P6"/>
      <text:p text:style-name="P4">A rock formation</text:p>
      <text:p text:style-name="P4">That ran the width</text:p>
      <text:p text:style-name="P4">A foot under water level</text:p>
      <text:p text:style-name="P6"/>
      <text:p text:style-name="P4">I found it dure'n my bath</text:p>
      <text:p text:style-name="P4">I planned to venture across the next day</text:p>
      <text:p text:style-name="P4">_</text:p>
      <text:p text:style-name="P6"/>
      <text:p text:style-name="P4">It was during my morning shit</text:p>
      <text:p text:style-name="P4">When the Lacandonians</text:p>
      <text:p text:style-name="P4">The tribe indigenous to this jungle</text:p>
      <text:p text:style-name="P4"><text:soft-page-break/>Found me for the second time</text:p>
      <text:p text:style-name="P6"/>
      <text:p text:style-name="P4">They gawked at my camp</text:p>
      <text:p text:style-name="P4">Flabbergasted</text:p>
      <text:p text:style-name="P4">Forgien &amp; Alien</text:p>
      <text:p text:style-name="P4">Against the wild background</text:p>
      <text:p text:style-name="P6"/>
      <text:p text:style-name="P4">They held their rifle &amp; machete firmly</text:p>
      <text:p text:style-name="P4">To accent their demands</text:p>
      <text:p text:style-name="P4">That I leave their homeland</text:p>
      <text:p text:style-name="P6"/>
      <text:p text:style-name="P4">Truthfully</text:p>
      <text:p text:style-name="P4">I was happy to go</text:p>
      <text:p text:style-name="P4">.</text:p>
      <text:p text:style-name="P4">.</text:p>
      <text:p text:style-name="P4">.</text:p>
      <text:p text:style-name="P4">The Quantum Cooridinates</text:p>
      <text:p text:style-name="P4">Of my Being</text:p>
      <text:p text:style-name="P6"/>
      <text:p text:style-name="P4">Map’d to our</text:p>
      <text:p text:style-name="P4">Dim’d universe</text:p>
      <text:p text:style-name="P6"/>
      <text:p text:style-name="P4">Are akin in product</text:p>
      <text:p text:style-name="P4">To the formulae</text:p>
      <text:p text:style-name="P4">Of Legends past</text:p>
      <text:p text:style-name="P6"/>
      <text:p text:style-name="P4">In 30yrs</text:p>
      <text:p text:style-name="P4">I have done substantial</text:p>
      <text:p text:style-name="P4">Satisfaction poisoned to pride</text:p>
      <text:p text:style-name="P4">.</text:p>
      <text:p text:style-name="P4">.</text:p>
      <text:p text:style-name="P4">.</text:p>
      <text:p text:style-name="P4">Archive Smuggle’n</text:p>
      <text:p text:style-name="P6"/>
      <text:p text:style-name="P4">To create a seed</text:p>
      <text:p text:style-name="P4">To bear trees</text:p>
      <text:p text:style-name="P4">Of Remembrance</text:p>
      <text:p text:style-name="P6"/>
      <text:p text:style-name="P4">All times</text:p>
      <text:p text:style-name="P4">Pass to naught</text:p>
      <text:p text:style-name="P6"/>
      <text:p text:style-name="P4">Remembrant</text:p>
      <text:p text:style-name="P4">Of humanity in its lunancy</text:p>
      <text:p text:style-name="P4">Of Ditigal Era</text:p>
      <text:p text:style-name="P6"/>
      <text:p text:style-name="P4">Errors hope’d not</text:p>
      <text:p text:style-name="P4">Repeated</text:p>
      <text:p text:style-name="P6"/>
      <text:p text:style-name="P4">Instruction Violence</text:p>
      <text:p text:style-name="P4">&amp; Entertainment</text:p>
      <text:p text:style-name="P6"/>
      <text:p text:style-name="P4">Testaments of Sin</text:p>
      <text:p text:style-name="P4">Testaments of Enlightment</text:p>
      <text:p text:style-name="P6"/>
      <text:p text:style-name="P4">May man not walk</text:p>
      <text:p text:style-name="P4">In the darkness of his past</text:p>
      <text:p text:style-name="P4">.</text:p>
      <text:p text:style-name="P4">.</text:p>
      <text:p text:style-name="P4">.</text:p>
      <text:p text:style-name="P4">XVIII</text:p>
      <text:p text:style-name="P6"/>
      <text:p text:style-name="P4">4am</text:p>
      <text:p text:style-name="P4">On a winter's night</text:p>
      <text:p text:style-name="P6"/>
      <text:p text:style-name="P4">A night spent explore'n</text:p>
      <text:p text:style-name="P4">The limits of the trail</text:p>
      <text:p text:style-name="P6"/>
      <text:p text:style-name="P4">Something came off the mtn</text:p>
      <text:p text:style-name="P4">Its echos follow'n our own</text:p>
      <text:p text:style-name="P6"/>
      <text:p text:style-name="P4">A dark form stalked up</text:p>
      <text:p text:style-name="P4">To the boulders at our back</text:p>
      <text:p text:style-name="P4">Yet at a distance</text:p>
      <text:p text:style-name="P6"/>
      <text:p text:style-name="P4">We fled into the outer city</text:p>
      <text:p text:style-name="P4">To drink from a sprinkler</text:p>
      <text:p text:style-name="P6"/>
      <text:p text:style-name="P4">It prowled over the highway</text:p>
      <text:p text:style-name="P4">Follow'n</text:p>
      <text:p text:style-name="P6"/>
      <text:p text:style-name="P4">Head'n back to the canyon</text:p>
      <text:p text:style-name="P4">30min later</text:p>
      <text:p text:style-name="P6"/>
      <text:p text:style-name="P4">On the other side</text:p>
      <text:p text:style-name="P4">From where the beast</text:p>
      <text:p text:style-name="P4">Had crossed</text:p>
      <text:p text:style-name="P6"/>
      <text:p text:style-name="P4">Shadowed by the headlights</text:p>
      <text:p text:style-name="P4">Of the only car</text:p>
      <text:p text:style-name="P4">Out on this abandoned stretch of road</text:p>
      <text:p text:style-name="P6"/>
      <text:p text:style-name="P4">Creep'd the form of Mtn Lion</text:p>
      <text:p text:style-name="P4">In my blind spot</text:p>
      <text:p text:style-name="P4">Perch'd to pounce</text:p>
      <text:p text:style-name="P6"/>
      <text:p text:style-name="P4">Scared across</text:p>
      <text:p text:style-name="P4">Into a parking lot by the car</text:p>
      <text:p text:style-name="P4">The Mtn Lion drew cover</text:p>
      <text:p text:style-name="P6"/>
      <text:p text:style-name="P4">Scared across</text:p>
      <text:p text:style-name="P4">The wide pavement of the highway</text:p>
      <text:p text:style-name="P4">Amerith &amp; I flew</text:p>
      <text:p text:style-name="P6"/>
      <text:p text:style-name="P4">A quarter mile later</text:p>
      <text:p text:style-name="P4">Forced to go the long way</text:p>
      <text:p text:style-name="P4">8mi Around</text:p>
      <text:p text:style-name="P6"/>
      <text:p text:style-name="P4">I walked over</text:p>
      <text:p text:style-name="P4">A sleep'n homeless</text:p>
      <text:p text:style-name="P4">The Mtn Lion likely still tracked us</text:p>
      <text:p text:style-name="P6"/>
      <text:p text:style-name="P4">Remote still</text:p>
      <text:p text:style-name="P4">This place above the tracks</text:p>
      <text:p text:style-name="P6"/>
      <text:p text:style-name="P4">Try to explain that to a homeless</text:p>
      <text:p text:style-name="P4">Who didn't even accept money</text:p>
      <text:p text:style-name="P6"/>
      <text:p text:style-name="P4">Offered in an attempt</text:p>
      <text:p text:style-name="P4">To pave a way to explain</text:p>
      <text:p text:style-name="P4">The dire situation he was in</text:p>
      <text:p text:style-name="P6"/>
      <text:p text:style-name="P4">Better off he just not know</text:p>
      <text:p text:style-name="P4">Nor feel regret at not believing</text:p>
      <text:p text:style-name="P4">The story of a killer beast</text:p>
      <text:p text:style-name="P4">.</text:p>
      <text:p text:style-name="P4">.</text:p>
      <text:p text:style-name="P4">.</text:p>
      <text:p text:style-name="P4">If on a rainy day</text:p>
      <text:p text:style-name="P4">You caught shelter</text:p>
      <text:p text:style-name="P4">During the intensity of the storm</text:p>
      <text:p text:style-name="P4">In the underground tunnel</text:p>
      <text:p text:style-name="P4">Under the road</text:p>
      <text:p text:style-name="P6"/>
      <text:p text:style-name="P4">Huddle'n there</text:p>
      <text:p text:style-name="P4">You saw me coming</text:p>
      <text:p text:style-name="P6"/>
      <text:p text:style-name="P4">Large umbrella</text:p>
      <text:p text:style-name="P4">Enshroud'n a bearded man</text:p>
      <text:p text:style-name="P4">With a Hi-Tech Nike jacket</text:p>
      <text:p text:style-name="P4">All black &amp; hooded tightly</text:p>
      <text:p text:style-name="P4">Expensive jeans &amp; kicks</text:p>
      <text:p text:style-name="P6"/>
      <text:p text:style-name="P4">Ask'n you what time it was</text:p>
      <text:p text:style-name="P4">I approached &amp; I passed</text:p>
      <text:p text:style-name="P4">To allow your nervousness relief</text:p>
      <text:p text:style-name="P6"/>
      <text:p text:style-name="P4">But then stop'n</text:p>
      <text:p text:style-name="P4">At the other end</text:p>
      <text:p text:style-name="P4">Of that dark &amp; deep tunnel</text:p>
      <text:p text:style-name="P6"/>
      <text:p text:style-name="P4">I asked again</text:p>
      <text:p text:style-name="P4">' What time was that?</text:p>
      <text:p text:style-name="P6"/>
      <text:p text:style-name="P4">' 4:20</text:p>
      <text:p text:style-name="P4">You respond again</text:p>
      <text:p text:style-name="P6"/>
      <text:p text:style-name="P4">' Oh well</text:p>
      <text:p text:style-name="P4">' I got to be get'n back again</text:p>
      <text:p text:style-name="P4">' Sorry</text:p>
      <text:p text:style-name="P4">I respond in answer</text:p>
      <text:p text:style-name="P6"/>
      <text:p text:style-name="P4">Apologize'n</text:p>
      <text:p text:style-name="P4">Because of the fear</text:p>
      <text:p text:style-name="P4">Left forgotten on your face</text:p>
      <text:p text:style-name="P4">Endure'n the suspicious repass'n</text:p>
      <text:p text:style-name="P4">.</text:p>
      <text:p text:style-name="P4">.</text:p>
      <text:p text:style-name="P4">.</text:p>
      <text:p text:style-name="P4">Yes</text:p>
      <text:p text:style-name="P6"/>
      <text:p text:style-name="P4">I've been told</text:p>
      <text:p text:style-name="P4">I'm Self Absorb'd</text:p>
      <text:p text:style-name="P6"/>
      <text:p text:style-name="P4">Still</text:p>
      <text:p text:style-name="P4"><text:soft-page-break/>Don't give a fk</text:p>
      <text:p text:style-name="P4">.</text:p>
      <text:p text:style-name="P4">.</text:p>
      <text:p text:style-name="P4">.</text:p>
      <text:p text:style-name="P4">#dc801 irc.freenode.net</text:p>
      <text:p text:style-name="P4">&lt; skrp &gt; http://imagebin.ca/v/29uYWbJ6ijEn</text:p>
      <text:p text:style-name="P4">&lt; skrp &gt; ^ my system</text:p>
      <text:p text:style-name="P4">&lt; hashrocket &gt; looks pretty awesome!</text:p>
      <text:p text:style-name="P4">&lt; yukaia-lappy &gt; haha, nice skrp. how many hdds?</text:p>
      <text:p text:style-name="P4">&lt; d3c4f &gt; damn, skrp what's your power bill on that monster?</text:p>
      <text:p text:style-name="P4">.</text:p>
      <text:p text:style-name="P4">.</text:p>
      <text:p text:style-name="P4">.</text:p>
      <text:p text:style-name="P4">Discover'n Azeroth</text:p>
      <text:p text:style-name="P4">With a friend</text:p>
      <text:p text:style-name="P4">Both new Death Knights</text:p>
      <text:p text:style-name="P6"/>
      <text:p text:style-name="P4">' free ports</text:p>
      <text:p text:style-name="P4">Llune shouts</text:p>
      <text:p text:style-name="P6"/>
      <text:p text:style-name="P4">NaÃ¯vely trust'n</text:p>
      <text:p text:style-name="P4">Both immediately portal</text:p>
      <text:p text:style-name="P6"/>
      <text:p text:style-name="P4">' Why are we dead?</text:p>
      <text:p text:style-name="P4">You ask your friend</text:p>
      <text:p text:style-name="P6"/>
      <text:p text:style-name="P4">After have'n fallen</text:p>
      <text:p text:style-name="P4">From Ancient Dalaran</text:p>
      <text:p text:style-name="P6"/>
      <text:p text:style-name="P4">Free in life</text:p>
      <text:p text:style-name="P4">Ain't always free</text:p>
      <text:p text:style-name="P6"/>
      <text:p text:style-name="P4">The World of Warcraft</text:p>
      <text:p text:style-name="P4">Is the best place</text:p>
      <text:p text:style-name="P4">To lesson such wisdom</text:p>
      <text:p text:style-name="P4">.</text:p>
      <text:p text:style-name="P4">.</text:p>
      <text:p text:style-name="P4">.</text:p>
      <text:p text:style-name="P4">XIX</text:p>
      <text:p text:style-name="P4">Russians catalogued millions of books</text:p>
      <text:p text:style-name="P4">Into a database</text:p>
      <text:p text:style-name="P6"/>
      <text:p text:style-name="P4">It replicated &amp; transported</text:p>
      <text:p text:style-name="P4">Via torrent protocol</text:p>
      <text:p text:style-name="P6"/>
      <text:p text:style-name="P4">Most of its mirror'd databanks</text:p>
      <text:p text:style-name="P4">Unearthed &amp; Eradicated</text:p>
      <text:p text:style-name="P4">But not all</text:p>
      <text:p text:style-name="P6"/>
      <text:p text:style-name="P6"/>
      <text:p text:style-name="P4">In time I managed</text:p>
      <text:p text:style-name="P4">To uncover the treasure</text:p>
      <text:p text:style-name="P4">Of its repository</text:p>
      <text:p text:style-name="P4">Folded in the deep</text:p>
      <text:p text:style-name="P4">_</text:p>
      <text:p text:style-name="P6"/>
      <text:p text:style-name="P4">Months &amp; Months</text:p>
      <text:p text:style-name="P4">Turn'n to years</text:p>
      <text:p text:style-name="P4">I have dedicated</text:p>
      <text:p text:style-name="P4">Towards its acquisition</text:p>
      <text:p text:style-name="P6"/>
      <text:p text:style-name="P4">That this foreign</text:p>
      <text:p text:style-name="P4">Yet humanitarian feat</text:p>
      <text:p text:style-name="P6"/>
      <text:p text:style-name="P4">Attain'd to retain</text:p>
      <text:p text:style-name="P4">Our species intelligence</text:p>
      <text:p text:style-name="P6"/>
      <text:p text:style-name="P4">Be not lost</text:p>
      <text:p text:style-name="P4">Due to tyrants &amp; their greed</text:p>
      <text:p text:style-name="P4">.</text:p>
      <text:p text:style-name="P4">.</text:p>
      <text:p text:style-name="P4">.</text:p>
      <text:p text:style-name="P4">Deep in the Jamaican Blue Mountains</text:p>
      <text:p text:style-name="P4">Thru the twisty narrow</text:p>
      <text:p text:style-name="P4">Red dirt road</text:p>
      <text:p text:style-name="P6"/>
      <text:p text:style-name="P4">Christina &amp; I roamed</text:p>
      <text:p text:style-name="P4">The landlady's dog</text:p>
      <text:p text:style-name="P4">Trail'n at our heels</text:p>
      <text:p text:style-name="P6"/>
      <text:p text:style-name="P4">The mutt displayed</text:p>
      <text:p text:style-name="P4">Vivaciousness &amp; Worth</text:p>
      <text:p text:style-name="P4">Chase'n off cars</text:p>
      <text:p text:style-name="P6"/>
      <text:p text:style-name="P4">' Richie we got to stop it</text:p>
      <text:p text:style-name="P4">' It will get hit!</text:p>
      <text:p text:style-name="P6"/>
      <text:p text:style-name="P4">I reply annoyed</text:p>
      <text:p text:style-name="P4">But mathematically</text:p>
      <text:p text:style-name="P6"/>
      <text:p text:style-name="P4">' Christina</text:p>
      <text:p text:style-name="P4">' The dog lives on this road</text:p>
      <text:p text:style-name="P4">' What are the chances</text:p>
      <text:p text:style-name="P6"/>
      <text:p text:style-name="P4">' That of all the days</text:p>
      <text:p text:style-name="P4">' Today it will get hit?</text:p>
      <text:p text:style-name="P6"/>
      <text:p text:style-name="P4">We had to return</text:p>
      <text:p text:style-name="P4">The landlady her dog</text:p>
      <text:p text:style-name="P4">Bloody &amp; missing a toe</text:p>
      <text:p text:style-name="P4">.</text:p>
      <text:p text:style-name="P4">.</text:p>
      <text:p text:style-name="P4">.</text:p>
      <text:p text:style-name="P4">XX</text:p>
      <text:p text:style-name="P4">I was once approached</text:p>
      <text:p text:style-name="P4">By a man</text:p>
      <text:p text:style-name="P4">He was well-built</text:p>
      <text:p text:style-name="P4">From his lifetime</text:p>
      <text:p text:style-name="P4">Build'n with bricks</text:p>
      <text:p text:style-name="P6"/>
      <text:p text:style-name="P4">With only a few months in Mexico</text:p>
      <text:p text:style-name="P4">Spanish easily eluded me</text:p>
      <text:p text:style-name="P6"/>
      <text:p text:style-name="P4">What I had misinterpreted</text:p>
      <text:p text:style-name="P4">As friendly conversation</text:p>
      <text:p text:style-name="P4">Was revealed a dire situation</text:p>
      <text:p text:style-name="P6"/>
      <text:p text:style-name="P4">When my Mexican missionary companion</text:p>
      <text:p text:style-name="P4">Took shelter in my shadow</text:p>
      <text:p text:style-name="P6"/>
      <text:p text:style-name="P4">' Voy a rompar tu cara!</text:p>
      <text:p text:style-name="P4">The bricklayer exclaimed fiercely at me</text:p>
      <text:p text:style-name="P6"/>
      <text:p text:style-name="P4">After he had taken the time to narrate</text:p>
      <text:p text:style-name="P4">The mistreatment he had endured in America</text:p>
      <text:p text:style-name="P6"/>
      <text:p text:style-name="P4">My order bound me</text:p>
      <text:p text:style-name="P4">To play the sacrificial lamb</text:p>
      <text:p text:style-name="P4">&amp; Take the asskick'n like a man</text:p>
      <text:p text:style-name="P6"/>
      <text:p text:style-name="P4">' Mira tu camisa</text:p>
      <text:p text:style-name="P4">My companion squeaked from behind me</text:p>
      <text:p text:style-name="P4">Point'n to the enrage'd man's shirt</text:p>
      <text:p text:style-name="P6"/>
      <text:p text:style-name="P4">The man unclenched his fists</text:p>
      <text:p text:style-name="P4">&amp; He unclenched his jaw</text:p>
      <text:p text:style-name="P4">Which dangled open &amp; loosely</text:p>
      <text:p text:style-name="P6"/>
      <text:p text:style-name="P4">As he stared down stoopified</text:p>
      <text:p text:style-name="P4">At the large American Flag</text:p>
      <text:p text:style-name="P4">He wore on his chest</text:p>
      <text:p text:style-name="P4">.</text:p>
      <text:p text:style-name="P4">.</text:p>
      <text:p text:style-name="P4">.</text:p>
      <text:p text:style-name="P4">People think</text:p>
      <text:p text:style-name="P4">Because we are not compatible</text:p>
      <text:p text:style-name="P4">I have some defect of character</text:p>
      <text:p text:style-name="P6"/>
      <text:p text:style-name="P4">They say I am too cocky</text:p>
      <text:p text:style-name="P4">&amp; I am of pure embellishment</text:p>
      <text:p text:style-name="P6"/>
      <text:p text:style-name="P4">But I see them</text:p>
      <text:p text:style-name="P4">In complacent lives</text:p>
      <text:p text:style-name="P6"/>
      <text:p text:style-name="P4">Compared against</text:p>
      <text:p text:style-name="P4">My great history of Adventure</text:p>
      <text:p text:style-name="P6"/>
      <text:p text:style-name="P4">What regard or relation</text:p>
      <text:p text:style-name="P4">Could I associate with such beings</text:p>
      <text:p text:style-name="P6"/>
      <text:p text:style-name="P4">Precious souls as mine</text:p>
      <text:p text:style-name="P4">Encounter few kindred spirits</text:p>
      <text:p text:style-name="P6"/>
      <text:p text:style-name="P4">Those I meet</text:p>
      <text:p text:style-name="P4">Are mostly incompatible</text:p>
      <text:p text:style-name="P6"><text:soft-page-break/></text:p>
      <text:p text:style-name="P4">Life goes on</text:p>
      <text:p text:style-name="P4">In different ways</text:p>
      <text:p text:style-name="P4">For different days</text:p>
      <text:p text:style-name="P6"/>
      <text:p text:style-name="P4">I cherish my life</text:p>
      <text:p text:style-name="P4">Love yours</text:p>
      <text:p text:style-name="P6"/>
      <text:p text:style-name="P4">Mayhap you one day enact</text:p>
      <text:p text:style-name="P4">a story to behold</text:p>
      <text:p text:style-name="P4">.</text:p>
      <text:p text:style-name="P4">.</text:p>
      <text:p text:style-name="P4">.</text:p>
      <text:p text:style-name="P4">XXI</text:p>
      <text:p text:style-name="P4">I once met a witch</text:p>
      <text:p text:style-name="P4">One hot summer in Mexico</text:p>
      <text:p text:style-name="P6"/>
      <text:p text:style-name="P4">Her abode</text:p>
      <text:p text:style-name="P4">Uncannily cold upon our arrival</text:p>
      <text:p text:style-name="P6"/>
      <text:p text:style-name="P4">By the time we took our leave</text:p>
      <text:p text:style-name="P4">The temperature would oddly normalize</text:p>
      <text:p text:style-name="P4">Back into a noonday oven</text:p>
      <text:p text:style-name="P6"/>
      <text:p text:style-name="P4">With her mother</text:p>
      <text:p text:style-name="P4">They would dig up the dead</text:p>
      <text:p text:style-name="P6"/>
      <text:p text:style-name="P4">To enchant the body parts</text:p>
      <text:p text:style-name="P4">&amp; Bind the unfortunate souls</text:p>
      <text:p text:style-name="P6"/>
      <text:p text:style-name="P4">To reveal ancient wealth</text:p>
      <text:p text:style-name="P4">Or conspire them into curses</text:p>
      <text:p text:style-name="P4">_</text:p>
      <text:p text:style-name="P6"/>
      <text:p text:style-name="P4">Witchcraft was rampant</text:p>
      <text:p text:style-name="P4">As well as the worship of</text:p>
      <text:p text:style-name="P4">La Santa Muerte</text:p>
      <text:p text:style-name="P6"/>
      <text:p text:style-name="P4">I ventured there</text:p>
      <text:p text:style-name="P4">To preach &amp; teach</text:p>
      <text:p text:style-name="P6"/>
      <text:p text:style-name="P4">Two long years of righteousness</text:p>
      <text:p text:style-name="P4">&amp; Chaste workings</text:p>
      <text:p text:style-name="P6"/>
      <text:p text:style-name="P4">Odd</text:p>
      <text:p text:style-name="P4">Years later it was I</text:p>
      <text:p text:style-name="P4">Who had been converted</text:p>
      <text:p text:style-name="P6"/>
      <text:p text:style-name="P4">To the only scientific god</text:p>
      <text:p text:style-name="P4">' The bringer of true Peace</text:p>
      <text:p text:style-name="P4">_</text:p>
      <text:p text:style-name="P6"/>
      <text:p text:style-name="P4">All your children are equal</text:p>
      <text:p text:style-name="P4">You will visit me</text:p>
      <text:p text:style-name="P4">I will see your face</text:p>
      <text:p text:style-name="P6"/>
      <text:p text:style-name="P4">May my death be quick</text:p>
      <text:p text:style-name="P4">&amp; The Peace-of-Nothingness everlasting</text:p>
      <text:p text:style-name="P6"/>
      <text:p text:style-name="P4">Viva La Santa Muerte</text:p>
      <text:p text:style-name="P4">.</text:p>
      <text:p text:style-name="P4">.</text:p>
      <text:p text:style-name="P4">.</text:p>
      <text:p text:style-name="P4">XXII</text:p>
      <text:p text:style-name="P4">The day the Lacandonians</text:p>
      <text:p text:style-name="P4">Kicked me out of their jungle</text:p>
      <text:p text:style-name="P6"/>
      <text:p text:style-name="P4">I returned to the nearest city</text:p>
      <text:p text:style-name="P4">Beat down &amp; depressed</text:p>
      <text:p text:style-name="P6"/>
      <text:p text:style-name="P4">Cancun</text:p>
      <text:p text:style-name="P4">Several states away</text:p>
      <text:p text:style-name="P6"/>
      <text:p text:style-name="P4">Yet the girl I'd met there</text:p>
      <text:p text:style-name="P4">More than a week prior</text:p>
      <text:p text:style-name="P4">Was not 10 blocks away</text:p>
      <text:p text:style-name="P6"/>
      <text:p text:style-name="P4">Around 10pm</text:p>
      <text:p text:style-name="P4">She showed up drunk</text:p>
      <text:p text:style-name="P6"/>
      <text:p text:style-name="P4">Drink'n the clear liquid</text:p>
      <text:p text:style-name="P4">As natural as water</text:p>
      <text:p text:style-name="P6"/>
      <text:p text:style-name="P4">' Come with me to my hut</text:p>
      <text:p text:style-name="P4">' In the jungle</text:p>
      <text:p text:style-name="P4">' I'll take you where</text:p>
      <text:p text:style-name="P5"><text:s/><text:span text:style-name="T1">' There are mango trees</text:span></text:p>
      <text:p text:style-name="P4">' Stay with me tonight</text:p>
      <text:p text:style-name="P6"/>
      <text:p text:style-name="P4">She told me with those</text:p>
      <text:p text:style-name="P4">Big beautiful bloodshot eyes</text:p>
      <text:p text:style-name="P6"/>
      <text:p text:style-name="P4">I said my goodbyes to the hostel</text:p>
      <text:p text:style-name="P4">To a bed that I'd never sleep in</text:p>
      <text:p text:style-name="P6"/>
      <text:p text:style-name="P4">From that moment on</text:p>
      <text:p text:style-name="P4">I began my adventure with</text:p>
      <text:p text:style-name="P4">La Chilanga</text:p>
      <text:p text:style-name="P4">.</text:p>
      <text:p text:style-name="P4">.</text:p>
      <text:p text:style-name="P4">.</text:p>
      <text:p text:style-name="P4">The primal breadth in me searches</text:p>
      <text:p text:style-name="P4">Towards that open roam</text:p>
      <text:p text:style-name="P4">To that free forage</text:p>
      <text:p text:style-name="P4">Done in its own time &amp; pace</text:p>
      <text:p text:style-name="P6"/>
      <text:p text:style-name="P4">The natural world offers freely</text:p>
      <text:p text:style-name="P4">The simple answer to Harmony</text:p>
      <text:p text:style-name="P6"/>
      <text:p text:style-name="P4">Who can reject</text:p>
      <text:p text:style-name="P4">The face of this truth</text:p>
      <text:p text:style-name="P6"/>
      <text:p text:style-name="P4">Plain as the sun</text:p>
      <text:p text:style-name="P4">It confirms the soul</text:p>
      <text:p text:style-name="P6"/>
      <text:p text:style-name="P4">Observe'n the wild where</text:p>
      <text:p text:style-name="P4">Each Species Different &amp; Compete'n</text:p>
      <text:p text:style-name="P6"/>
      <text:p text:style-name="P4">Accept their place</text:p>
      <text:p text:style-name="P4">Respect no master</text:p>
      <text:p text:style-name="P4">.</text:p>
      <text:p text:style-name="P4">.</text:p>
      <text:p text:style-name="P4">.</text:p>
      <text:p text:style-name="P4">I'd lost my chance</text:p>
      <text:p text:style-name="P4">To befriend wild monkeys</text:p>
      <text:p text:style-name="P6"/>
      <text:p text:style-name="P4">Like how I'd been unable to befriend</text:p>
      <text:p text:style-name="P4">The adolescent bears of the Appalachians</text:p>
      <text:p text:style-name="P6"/>
      <text:p text:style-name="P4">They always ran</text:p>
      <text:p text:style-name="P4">Tho I chased them</text:p>
      <text:p text:style-name="P4">Call'n sweetly with treats</text:p>
      <text:p text:style-name="P4">.</text:p>
      <text:p text:style-name="P4">.</text:p>
      <text:p text:style-name="P4">.</text:p>
      <text:p text:style-name="P5"><text:s/><text:span text:style-name="T1">My weapons</text:span></text:p>
      <text:p text:style-name="P4">Are of the Elite Grade</text:p>
      <text:p text:style-name="P4">MK-3 MOD 0 is no exception</text:p>
      <text:p text:style-name="P6"/>
      <text:p text:style-name="P4">Undercover &amp; Accessible</text:p>
      <text:p text:style-name="P4">Out on the road</text:p>
      <text:p text:style-name="P6"/>
      <text:p text:style-name="P4">In my pack</text:p>
      <text:p text:style-name="P5"><text:s/><text:span text:style-name="T1">Hitch'n or Cruise'n</text:span></text:p>
      <text:p text:style-name="P6"/>
      <text:p text:style-name="P4">Once at a park</text:p>
      <text:p text:style-name="P4">South of Calgary</text:p>
      <text:p text:style-name="P6"/>
      <text:p text:style-name="P4">Where the flood has destroyed half the town</text:p>
      <text:p text:style-name="P4">Pump'n out the contents of the sewers</text:p>
      <text:p text:style-name="P6"/>
      <text:p text:style-name="P4">A cop kicked me up</text:p>
      <text:p text:style-name="P4">Look'n for a felon</text:p>
      <text:p text:style-name="P6"/>
      <text:p text:style-name="P4">I went easily back to sleep</text:p>
      <text:p text:style-name="P4">A Scout is always prepared</text:p>
      <text:p text:style-name="P6"/>
      <text:p text:style-name="P5"><text:s/><text:span text:style-name="T1">Consequences if assault'd</text:span></text:p>
      <text:p text:style-name="P4">She would deliver with cruelty</text:p>
      <text:p text:style-name="P4">.</text:p>
      <text:p text:style-name="P4">.</text:p>
      <text:p text:style-name="P4">.</text:p>
      <text:p text:style-name="P4">I have gathered firewood</text:p>
      <text:p text:style-name="P4">Thru the entire night</text:p>
      <text:p text:style-name="P4">With a selected few</text:p>
      <text:p text:style-name="P6"/>
      <text:p text:style-name="P4">Out in the cold June forest</text:p>
      <text:p text:style-name="P4">Past midnight in the</text:p>
      <text:p text:style-name="P4">Parc de la Gatineau</text:p>
      <text:p text:style-name="P6"/>
      <text:p text:style-name="P4"><text:soft-page-break/>The pit at the summit</text:p>
      <text:p text:style-name="P4">Of roll'n wilderness</text:p>
      <text:p text:style-name="P6"/>
      <text:p text:style-name="P4">The homeless stranger &amp; I</text:p>
      <text:p text:style-name="P4">Search'd desperately</text:p>
      <text:p text:style-name="P4">For firewood all night</text:p>
      <text:p text:style-name="P6"/>
      <text:p text:style-name="P4">Night a terrible cold</text:p>
      <text:p text:style-name="P4">Like only Canada knows</text:p>
      <text:p text:style-name="P4">.</text:p>
      <text:p text:style-name="P4">.</text:p>
      <text:p text:style-name="P4">.</text:p>
      <text:p text:style-name="P4">Ottawa at dusk for the</text:p>
      <text:p text:style-name="P4">World Unix Conference</text:p>
      <text:p text:style-name="P4">BSDcan</text:p>
      <text:p text:style-name="P6"/>
      <text:p text:style-name="P4">Guzzel'n brews at the</text:p>
      <text:p text:style-name="P4">Royal Oak</text:p>
      <text:p text:style-name="P4">Ramble'n on BSD over ZFS</text:p>
      <text:p text:style-name="P6"/>
      <text:p text:style-name="P4">Leave'n early to find</text:p>
      <text:p text:style-name="P4">Some untame ground</text:p>
      <text:p text:style-name="P6"/>
      <text:p text:style-name="P4">Past the outskirts</text:p>
      <text:p text:style-name="P4">Of the Capital of Canada</text:p>
      <text:p text:style-name="P4">_</text:p>
      <text:p text:style-name="P6"/>
      <text:p text:style-name="P4">' I can walk with you</text:p>
      <text:p text:style-name="P4">' And show you the way</text:p>
      <text:p text:style-name="P4">A UoO student got off his bike</text:p>
      <text:p text:style-name="P4">To walk with me 15 min</text:p>
      <text:p text:style-name="P6"/>
      <text:p text:style-name="P4">Tho I merely asked</text:p>
      <text:p text:style-name="P4">The name of the street</text:p>
      <text:p text:style-name="P4">Always glad for company</text:p>
      <text:p text:style-name="P6"/>
      <text:p text:style-name="P4">His parents the</text:p>
      <text:p text:style-name="P4">Classic Canadian Arizona Snowbirds</text:p>
      <text:p text:style-name="P6"/>
      <text:p text:style-name="P4">He advised I revise my plan</text:p>
      <text:p text:style-name="P4">' Parc de la Gatineau</text:p>
      <text:p text:style-name="P4">' Will be more gauranteed</text:p>
      <text:p text:style-name="P4">_</text:p>
      <text:p text:style-name="P6"/>
      <text:p text:style-name="P4">20min down the path</text:p>
      <text:p text:style-name="P4">' Utah!</text:p>
      <text:p text:style-name="P6"/>
      <text:p text:style-name="P4">Someone called out back</text:p>
      <text:p text:style-name="P6"/>
      <text:p text:style-name="P5"><text:s/><text:span text:style-name="T1">' There are free maps</text:span></text:p>
      <text:p text:style-name="P4">' I brought one for you</text:p>
      <text:p text:style-name="P4">' Didn't want you to get lost</text:p>
      <text:p text:style-name="P4">' On my account</text:p>
      <text:p text:style-name="P6"/>
      <text:p text:style-name="P4">Canadian winters</text:p>
      <text:p text:style-name="P4">Cultivate a people</text:p>
      <text:p text:style-name="P4">Sensitive to the core</text:p>
      <text:p text:style-name="P4">.</text:p>
      <text:p text:style-name="P4">.</text:p>
      <text:p text:style-name="P4">.</text:p>
      <text:p text:style-name="P4">XXIII</text:p>
      <text:p text:style-name="P4">Mexicans use concrete structures as houses</text:p>
      <text:p text:style-name="P4">Which keep heat like ovens</text:p>
      <text:p text:style-name="P6"/>
      <text:p text:style-name="P4">Beneath</text:p>
      <text:p text:style-name="P4">The North Mexican desert sun</text:p>
      <text:p text:style-name="P6"/>
      <text:p text:style-name="P4">Up on the foothills</text:p>
      <text:p text:style-name="P4">A cool breeze was to be had</text:p>
      <text:p text:style-name="P6"/>
      <text:p text:style-name="P4">By sleep'n on the roof</text:p>
      <text:p text:style-name="P4">In this poor mountain village</text:p>
      <text:p text:style-name="P6"/>
      <text:p text:style-name="P4">Not one night had passed</text:p>
      <text:p text:style-name="P4">My missionary companion &amp; I woke</text:p>
      <text:p text:style-name="P4">To see football-sized concrete boulders</text:p>
      <text:p text:style-name="P4">Shatter'n inches from our heads</text:p>
      <text:p text:style-name="P6"/>
      <text:p text:style-name="P4">The un-entertained poor</text:p>
      <text:p text:style-name="P4">Showered down meteorites from the mountains</text:p>
      <text:p text:style-name="P6"/>
      <text:p text:style-name="P4">Crash'n in heaps</text:p>
      <text:p text:style-name="P4">All around us</text:p>
      <text:p text:style-name="P4">_</text:p>
      <text:p text:style-name="P6"/>
      <text:p text:style-name="P4">Ain't nothing new</text:p>
      <text:p text:style-name="P4">From remains</text:p>
      <text:p text:style-name="P6"/>
      <text:p text:style-name="P4">Left by un-entertained poor</text:p>
      <text:p text:style-name="P4">I'd seen so far</text:p>
      <text:p text:style-name="P6"/>
      <text:p text:style-name="P4">Dogs been bound by wire</text:p>
      <text:p text:style-name="P4">&amp; Burnt alive</text:p>
      <text:p text:style-name="P6"/>
      <text:p text:style-name="P4">Dogs dangling from the nooses</text:p>
      <text:p text:style-name="P4">Lashed on trees</text:p>
      <text:p text:style-name="P6"/>
      <text:p text:style-name="P4">Puppies poisoned</text:p>
      <text:p text:style-name="P4">Into excruciating deaths</text:p>
      <text:p text:style-name="P6"/>
      <text:p text:style-name="P4">For sport from want of recreation</text:p>
      <text:p text:style-name="P4">_</text:p>
      <text:p text:style-name="P6"/>
      <text:p text:style-name="P4">This was my missionary companion's</text:p>
      <text:p text:style-name="P4">First &amp; only area on his mission</text:p>
      <text:p text:style-name="P6"/>
      <text:p text:style-name="P4">He hurt himself</text:p>
      <text:p text:style-name="P4">In attempts to be excused honorably home</text:p>
      <text:p text:style-name="P6"/>
      <text:p text:style-name="P4">I never understood why he left</text:p>
      <text:p text:style-name="P4">.</text:p>
      <text:p text:style-name="P4">.</text:p>
      <text:p text:style-name="P4">.</text:p>
      <text:p text:style-name="P4">I arrived in Hong Kong</text:p>
      <text:p text:style-name="P4">With nowhere to go</text:p>
      <text:p text:style-name="P6"/>
      <text:p text:style-name="P4">I took 5 trains</text:p>
      <text:p text:style-name="P4">To the islandic mountains</text:p>
      <text:p text:style-name="P6"/>
      <text:p text:style-name="P4">After meeting friends</text:p>
      <text:p text:style-name="P4">We ate at a</text:p>
      <text:p text:style-name="P4">Remote white-sanded beach</text:p>
      <text:p text:style-name="P6"/>
      <text:p text:style-name="P4">Rumor told of a waterfall</text:p>
      <text:p text:style-name="P4">Just around the mountain side</text:p>
      <text:p text:style-name="P6"/>
      <text:p text:style-name="P4">Tho it was late</text:p>
      <text:p text:style-name="P4">My companions headed out</text:p>
      <text:p text:style-name="P4">As dusk came</text:p>
      <text:p text:style-name="P6"/>
      <text:p text:style-name="P4">A waterfall to leap from</text:p>
      <text:p text:style-name="P4">Is worth whatever risk</text:p>
      <text:p text:style-name="P6"/>
      <text:p text:style-name="P4">Under the hot Hong Kong sun</text:p>
      <text:p text:style-name="P4">I climbed</text:p>
      <text:p text:style-name="P6"/>
      <text:p text:style-name="P4">Up &amp; over the mountainside</text:p>
      <text:p text:style-name="P6"/>
      <text:p text:style-name="P4">To the back reaches</text:p>
      <text:p text:style-name="P4">To the waterfall</text:p>
      <text:p text:style-name="P6"/>
      <text:p text:style-name="P4">To arrive alone</text:p>
      <text:p text:style-name="P4">At the last rays of day</text:p>
      <text:p text:style-name="P4">&amp;</text:p>
      <text:p text:style-name="P5"><text:s/><text:span text:style-name="T1">Take the leap</text:span></text:p>
      <text:p text:style-name="P4">Into untested dark waters</text:p>
      <text:p text:style-name="P4">.</text:p>
      <text:p text:style-name="P4">.</text:p>
      <text:p text:style-name="P4">.</text:p>
      <text:p text:style-name="P4">Once as I hitch'd to Canada</text:p>
      <text:p text:style-name="P4">The guy give'n me the lift</text:p>
      <text:p text:style-name="P4">Offered me a job with his brother Jeff</text:p>
      <text:p text:style-name="P6"/>
      <text:p text:style-name="P4">I built houses with that</text:p>
      <text:p text:style-name="P4">Sect of Polygamists</text:p>
      <text:p text:style-name="P4">All summer long in Montana</text:p>
      <text:p text:style-name="P6"/>
      <text:p text:style-name="P4">I will never forget</text:p>
      <text:p text:style-name="P6"/>
      <text:p text:style-name="P4">' Jeff you know we are related</text:p>
      <text:p text:style-name="P4">' In about 4 different ways</text:p>
      <text:p text:style-name="P4">.</text:p>
      <text:p text:style-name="P4">.</text:p>
      <text:p text:style-name="P4">.</text:p>
      <text:p text:style-name="P4">XXIV</text:p>
      <text:p text:style-name="P6"/>
      <text:p text:style-name="P4">Yesterday</text:p>
      <text:p text:style-name="P4">I woke in a fit of compulsion</text:p>
      <text:p text:style-name="P4">By 7am my pack was ready</text:p>
      <text:p text:style-name="P6"/>
      <text:p text:style-name="P4">A certain day of the year</text:p>
      <text:p text:style-name="P4">Inspires me</text:p>
      <text:p text:style-name="P6"><text:soft-page-break/></text:p>
      <text:p text:style-name="P4">I took the train to its</text:p>
      <text:p text:style-name="P4">End-of-the-line</text:p>
      <text:p text:style-name="P4">North to Ogden</text:p>
      <text:p text:style-name="P6"/>
      <text:p text:style-name="P4">After consult'n</text:p>
      <text:p text:style-name="P4">With the local homeless</text:p>
      <text:p text:style-name="P4">I found the spot</text:p>
      <text:p text:style-name="P4">To hitchhike North</text:p>
      <text:p text:style-name="P6"/>
      <text:p text:style-name="P4">Today</text:p>
      <text:p text:style-name="P4">There was only one canyon</text:p>
      <text:p text:style-name="P4">Between me &amp; Helena</text:p>
      <text:p text:style-name="P4">After 5 hours I became defeated</text:p>
      <text:p text:style-name="P6"/>
      <text:p text:style-name="P6"/>
      <text:p text:style-name="P4">A rickity car pulled over</text:p>
      <text:p text:style-name="P4">I shoved my heap of things</text:p>
      <text:p text:style-name="P4">Into the back seat with me</text:p>
      <text:p text:style-name="P6"/>
      <text:p text:style-name="P4">They were a couple in their early 30's</text:p>
      <text:p text:style-name="P4">Who offered me drink</text:p>
      <text:p text:style-name="P4">Of clear liquid</text:p>
      <text:p text:style-name="P4">From a Sprite bottle</text:p>
      <text:p text:style-name="P4">That I declined</text:p>
      <text:p text:style-name="P6"/>
      <text:p text:style-name="P4">Further down the road</text:p>
      <text:p text:style-name="P4">I repack'd the pile into my bag</text:p>
      <text:p text:style-name="P6"/>
      <text:p text:style-name="P4">The man drive'n</text:p>
      <text:p text:style-name="P4">Commented wrily</text:p>
      <text:p text:style-name="P6"/>
      <text:p text:style-name="P4">' You won't be needing</text:p>
      <text:p text:style-name="P4">' To worry about that soon</text:p>
      <text:p text:style-name="P6"/>
      <text:p text:style-name="P4">I tensed at the comment</text:p>
      <text:p text:style-name="P4">They laughed in that lofty</text:p>
      <text:p text:style-name="P4">Too High To Give a Fuck tone</text:p>
      <text:p text:style-name="P6"/>
      <text:p text:style-name="P6"/>
      <text:p text:style-name="P4">Slowly I realized</text:p>
      <text:p text:style-name="P4">As the car began</text:p>
      <text:p text:style-name="P4">Careless drifts</text:p>
      <text:p text:style-name="P6"/>
      <text:p text:style-name="P4">The situation was entirely different</text:p>
      <text:p text:style-name="P4">From what I had suspected</text:p>
      <text:p text:style-name="P6"/>
      <text:p text:style-name="P4">I released the grip of my blade</text:p>
      <text:p text:style-name="P4">That was tuck'd out-of-sight</text:p>
      <text:p text:style-name="P4">But never out-of-reach</text:p>
      <text:p text:style-name="P6"/>
      <text:p text:style-name="P6"/>
      <text:p text:style-name="P4">The car began</text:p>
      <text:p text:style-name="P4">More dramatic swerves</text:p>
      <text:p text:style-name="P4">Enter'n the canyon</text:p>
      <text:p text:style-name="P6"/>
      <text:p text:style-name="P4">From the outer edge of one side</text:p>
      <text:p text:style-name="P4">To the outer edge of the other</text:p>
      <text:p text:style-name="P6"/>
      <text:p text:style-name="P4">On this two lane highway</text:p>
      <text:p text:style-name="P4">Northwards Butte to Helena</text:p>
      <text:p text:style-name="P6"/>
      <text:p text:style-name="P4">Our velocity a constant 80 mph</text:p>
      <text:p text:style-name="P6"/>
      <text:p text:style-name="P4">Each turn a hope for death</text:p>
      <text:p text:style-name="P4">But never</text:p>
      <text:p text:style-name="P4">With commitment to end</text:p>
      <text:p text:style-name="P6"/>
      <text:p text:style-name="P4">Typical of</text:p>
      <text:p text:style-name="P4">Passive Hippie Pussies</text:p>
      <text:p text:style-name="P6"/>
      <text:p text:style-name="P6"/>
      <text:p text:style-name="P4">It was thirty miles</text:p>
      <text:p text:style-name="P4">Of canyon twists</text:p>
      <text:p text:style-name="P6"/>
      <text:p text:style-name="P4">Before the police</text:p>
      <text:p text:style-name="P4">Chased us down</text:p>
      <text:p text:style-name="P6"/>
      <text:p text:style-name="P4">Faced to make the choice</text:p>
      <text:p text:style-name="P4">The weak caved</text:p>
      <text:p text:style-name="P4">_</text:p>
      <text:p text:style-name="P6"/>
      <text:p text:style-name="P4">Death has always been</text:p>
      <text:p text:style-name="P4">A familiar face</text:p>
      <text:p text:style-name="P6"/>
      <text:p text:style-name="P4">But it was this</text:p>
      <text:p text:style-name="P4">Long &amp; intimate dance</text:p>
      <text:p text:style-name="P4">That won my love</text:p>
      <text:p text:style-name="P6"/>
      <text:p text:style-name="P6"/>
      <text:p text:style-name="P4">A true Celebration</text:p>
      <text:p text:style-name="P4">Of my birthday</text:p>
      <text:p text:style-name="P6"/>
      <text:p text:style-name="P4">I was alive</text:p>
      <text:p text:style-name="P4">But born again</text:p>
      <text:p text:style-name="P4">.</text:p>
      <text:p text:style-name="P4">.</text:p>
      <text:p text:style-name="P4">.</text:p>
      <text:p text:style-name="P4">Ferry Ride</text:p>
      <text:p text:style-name="P4">All night</text:p>
      <text:p text:style-name="P6"/>
      <text:p text:style-name="P4">To Newfoundland</text:p>
      <text:p text:style-name="P4">Out on deck</text:p>
      <text:p text:style-name="P4">Closest to the ocean</text:p>
      <text:p text:style-name="P6"/>
      <text:p text:style-name="P4">Rumor told</text:p>
      <text:p text:style-name="P4">' Gros Morne</text:p>
      <text:p text:style-name="P4">' Remnant of the Applachians</text:p>
      <text:p text:style-name="P6"/>
      <text:p text:style-name="P4">Providence Unfold'n</text:p>
      <text:p text:style-name="P4">The next day hitch'n</text:p>
      <text:p text:style-name="P6"/>
      <text:p text:style-name="P4">Five rides</text:p>
      <text:p text:style-name="P4">Like fate brought me</text:p>
      <text:p text:style-name="P6"/>
      <text:p text:style-name="P4">Up those bogs</text:p>
      <text:p text:style-name="P4">Of Gros Morn</text:p>
      <text:p text:style-name="P4">I felt I walked</text:p>
      <text:p text:style-name="P4">With an ancient Native</text:p>
      <text:p text:style-name="P6"/>
      <text:p text:style-name="P4">Feed'n the animals</text:p>
      <text:p text:style-name="P4">Understand'n a different way</text:p>
      <text:p text:style-name="P6"/>
      <text:p text:style-name="P4">Three days to travel</text:p>
      <text:p text:style-name="P4">For one night</text:p>
      <text:p text:style-name="P4">Three days to return</text:p>
      <text:p text:style-name="P4">_</text:p>
      <text:p text:style-name="P6"/>
      <text:p text:style-name="P4">In Benos Aires</text:p>
      <text:p text:style-name="P4">I stayed a month with a cult</text:p>
      <text:p text:style-name="P6"/>
      <text:p text:style-name="P4">That allowed spirits to dance</text:p>
      <text:p text:style-name="P4">All night in their bodies</text:p>
      <text:p text:style-name="P6"/>
      <text:p text:style-name="P4">I wouldn't deny</text:p>
      <text:p text:style-name="P4">Such understand'n</text:p>
      <text:p text:style-name="P4">.</text:p>
      <text:p text:style-name="P4">.</text:p>
      <text:p text:style-name="P4">.</text:p>
      <text:p text:style-name="P4">I live a lawless life</text:p>
      <text:p text:style-name="P6"/>
      <text:p text:style-name="P4">Far or Near</text:p>
      <text:p text:style-name="P4">Govt reigns supreme</text:p>
      <text:p text:style-name="P6"/>
      <text:p text:style-name="P4">Beast or Man</text:p>
      <text:p text:style-name="P4">No earth to be free</text:p>
      <text:p text:style-name="P6"/>
      <text:p text:style-name="P4">An omnipresent foe</text:p>
      <text:p text:style-name="P4">Heretorefore unimagineable</text:p>
      <text:p text:style-name="P6"/>
      <text:p text:style-name="P4">Fear can not stop me</text:p>
      <text:p text:style-name="P4">That at risk</text:p>
      <text:p text:style-name="P4">Worth much more than mere life</text:p>
      <text:p text:style-name="P4">.</text:p>
      <text:p text:style-name="P4">.</text:p>
      <text:p text:style-name="P4">.</text:p>
      <text:p text:style-name="P4">XXV</text:p>
      <text:p text:style-name="P4">' Beware: Do not feed the monkeys</text:p>
      <text:p text:style-name="P4">' They form gangs</text:p>
      <text:p text:style-name="P4">' To rob people of their food</text:p>
      <text:p text:style-name="P6"/>
      <text:p text:style-name="P4">Monkey Hill</text:p>
      <text:p text:style-name="P4">Hong Kong</text:p>
      <text:p text:style-name="P6"/>
      <text:p text:style-name="P4">My quest took two afternoons</text:p>
      <text:p text:style-name="P4">End'n as I crossed the bridge</text:p>
      <text:p text:style-name="P6"/>
      <text:p text:style-name="P4">To a hill full of monkeys</text:p>
      <text:p text:style-name="P4">Who needed a champion</text:p>
      <text:p text:style-name="P6"/>
      <text:p text:style-name="P4">The Historical Sign read</text:p>
      <text:p text:style-name="P4">The monkeys were imported</text:p>
      <text:p text:style-name="P6"/>
      <text:p text:style-name="P4">To eat poisonous plants</text:p>
      <text:p text:style-name="P4">Around the riverbanks</text:p>
      <text:p text:style-name="P4"><text:soft-page-break/>In order for this area to be founded</text:p>
      <text:p text:style-name="P6"/>
      <text:p text:style-name="P4">Now this Beware sign asks</text:p>
      <text:p text:style-name="P4">Abandon the monkeys</text:p>
      <text:p text:style-name="P4">To forage on their own</text:p>
      <text:p text:style-name="P4">_</text:p>
      <text:p text:style-name="P6"/>
      <text:p text:style-name="P4">I've always wanted</text:p>
      <text:p text:style-name="P4">To be a gang leader</text:p>
      <text:p text:style-name="P6"/>
      <text:p text:style-name="P4">Befriend these packs of monkeys</text:p>
      <text:p text:style-name="P4">With a feast</text:p>
      <text:p text:style-name="P4">They would recognize my value</text:p>
      <text:p text:style-name="P6"/>
      <text:p text:style-name="P4">My pack was full</text:p>
      <text:p text:style-name="P4">Of different foods</text:p>
      <text:p text:style-name="P4">I'd been accumulate'n</text:p>
      <text:p text:style-name="P4">For this celebration</text:p>
      <text:p text:style-name="P6"/>
      <text:p text:style-name="P4">The monkeys may just raid</text:p>
      <text:p text:style-name="P4">Me &amp; my camp</text:p>
      <text:p text:style-name="P4">Attack'n me in the night</text:p>
      <text:p text:style-name="P6"/>
      <text:p text:style-name="P4">The monkeys may just like me</text:p>
      <text:p text:style-name="P6"/>
      <text:p text:style-name="P4">They would recognize my friendly power</text:p>
      <text:p text:style-name="P4">&amp; Unite under my scheme'n</text:p>
      <text:p text:style-name="P6"/>
      <text:p text:style-name="P4">Either way</text:p>
      <text:p text:style-name="P4">This was to be a party to never forget</text:p>
      <text:p text:style-name="P4">_</text:p>
      <text:p text:style-name="P6"/>
      <text:p text:style-name="P4">Above a shrine of stone</text:p>
      <text:p text:style-name="P4">At the point of a foothill</text:p>
      <text:p text:style-name="P4">I set up camp for the rain</text:p>
      <text:p text:style-name="P6"/>
      <text:p text:style-name="P4">My 2nd hammock lashing</text:p>
      <text:p text:style-name="P4">Not unpacked</text:p>
      <text:p text:style-name="P4">Nor packed</text:p>
      <text:p text:style-name="P6"/>
      <text:p text:style-name="P4">Not anywhere</text:p>
      <text:p text:style-name="P4">To be found</text:p>
      <text:p text:style-name="P6"/>
      <text:p text:style-name="P4">That slight piece of equipment</text:p>
      <text:p text:style-name="P4">Would betray me of shelter</text:p>
      <text:p text:style-name="P4">From the hard rain to come</text:p>
      <text:p text:style-name="P6"/>
      <text:p text:style-name="P4">Gamgee lesson</text:p>
      <text:p text:style-name="P4">Never forgot</text:p>
      <text:p text:style-name="P6"/>
      <text:p text:style-name="P4">Always carry rope</text:p>
      <text:p text:style-name="P4">_</text:p>
      <text:p text:style-name="P6"/>
      <text:p text:style-name="P4">Head'n from Monkey Hill</text:p>
      <text:p text:style-name="P4">Back to downtown Hong Kong</text:p>
      <text:p text:style-name="P5"><text:s/><text:span text:style-name="T1">1:30am I wandered directionless</text:span></text:p>
      <text:p text:style-name="P6"/>
      <text:p text:style-name="P4">Earlier Ducki commented</text:p>
      <text:p text:style-name="P4">She always wanted</text:p>
      <text:p text:style-name="P4">To enter a building</text:p>
      <text:p text:style-name="P4">But was too scared</text:p>
      <text:p text:style-name="P4">The Indians were always fighting outside</text:p>
      <text:p text:style-name="P6"/>
      <text:p text:style-name="P4">Sure enough</text:p>
      <text:p text:style-name="P4">As we entered</text:p>
      <text:p text:style-name="P4">A flock of seven Indian males began fight'n</text:p>
      <text:p text:style-name="P6"/>
      <text:p text:style-name="P4">Like small sparrows</text:p>
      <text:p text:style-name="P4">Do in a bicker</text:p>
      <text:p text:style-name="P4">-</text:p>
      <text:p text:style-name="P6"/>
      <text:p text:style-name="P4">Now across the street</text:p>
      <text:p text:style-name="P4">Was that same building</text:p>
      <text:p text:style-name="P4">An Indian approached me</text:p>
      <text:p text:style-name="P6"/>
      <text:p text:style-name="P5"><text:s/><text:span text:style-name="T1">With an offer I could not refuse</text:span></text:p>
      <text:p text:style-name="P4">My own room for under $30</text:p>
      <text:p text:style-name="P6"/>
      <text:p text:style-name="P4">Sure enough</text:p>
      <text:p text:style-name="P4">He had to fight against another Indian</text:p>
      <text:p text:style-name="P4">But he got us to the elevator</text:p>
      <text:p text:style-name="P6"/>
      <text:p text:style-name="P4">I'd never been on an elevator that small</text:p>
      <text:p text:style-name="P4">That had to go so high</text:p>
      <text:p text:style-name="P4">.</text:p>
      <text:p text:style-name="P4">.</text:p>
      <text:p text:style-name="P4">.</text:p>
      <text:p text:style-name="P4">The black Jamaican</text:p>
      <text:p text:style-name="P4">Hosted us in a room</text:p>
      <text:p text:style-name="P4">The room had a painting</text:p>
      <text:p text:style-name="P6"/>
      <text:p text:style-name="P4">A quiet night</text:p>
      <text:p text:style-name="P4">Of a white family</text:p>
      <text:p text:style-name="P4">Dining in their home</text:p>
      <text:p text:style-name="P6"/>
      <text:p text:style-name="P4">A black man poised</text:p>
      <text:p text:style-name="P4">Rifle in hand</text:p>
      <text:p text:style-name="P4">Outside the room window</text:p>
      <text:p text:style-name="P6"/>
      <text:p text:style-name="P4">The painting read</text:p>
      <text:p text:style-name="P4">' Never Forget</text:p>
      <text:p text:style-name="P4">.</text:p>
      <text:p text:style-name="P4">.</text:p>
      <text:p text:style-name="P4">.</text:p>
      <text:p text:style-name="P4">XXVI</text:p>
      <text:p text:style-name="P6"/>
      <text:p text:style-name="P4">I researched pathways</text:p>
      <text:p text:style-name="P4">On Google Maps</text:p>
      <text:p text:style-name="P4">Of one Hong Kong Island</text:p>
      <text:p text:style-name="P6"/>
      <text:p text:style-name="P4">Nighttime on the pathway</text:p>
      <text:p text:style-name="P4">I saw lights</text:p>
      <text:p text:style-name="P4">Swift &amp; Search'n</text:p>
      <text:p text:style-name="P4">Miles off</text:p>
      <text:p text:style-name="P4">At the other end</text:p>
      <text:p text:style-name="P4">Of this ocean cove</text:p>
      <text:p text:style-name="P6"/>
      <text:p text:style-name="P4">I assumed</text:p>
      <text:p text:style-name="P4">It a Lighthouse</text:p>
      <text:p text:style-name="P6"/>
      <text:p text:style-name="P4">At the other end</text:p>
      <text:p text:style-name="P4">Of the ocean cove</text:p>
      <text:p text:style-name="P4">I found no lighthouse</text:p>
      <text:p text:style-name="P6"/>
      <text:p text:style-name="P4">Only a sign in</text:p>
      <text:p text:style-name="P4">Cantonese &amp; English</text:p>
      <text:p text:style-name="P4">But I care naught for adversements</text:p>
      <text:p text:style-name="P6"/>
      <text:p text:style-name="P4">Up the only path</text:p>
      <text:p text:style-name="P4">Up the hill to a village</text:p>
      <text:p text:style-name="P4">Which cultivated the slopes</text:p>
      <text:p text:style-name="P4">Of this Mountain Ravine</text:p>
      <text:p text:style-name="P6"/>
      <text:p text:style-name="P4">There near the summit</text:p>
      <text:p text:style-name="P4">Lay a house</text:p>
      <text:p text:style-name="P4">Large Wooden &amp; Old</text:p>
      <text:p text:style-name="P6"/>
      <text:p text:style-name="P4">Odd to see a non-vacant house</text:p>
      <text:p text:style-name="P4">Look Dead &amp; Still</text:p>
      <text:p text:style-name="P6"/>
      <text:p text:style-name="P4">Farm paths led different places</text:p>
      <text:p text:style-name="P4">I stayed on the path</text:p>
      <text:p text:style-name="P4">That led to the mountain pass</text:p>
      <text:p text:style-name="P6"/>
      <text:p text:style-name="P4">The search'n lights I'd seen</text:p>
      <text:p text:style-name="P4">From the other end</text:p>
      <text:p text:style-name="P4">Of the ocean cove</text:p>
      <text:p text:style-name="P4">Were now focused</text:p>
      <text:p text:style-name="P4">On something at the mountain pass</text:p>
      <text:p text:style-name="P4">The lights became many</text:p>
      <text:p text:style-name="P6"/>
      <text:p text:style-name="P4">The action of the beams disturbed me</text:p>
      <text:p text:style-name="P4">By the nature of its frantic movements</text:p>
      <text:p text:style-name="P4">To the extent I decided to retreat</text:p>
      <text:p text:style-name="P6"/>
      <text:p text:style-name="P4">Failed &amp; deeply distraught</text:p>
      <text:p text:style-name="P4">I knew this the only path</text:p>
      <text:p text:style-name="P6"/>
      <text:p text:style-name="P4">I headed back</text:p>
      <text:p text:style-name="P4">There repass'n the sign</text:p>
      <text:p text:style-name="P4">I stopped to read it</text:p>
      <text:p text:style-name="P6"/>
      <text:p text:style-name="P5"><text:s/><text:span text:style-name="T1">' If you cross this border</text:span></text:p>
      <text:p text:style-name="P4">' You trespass</text:p>
      <text:p text:style-name="P4">' Into a private village</text:p>
      <text:p text:style-name="P4">' We will assume you are a thief</text:p>
      <text:p text:style-name="P4">' And treat you accordingly</text:p>
      <text:p text:style-name="P4">.</text:p>
      <text:p text:style-name="P4"><text:soft-page-break/>.</text:p>
      <text:p text:style-name="P4">.</text:p>
      <text:p text:style-name="P4">DefCon 23</text:p>
      <text:p text:style-name="P4">Dropped off in Las Vegas</text:p>
      <text:p text:style-name="P4">Alone with no plan at night</text:p>
      <text:p text:style-name="P6"/>
      <text:p text:style-name="P4">Under 20 minutes</text:p>
      <text:p text:style-name="P4">I sat hold'n a</text:p>
      <text:p text:style-name="P4">Black dealer's</text:p>
      <text:p text:style-name="P4">Gold chain</text:p>
      <text:p text:style-name="P6"/>
      <text:p text:style-name="P4">Collateral</text:p>
      <text:p text:style-name="P5"><text:s/><text:span text:style-name="T1">As he went</text:span></text:p>
      <text:p text:style-name="P4">To get my weed</text:p>
      <text:p text:style-name="P4">_</text:p>
      <text:p text:style-name="P6"/>
      <text:p text:style-name="P4">Las Vegas lights are trippy</text:p>
      <text:p text:style-name="P4">When you are high</text:p>
      <text:p text:style-name="P6"/>
      <text:p text:style-name="P4">Smoke'n a joint</text:p>
      <text:p text:style-name="P4">You roll'd out back</text:p>
      <text:p text:style-name="P6"/>
      <text:p text:style-name="P4">The lights to my back</text:p>
      <text:p text:style-name="P4">Turned out to be</text:p>
      <text:p text:style-name="P4">Not the cops</text:p>
      <text:p text:style-name="P6"/>
      <text:p text:style-name="P4">But that fright startled me</text:p>
      <text:p text:style-name="P4">My smartphone</text:p>
      <text:p text:style-name="P4">Fell &amp; shattered</text:p>
      <text:p text:style-name="P6"/>
      <text:p text:style-name="P4">Destroy'n any way to contact</text:p>
      <text:p text:style-name="P4">Those who had my room</text:p>
      <text:p text:style-name="P6"/>
      <text:p text:style-name="P4">From Wed morning at 7am</text:p>
      <text:p text:style-name="P4">Till Saturday afternoon at 3pm</text:p>
      <text:p text:style-name="P5"><text:s/><text:span text:style-name="T1">I went without sleep</text:span></text:p>
      <text:p text:style-name="P4">_</text:p>
      <text:p text:style-name="P6"/>
      <text:p text:style-name="P4">Las Vegas</text:p>
      <text:p text:style-name="P6"/>
      <text:p text:style-name="P4">The only city</text:p>
      <text:p text:style-name="P4">Where the night is life</text:p>
      <text:p text:style-name="P6"/>
      <text:p text:style-name="P4">&amp; The day</text:p>
      <text:p text:style-name="P4">Only a drunken stumble home</text:p>
      <text:p text:style-name="P4">.</text:p>
      <text:p text:style-name="P4">.</text:p>
      <text:p text:style-name="P4">.</text:p>
      <text:p text:style-name="P4">My weapons</text:p>
      <text:p text:style-name="P4">Are of the Elite Grade</text:p>
      <text:p text:style-name="P6"/>
      <text:p text:style-name="P4">None more fine in the grade</text:p>
      <text:p text:style-name="P4">Of practicality</text:p>
      <text:p text:style-name="P4">&amp; Brotherly protection</text:p>
      <text:p text:style-name="P6"/>
      <text:p text:style-name="P4">1100mi into the Appalachians</text:p>
      <text:p text:style-name="P4">Christina would join me</text:p>
      <text:p text:style-name="P6"/>
      <text:p text:style-name="P4">For one month</text:p>
      <text:p text:style-name="P4">Of 400mi of mountain</text:p>
      <text:p text:style-name="P6"/>
      <text:p text:style-name="P4">Downtown Harrisberg Penn</text:p>
      <text:p text:style-name="P4">At a military surplus</text:p>
      <text:p text:style-name="P6"/>
      <text:p text:style-name="P4">As an Eagle Scout</text:p>
      <text:p text:style-name="P4">It is a surprise</text:p>
      <text:p text:style-name="P4">To bled when testing a blade</text:p>
      <text:p text:style-name="P6"/>
      <text:p text:style-name="P4">I decided to return</text:p>
      <text:p text:style-name="P4">To purchase what kiss'd me</text:p>
      <text:p text:style-name="P6"/>
      <text:p text:style-name="P4">Tho there was no money to spare</text:p>
      <text:p text:style-name="P4">Her lipstick served</text:p>
      <text:p text:style-name="P4">Too strong a memory</text:p>
      <text:p text:style-name="P6"/>
      <text:p text:style-name="P4">The Spax SP-18</text:p>
      <text:p text:style-name="P4">Cost a dear $50</text:p>
      <text:p text:style-name="P4">.</text:p>
      <text:p text:style-name="P4">.</text:p>
      <text:p text:style-name="P4">.</text:p>
      <text:p text:style-name="P4">A binary god</text:p>
      <text:p text:style-name="P4">Shape'n reality</text:p>
      <text:p text:style-name="P6"/>
      <text:p text:style-name="P4">Hack'n unix</text:p>
      <text:p text:style-name="P4">After mine own likeness</text:p>
      <text:p text:style-name="P6"/>
      <text:p text:style-name="P4">Faith to preserve</text:p>
      <text:p text:style-name="P4">Intelligence digitally</text:p>
      <text:p text:style-name="P4">.</text:p>
      <text:p text:style-name="P4">.</text:p>
      <text:p text:style-name="P4">.</text:p>
      <text:p text:style-name="P4">Aged</text:p>
      <text:p text:style-name="P4">Fermented in Failure</text:p>
      <text:p text:style-name="P6"/>
      <text:p text:style-name="P4">These songs resonate from</text:p>
      <text:p text:style-name="P4">A salted soul</text:p>
      <text:p text:style-name="P6"/>
      <text:p text:style-name="P4">Have'n only succeeded</text:p>
      <text:p text:style-name="P4">By the statistical need</text:p>
      <text:p text:style-name="P6"/>
      <text:p text:style-name="P4">For all functions</text:p>
      <text:p text:style-name="P4">To have outliers</text:p>
      <text:p text:style-name="P6"/>
      <text:p text:style-name="P4">Turn'n to written words</text:p>
      <text:p text:style-name="P4">To salvage the debris</text:p>
      <text:p text:style-name="P6"/>
      <text:p text:style-name="P4">Of visions strewn asunder</text:p>
      <text:p text:style-name="P4">Where once epic schemes bloomed</text:p>
      <text:p text:style-name="P6"/>
      <text:p text:style-name="P4">In all the glory</text:p>
      <text:p text:style-name="P4">Of imaginations</text:p>
      <text:p text:style-name="P4">_</text:p>
      <text:p text:style-name="P6"/>
      <text:p text:style-name="P4">Tho pained evermore</text:p>
      <text:p text:style-name="P4">Still peace reins</text:p>
      <text:p text:style-name="P6"/>
      <text:p text:style-name="P4">Where there are no</text:p>
      <text:p text:style-name="P4">Unanswered questions</text:p>
      <text:p text:style-name="P4">.</text:p>
      <text:p text:style-name="P4">.</text:p>
      <text:p text:style-name="P4">.</text:p>
      <text:p text:style-name="P4">Live'n Fast</text:p>
      <text:p text:style-name="P4">To Die Young</text:p>
      <text:p text:style-name="P4">Since Childhood</text:p>
      <text:p text:style-name="P6"/>
      <text:p text:style-name="P4">13 &amp; Down those bayside slopes</text:p>
      <text:p text:style-name="P4">Body cruch'd to the longboard</text:p>
      <text:p text:style-name="P6"/>
      <text:p text:style-name="P4">Luck the only guardian</text:p>
      <text:p text:style-name="P4">To keep a car</text:p>
      <text:p text:style-name="P4">From intercept'n at bottom</text:p>
      <text:p text:style-name="P4">.</text:p>
      <text:p text:style-name="P4">.</text:p>
      <text:p text:style-name="P4">.</text:p>
      <text:p text:style-name="P4">Friday Night</text:p>
      <text:p text:style-name="P4">Sanctified of Mary</text:p>
      <text:p text:style-name="P6"/>
      <text:p text:style-name="P4">Coffee run'n its course</text:p>
      <text:p text:style-name="P6"/>
      <text:p text:style-name="P4">Consoles Alt'd</text:p>
      <text:p text:style-name="P4">Scroll'n by</text:p>
      <text:p text:style-name="P6"/>
      <text:p text:style-name="P4">Man pages print'n &amp; mark'd</text:p>
      <text:p text:style-name="P4">To issue way</text:p>
      <text:p text:style-name="P6"/>
      <text:p text:style-name="P4">When the fabric of mind</text:p>
      <text:p text:style-name="P4">Beg's Mercy &amp; Repose</text:p>
      <text:p text:style-name="P6"/>
      <text:p text:style-name="P4">But repose it will not have</text:p>
      <text:p text:style-name="P4">For that is the secret</text:p>
      <text:p text:style-name="P4">To this Sanctification</text:p>
      <text:p text:style-name="P6"/>
      <text:p text:style-name="P4">Till Stress</text:p>
      <text:p text:style-name="P4">Pressure'n Full-Throttle</text:p>
      <text:p text:style-name="P6"/>
      <text:p text:style-name="P4">Only fertile offer'n</text:p>
      <text:p text:style-name="P4">Mary savors sweetly</text:p>
      <text:p text:style-name="P6"/>
      <text:p text:style-name="P4">Upon such grounds</text:p>
      <text:p text:style-name="P4">Great Gifts Bestow'd</text:p>
      <text:p text:style-name="P6"/>
      <text:p text:style-name="P4">Purified by insight</text:p>
      <text:p text:style-name="P4">On extra-natural planes</text:p>
      <text:p text:style-name="P6"/>
      <text:p text:style-name="P4">Upon that Transcendental</text:p>
      <text:p text:style-name="P4">To Quest for questions</text:p>
      <text:p text:style-name="P4">.</text:p>
      <text:p text:style-name="P4">.</text:p>
      <text:p text:style-name="P4">.</text:p>
      <text:p text:style-name="P4">XXVII</text:p>
      <text:p text:style-name="P4">After rummage'n thru a hostel</text:p>
      <text:p text:style-name="P4">For leftover food</text:p>
      <text:p text:style-name="P6"/>
      <text:p text:style-name="P4">The workers trim'n the trees</text:p>
      <text:p text:style-name="P4">Proselytized their community</text:p>
      <text:p text:style-name="P4">As place to stay &amp; eat</text:p>
      <text:p text:style-name="P6"/>
      <text:p text:style-name="P4"><text:soft-page-break/>We traveled to their land</text:p>
      <text:p text:style-name="P4">On the wealthy side of Virginia</text:p>
      <text:p text:style-name="P6"/>
      <text:p text:style-name="P4">This cult held</text:p>
      <text:p text:style-name="P5"><text:s/><text:span text:style-name="T1">' All Things In Common</text:span></text:p>
      <text:p text:style-name="P6"/>
      <text:p text:style-name="P4">It was weird all over</text:p>
      <text:p text:style-name="P4">Felt just like</text:p>
      <text:p text:style-name="P4">My mormon childhood</text:p>
      <text:p text:style-name="P4">.</text:p>
      <text:p text:style-name="P4">.</text:p>
      <text:p text:style-name="P4">.</text:p>
      <text:p text:style-name="P4">An old Lady &amp; I haggled</text:p>
      <text:p text:style-name="P4">In a tucked away shop</text:p>
      <text:p text:style-name="P4">On an off-season</text:p>
      <text:p text:style-name="P4">Stretch of beach</text:p>
      <text:p text:style-name="P6"/>
      <text:p text:style-name="P4">She wouldn't let the piece go</text:p>
      <text:p text:style-name="P4">But at a steep price</text:p>
      <text:p text:style-name="P6"/>
      <text:p text:style-name="P4">Nevertheless</text:p>
      <text:p text:style-name="P4">The season was mine</text:p>
      <text:p text:style-name="P4">' I will pay $80</text:p>
      <text:p text:style-name="P4">' Get more cash</text:p>
      <text:p text:style-name="P4">' And pay more in the morning</text:p>
      <text:p text:style-name="P6"/>
      <text:p text:style-name="P4">Context communicated</text:p>
      <text:p text:style-name="P4">I don't have the cash</text:p>
      <text:p text:style-name="P4">Take comfort in a false gamble</text:p>
      <text:p text:style-name="P4">To save face</text:p>
      <text:p text:style-name="P6"/>
      <text:p text:style-name="P4">A split second betrayed her concession</text:p>
      <text:p text:style-name="P4">As the woman was about to respond</text:p>
      <text:p text:style-name="P6"/>
      <text:p text:style-name="P4">Christina decided to chip in</text:p>
      <text:p text:style-name="P4">' I promise we will come back</text:p>
      <text:p text:style-name="P4">' You can totally trust us</text:p>
      <text:p text:style-name="P6"/>
      <text:p text:style-name="P4">I had to lecture Christina</text:p>
      <text:p text:style-name="P4">That dure'n the logistics of hustle'n</text:p>
      <text:p text:style-name="P4">Shut The Fk Up</text:p>
      <text:p text:style-name="P4">Now the Jamacian</text:p>
      <text:p text:style-name="P4">Has cause to curse</text:p>
      <text:p text:style-name="P6"/>
      <text:p text:style-name="P4">That Jamaican JuJu</text:p>
      <text:p text:style-name="P4">Haunts me to this day</text:p>
      <text:p text:style-name="P6"/>
      <text:p text:style-name="P4">But I cannot part</text:p>
      <text:p text:style-name="P4">With the Ironwood Artifact</text:p>
      <text:p text:style-name="P4">.</text:p>
      <text:p text:style-name="P4">.</text:p>
      <text:p text:style-name="P4">.</text:p>
      <text:p text:style-name="P4">Poverty is some shit</text:p>
      <text:p text:style-name="P4">You don't know it</text:p>
      <text:p text:style-name="P4">Unless you know it</text:p>
      <text:p text:style-name="P6"/>
      <text:p text:style-name="P6"/>
      <text:p text:style-name="P4">Glue-stained nostrils of the fathers</text:p>
      <text:p text:style-name="P4">Dirt floors &amp; crude appliances</text:p>
      <text:p text:style-name="P4">Of needful things</text:p>
      <text:p text:style-name="P6"/>
      <text:p text:style-name="P4">Children abused &amp; forsaken</text:p>
      <text:p text:style-name="P4">Where hopelessness is indeed</text:p>
      <text:p text:style-name="P4">.</text:p>
      <text:p text:style-name="P4">.</text:p>
      <text:p text:style-name="P4">.</text:p>
      <text:p text:style-name="P4">This work is only ever read</text:p>
      <text:p text:style-name="P4">Under the force</text:p>
      <text:p text:style-name="P4">Of my personal stare</text:p>
      <text:p text:style-name="P6"/>
      <text:p text:style-name="P4">I must reaffirm</text:p>
      <text:p text:style-name="P4">That great works</text:p>
      <text:p text:style-name="P6"/>
      <text:p text:style-name="P4">By definition</text:p>
      <text:p text:style-name="P4">Should never be grasped</text:p>
      <text:p text:style-name="P4">Freely by whomever</text:p>
      <text:p text:style-name="P6"/>
      <text:p text:style-name="P4">Few should</text:p>
      <text:p text:style-name="P4">Ever relate</text:p>
      <text:p text:style-name="P6"/>
      <text:p text:style-name="P4">But that is the catch isn't it?</text:p>
      <text:p text:style-name="P4">To find the few</text:p>
      <text:p text:style-name="P4">The masses must echo</text:p>
      <text:p text:style-name="P6"/>
      <text:p text:style-name="P4">Life is a bitch</text:p>
      <text:p text:style-name="P4">But one has to carry on</text:p>
      <text:p text:style-name="P4">As one must</text:p>
      <text:p text:style-name="P4">.</text:p>
      <text:p text:style-name="P4">.</text:p>
      <text:p text:style-name="P4">.</text:p>
      <text:p text:style-name="P4">A pack of cigs</text:p>
      <text:p text:style-name="P4">On streets</text:p>
      <text:p text:style-name="P6"/>
      <text:p text:style-name="P4">Will turn a local</text:p>
      <text:p text:style-name="P4">Into a 2min friend</text:p>
      <text:p text:style-name="P6"/>
      <text:p text:style-name="P4">Advice imparted</text:p>
      <text:p text:style-name="P4">With the high quality of gratitude</text:p>
      <text:p text:style-name="P4">.</text:p>
      <text:p text:style-name="P4">.</text:p>
      <text:p text:style-name="P4">.</text:p>
      <text:p text:style-name="P4">I am the spirit of Freedom</text:p>
      <text:p text:style-name="P4">To roam &amp; Let roam</text:p>
      <text:p text:style-name="P6"/>
      <text:p text:style-name="P4">Zanity unmatched</text:p>
      <text:p text:style-name="P4">Wild untame</text:p>
      <text:p text:style-name="P6"/>
      <text:p text:style-name="P4">A stranger I come</text:p>
      <text:p text:style-name="P4">As if always there</text:p>
      <text:p text:style-name="P6"/>
      <text:p text:style-name="P4">A stranger I leave</text:p>
      <text:p text:style-name="P4">As if never there</text:p>
      <text:p text:style-name="P4">_</text:p>
      <text:p text:style-name="P6"/>
      <text:p text:style-name="P4">You found my note</text:p>
      <text:p text:style-name="P4">&amp; Went to where I was</text:p>
      <text:p text:style-name="P4">At McDonalds</text:p>
      <text:p text:style-name="P6"/>
      <text:p text:style-name="P4">Not hard to find</text:p>
      <text:p text:style-name="P4">Where I am</text:p>
      <text:p text:style-name="P4">In a small town</text:p>
      <text:p text:style-name="P6"/>
      <text:p text:style-name="P4">Yellow &amp; Blue 1000RR</text:p>
      <text:p text:style-name="P4">Honda craft'd with love</text:p>
      <text:p text:style-name="P6"/>
      <text:p text:style-name="P4">I see the loss</text:p>
      <text:p text:style-name="P4">As you yearn speechlessly:</text:p>
      <text:p text:style-name="P6"/>
      <text:p text:style-name="P4">Why after all this time</text:p>
      <text:p text:style-name="P4">Have you come to me</text:p>
      <text:p text:style-name="P4">Age'd as I am</text:p>
      <text:p text:style-name="P6"/>
      <text:p text:style-name="P4">Why not when I was</text:p>
      <text:p text:style-name="P4">Young &amp; Undecided</text:p>
      <text:p text:style-name="P6"/>
      <text:p text:style-name="P4">Than now</text:p>
      <text:p text:style-name="P4">Unable to adventure</text:p>
      <text:p text:style-name="P4">.</text:p>
      <text:p text:style-name="P4">.</text:p>
      <text:p text:style-name="P4">.</text:p>
      <text:p text:style-name="P4">Canadian Jasper Mtns</text:p>
      <text:p text:style-name="P6"/>
      <text:p text:style-name="P4">Camp'd at a rundown</text:p>
      <text:p text:style-name="P4">Horse stable</text:p>
      <text:p text:style-name="P6"/>
      <text:p text:style-name="P4">My machine singular</text:p>
      <text:p text:style-name="P4">Ride'n aside</text:p>
      <text:p text:style-name="P4">The last Glacial strips</text:p>
      <text:p text:style-name="P6"/>
      <text:p text:style-name="P4">Designed for</text:p>
      <text:p text:style-name="P4">Speed &amp; Carve'n</text:p>
      <text:p text:style-name="P6"/>
      <text:p text:style-name="P4">To react with nimbleness</text:p>
      <text:p text:style-name="P4">In all things</text:p>
      <text:p text:style-name="P6"/>
      <text:p text:style-name="P4">A gas attendant</text:p>
      <text:p text:style-name="P4">Proclaimed my bike</text:p>
      <text:p text:style-name="P4">' Most beautiful of all</text:p>
      <text:p text:style-name="P4">.</text:p>
      <text:p text:style-name="P4">.</text:p>
      <text:p text:style-name="P4">.</text:p>
      <text:p text:style-name="P4">The sun</text:p>
      <text:p text:style-name="P4">The last element in life</text:p>
      <text:p text:style-name="P4">To fail</text:p>
      <text:p text:style-name="P6"/>
      <text:p text:style-name="P4">Gaze'n at its orbit</text:p>
      <text:p text:style-name="P4">Restricted to a 30% spectrum</text:p>
      <text:p text:style-name="P6"/>
      <text:p text:style-name="P4">Dumbstruct</text:p>
      <text:p text:style-name="P4">&amp; In Denial</text:p>
      <text:p text:style-name="P6"/>
      <text:p text:style-name="P4">In Yellowknife the sun</text:p>
      <text:p text:style-name="P4">Behaves in odd ways</text:p>
      <text:p text:style-name="P6"/>
      <text:p text:style-name="P4"><text:soft-page-break/>Nothing in life</text:p>
      <text:p text:style-name="P4">Can be known in surety</text:p>
      <text:p text:style-name="P4">.</text:p>
      <text:p text:style-name="P4">.</text:p>
      <text:p text:style-name="P4">.</text:p>
      <text:p text:style-name="P4">XXVIII</text:p>
      <text:p text:style-name="P6"/>
      <text:p text:style-name="P4">I rose like I had everyday since</text:p>
      <text:p text:style-name="P4">Gather'n wood for the breakfast fire</text:p>
      <text:p text:style-name="P6"/>
      <text:p text:style-name="P4">I also mistakenly</text:p>
      <text:p text:style-name="P4">Gathered a snake</text:p>
      <text:p text:style-name="P6"/>
      <text:p text:style-name="P4">The copperhead sleepy still</text:p>
      <text:p text:style-name="P6"/>
      <text:p text:style-name="P4">I kicked Christina awake</text:p>
      <text:p text:style-name="P4">Threw her machete at her</text:p>
      <text:p text:style-name="P4">Command'n her to kill it</text:p>
      <text:p text:style-name="P6"/>
      <text:p text:style-name="P4">The snake woke real fast</text:p>
      <text:p text:style-name="P4">As Christina missed</text:p>
      <text:p text:style-name="P6"/>
      <text:p text:style-name="P4">They fought thru the bramble</text:p>
      <text:p text:style-name="P6"/>
      <text:p text:style-name="P4">The copperhead strike'n</text:p>
      <text:p text:style-name="P4">Christina miss'n</text:p>
      <text:p text:style-name="P6"/>
      <text:p text:style-name="P4">Despite the undergrowth</text:p>
      <text:p text:style-name="P4">Christina kept her focus</text:p>
      <text:p text:style-name="P6"/>
      <text:p text:style-name="P4">The snake dove</text:p>
      <text:p text:style-name="P4">Into a leap'n strike</text:p>
      <text:p text:style-name="P6"/>
      <text:p text:style-name="P4">The machete SHINK</text:p>
      <text:p text:style-name="P4">Split the air</text:p>
      <text:p text:style-name="P6"/>
      <text:p text:style-name="P4">The open-mouthed head</text:p>
      <text:p text:style-name="P4">Severed from its body</text:p>
      <text:p text:style-name="P6"/>
      <text:p text:style-name="P4">Spin'n out into the distance</text:p>
      <text:p text:style-name="P6"/>
      <text:p text:style-name="P4">3Chop held the severed body</text:p>
      <text:p text:style-name="P4">With one hand</text:p>
      <text:p text:style-name="P6"/>
      <text:p text:style-name="P4">Then peeled down</text:p>
      <text:p text:style-name="P4">The copperhead's skin</text:p>
      <text:p text:style-name="P4">Off with the other</text:p>
      <text:p text:style-name="P6"/>
      <text:p text:style-name="P4">3Chop tore out the guts</text:p>
      <text:p text:style-name="P4">Washed the twitch'n corpse</text:p>
      <text:p text:style-name="P4">In the river</text:p>
      <text:p text:style-name="P6"/>
      <text:p text:style-name="P4">Built a fire</text:p>
      <text:p text:style-name="P4">Roast'd the unseasoned meat</text:p>
      <text:p text:style-name="P4">&amp; Ate</text:p>
      <text:p text:style-name="P6"/>
      <text:p text:style-name="P4">3Chop &amp; 3Shot</text:p>
      <text:p text:style-name="P4">A memorable Duo</text:p>
      <text:p text:style-name="P4">Throughout 400mi of Appalachian Mtn</text:p>
      <text:p text:style-name="P4">.</text:p>
      <text:p text:style-name="P4">.</text:p>
      <text:p text:style-name="P4">.</text:p>
      <text:p text:style-name="P4">My parents firmly declared</text:p>
      <text:p text:style-name="P4">I would not own a Motorcycle</text:p>
      <text:p text:style-name="P4">Aun with my own money</text:p>
      <text:p text:style-name="P6"/>
      <text:p text:style-name="P4">But my tongue was</text:p>
      <text:p text:style-name="P4">Forged of silver</text:p>
      <text:p text:style-name="P4">3mo Later at Seventeen</text:p>
      <text:p text:style-name="P6"/>
      <text:p text:style-name="P4">Cruise'n on my</text:p>
      <text:p text:style-name="P4">Cherry Red Triumph Legend 900cc</text:p>
      <text:p text:style-name="P4">Paid in full by my parents</text:p>
      <text:p text:style-name="P6"/>
      <text:p text:style-name="P4">My sister Megan</text:p>
      <text:p text:style-name="P4">On back</text:p>
      <text:p text:style-name="P6"/>
      <text:p text:style-name="P4">That sleepy Sunday afternoon</text:p>
      <text:p text:style-name="P4">In Texas</text:p>
      <text:p text:style-name="P6"/>
      <text:p text:style-name="P4">Our parents in the van behind</text:p>
      <text:p text:style-name="P4">All on the road to our cousins</text:p>
      <text:p text:style-name="P6"/>
      <text:p text:style-name="P4">A Ford Mustang</text:p>
      <text:p text:style-name="P4">Pulled up aside</text:p>
      <text:p text:style-name="P6"/>
      <text:p text:style-name="P4">Its engine call'n me out</text:p>
      <text:p text:style-name="P4">Disrespectfully</text:p>
      <text:p text:style-name="P6"/>
      <text:p text:style-name="P4">On green we lurched forward</text:p>
      <text:p text:style-name="P4">Leave'n my startled parents</text:p>
      <text:p text:style-name="P4">In the wake of fumes</text:p>
      <text:p text:style-name="P6"/>
      <text:p text:style-name="P4">I kept our race parallel</text:p>
      <text:p text:style-name="P4">This road had an interest'n fate</text:p>
      <text:p text:style-name="P6"/>
      <text:p text:style-name="P4">The Mustang</text:p>
      <text:p text:style-name="P4">Screeched &amp; Skidded</text:p>
      <text:p text:style-name="P6"/>
      <text:p text:style-name="P4">As its lane turn'd</text:p>
      <text:p text:style-name="P4">Then ended abruptly</text:p>
      <text:p text:style-name="P4">.</text:p>
      <text:p text:style-name="P4">.</text:p>
      <text:p text:style-name="P4">.</text:p>
      <text:p text:style-name="P4">XXIX</text:p>
      <text:p text:style-name="P6"/>
      <text:p text:style-name="P4">Born on the Air Force Base</text:p>
      <text:p text:style-name="P4">In Mountain Home, Idaho</text:p>
      <text:p text:style-name="P6"/>
      <text:p text:style-name="P4">There ingrained</text:p>
      <text:p text:style-name="P4">A deep respect</text:p>
      <text:p text:style-name="P6"/>
      <text:p text:style-name="P4">For the Nez Perce</text:p>
      <text:p text:style-name="P4">Native American Tribe</text:p>
      <text:p text:style-name="P4">_</text:p>
      <text:p text:style-name="P6"/>
      <text:p text:style-name="P4">The Selway Wilderness borders</text:p>
      <text:p text:style-name="P4">A Nez Perce reservation</text:p>
      <text:p text:style-name="P6"/>
      <text:p text:style-name="P4">Remote still the edge</text:p>
      <text:p text:style-name="P4">of that wilderness</text:p>
      <text:p text:style-name="P6"/>
      <text:p text:style-name="P4">Yet four Nez Perce</text:p>
      <text:p text:style-name="P4">Came to where</text:p>
      <text:p text:style-name="P4">The Salmon leap in season</text:p>
      <text:p text:style-name="P6"/>
      <text:p text:style-name="P4">Back at their home</text:p>
      <text:p text:style-name="P4">On the Reservation</text:p>
      <text:p text:style-name="P6"/>
      <text:p text:style-name="P4">High-Schoolers Drop-Outs Parents</text:p>
      <text:p text:style-name="P4">Party'd that school night</text:p>
      <text:p text:style-name="P6"/>
      <text:p text:style-name="P4">Wild to contest</text:p>
      <text:p text:style-name="P4">Parties past of my Friday nights</text:p>
      <text:p text:style-name="P6"/>
      <text:p text:style-name="P4">The Step Dad woke me up</text:p>
      <text:p text:style-name="P4">3am on the couch</text:p>
      <text:p text:style-name="P6"/>
      <text:p text:style-name="P4">' I don't know who you are</text:p>
      <text:p text:style-name="P4">' So if you want to sleep</text:p>
      <text:p text:style-name="P4">' At my house on my couch</text:p>
      <text:p text:style-name="P4">' You have to drive to get beer</text:p>
      <text:p text:style-name="P4">.</text:p>
      <text:p text:style-name="P4">.</text:p>
      <text:p text:style-name="P4">.</text:p>
      <text:p text:style-name="P4">The Rite of Death</text:p>
      <text:p text:style-name="P4">This Ritual of Awaken'n</text:p>
      <text:p text:style-name="P6"/>
      <text:p text:style-name="P4">I give as a gift</text:p>
      <text:p text:style-name="P4">To those I love</text:p>
      <text:p text:style-name="P6"/>
      <text:p text:style-name="P4">Christina not even a teen</text:p>
      <text:p text:style-name="P4">Would accompany me</text:p>
      <text:p text:style-name="P4">On late walks</text:p>
      <text:p text:style-name="P4">Upon the Urban Streets</text:p>
      <text:p text:style-name="P6"/>
      <text:p text:style-name="P4">She was to cross on her own</text:p>
      <text:p text:style-name="P4">I-Beams that stretched</text:p>
      <text:p text:style-name="P4">The length of this incomplete Overpass</text:p>
      <text:p text:style-name="P6"/>
      <text:p text:style-name="P4">100ft above</text:p>
      <text:p text:style-name="P4">The ground far below</text:p>
      <text:p text:style-name="P6"/>
      <text:p text:style-name="P4">' If you make a mistake you will die</text:p>
      <text:p text:style-name="P6"/>
      <text:p text:style-name="P4">&amp; I'd be quick to follow</text:p>
      <text:p text:style-name="P5"><text:s/><text:span text:style-name="T1">_</text:span></text:p>
      <text:p text:style-name="P6"/>
      <text:p text:style-name="P4">Sawyer took upon a great boulder</text:p>
      <text:p text:style-name="P4">Which to climb</text:p>
      <text:p text:style-name="P6"/>
      <text:p text:style-name="P4">' If you make a mistake you will die</text:p>
      <text:p text:style-name="P6"><text:soft-page-break/></text:p>
      <text:p text:style-name="P4">&amp; I'd be quick to follow</text:p>
      <text:p text:style-name="P6"/>
      <text:p text:style-name="P4">On his own he leap'd back down</text:p>
      <text:p text:style-name="P4">From reach'n the summit</text:p>
      <text:p text:style-name="P4">Into my anxious arms</text:p>
      <text:p text:style-name="P4">Overstretch'n my balance on a rock</text:p>
      <text:p text:style-name="P4">.</text:p>
      <text:p text:style-name="P4">.</text:p>
      <text:p text:style-name="P4">.</text:p>
      <text:p text:style-name="P4">I wildcard torrent traffic</text:p>
      <text:p text:style-name="P4">In the upper-crust</text:p>
      <text:p text:style-name="P4">Of the undernet</text:p>
      <text:p text:style-name="P6"/>
      <text:p text:style-name="P4">Oddities &amp; Rareities</text:p>
      <text:p text:style-name="P4">Fall into those gutters</text:p>
      <text:p text:style-name="P6"/>
      <text:p text:style-name="P4">Once inspect'n</text:p>
      <text:p text:style-name="P4">What had gathered for the day</text:p>
      <text:p text:style-name="P6"/>
      <text:p text:style-name="P4">Lay a fat 52.8 GB file</text:p>
      <text:p text:style-name="P6"/>
      <text:p text:style-name="P4">Weeks of leech'n</text:p>
      <text:p text:style-name="P4">Accumulated to acquire it whole</text:p>
      <text:p text:style-name="P6"/>
      <text:p text:style-name="P4">Internet's Best Compilation Of</text:p>
      <text:p text:style-name="P4">How To Seduce Women</text:p>
      <text:p text:style-name="P4">videos text &amp; mp3</text:p>
      <text:p text:style-name="P6"/>
      <text:p text:style-name="P4">Such a thing was impossible</text:p>
      <text:p text:style-name="P4">I proclaimed defiantly</text:p>
      <text:p text:style-name="P6"/>
      <text:p text:style-name="P4">To leech</text:p>
      <text:p text:style-name="P4">There exist Seeds</text:p>
      <text:p text:style-name="P6"/>
      <text:p text:style-name="P4">For this monument</text:p>
      <text:p text:style-name="P4">To not only exist</text:p>
      <text:p text:style-name="P4">But be served consistently</text:p>
      <text:p text:style-name="P4">Escaped any rationality</text:p>
      <text:p text:style-name="P6"/>
      <text:p text:style-name="P4">The world is wide &amp; weird</text:p>
      <text:p text:style-name="P4">Still Darwinian limits</text:p>
      <text:p text:style-name="P4">Inhibit all matter</text:p>
      <text:p text:style-name="P4">_</text:p>
      <text:p text:style-name="P6"/>
      <text:p text:style-name="P4">At a party with my cousin's cousin</text:p>
      <text:p text:style-name="P4">I discovered</text:p>
      <text:p text:style-name="P4">He had been a Seed</text:p>
      <text:p text:style-name="P4">.</text:p>
      <text:p text:style-name="P4">.</text:p>
      <text:p text:style-name="P4">.</text:p>
      <text:p text:style-name="P4">XXX</text:p>
      <text:p text:style-name="P6"/>
      <text:p text:style-name="P4">I regret many things I've told women</text:p>
      <text:p text:style-name="P4">Truth isn't always best for them</text:p>
      <text:p text:style-name="P6"/>
      <text:p text:style-name="P4">Out on that Reservation Road</text:p>
      <text:p text:style-name="P4">Of the Nez Perce</text:p>
      <text:p text:style-name="P6"/>
      <text:p text:style-name="P4">Hitch'n for a ride</text:p>
      <text:p text:style-name="P4">But everyone pass'n</text:p>
      <text:p text:style-name="P4">_</text:p>
      <text:p text:style-name="P6"/>
      <text:p text:style-name="P4">A rickity car pulled to the side</text:p>
      <text:p text:style-name="P4">Inside I look at the driver's side to see</text:p>
      <text:p text:style-name="P6"/>
      <text:p text:style-name="P4">Daisy Duke &amp; Blonde</text:p>
      <text:p text:style-name="P4">As redneck as can be</text:p>
      <text:p text:style-name="P6"/>
      <text:p text:style-name="P4">' You are the prettiest person</text:p>
      <text:p text:style-name="P4">' To ever pick me up</text:p>
      <text:p text:style-name="P4">I add to my thank you</text:p>
      <text:p text:style-name="P6"/>
      <text:p text:style-name="P6"/>
      <text:p text:style-name="P4">~ Oh your boyfriend</text:p>
      <text:p text:style-name="P4">~ Just broke up with you</text:p>
      <text:p text:style-name="P4">~ You shouldn't pick up at 17</text:p>
      <text:p text:style-name="P4">~ Just drop me off</text:p>
      <text:p text:style-name="P6"/>
      <text:p text:style-name="P4">She took me up a mountain top</text:p>
      <text:p text:style-name="P4">To leave me stranded</text:p>
      <text:p text:style-name="P6"/>
      <text:p text:style-name="P4">While she went home</text:p>
      <text:p text:style-name="P4">To ask her parents</text:p>
      <text:p text:style-name="P4">' if I can keep you</text:p>
      <text:p text:style-name="P6"/>
      <text:p text:style-name="P6"/>
      <text:p text:style-name="P4">She picked me up a while later</text:p>
      <text:p text:style-name="P4">As I walk'd down</text:p>
      <text:p text:style-name="P4">Her mother in the front seat</text:p>
      <text:p text:style-name="P6"/>
      <text:p text:style-name="P4">' My mom was okay with it</text:p>
      <text:p text:style-name="P4">' But my dad</text:p>
      <text:p text:style-name="P4">' Didn't like the idea</text:p>
      <text:p text:style-name="P6"/>
      <text:p text:style-name="P4">Always look before you get in</text:p>
      <text:p text:style-name="P4">.</text:p>
      <text:p text:style-name="P4">.</text:p>
      <text:p text:style-name="P4">.</text:p>
      <text:p text:style-name="P4">In my youth my temper</text:p>
      <text:p text:style-name="P4">Burn'd untemper'd</text:p>
      <text:p text:style-name="P6"/>
      <text:p text:style-name="P4">The Anarchist Cookbook</text:p>
      <text:p text:style-name="P4">One of the best reads</text:p>
      <text:p text:style-name="P6"/>
      <text:p text:style-name="P4">The Tennis Ball Bomb</text:p>
      <text:p text:style-name="P4">The only recipe</text:p>
      <text:p text:style-name="P4">That performed remarkably</text:p>
      <text:p text:style-name="P6"/>
      <text:p text:style-name="P4">It lay on my shelf</text:p>
      <text:p text:style-name="P4">Untested for weeks</text:p>
      <text:p text:style-name="P6"/>
      <text:p text:style-name="P4">Until my temper burn'd</text:p>
      <text:p text:style-name="P4">Thru all sanity</text:p>
      <text:p text:style-name="P6"/>
      <text:p text:style-name="P4">Grab'n &amp; Throw'n Blindly</text:p>
      <text:p text:style-name="P4">I launched the bomb</text:p>
      <text:p text:style-name="P6"/>
      <text:p text:style-name="P4">For a time</text:p>
      <text:p text:style-name="P4">I stared at it enamor'd</text:p>
      <text:p text:style-name="P6"/>
      <text:p text:style-name="P4">Despite its deep position'n</text:p>
      <text:p text:style-name="P4">In the closet</text:p>
      <text:p text:style-name="P6"/>
      <text:p text:style-name="P4">The match-heads burst out</text:p>
      <text:p text:style-name="P4">In healthy flow</text:p>
      <text:p text:style-name="P4">Land'n &amp; stay'n lit</text:p>
      <text:p text:style-name="P6"/>
      <text:p text:style-name="P4">Every single of the thousand</text:p>
      <text:p text:style-name="P4">Match-heads ejected</text:p>
      <text:p text:style-name="P6"/>
      <text:p text:style-name="P4">My entire world</text:p>
      <text:p text:style-name="P4">A layer of flame</text:p>
      <text:p text:style-name="P6"/>
      <text:p text:style-name="P4">Bathroom Bedroom</text:p>
      <text:p text:style-name="P4">Closet Kitchen &amp; Rec-Room</text:p>
      <text:p text:style-name="P4">.</text:p>
      <text:p text:style-name="P4">.</text:p>
      <text:p text:style-name="P4">.</text:p>
      <text:p text:style-name="P4">13 &amp; Cross'n</text:p>
      <text:p text:style-name="P4">That West Side gang park</text:p>
      <text:p text:style-name="P6"/>
      <text:p text:style-name="P4">The one with the concrete table</text:p>
      <text:p text:style-name="P4">That looked as the ones of stone in my books</text:p>
      <text:p text:style-name="P6"/>
      <text:p text:style-name="P4">Past midnight</text:p>
      <text:p text:style-name="P4">Alone &amp; Ready</text:p>
      <text:p text:style-name="P4">To bolt at any shadow</text:p>
      <text:p text:style-name="P6"/>
      <text:p text:style-name="P4">But it was car lights</text:p>
      <text:p text:style-name="P4">That turn'd on behind me</text:p>
      <text:p text:style-name="P4">Parked tuck'd away</text:p>
      <text:p text:style-name="P6"/>
      <text:p text:style-name="P4">It slowly follow'd me</text:p>
      <text:p text:style-name="P4">Down the street</text:p>
      <text:p text:style-name="P6"/>
      <text:p text:style-name="P4">Then at the sudden</text:p>
      <text:p text:style-name="P4">Burst in a lurch at me</text:p>
      <text:p text:style-name="P4">&amp; Past me</text:p>
      <text:p text:style-name="P6"/>
      <text:p text:style-name="P4">Fkn cop had a good laugh</text:p>
      <text:p text:style-name="P4">He drove off with his joke</text:p>
      <text:p text:style-name="P4">For the day</text:p>
      <text:p text:style-name="P4">.</text:p>
      <text:p text:style-name="P4">.</text:p>
      <text:p text:style-name="P4">.</text:p>
      <text:p text:style-name="P4">XXXI</text:p>
      <text:p text:style-name="P6"/>
      <text:p text:style-name="P4">Rampage</text:p>
      <text:p text:style-name="P4">Second to nothing</text:p>
      <text:p text:style-name="P4">Of all we hold dear</text:p>
      <text:p text:style-name="P6"/>
      <text:p text:style-name="P4">The ring of that havoc</text:p>
      <text:p text:style-name="P4">True &amp; Forever</text:p>
      <text:p text:style-name="P6"><text:soft-page-break/></text:p>
      <text:p text:style-name="P6"/>
      <text:p text:style-name="P4">North Beach Corpus Christi</text:p>
      <text:p text:style-name="P4">Remote places are desolate</text:p>
      <text:p text:style-name="P4">At night</text:p>
      <text:p text:style-name="P6"/>
      <text:p text:style-name="P4">The stillness of night</text:p>
      <text:p text:style-name="P4">Carries true that deep ring</text:p>
      <text:p text:style-name="P4">Of havoc</text:p>
      <text:p text:style-name="P6"/>
      <text:p text:style-name="P4">Barclay Jason &amp; I</text:p>
      <text:p text:style-name="P4">Roam'd our stomp'n ground</text:p>
      <text:p text:style-name="P4">Look'n for something to stomp</text:p>
      <text:p text:style-name="P6"/>
      <text:p text:style-name="P4">3 Hoodlums travel'd</text:p>
      <text:p text:style-name="P4">To our city</text:p>
      <text:p text:style-name="P4">A hood from the North</text:p>
      <text:p text:style-name="P6"/>
      <text:p text:style-name="P4">Look'n for what troublemakers look for</text:p>
      <text:p text:style-name="P4">There find'n us</text:p>
      <text:p text:style-name="P6"/>
      <text:p text:style-name="P4">Temporary &amp; Complementary</text:p>
      <text:p text:style-name="P4">Were the forces that created our unique body</text:p>
      <text:p text:style-name="P6"/>
      <text:p text:style-name="P4">Like the combustion of celestial bodies</text:p>
      <text:p text:style-name="P4">To form planets</text:p>
      <text:p text:style-name="P4">Or destroy them in magnificence</text:p>
      <text:p text:style-name="P4">_</text:p>
      <text:p text:style-name="P6"/>
      <text:p text:style-name="P4">North Beach Corpus Christi</text:p>
      <text:p text:style-name="P4">Like playgrounds lay abandoned zones</text:p>
      <text:p text:style-name="P6"/>
      <text:p text:style-name="P4">Mini-Golf Courses</text:p>
      <text:p text:style-name="P4">Funhouses</text:p>
      <text:p text:style-name="P4">Go-Cart Tracks</text:p>
      <text:p text:style-name="P6"/>
      <text:p text:style-name="P4">Aun commercial zones were violated</text:p>
      <text:p text:style-name="P6"/>
      <text:p text:style-name="P4">Upon Resort Roofs</text:p>
      <text:p text:style-name="P4">City Aquarium</text:p>
      <text:p text:style-name="P4">Work Zones</text:p>
      <text:p text:style-name="P6"/>
      <text:p text:style-name="P4">There Find'n &amp; Take'n</text:p>
      <text:p text:style-name="P4">Fire Extingquishers</text:p>
      <text:p text:style-name="P4">Keys from Bulldozers</text:p>
      <text:p text:style-name="P4">Change from Fountains</text:p>
      <text:p text:style-name="P6"/>
      <text:p text:style-name="P4">Leap'n off 20ft dunes to sand</text:p>
      <text:p text:style-name="P4">Soft &amp; Cool</text:p>
      <text:p text:style-name="P4">Spray'n Extinguisher thru forsaken halls</text:p>
      <text:p text:style-name="P4">Rummage'n up a rukus</text:p>
      <text:p text:style-name="P6"/>
      <text:p text:style-name="P4">Our verbs of havoc</text:p>
      <text:p text:style-name="P4">Carried us</text:p>
      <text:p text:style-name="P4">Paragraph upon paragraph</text:p>
      <text:p text:style-name="P4">On the page of Night</text:p>
      <text:p text:style-name="P6"/>
      <text:p text:style-name="P4">Till Late or Early</text:p>
      <text:p text:style-name="P4">Depend'n on if you slept or not</text:p>
      <text:p text:style-name="P4">Our twin trio set our depart</text:p>
      <text:p text:style-name="P6"/>
      <text:p text:style-name="P4">Back at our campground</text:p>
      <text:p text:style-name="P4">In the marsh</text:p>
      <text:p text:style-name="P4">Behind Jason's house we found</text:p>
      <text:p text:style-name="P6"/>
      <text:p text:style-name="P4">The homeless live'n</text:p>
      <text:p text:style-name="P4">At those parts</text:p>
      <text:p text:style-name="P4">Dine'd on our poptarts</text:p>
      <text:p text:style-name="P4">&amp; Warm'd by our fire</text:p>
      <text:p text:style-name="P5"><text:s/><text:span text:style-name="T1">XXXII</text:span></text:p>
      <text:p text:style-name="P4">Nomads drift'n</text:p>
      <text:p text:style-name="P4">From one home to another</text:p>
      <text:p text:style-name="P4">Move'n as mass</text:p>
      <text:p text:style-name="P6"/>
      <text:p text:style-name="P4">A herd of hooligans</text:p>
      <text:p text:style-name="P4">Out-stay'n our welcome</text:p>
      <text:p text:style-name="P4">Wander'n to where next</text:p>
      <text:p text:style-name="P6"/>
      <text:p text:style-name="P4">As if parents in</text:p>
      <text:p text:style-name="P4">Unsigned consortment</text:p>
      <text:p text:style-name="P4">Paid their share</text:p>
      <text:p text:style-name="P4">When visit came due</text:p>
      <text:p text:style-name="P4">_</text:p>
      <text:p text:style-name="P6"/>
      <text:p text:style-name="P4">Once there was a place</text:p>
      <text:p text:style-name="P4">That would not reject us</text:p>
      <text:p text:style-name="P6"/>
      <text:p text:style-name="P4">An abandoned warehouse</text:p>
      <text:p text:style-name="P4">Known in the annals as</text:p>
      <text:p text:style-name="P4">Skatehouse</text:p>
      <text:p text:style-name="P6"/>
      <text:p text:style-name="P4">Cross the street of</text:p>
      <text:p text:style-name="P4">Miller High School</text:p>
      <text:p text:style-name="P6"/>
      <text:p text:style-name="P4">Lay the drab forgotten graveyard</text:p>
      <text:p text:style-name="P4">Of my kin</text:p>
      <text:p text:style-name="P6"/>
      <text:p text:style-name="P4">Up &amp; Thru</text:p>
      <text:p text:style-name="P4">That graveyard fence</text:p>
      <text:p text:style-name="P4">Bordered another</text:p>
      <text:p text:style-name="P4">More recent graveyard</text:p>
      <text:p text:style-name="P6"/>
      <text:p text:style-name="P4">After those borders</text:p>
      <text:p text:style-name="P4">You come to a grassy pathway</text:p>
      <text:p text:style-name="P6"/>
      <text:p text:style-name="P4">To where we</text:p>
      <text:p text:style-name="P4">Cut a pathway</text:p>
      <text:p text:style-name="P6"/>
      <text:p text:style-name="P4">Thru a fence of wire</text:p>
      <text:p text:style-name="P4">To a building</text:p>
      <text:p text:style-name="P4">Abandoned long ago</text:p>
      <text:p text:style-name="P6"/>
      <text:p text:style-name="P4">Its concrete lot</text:p>
      <text:p text:style-name="P4">As spacious as the oceans</text:p>
      <text:p text:style-name="P4">Too much space to ever skate</text:p>
      <text:p text:style-name="P6"/>
      <text:p text:style-name="P4">Once some sort of</text:p>
      <text:p text:style-name="P4">Newspaper printery</text:p>
      <text:p text:style-name="P4">Newspapers stacked in heaps</text:p>
      <text:p text:style-name="P4">_</text:p>
      <text:p text:style-name="P6"/>
      <text:p text:style-name="P4">Once sleep'n above in the</text:p>
      <text:p text:style-name="P4">Overlook'n Overlord Office</text:p>
      <text:p text:style-name="P4">All Unventilated &amp; Grime</text:p>
      <text:p text:style-name="P6"/>
      <text:p text:style-name="P4">The night had been a wild</text:p>
      <text:p text:style-name="P4">Party in the Graveyard</text:p>
      <text:p text:style-name="P6"/>
      <text:p text:style-name="P4">Eight of us lay there</text:p>
      <text:p text:style-name="P4">Javi Javier Dorsey</text:p>
      <text:p text:style-name="P4">Sal Jesus Homer</text:p>
      <text:p text:style-name="P4">My older sister &amp; I</text:p>
      <text:p text:style-name="P6"/>
      <text:p text:style-name="P4">Upon the 70s carpet</text:p>
      <text:p text:style-name="P4">Caked in dust</text:p>
      <text:p text:style-name="P6"/>
      <text:p text:style-name="P4">Like sand</text:p>
      <text:p text:style-name="P4">In a beach-side tent</text:p>
      <text:p text:style-name="P6"/>
      <text:p text:style-name="P4">Around yellow'n paper of</text:p>
      <text:p text:style-name="P4">70s Playboy</text:p>
      <text:p text:style-name="P6"/>
      <text:p text:style-name="P4">My older sister &amp; I</text:p>
      <text:p text:style-name="P4">Lit them upon the candles</text:p>
      <text:p text:style-name="P4">Spread around for light</text:p>
      <text:p text:style-name="P6"/>
      <text:p text:style-name="P4">After throw'n them</text:p>
      <text:p text:style-name="P4">At each other</text:p>
      <text:p text:style-name="P6"/>
      <text:p text:style-name="P4">The fun spread like fire</text:p>
      <text:p text:style-name="P4">All Toss'n &amp; Avoid'n</text:p>
      <text:p text:style-name="P6"/>
      <text:p text:style-name="P4">We had to escape</text:p>
      <text:p text:style-name="P4">Thru the cemeteries</text:p>
      <text:p text:style-name="P6"/>
      <text:p text:style-name="P4">As the firefighters came</text:p>
      <text:p text:style-name="P4">Ban'n us forever</text:p>
      <text:p text:style-name="P4">From a home span'n several months</text:p>
      <text:p text:style-name="P4">.</text:p>
      <text:p text:style-name="P4">.</text:p>
      <text:p text:style-name="P4">.</text:p>
      <text:p text:style-name="P4">XXXIII</text:p>
      <text:p text:style-name="P6"/>
      <text:p text:style-name="P4">Hell</text:p>
      <text:p text:style-name="P4">I know what Front'n is</text:p>
      <text:p text:style-name="P6"/>
      <text:p text:style-name="P4">Street kid</text:p>
      <text:p text:style-name="P4">From dangerous streets</text:p>
      <text:p text:style-name="P6"/>
      <text:p text:style-name="P4">Hell I been</text:p>
      <text:p text:style-name="P4">In plenty of situations</text:p>
      <text:p text:style-name="P4">&amp; If I'm Front'n up to you</text:p>
      <text:p text:style-name="P6"><text:soft-page-break/></text:p>
      <text:p text:style-name="P4">You will know it</text:p>
      <text:p text:style-name="P4">.</text:p>
      <text:p text:style-name="P4">.</text:p>
      <text:p text:style-name="P4">.</text:p>
      <text:p text:style-name="P4">Scum &amp; Trash</text:p>
      <text:p text:style-name="P4">Those are who I meet</text:p>
      <text:p text:style-name="P4">On the streets</text:p>
      <text:p text:style-name="P6"/>
      <text:p text:style-name="P4">Roanoke offered me refuge</text:p>
      <text:p text:style-name="P4">After the cataclysmic storm hit</text:p>
      <text:p text:style-name="P6"/>
      <text:p text:style-name="P4">Met people thru people</text:p>
      <text:p text:style-name="P4">I was with people I'd met</text:p>
      <text:p text:style-name="P4">From those people after that</text:p>
      <text:p text:style-name="P6"/>
      <text:p text:style-name="P4">Power been out for weeks</text:p>
      <text:p text:style-name="P4">That crazy-muther-fkr</text:p>
      <text:p text:style-name="P4">Who hosted me</text:p>
      <text:p text:style-name="P4">Traded internet for bud</text:p>
      <text:p text:style-name="P6"/>
      <text:p text:style-name="P4">Maybe it was that bowl</text:p>
      <text:p text:style-name="P4">But I do know</text:p>
      <text:p text:style-name="P4">He was one crazy-muther-fkr</text:p>
      <text:p text:style-name="P6"/>
      <text:p text:style-name="P4">I peace'd out of there</text:p>
      <text:p text:style-name="P4">A bit past midnight</text:p>
      <text:p text:style-name="P6"/>
      <text:p text:style-name="P4">In the center of the city</text:p>
      <text:p text:style-name="P4">Jam'n to Die Antwoord</text:p>
      <text:p text:style-name="P6"/>
      <text:p text:style-name="P4">Someone call'd me out</text:p>
      <text:p text:style-name="P4">From behind</text:p>
      <text:p text:style-name="P6"/>
      <text:p text:style-name="P4">From the bush that skirt</text:p>
      <text:p text:style-name="P4">A grassy hill</text:p>
      <text:p text:style-name="P6"/>
      <text:p text:style-name="P4">Burst out a large man</text:p>
      <text:p text:style-name="P4">Toward me</text:p>
      <text:p text:style-name="P4">Face full of tats</text:p>
      <text:p text:style-name="P6"/>
      <text:p text:style-name="P4">' You travel'n too?</text:p>
      <text:p text:style-name="P4">He offered friendly gather'n</text:p>
      <text:p text:style-name="P4">To his camp at the hillcrest</text:p>
      <text:p text:style-name="P6"/>
      <text:p text:style-name="P4">Zach &amp; I camped</text:p>
      <text:p text:style-name="P4">All night on that foothill</text:p>
      <text:p text:style-name="P6"/>
      <text:p text:style-name="P4">Hell I didn't have</text:p>
      <text:p text:style-name="P4">Anywhere else to go</text:p>
      <text:p text:style-name="P4">But right here</text:p>
      <text:p text:style-name="P6"/>
      <text:p text:style-name="P4">We trade'd stories of adventure</text:p>
      <text:p text:style-name="P4">But he trump'd me de facto</text:p>
      <text:p text:style-name="P4">Once he killed a guy</text:p>
      <text:p text:style-name="P4">With a pipe</text:p>
      <text:p text:style-name="P6"/>
      <text:p text:style-name="P4">That short time was of friendship</text:p>
      <text:p text:style-name="P4">&amp; Shared mutual respect</text:p>
      <text:p text:style-name="P6"/>
      <text:p text:style-name="P4">Now I ain't say'n Zach wasn't Scum</text:p>
      <text:p text:style-name="P4">But he definitely ain't Trash</text:p>
      <text:p text:style-name="P4">.</text:p>
      <text:p text:style-name="P4">.</text:p>
      <text:p text:style-name="P4">.</text:p>
      <text:p text:style-name="P4">XXXIV</text:p>
      <text:p text:style-name="P6"/>
      <text:p text:style-name="P4">Life is the best thing</text:p>
      <text:p text:style-name="P4">Nothing created</text:p>
      <text:p text:style-name="P6"/>
      <text:p text:style-name="P4">Only form'd</text:p>
      <text:p text:style-name="P4">Out of something</text:p>
      <text:p text:style-name="P6"/>
      <text:p text:style-name="P4">Fiction &amp; Imagine'n</text:p>
      <text:p text:style-name="P4">Pale to the splendor of Life</text:p>
      <text:p text:style-name="P6"/>
      <text:p text:style-name="P4">What Picture Song or Verse</text:p>
      <text:p text:style-name="P4">Compare Aun Reflect</text:p>
      <text:p text:style-name="P4">What I see before my eyes</text:p>
      <text:p text:style-name="P6"/>
      <text:p text:style-name="P4">Truth is a candle in the darkness</text:p>
      <text:p text:style-name="P4">_</text:p>
      <text:p text:style-name="P6"/>
      <text:p text:style-name="P4">Stories told &amp; Songs said</text:p>
      <text:p text:style-name="P4">In the tales during my youth</text:p>
      <text:p text:style-name="P6"/>
      <text:p text:style-name="P4">Always up a tree</text:p>
      <text:p text:style-name="P4">With a book</text:p>
      <text:p text:style-name="P6"/>
      <text:p text:style-name="P4">Wish'n I were the protagonist</text:p>
      <text:p text:style-name="P4">Of some adventure</text:p>
      <text:p text:style-name="P6"/>
      <text:p text:style-name="P4">In a magical wonderland</text:p>
      <text:p text:style-name="P4">Or in post-apocalyptic distress</text:p>
      <text:p text:style-name="P6"/>
      <text:p text:style-name="P4">Since my first morn'n out</text:p>
      <text:p text:style-name="P4">On the Appalachian</text:p>
      <text:p text:style-name="P4">Till now settled for the season</text:p>
      <text:p text:style-name="P6"/>
      <text:p text:style-name="P4">Reflect'n on my life</text:p>
      <text:p text:style-name="P4">A story only Life could forge</text:p>
      <text:p text:style-name="P6"/>
      <text:p text:style-name="P4">The beauty &amp; depth</text:p>
      <text:p text:style-name="P4">The deepness of space</text:p>
      <text:p text:style-name="P4">.</text:p>
      <text:p text:style-name="P4">.</text:p>
      <text:p text:style-name="P4">.</text:p>
      <text:p text:style-name="P4">Mexico</text:p>
      <text:p text:style-name="P6"/>
      <text:p text:style-name="P4">Within the first week</text:p>
      <text:p text:style-name="P4">The Police Chiefs head</text:p>
      <text:p text:style-name="P4">Found in the gutter</text:p>
      <text:p text:style-name="P4">&amp; A helicopter shot down</text:p>
      <text:p text:style-name="P6"/>
      <text:p text:style-name="P4">Masked men</text:p>
      <text:p text:style-name="P4">With machine guns</text:p>
      <text:p text:style-name="P6"/>
      <text:p text:style-name="P4">Commonplace whether</text:p>
      <text:p text:style-name="P4">Grouped in trucks</text:p>
      <text:p text:style-name="P4">In packs on motorcycles</text:p>
      <text:p text:style-name="P4">Or hidden above in nests</text:p>
      <text:p text:style-name="P4">_</text:p>
      <text:p text:style-name="P6"/>
      <text:p text:style-name="P4">Once the neighborhood kids</text:p>
      <text:p text:style-name="P4">&amp; Us</text:p>
      <text:p text:style-name="P6"/>
      <text:p text:style-name="P4">Had to take shelter</text:p>
      <text:p text:style-name="P4">At the church</text:p>
      <text:p text:style-name="P6"/>
      <text:p text:style-name="P4">The safest building</text:p>
      <text:p text:style-name="P4">When that long</text:p>
      <text:p text:style-name="P4">Grenade &amp; Bullet War</text:p>
      <text:p text:style-name="P4">Blasted on</text:p>
      <text:p text:style-name="P6"/>
      <text:p text:style-name="P4">Blocks</text:p>
      <text:p text:style-name="P4">From where we ran</text:p>
      <text:p text:style-name="P4">.</text:p>
      <text:p text:style-name="P4">.</text:p>
      <text:p text:style-name="P4">.</text:p>
      <text:p text:style-name="P4">Who you walk'n up here</text:p>
      <text:p text:style-name="P4">Like this yours?</text:p>
      <text:p text:style-name="P6"/>
      <text:p text:style-name="P4">This aint your grounds</text:p>
      <text:p text:style-name="P4">This my grounds</text:p>
      <text:p text:style-name="P6"/>
      <text:p text:style-name="P4">&amp; If its four vs me</text:p>
      <text:p text:style-name="P4">There is always my friend</text:p>
      <text:p text:style-name="P4">Who gots my back in my pack</text:p>
      <text:p text:style-name="P4">.</text:p>
      <text:p text:style-name="P4">.</text:p>
      <text:p text:style-name="P4">.</text:p>
      <text:p text:style-name="P4">The Found'n Fathers</text:p>
      <text:p text:style-name="P4">Of America</text:p>
      <text:p text:style-name="P6"/>
      <text:p text:style-name="P4">Would rather Monarchy</text:p>
      <text:p text:style-name="P4">If seen our result</text:p>
      <text:p text:style-name="P6"/>
      <text:p text:style-name="P4">Democracy</text:p>
      <text:p text:style-name="P4">Humanity's Betryal</text:p>
      <text:p text:style-name="P6"/>
      <text:p text:style-name="P4">To lie</text:p>
      <text:p text:style-name="P4">Hide'n true leaders</text:p>
      <text:p text:style-name="P6"/>
      <text:p text:style-name="P4">Stable &amp; Empowered</text:p>
      <text:p text:style-name="P4">Find'n newly elected</text:p>
      <text:p text:style-name="P4">Easy prey to schemes</text:p>
      <text:p text:style-name="P4">_</text:p>
      <text:p text:style-name="P6"/>
      <text:p text:style-name="P4">Could a King love his people</text:p>
      <text:p text:style-name="P4">Honor'n a lifelong bond</text:p>
      <text:p text:style-name="P6"/>
      <text:p text:style-name="P4">Only unfaithful those</text:p>
      <text:p text:style-name="P4">Elected for short terms</text:p>
      <text:p text:style-name="P4">.</text:p>
      <text:p text:style-name="P4">.</text:p>
      <text:p text:style-name="P4">.</text:p>
      <text:p text:style-name="P4">XXXV</text:p>
      <text:p text:style-name="P6"><text:soft-page-break/></text:p>
      <text:p text:style-name="P4">Wish'n never expect'n</text:p>
      <text:p text:style-name="P4">To find a girl</text:p>
      <text:p text:style-name="P6"/>
      <text:p text:style-name="P4">Who could love me</text:p>
      <text:p text:style-name="P4">More than I love myself</text:p>
      <text:p text:style-name="P6"/>
      <text:p text:style-name="P4">You wait patient for me</text:p>
      <text:p text:style-name="P4">As I roam</text:p>
      <text:p text:style-name="P6"/>
      <text:p text:style-name="P4">Hot ninja ramen at the ready</text:p>
      <text:p text:style-name="P4">Ears enthusiastic</text:p>
      <text:p text:style-name="P6"/>
      <text:p text:style-name="P4">With that love &amp; pride-in-me</text:p>
      <text:p text:style-name="P4">That only animals</text:p>
      <text:p text:style-name="P4">Near pure as dogs can feel</text:p>
      <text:p text:style-name="P4">_</text:p>
      <text:p text:style-name="P6"/>
      <text:p text:style-name="P4">In the way Maya</text:p>
      <text:p text:style-name="P4">Smells after Amerith on return</text:p>
      <text:p text:style-name="P6"/>
      <text:p text:style-name="P4">Recount'n the long journey</text:p>
      <text:p text:style-name="P4">In sniffs</text:p>
      <text:p text:style-name="P6"/>
      <text:p text:style-name="P4">By that scent off his mane</text:p>
      <text:p text:style-name="P4">Scents stuck &amp; potent</text:p>
      <text:p text:style-name="P6"/>
      <text:p text:style-name="P4">Mayhap pick'n up something</text:p>
      <text:p text:style-name="P4">That was unexpected</text:p>
      <text:p text:style-name="P6"/>
      <text:p text:style-name="P4">Yet find'n it very delightful</text:p>
      <text:p text:style-name="P4">.</text:p>
      <text:p text:style-name="P4">.</text:p>
      <text:p text:style-name="P4">.</text:p>
      <text:p text:style-name="P4">My weapons</text:p>
      <text:p text:style-name="P4">Are of the Elite Grade</text:p>
      <text:p text:style-name="P6"/>
      <text:p text:style-name="P4">Ruger 357 Magnum Revolver</text:p>
      <text:p text:style-name="P4">The wideness of the barrel</text:p>
      <text:p text:style-name="P6"/>
      <text:p text:style-name="P4">Matched by the girth</text:p>
      <text:p text:style-name="P4">Of the steel</text:p>
      <text:p text:style-name="P6"/>
      <text:p text:style-name="P4">Acquired as a reminder</text:p>
      <text:p text:style-name="P4">To never encounter a Mountain Lion</text:p>
      <text:p text:style-name="P4">Unarmed again</text:p>
      <text:p text:style-name="P4">_</text:p>
      <text:p text:style-name="P6"/>
      <text:p text:style-name="P4">Out this night</text:p>
      <text:p text:style-name="P4">3am Deep in the bramble</text:p>
      <text:p text:style-name="P6"/>
      <text:p text:style-name="P4">The sound of approach'n</text:p>
      <text:p text:style-name="P4">Is unmistakable</text:p>
      <text:p text:style-name="P6"/>
      <text:p text:style-name="P4">Once heard</text:p>
      <text:p text:style-name="P4">It betrays fully its intention</text:p>
      <text:p text:style-name="P6"/>
      <text:p text:style-name="P4">There the fear is full</text:p>
      <text:p text:style-name="P4">_</text:p>
      <text:p text:style-name="P6"/>
      <text:p text:style-name="P4">Fortune placed us securely</text:p>
      <text:p text:style-name="P4">In an opening of the thicket</text:p>
      <text:p text:style-name="P6"/>
      <text:p text:style-name="P4">A small boulder &amp; brush</text:p>
      <text:p text:style-name="P4">At the center</text:p>
      <text:p text:style-name="P4">10ft of open space at all sides</text:p>
      <text:p text:style-name="P6"/>
      <text:p text:style-name="P4">Surrounded by</text:p>
      <text:p text:style-name="P4">Twists &amp; Distortions</text:p>
      <text:p text:style-name="P4">Vegetation warped by</text:p>
      <text:p text:style-name="P4">Stony soil</text:p>
      <text:p text:style-name="P6"/>
      <text:p text:style-name="P4">Magnum drawn</text:p>
      <text:p text:style-name="P4">I tough talked the Lion</text:p>
      <text:p text:style-name="P6"/>
      <text:p text:style-name="P4">There are some notes</text:p>
      <text:p text:style-name="P4">That are inter-species</text:p>
      <text:p text:style-name="P6"/>
      <text:p text:style-name="P4">You play your tune to its beat</text:p>
      <text:p text:style-name="P4">&amp; All will understand</text:p>
      <text:p text:style-name="P6"/>
      <text:p text:style-name="P4">To communicate</text:p>
      <text:p text:style-name="P4">To this cocky beast</text:p>
      <text:p text:style-name="P6"/>
      <text:p text:style-name="P4">Tho this be his grounds</text:p>
      <text:p text:style-name="P4">Tho he perceive</text:p>
      <text:p text:style-name="P4">No foreseeable threat</text:p>
      <text:p text:style-name="P6"/>
      <text:p text:style-name="P4">I had something</text:p>
      <text:p text:style-name="P4">Past his imaginations</text:p>
      <text:p text:style-name="P4">That would blow</text:p>
      <text:p text:style-name="P4">His brain out his skull</text:p>
      <text:p text:style-name="P6"/>
      <text:p text:style-name="P4">Vocal courage to break'n</text:p>
      <text:p text:style-name="P4">To this cat's cowardice</text:p>
      <text:p text:style-name="P4">_</text:p>
      <text:p text:style-name="P6"/>
      <text:p text:style-name="P4">20 mins passed in stalemate</text:p>
      <text:p text:style-name="P4">The next move</text:p>
      <text:p text:style-name="P4">Would be the beasts</text:p>
      <text:p text:style-name="P6"/>
      <text:p text:style-name="P4">It's presence</text:p>
      <text:p text:style-name="P4">No longer heard but felt</text:p>
      <text:p text:style-name="P6"/>
      <text:p text:style-name="P4">Positioned behind the boulder</text:p>
      <text:p text:style-name="P4">Face'n the direction</text:p>
      <text:p text:style-name="P4">The beast had been descend'n</text:p>
      <text:p text:style-name="P6"/>
      <text:p text:style-name="P4">I focused forward</text:p>
      <text:p text:style-name="P4">In dominate stance</text:p>
      <text:p text:style-name="P6"/>
      <text:p text:style-name="P4">My place sure</text:p>
      <text:p text:style-name="P4">Until the beast's presence</text:p>
      <text:p text:style-name="P4">Surely heard to the bramble</text:p>
      <text:p text:style-name="P4">At my back</text:p>
      <text:p text:style-name="P6"/>
      <text:p text:style-name="P4">The 3am moon</text:p>
      <text:p text:style-name="P4">Is not always bright</text:p>
      <text:p text:style-name="P4">It wasn't bright tonight</text:p>
      <text:p text:style-name="P6"/>
      <text:p text:style-name="P4">It had successfully</text:p>
      <text:p text:style-name="P4">Made the lengthy distance</text:p>
      <text:p text:style-name="P4">Creep'n in circle around me</text:p>
      <text:p text:style-name="P6"/>
      <text:p text:style-name="P4">Without noise</text:p>
      <text:p text:style-name="P4">Until that moment</text:p>
      <text:p text:style-name="P4">Thru some preplaced path</text:p>
      <text:p text:style-name="P6"/>
      <text:p text:style-name="P4">My note &amp; my tune</text:p>
      <text:p text:style-name="P4">Unflustered by the sudden shift</text:p>
      <text:p text:style-name="P6"/>
      <text:p text:style-name="P4">My position I knew</text:p>
      <text:p text:style-name="P4">Breached only partially</text:p>
      <text:p text:style-name="P6"/>
      <text:p text:style-name="P4">Upon my stolid reaction</text:p>
      <text:p text:style-name="P4">To the change of events</text:p>
      <text:p text:style-name="P4">Echo'd by communication</text:p>
      <text:p text:style-name="P6"/>
      <text:p text:style-name="P4">With the surprise of slyness</text:p>
      <text:p text:style-name="P4">A cat's pride</text:p>
      <text:p text:style-name="P4">Indisputably thwarted</text:p>
      <text:p text:style-name="P4">Returned a growl of frustration</text:p>
      <text:p text:style-name="P6"/>
      <text:p text:style-name="P4">I can only swear</text:p>
      <text:p text:style-name="P4">What I believe I heard</text:p>
      <text:p text:style-name="P6"/>
      <text:p text:style-name="P4">Fear truly infects sanity</text:p>
      <text:p text:style-name="P6"/>
      <text:p text:style-name="P4">All I know for certain is</text:p>
      <text:p text:style-name="P4">Amerith would refuse to go</text:p>
      <text:p text:style-name="P4">Into those brambles depths again</text:p>
      <text:p text:style-name="P4">.</text:p>
      <text:p text:style-name="P4">.</text:p>
      <text:p text:style-name="P4">.</text:p>
      <text:p text:style-name="P4">Defcon 23</text:p>
      <text:p text:style-name="P6"/>
      <text:p text:style-name="P4">Like birthday-party magicians</text:p>
      <text:p text:style-name="P4">Script-kiddie's displayed</text:p>
      <text:p text:style-name="P4">Tricks of cheap illusion</text:p>
      <text:p text:style-name="P6"/>
      <text:p text:style-name="P4">DefCon had a wall</text:p>
      <text:p text:style-name="P4">The Wall of Sheep</text:p>
      <text:p text:style-name="P6"/>
      <text:p text:style-name="P4">To display any people present</text:p>
      <text:p text:style-name="P4">Who got hacked</text:p>
      <text:p text:style-name="P4">During the Con</text:p>
      <text:p text:style-name="P6"/>
      <text:p text:style-name="P4">In the room of</text:p>
      <text:p text:style-name="P4">DefCon's internal network</text:p>
      <text:p text:style-name="P6"/>
      <text:p text:style-name="P4">I entered &amp; hid</text:p>
      <text:p text:style-name="P6"/>
      <text:p text:style-name="P4">Distressed guards &amp; management</text:p>
      <text:p text:style-name="P4">Look'd for me</text:p>
      <text:p text:style-name="P6"/>
      <text:p text:style-name="P4">Till they stood inches from me</text:p>
      <text:p text:style-name="P4">But they did not find me</text:p>
      <text:p text:style-name="P6"><text:soft-page-break/></text:p>
      <text:p text:style-name="P4">Among the proof of</text:p>
      <text:p text:style-name="P4">Government Collusion</text:p>
      <text:p text:style-name="P6"/>
      <text:p text:style-name="P4">I found papers</text:p>
      <text:p text:style-name="P4">To plaster on their Press Wall</text:p>
      <text:p text:style-name="P6"/>
      <text:p text:style-name="P4">3411 <text:s text:c="2"/>0|= <text:s text:c="2"/>5|-|33|o</text:p>
      <text:p text:style-name="P4">.</text:p>
      <text:p text:style-name="P4">.</text:p>
      <text:p text:style-name="P4">.</text:p>
      <text:p text:style-name="P4">Years in the study of Art</text:p>
      <text:p text:style-name="P4">Filed in the ranks of</text:p>
      <text:p text:style-name="P4">Chiaroscuro</text:p>
      <text:p text:style-name="P6"/>
      <text:p text:style-name="P4">A study of light vs dark</text:p>
      <text:p text:style-name="P6"/>
      <text:p text:style-name="P4">Naturally understood</text:p>
      <text:p text:style-name="P4">From a strict Christian upbring'n</text:p>
      <text:p text:style-name="P6"/>
      <text:p text:style-name="P4">In the depiction of humanity</text:p>
      <text:p text:style-name="P4">Shadows best define</text:p>
      <text:p text:style-name="P4">A human's character</text:p>
      <text:p text:style-name="P4">.</text:p>
      <text:p text:style-name="P4">.</text:p>
      <text:p text:style-name="P4">.</text:p>
      <text:p text:style-name="P5"><text:s/><text:span text:style-name="T1">XXXVI</text:span></text:p>
      <text:p text:style-name="P4">Corpus Christi</text:p>
      <text:p text:style-name="P4">No place like home</text:p>
      <text:p text:style-name="P6"/>
      <text:p text:style-name="P4">Same corners</text:p>
      <text:p text:style-name="P4">I peed on as a teen</text:p>
      <text:p text:style-name="P4">Those punk years</text:p>
      <text:p text:style-name="P4">Never to be forgotten</text:p>
      <text:p text:style-name="P6"/>
      <text:p text:style-name="P4">On hard streets</text:p>
      <text:p text:style-name="P4">Mostly at the bay Downtown</text:p>
      <text:p text:style-name="P6"/>
      <text:p text:style-name="P4">Forever to yearn</text:p>
      <text:p text:style-name="P4">Those warm salty drifts</text:p>
      <text:p text:style-name="P4">Stinging with sand</text:p>
      <text:p text:style-name="P6"/>
      <text:p text:style-name="P4">Full of the caw</text:p>
      <text:p text:style-name="P4">Of that great body of christ</text:p>
      <text:p text:style-name="P6"/>
      <text:p text:style-name="P4">Its proud Skyline</text:p>
      <text:p text:style-name="P4">&amp; Harbor Bridge</text:p>
      <text:p text:style-name="P6"/>
      <text:p text:style-name="P4">Splashed</text:p>
      <text:p text:style-name="P4">By forever muddled waters</text:p>
      <text:p text:style-name="P6"/>
      <text:p text:style-name="P4">Celebrate'n New Years</text:p>
      <text:p text:style-name="P4">With a discarded Christmas Tree</text:p>
      <text:p text:style-name="P4">Set up in sand &amp; adorned</text:p>
      <text:p text:style-name="P6"/>
      <text:p text:style-name="P4">With Gas &amp; Explosives</text:p>
      <text:p text:style-name="P4">A Herald to a new cycle</text:p>
      <text:p text:style-name="P4">.</text:p>
      <text:p text:style-name="P4">.</text:p>
      <text:p text:style-name="P4">.</text:p>
      <text:p text:style-name="P4">1337</text:p>
      <text:p text:style-name="P4">Long eluded me</text:p>
      <text:p text:style-name="P6"/>
      <text:p text:style-name="P4">A child built on DOS</text:p>
      <text:p text:style-name="P4">Distracted by the colorful windows of 95</text:p>
      <text:p text:style-name="P6"/>
      <text:p text:style-name="P4">Punk teenage years squandered</text:p>
      <text:p text:style-name="P4">In the hustle</text:p>
      <text:p text:style-name="P4">Of illicitly-traded binaries</text:p>
      <text:p text:style-name="P6"/>
      <text:p text:style-name="P4">Attempts been made to rise up</text:p>
      <text:p text:style-name="P4">Yet the time wasn't right</text:p>
      <text:p text:style-name="P6"/>
      <text:p text:style-name="P4">College years came by &amp; went</text:p>
      <text:p text:style-name="P4">Still the time wasn't right</text:p>
      <text:p text:style-name="P6"/>
      <text:p text:style-name="P4">The January summer spent in Buenos Aires</text:p>
      <text:p text:style-name="P4">Nose down a dense unix text</text:p>
      <text:p text:style-name="P6"/>
      <text:p text:style-name="P4">Fresh blind'n despair</text:p>
      <text:p text:style-name="P4">Those 6 mo of unsuccessful installs</text:p>
      <text:p text:style-name="P6"/>
      <text:p text:style-name="P4">Tho hampered by hardware</text:p>
      <text:p text:style-name="P4">I found myself at a FreeBSD terminal</text:p>
      <text:p text:style-name="P6"/>
      <text:p text:style-name="P4">Despite 900 pages</text:p>
      <text:p text:style-name="P4">Of technical reads</text:p>
      <text:p text:style-name="P4">I could produce</text:p>
      <text:p text:style-name="P4">Only DOS commands</text:p>
      <text:p text:style-name="P6"/>
      <text:p text:style-name="P4">That was when</text:p>
      <text:p text:style-name="P4">I swore off the 1337 dream</text:p>
      <text:p text:style-name="P4">Forever</text:p>
      <text:p text:style-name="P6"/>
      <text:p text:style-name="P4">Squander time no more</text:p>
      <text:p text:style-name="P4">Against obstinate deficiency</text:p>
      <text:p text:style-name="P4">_</text:p>
      <text:p text:style-name="P6"/>
      <text:p text:style-name="P4">But nothing lasts forever</text:p>
      <text:p text:style-name="P4">Stubborn</text:p>
      <text:p text:style-name="P4">&amp; In the pits of esteem</text:p>
      <text:p text:style-name="P6"/>
      <text:p text:style-name="P4">Work'n underpaid at a firm</text:p>
      <text:p text:style-name="P4">Finally Stable &amp; Able</text:p>
      <text:p text:style-name="P6"/>
      <text:p text:style-name="P4">The time was right</text:p>
      <text:p text:style-name="P6"/>
      <text:p text:style-name="P4">1337 Come'n forward</text:p>
      <text:p text:style-name="P4">With vendetta</text:p>
      <text:p text:style-name="P6"/>
      <text:p text:style-name="P4">Noob foothills where</text:p>
      <text:p text:style-name="P4">I had spent my history lost</text:p>
      <text:p text:style-name="P6"/>
      <text:p text:style-name="P4">Now obscured</text:p>
      <text:p text:style-name="P4">By vast expenses</text:p>
      <text:p text:style-name="P6"/>
      <text:p text:style-name="P4">Depression &amp; Trial</text:p>
      <text:p text:style-name="P4">Still carve my path</text:p>
      <text:p text:style-name="P6"/>
      <text:p text:style-name="P4">Tho the mantle of Disdain shed</text:p>
      <text:p text:style-name="P4">Never to be worn again</text:p>
      <text:p text:style-name="P6"/>
      <text:p text:style-name="P4">Now worthy of 1337</text:p>
      <text:p text:style-name="P4">Now relieved</text:p>
      <text:p text:style-name="P4">I never kept my word</text:p>
      <text:p text:style-name="P4">.</text:p>
      <text:p text:style-name="P4">.</text:p>
      <text:p text:style-name="P4">.</text:p>
      <text:p text:style-name="P4">1337 haqr life</text:p>
      <text:p text:style-name="P6"/>
      <text:p text:style-name="P4">Consume'n free time</text:p>
      <text:p text:style-name="P4">Exchange'n needful time</text:p>
      <text:p text:style-name="P6"/>
      <text:p text:style-name="P4">Need'n above all else</text:p>
      <text:p text:style-name="P4">To reach respectful heights</text:p>
      <text:p text:style-name="P6"/>
      <text:p text:style-name="P4">Where ability</text:p>
      <text:p text:style-name="P4">Has become craft</text:p>
      <text:p text:style-name="P4">Evolved to skill</text:p>
      <text:p text:style-name="P4">Soar'n to masteries</text:p>
      <text:p text:style-name="P4">_</text:p>
      <text:p text:style-name="P6"/>
      <text:p text:style-name="P4">When all around</text:p>
      <text:p text:style-name="P4">Is Gone as rot</text:p>
      <text:p text:style-name="P6"/>
      <text:p text:style-name="P4">May this archive</text:p>
      <text:p text:style-name="P4">Fuel the future</text:p>
      <text:p text:style-name="P6"/>
      <text:p text:style-name="P4">As periods</text:p>
      <text:p text:style-name="P4">Pre Jurrassic</text:p>
      <text:p text:style-name="P6"/>
      <text:p text:style-name="P4">Fuel this CBR 1000RR</text:p>
      <text:p text:style-name="P4">Allow'n unimaginable escapes</text:p>
      <text:p text:style-name="P4">.</text:p>
      <text:p text:style-name="P4">.</text:p>
      <text:p text:style-name="P4">.</text:p>
      <text:p text:style-name="P4">XXXVIII</text:p>
      <text:p text:style-name="P6"/>
      <text:p text:style-name="P4">Age is something</text:p>
      <text:p text:style-name="P4">Ever to be fear'd</text:p>
      <text:p text:style-name="P6"/>
      <text:p text:style-name="P4">But as most things in life</text:p>
      <text:p text:style-name="P4">Near the end</text:p>
      <text:p text:style-name="P4">At its sweetest</text:p>
      <text:p text:style-name="P6"/>
      <text:p text:style-name="P4">Prose Wordsmith</text:p>
      <text:p text:style-name="P4">Adventurer True Grit</text:p>
      <text:p text:style-name="P4">Unix Hacker 1337</text:p>
      <text:p text:style-name="P6"/>
      <text:p text:style-name="P4">All these activities</text:p>
      <text:p text:style-name="P4">Mediocre at best</text:p>
      <text:p text:style-name="P4">Dure'n my youth</text:p>
      <text:p text:style-name="P6"/>
      <text:p text:style-name="P4"><text:soft-page-break/>Now at the cusp of Age</text:p>
      <text:p text:style-name="P4">Those titles I hold true</text:p>
      <text:p text:style-name="P6"/>
      <text:p text:style-name="P4">Thru such pathways</text:p>
      <text:p text:style-name="P4">I see hopeful horizons</text:p>
      <text:p text:style-name="P6"/>
      <text:p text:style-name="P4">Every moment as Testament</text:p>
      <text:p text:style-name="P4">To Lifestory</text:p>
      <text:p text:style-name="P4">.</text:p>
      <text:p text:style-name="P4">.</text:p>
      <text:p text:style-name="P4">.</text:p>
      <text:p text:style-name="P4">To tell her who I love</text:p>
      <text:p text:style-name="P4">That such relation is taboo</text:p>
      <text:p text:style-name="P4">To those who</text:p>
      <text:p text:style-name="P4">Walk in the path of</text:p>
      <text:p text:style-name="P4">La Santa Muerte</text:p>
      <text:p text:style-name="P6"/>
      <text:p text:style-name="P4">To H.P. Lovecraft</text:p>
      <text:p text:style-name="P4">To William Blake</text:p>
      <text:p text:style-name="P4">To me</text:p>
      <text:p text:style-name="P6"/>
      <text:p text:style-name="P4">Life is for the sow'n</text:p>
      <text:p text:style-name="P4">To the Reaper</text:p>
      <text:p text:style-name="P4">To reap the rewards</text:p>
      <text:p text:style-name="P6"/>
      <text:p text:style-name="P4">Let action &amp; life</text:p>
      <text:p text:style-name="P4">Only ever be for</text:p>
      <text:p text:style-name="P4">His memory of me</text:p>
      <text:p text:style-name="P4">.</text:p>
      <text:p text:style-name="P4">.</text:p>
      <text:p text:style-name="P4">.</text:p>
      <text:p text:style-name="P4">Mechanical keyboard</text:p>
      <text:p text:style-name="P4">My Input</text:p>
      <text:p text:style-name="P6"/>
      <text:p text:style-name="P4">100 viewable inches</text:p>
      <text:p text:style-name="P4">My Output</text:p>
      <text:p text:style-name="P6"/>
      <text:p text:style-name="P4">5.1 Dolby</text:p>
      <text:p text:style-name="P4">Surround Sound</text:p>
      <text:p text:style-name="P6"/>
      <text:p text:style-name="P4">Mechanisms</text:p>
      <text:p text:style-name="P4">Of my domain buzz'n</text:p>
      <text:p text:style-name="P6"/>
      <text:p text:style-name="P4">A 1337 life</text:p>
      <text:p text:style-name="P4">&amp; A peaceful mind</text:p>
      <text:p text:style-name="P6"/>
      <text:p text:style-name="P4">Kept in cryptic</text:p>
      <text:p text:style-name="P4">Kernel internals</text:p>
      <text:p text:style-name="P6"/>
      <text:p text:style-name="P4">To preserve</text:p>
      <text:p text:style-name="P4">Life, Liberty &amp; History</text:p>
      <text:p text:style-name="P6"/>
      <text:p text:style-name="P4">To preserve the</text:p>
      <text:p text:style-name="P4">Anarchy of Intelligence</text:p>
      <text:p text:style-name="P4">.</text:p>
      <text:p text:style-name="P4">.</text:p>
      <text:p text:style-name="P4">.</text:p>
      <text:p text:style-name="P4">XXXIX</text:p>
      <text:p text:style-name="P6"/>
      <text:p text:style-name="P4">Since my days strapped</text:p>
      <text:p text:style-name="P4">By The Man</text:p>
      <text:p text:style-name="P4">To my desk as a teen</text:p>
      <text:p text:style-name="P6"/>
      <text:p text:style-name="P4">Since my days sworn</text:p>
      <text:p text:style-name="P4">To The Man</text:p>
      <text:p text:style-name="P4">To selflessness as a preacher</text:p>
      <text:p text:style-name="P6"/>
      <text:p text:style-name="P4">My mind ever roam'd toward</text:p>
      <text:p text:style-name="P4">The Full Pack</text:p>
      <text:p text:style-name="P4">&amp; One-Way Path</text:p>
      <text:p text:style-name="P6"/>
      <text:p text:style-name="P4">I gather'd my courage</text:p>
      <text:p text:style-name="P4">To dream no more</text:p>
      <text:p text:style-name="P6"/>
      <text:p text:style-name="P4">Bought my Pack</text:p>
      <text:p text:style-name="P4">Bought my Bag</text:p>
      <text:p text:style-name="P4">Bought my Beanie</text:p>
      <text:p text:style-name="P4">Bought my Sweater</text:p>
      <text:p text:style-name="P6"/>
      <text:p text:style-name="P4">Bought the airfare</text:p>
      <text:p text:style-name="P4">A ten day trip to</text:p>
      <text:p text:style-name="P4">The Mexican Rivera</text:p>
      <text:p text:style-name="P6"/>
      <text:p text:style-name="P4">Land'n there</text:p>
      <text:p text:style-name="P4">With no plan</text:p>
      <text:p text:style-name="P4">Or idea of where-to-next</text:p>
      <text:p text:style-name="P4">Like I always plan'd</text:p>
      <text:p text:style-name="P6"/>
      <text:p text:style-name="P4">The guy aside brush'd me off</text:p>
      <text:p text:style-name="P4">On that long distance</text:p>
      <text:p text:style-name="P4">Bus to the beach</text:p>
      <text:p text:style-name="P4">I shrugged it off</text:p>
      <text:p text:style-name="P6"/>
      <text:p text:style-name="P4">Later he passed me</text:p>
      <text:p text:style-name="P4">His cell phone</text:p>
      <text:p text:style-name="P4">' Soy sordo</text:p>
      <text:p text:style-name="P6"/>
      <text:p text:style-name="P4">Sergio invited me on a boat</text:p>
      <text:p text:style-name="P4">To Cozumel</text:p>
      <text:p text:style-name="P6"/>
      <text:p text:style-name="P4">Where I met his</text:p>
      <text:p text:style-name="P4">Deaf wife &amp; deaf child</text:p>
      <text:p text:style-name="P4">&amp; Deaf friends</text:p>
      <text:p text:style-name="P6"/>
      <text:p text:style-name="P4">That night have'n no hotel</text:p>
      <text:p text:style-name="P4">Took the overnight bus</text:p>
      <text:p text:style-name="P4">To Chetumal</text:p>
      <text:p text:style-name="P6"/>
      <text:p text:style-name="P4">Where I met a Japanese girl</text:p>
      <text:p text:style-name="P4">Lay'n down next to</text:p>
      <text:p text:style-name="P4">The biggest black pack</text:p>
      <text:p text:style-name="P4">I ever seen</text:p>
      <text:p text:style-name="P6"/>
      <text:p text:style-name="P4">Akane invited me to</text:p>
      <text:p text:style-name="P4">Backpacker Island</text:p>
      <text:p text:style-name="P4">On The Belize Reef</text:p>
      <text:p text:style-name="P6"/>
      <text:p text:style-name="P4">There among</text:p>
      <text:p text:style-name="P4">The Islandic Indigenous</text:p>
      <text:p text:style-name="P4">There engrossed</text:p>
      <text:p text:style-name="P4">A place where life</text:p>
      <text:p text:style-name="P4">Is readily forgotten</text:p>
      <text:p text:style-name="P6"/>
      <text:p text:style-name="P4">Days Later Burnt</text:p>
      <text:p text:style-name="P4">I bought a joint</text:p>
      <text:p text:style-name="P4">From my Rastafarian Host</text:p>
      <text:p text:style-name="P4">Deep in the Belize Jungle</text:p>
      <text:p text:style-name="P6"/>
      <text:p text:style-name="P4">The crisp of my skin</text:p>
      <text:p text:style-name="P4">Demanded it as medicine</text:p>
      <text:p text:style-name="P6"/>
      <text:p text:style-name="P4">But I decided it was time</text:p>
      <text:p text:style-name="P4">To end the long hiatus</text:p>
      <text:p text:style-name="P4">Since high school</text:p>
      <text:p text:style-name="P6"/>
      <text:p text:style-name="P4">Mary then was only</text:p>
      <text:p text:style-name="P4">An old fling</text:p>
      <text:p text:style-name="P6"/>
      <text:p text:style-name="P4">Married now years later</text:p>
      <text:p text:style-name="P4">I have never been as happy</text:p>
      <text:p text:style-name="P6"/>
      <text:p text:style-name="P4">No longer a Dreamer</text:p>
      <text:p text:style-name="P4">Adventure'n in Season</text:p>
      <text:p text:style-name="P4">.</text:p>
      <text:p text:style-name="P4">.</text:p>
      <text:p text:style-name="P4">.</text:p>
      <text:p text:style-name="P4">Prepared for the Martyr</text:p>
      <text:p text:style-name="P4">As all</text:p>
      <text:p text:style-name="P4">Lengendary Personalities</text:p>
      <text:p text:style-name="P6"/>
      <text:p text:style-name="P4">Govt disallows Centralization</text:p>
      <text:p text:style-name="P6"/>
      <text:p text:style-name="P4">The Underground</text:p>
      <text:p text:style-name="P4">Cares only for Share'n</text:p>
      <text:p text:style-name="P4">_</text:p>
      <text:p text:style-name="P6"/>
      <text:p text:style-name="P4">A monk to the cause</text:p>
      <text:p text:style-name="P6"/>
      <text:p text:style-name="P4">That save'n is</text:p>
      <text:p text:style-name="P4">A Saviors Call</text:p>
      <text:p text:style-name="P6"/>
      <text:p text:style-name="P4">Skrp the NOAH</text:p>
      <text:p text:style-name="P4">BSD|ZFS the Ark</text:p>
      <text:p text:style-name="P4">.</text:p>
      <text:p text:style-name="P4">.</text:p>
      <text:p text:style-name="P4">.</text:p>
      <text:p text:style-name="P4">The perfect hustle</text:p>
      <text:p text:style-name="P4">Accomplished by a wiley</text:p>
      <text:p text:style-name="P4">Black guy in Belize City</text:p>
      <text:p text:style-name="P6"/>
      <text:p text:style-name="P4">I cannot decline</text:p>
      <text:p text:style-name="P4">Certain requests</text:p>
      <text:p text:style-name="P6"/>
      <text:p text:style-name="P4">Somehow drag'n me</text:p>
      <text:p text:style-name="P4">To the cornerstore</text:p>
      <text:p text:style-name="P6"/>
      <text:p text:style-name="P4">Hold'n that bread</text:p>
      <text:p text:style-name="P4"><text:soft-page-break/>Hold'n that Spam</text:p>
      <text:p text:style-name="P6"/>
      <text:p text:style-name="P4">Proof what his family needed</text:p>
      <text:p text:style-name="P4">_</text:p>
      <text:p text:style-name="P6"/>
      <text:p text:style-name="P4">He had definitely bought booze</text:p>
      <text:p text:style-name="P4">Ealier for what</text:p>
      <text:p text:style-name="P4">He should have spent</text:p>
      <text:p text:style-name="P4">On groceries</text:p>
      <text:p text:style-name="P6"/>
      <text:p text:style-name="P4">Tho if despite</text:p>
      <text:p text:style-name="P4">Such addiction &amp; need</text:p>
      <text:p text:style-name="P6"/>
      <text:p text:style-name="P4">A man can manage</text:p>
      <text:p text:style-name="P4">To care</text:p>
      <text:p text:style-name="P4">To care for others</text:p>
      <text:p text:style-name="P6"/>
      <text:p text:style-name="P4">He is as much of a man</text:p>
      <text:p text:style-name="P4">As any I met</text:p>
      <text:p text:style-name="P4">.</text:p>
      <text:p text:style-name="P4">.</text:p>
      <text:p text:style-name="P4">.</text:p>
      <text:p text:style-name="P4">XXXXI</text:p>
      <text:p text:style-name="P6"/>
      <text:p text:style-name="P4">Hitch'n</text:p>
      <text:p text:style-name="P4">Backcountry roads</text:p>
      <text:p text:style-name="P6"/>
      <text:p text:style-name="P4">Thumb like a sifter</text:p>
      <text:p text:style-name="P4">Filter'n the masses</text:p>
      <text:p text:style-name="P6"/>
      <text:p text:style-name="P4">Patient for those</text:p>
      <text:p text:style-name="P4">Kindred to me</text:p>
      <text:p text:style-name="P6"/>
      <text:p text:style-name="P4">The foundation</text:p>
      <text:p text:style-name="P4">Of this connection</text:p>
      <text:p text:style-name="P4">Laid in their past</text:p>
      <text:p text:style-name="P6"/>
      <text:p text:style-name="P4">Upon me</text:p>
      <text:p text:style-name="P4">They reflect &amp; remember</text:p>
      <text:p text:style-name="P4">The open road &amp; free flow</text:p>
      <text:p text:style-name="P6"/>
      <text:p text:style-name="P4">They bestow upon me counsel</text:p>
      <text:p text:style-name="P4">Of wisdom learned</text:p>
      <text:p text:style-name="P4">In their day</text:p>
      <text:p text:style-name="P6"/>
      <text:p text:style-name="P4">A lineage of adventurers</text:p>
      <text:p text:style-name="P4">___</text:p>
      <text:p text:style-name="P6"/>
      <text:p text:style-name="P4">Upon the Newfoundland</text:p>
      <text:p text:style-name="P4">Windswept barrens</text:p>
      <text:p text:style-name="P6"/>
      <text:p text:style-name="P4">Exhausted from the long haul</text:p>
      <text:p text:style-name="P4">Erroded like the coast</text:p>
      <text:p text:style-name="P6"/>
      <text:p text:style-name="P4">Each pass'n car</text:p>
      <text:p text:style-name="P4">Beats me by bits</text:p>
      <text:p text:style-name="P6"/>
      <text:p text:style-name="P4">Like waves</text:p>
      <text:p text:style-name="P4">Against rocky bays</text:p>
      <text:p text:style-name="P6"/>
      <text:p text:style-name="P4">Large block of cheese</text:p>
      <text:p text:style-name="P4">&amp; Half bagel in my hand</text:p>
      <text:p text:style-name="P6"/>
      <text:p text:style-name="P4">Dried meat</text:p>
      <text:p text:style-name="P4">&amp; Half bagel</text:p>
      <text:p text:style-name="P4">In my mouth</text:p>
      <text:p text:style-name="P6"/>
      <text:p text:style-name="P4">Stand'n up</text:p>
      <text:p text:style-name="P4">Thumb out</text:p>
      <text:p text:style-name="P6"/>
      <text:p text:style-name="P4">I seen your car rise</text:p>
      <text:p text:style-name="P4">On the dreary horizon</text:p>
      <text:p text:style-name="P6"/>
      <text:p text:style-name="P4">Hope is all one really needs</text:p>
      <text:p text:style-name="P4">After long hiatus &amp; failure</text:p>
      <text:p text:style-name="P6"/>
      <text:p text:style-name="P4">One ride can propel you</text:p>
      <text:p text:style-name="P4">Forward to the finish</text:p>
      <text:p text:style-name="P6"/>
      <text:p text:style-name="P4">A laborer</text:p>
      <text:p text:style-name="P4">In the oil fields</text:p>
      <text:p text:style-name="P4">Of Alberta</text:p>
      <text:p text:style-name="P6"/>
      <text:p text:style-name="P4">Have'n hitched in your day</text:p>
      <text:p text:style-name="P4">Bored this day recover'n</text:p>
      <text:p text:style-name="P4">From carpul tunnel surgery</text:p>
      <text:p text:style-name="P6"/>
      <text:p text:style-name="P4">Your wife take'n care</text:p>
      <text:p text:style-name="P4">Of the elderly man</text:p>
      <text:p text:style-name="P6"/>
      <text:p text:style-name="P4">Now parapalegic</text:p>
      <text:p text:style-name="P4">From collide'n with a moose</text:p>
      <text:p text:style-name="P6"/>
      <text:p text:style-name="P4">On his way home</text:p>
      <text:p text:style-name="P4">From babysitting your boy</text:p>
      <text:p text:style-name="P4">_</text:p>
      <text:p text:style-name="P6"/>
      <text:p text:style-name="P4">I appreciate the ride</text:p>
      <text:p text:style-name="P4">To Crab River</text:p>
      <text:p text:style-name="P6"/>
      <text:p text:style-name="P4">But I treasure</text:p>
      <text:p text:style-name="P4">The powwow we shared</text:p>
      <text:p text:style-name="P6"/>
      <text:p text:style-name="P4">Map out</text:p>
      <text:p text:style-name="P4">&amp; You assure'n me</text:p>
      <text:p text:style-name="P4">By logistics</text:p>
      <text:p text:style-name="P4">I could make</text:p>
      <text:p text:style-name="P4">Gros Morne that day</text:p>
      <text:p text:style-name="P6"/>
      <text:p text:style-name="P4">By bus</text:p>
      <text:p text:style-name="P4">On boat</text:p>
      <text:p text:style-name="P6"/>
      <text:p text:style-name="P4">Walk'n long</text:p>
      <text:p text:style-name="P4">Hitch'n far</text:p>
      <text:p text:style-name="P6"/>
      <text:p text:style-name="P4">Up to the bogs of Grose Morne</text:p>
      <text:p text:style-name="P4">End'n the day hammock up</text:p>
      <text:p text:style-name="P4">_</text:p>
      <text:p text:style-name="P6"/>
      <text:p text:style-name="P4">We exchanged names</text:p>
      <text:p text:style-name="P4">Multiple times</text:p>
      <text:p text:style-name="P6"/>
      <text:p text:style-name="P4">Know'n we would</text:p>
      <text:p text:style-name="P4">Never remember</text:p>
      <text:p text:style-name="P6"/>
      <text:p text:style-name="P4">But each time hope'n</text:p>
      <text:p text:style-name="P4">This over others different</text:p>
      <text:p text:style-name="P4">.</text:p>
      <text:p text:style-name="P4">.</text:p>
      <text:p text:style-name="P4">.</text:p>
      <text:p text:style-name="P4">XXXXII</text:p>
      <text:p text:style-name="P6"/>
      <text:p text:style-name="P4">Woes of failure against</text:p>
      <text:p text:style-name="P4">Man Beast Machine</text:p>
      <text:p text:style-name="P6"/>
      <text:p text:style-name="P4">Cries to echo</text:p>
      <text:p text:style-name="P4">Throughout the halls</text:p>
      <text:p text:style-name="P4">Of my internal being</text:p>
      <text:p text:style-name="P6"/>
      <text:p text:style-name="P4">Mathmatical waves</text:p>
      <text:p text:style-name="P4">Breach horrors</text:p>
      <text:p text:style-name="P4">Of infinities</text:p>
      <text:p text:style-name="P4">_</text:p>
      <text:p text:style-name="P6"/>
      <text:p text:style-name="P4">My core</text:p>
      <text:p text:style-name="P4">Deep-seated dream</text:p>
      <text:p text:style-name="P4">Sits cast the desire to</text:p>
      <text:p text:style-name="P4">Live off the land</text:p>
      <text:p text:style-name="P6"/>
      <text:p text:style-name="P4">In the Selway Wildreness</text:p>
      <text:p text:style-name="P4">Grouse critter like vermin</text:p>
      <text:p text:style-name="P6"/>
      <text:p text:style-name="P4">In good position</text:p>
      <text:p text:style-name="P4">Starve'n</text:p>
      <text:p text:style-name="P4">I took aim &amp; fired</text:p>
      <text:p text:style-name="P6"/>
      <text:p text:style-name="P4">The bird burst</text:p>
      <text:p text:style-name="P4">Like a balloon of feathers</text:p>
      <text:p text:style-name="P6"/>
      <text:p text:style-name="P4">Instead of continue'n ahead</text:p>
      <text:p text:style-name="P4">It juke'd backwards</text:p>
      <text:p text:style-name="P4">Down the ravine</text:p>
      <text:p text:style-name="P6"/>
      <text:p text:style-name="P4">I unsheathed the knife</text:p>
      <text:p text:style-name="P4">Laid down the rifle</text:p>
      <text:p text:style-name="P4">&amp; Chased it into the bramble</text:p>
      <text:p text:style-name="P6"/>
      <text:p text:style-name="P4">Until enraged &amp; ashamed</text:p>
      <text:p text:style-name="P4">I was forced to concede defeat</text:p>
      <text:p text:style-name="P4">Outsmarted by a Grouse</text:p>
      <text:p text:style-name="P4">&amp; Seriously injured</text:p>
      <text:p text:style-name="P4">From sprung knee</text:p>
      <text:p text:style-name="P4">_</text:p>
      <text:p text:style-name="P6"/>
      <text:p text:style-name="P4">Failure is the pain</text:p>
      <text:p text:style-name="P4">To accept</text:p>
      <text:p text:style-name="P6"/>
      <text:p text:style-name="P4"><text:soft-page-break/>What you dreamt</text:p>
      <text:p text:style-name="P4">Wasn't suited for you</text:p>
      <text:p text:style-name="P6"/>
      <text:p text:style-name="P4">The life of beasts</text:p>
      <text:p text:style-name="P4">Free of our system of captivity</text:p>
      <text:p text:style-name="P6"/>
      <text:p text:style-name="P4">Much more</text:p>
      <text:p text:style-name="P4">Precious to me</text:p>
      <text:p text:style-name="P4">.</text:p>
      <text:p text:style-name="P4">.</text:p>
      <text:p text:style-name="P4">.</text:p>
      <text:p text:style-name="P4">Canadians cultivate cities</text:p>
      <text:p text:style-name="P4">Buildings Parks Artworks</text:p>
      <text:p text:style-name="P6"/>
      <text:p text:style-name="P4">Bypassed</text:p>
      <text:p text:style-name="P4">Indifferently by me</text:p>
      <text:p text:style-name="P6"/>
      <text:p text:style-name="P4">Not cause</text:p>
      <text:p text:style-name="P4">I have seen much</text:p>
      <text:p text:style-name="P6"/>
      <text:p text:style-name="P4">Not cause</text:p>
      <text:p text:style-name="P4">I have seen better</text:p>
      <text:p text:style-name="P6"/>
      <text:p text:style-name="P4">Alone</text:p>
      <text:p text:style-name="P6"/>
      <text:p text:style-name="P4">In a world</text:p>
      <text:p text:style-name="P4">Built for two</text:p>
      <text:p text:style-name="P6"/>
      <text:p text:style-name="P4">Geometric expressions</text:p>
      <text:p text:style-name="P4">Materialized by souls</text:p>
      <text:p text:style-name="P6"/>
      <text:p text:style-name="P4">Crafted thru double lenses</text:p>
      <text:p text:style-name="P4">Of companionship</text:p>
      <text:p text:style-name="P6"/>
      <text:p text:style-name="P4">Upon my single lens</text:p>
      <text:p text:style-name="P6"/>
      <text:p text:style-name="P4">Details Meanings Symbols</text:p>
      <text:p text:style-name="P4">Bypass entirely alien</text:p>
      <text:p text:style-name="P4">.</text:p>
      <text:p text:style-name="P4">.</text:p>
      <text:p text:style-name="P4">.</text:p>
      <text:p text:style-name="P4">XXXXIII</text:p>
      <text:p text:style-name="P6"/>
      <text:p text:style-name="P4">Dreams</text:p>
      <text:p text:style-name="P6"/>
      <text:p text:style-name="P4">Networks to</text:p>
      <text:p text:style-name="P4">Quantum Coefficients</text:p>
      <text:p text:style-name="P6"/>
      <text:p text:style-name="P4">Windows</text:p>
      <text:p text:style-name="P6"/>
      <text:p text:style-name="P4">Fuzzed by ethereal</text:p>
      <text:p text:style-name="P4">Borders of dimensions</text:p>
      <text:p text:style-name="P6"/>
      <text:p text:style-name="P4">We bless corelatives</text:p>
      <text:p text:style-name="P4">With impressions &amp; ideas</text:p>
      <text:p text:style-name="P4">_</text:p>
      <text:p text:style-name="P6"/>
      <text:p text:style-name="P4">Often I remember the past</text:p>
      <text:p text:style-name="P4">Tho truth apparent</text:p>
      <text:p text:style-name="P6"/>
      <text:p text:style-name="P4">A clear idea lay</text:p>
      <text:p text:style-name="P4">Detailed as memory</text:p>
      <text:p text:style-name="P6"/>
      <text:p text:style-name="P4">Of the situation</text:p>
      <text:p text:style-name="P4">Resulted by the polar worse</text:p>
      <text:p text:style-name="P4">_</text:p>
      <text:p text:style-name="P6"/>
      <text:p text:style-name="P4">Death</text:p>
      <text:p text:style-name="P4">A transcendence</text:p>
      <text:p text:style-name="P6"/>
      <text:p text:style-name="P4">To a dimension</text:p>
      <text:p text:style-name="P4">Where life</text:p>
      <text:p text:style-name="P6"/>
      <text:p text:style-name="P4">Rolled better fortune</text:p>
      <text:p text:style-name="P6"/>
      <text:p text:style-name="P4">Divergent trajectories open</text:p>
      <text:p text:style-name="P4">Paths end</text:p>
      <text:p text:style-name="P6"/>
      <text:p text:style-name="P4">Do we unite into</text:p>
      <text:p text:style-name="P4">The life I live</text:p>
      <text:p text:style-name="P6"/>
      <text:p text:style-name="P4">A life</text:p>
      <text:p text:style-name="P4">Of fortune &amp; blessings</text:p>
      <text:p text:style-name="P6"/>
      <text:p text:style-name="P4">That all are</text:p>
      <text:p text:style-name="P4">Entitled to enjoy</text:p>
      <text:p text:style-name="P4">.</text:p>
      <text:p text:style-name="P4">.</text:p>
      <text:p text:style-name="P4">.</text:p>
      <text:p text:style-name="P4">Remorse unfamiliar</text:p>
      <text:p text:style-name="P4">To those who love their life</text:p>
      <text:p text:style-name="P6"/>
      <text:p text:style-name="P4">Work'n Fix'n Implement'n</text:p>
      <text:p text:style-name="P4">In all degree</text:p>
      <text:p text:style-name="P4">Of Finesse &amp; Concentration</text:p>
      <text:p text:style-name="P6"/>
      <text:p text:style-name="P4">Daily on this unix network</text:p>
      <text:p text:style-name="P4">Take'n zane ideas</text:p>
      <text:p text:style-name="P4">Applied physically</text:p>
      <text:p text:style-name="P6"/>
      <text:p text:style-name="P4">Of a loon</text:p>
      <text:p text:style-name="P4">Stoner hacker</text:p>
      <text:p text:style-name="P6"/>
      <text:p text:style-name="P4">Crisis inherent</text:p>
      <text:p text:style-name="P6"/>
      <text:p text:style-name="P4">Ducki sweetly stop'd by</text:p>
      <text:p text:style-name="P4">A smile of settled love</text:p>
      <text:p text:style-name="P6"/>
      <text:p text:style-name="P4">I snap at her</text:p>
      <text:p text:style-name="P4">' Not Now</text:p>
      <text:p text:style-name="P6"/>
      <text:p text:style-name="P4">Raid array</text:p>
      <text:p text:style-name="P4">In Default</text:p>
      <text:p text:style-name="P6"/>
      <text:p text:style-name="P4">A wrong decision</text:p>
      <text:p text:style-name="P4">A clumsy movement</text:p>
      <text:p text:style-name="P4">A forgotten step</text:p>
      <text:p text:style-name="P6"/>
      <text:p text:style-name="P4">May wipe out</text:p>
      <text:p text:style-name="P4">The entire pool</text:p>
      <text:p text:style-name="P6"/>
      <text:p text:style-name="P4">Terabytes of data</text:p>
      <text:p text:style-name="P6"/>
      <text:p text:style-name="P4">In my hot-swap</text:p>
      <text:p text:style-name="P4">/dev/da# Repair</text:p>
      <text:p text:style-name="P6"/>
      <text:p text:style-name="P4">I regret my harshness</text:p>
      <text:p text:style-name="P4">&amp; Rejection on her face</text:p>
      <text:p text:style-name="P6"/>
      <text:p text:style-name="P4">Lossless of a way to explain</text:p>
      <text:p text:style-name="P4">The deep complexities of</text:p>
      <text:p text:style-name="P4">The dire situation I was in</text:p>
      <text:p text:style-name="P4">.</text:p>
      <text:p text:style-name="P4">.</text:p>
      <text:p text:style-name="P4">.</text:p>
      <text:p text:style-name="P4">Live'n Fast</text:p>
      <text:p text:style-name="P4">To Die Young</text:p>
      <text:p text:style-name="P4">Since Childhood</text:p>
      <text:p text:style-name="P6"/>
      <text:p text:style-name="P4">Kept</text:p>
      <text:p text:style-name="P4">In the good grace of god</text:p>
      <text:p text:style-name="P4">By the comedy of my life</text:p>
      <text:p text:style-name="P6"/>
      <text:p text:style-name="P4">I continue to suffer</text:p>
      <text:p text:style-name="P4">This stage</text:p>
      <text:p text:style-name="P6"/>
      <text:p text:style-name="P4">Joints ground to bone</text:p>
      <text:p text:style-name="P4">Rattle'n from</text:p>
      <text:p text:style-name="P4">Crashes Falls &amp; Overuse</text:p>
      <text:p text:style-name="P6"/>
      <text:p text:style-name="P4">A potbelly full</text:p>
      <text:p text:style-name="P4">Of my wife's dedication</text:p>
      <text:p text:style-name="P4">To keep me anchored</text:p>
      <text:p text:style-name="P4">_</text:p>
      <text:p text:style-name="P6"/>
      <text:p text:style-name="P4">In this</text:p>
      <text:p text:style-name="P4">30th Anniversary Rampage</text:p>
      <text:p text:style-name="P6"/>
      <text:p text:style-name="P4">Do I still have what it takes</text:p>
      <text:p text:style-name="P4">To do what is worth remember'n</text:p>
      <text:p text:style-name="P6"/>
      <text:p text:style-name="P4">Will my belly</text:p>
      <text:p text:style-name="P4">Balance a laden pack</text:p>
      <text:p text:style-name="P6"/>
      <text:p text:style-name="P4">Will the glory of my arms</text:p>
      <text:p text:style-name="P4">Shaped by the</text:p>
      <text:p text:style-name="P4">Toils of a decade</text:p>
      <text:p text:style-name="P4">Answer a hero's call</text:p>
      <text:p text:style-name="P6"/>
      <text:p text:style-name="P4">What lies</text:p>
      <text:p text:style-name="P4">To the Northeast of Canada</text:p>
      <text:p text:style-name="P6"/>
      <text:p text:style-name="P4">How will it react</text:p>
      <text:p text:style-name="P4">When I land</text:p>
      <text:p text:style-name="P4">.</text:p>
      <text:p text:style-name="P4">.</text:p>
      <text:p text:style-name="P4">.</text:p>
      <text:p text:style-name="P5"><text:soft-page-break/><text:s/><text:span text:style-name="T1">XXXXIV</text:span></text:p>
      <text:p text:style-name="P4">Rather the virtual god</text:p>
      <text:p text:style-name="P4">Than he who pretends to</text:p>
      <text:p text:style-name="P4">Understand physical reality</text:p>
      <text:p text:style-name="P6"/>
      <text:p text:style-name="P4">We master</text:p>
      <text:p text:style-name="P4">Where we are</text:p>
      <text:p text:style-name="P4">Best suited to master</text:p>
      <text:p text:style-name="P6"/>
      <text:p text:style-name="P4">Swim'n thru seas of information</text:p>
      <text:p text:style-name="P6"/>
      <text:p text:style-name="P4">Hack'n unix in mine own image</text:p>
      <text:p text:style-name="P6"/>
      <text:p text:style-name="P4">Archive'n the intelligence of a era</text:p>
      <text:p text:style-name="P4">_</text:p>
      <text:p text:style-name="P6"/>
      <text:p text:style-name="P4">An unprecedented point</text:p>
      <text:p text:style-name="P4">In history</text:p>
      <text:p text:style-name="P6"/>
      <text:p text:style-name="P4">An era when</text:p>
      <text:p text:style-name="P4">Aun a lone stoner hacker</text:p>
      <text:p text:style-name="P6"/>
      <text:p text:style-name="P4">Can nurture</text:p>
      <text:p text:style-name="P4">A seed</text:p>
      <text:p text:style-name="P6"/>
      <text:p text:style-name="P4">To rebirth what will</text:p>
      <text:p text:style-name="P4">One day be lost</text:p>
      <text:p text:style-name="P4">.</text:p>
      <text:p text:style-name="P4">.</text:p>
      <text:p text:style-name="P4">.</text:p>
      <text:p text:style-name="P4">A mane to a man</text:p>
      <text:p text:style-name="P4">Is a testament</text:p>
      <text:p text:style-name="P4">To his edge</text:p>
      <text:p text:style-name="P6"/>
      <text:p text:style-name="P4">Out in the wild</text:p>
      <text:p text:style-name="P4">Any puffery</text:p>
      <text:p text:style-name="P4">Can put him past</text:p>
      <text:p text:style-name="P4">A dangerous path</text:p>
      <text:p text:style-name="P4">_</text:p>
      <text:p text:style-name="P6"/>
      <text:p text:style-name="P4">Nightime hang'n in</text:p>
      <text:p text:style-name="P4">Newfoundland bogs</text:p>
      <text:p text:style-name="P6"/>
      <text:p text:style-name="P4">Alone as before</text:p>
      <text:p text:style-name="P4">Wild as ever</text:p>
      <text:p text:style-name="P6"/>
      <text:p text:style-name="P4">Something terribly wrong</text:p>
      <text:p text:style-name="P4">With my position</text:p>
      <text:p text:style-name="P4">In this world</text:p>
      <text:p text:style-name="P6"/>
      <text:p text:style-name="P4">At the end</text:p>
      <text:p text:style-name="P4">Of this conquest</text:p>
      <text:p text:style-name="P6"/>
      <text:p text:style-name="P4">Anxiety a sith force</text:p>
      <text:p text:style-name="P4">Fuel'n my adventures</text:p>
      <text:p text:style-name="P4">My entire life</text:p>
      <text:p text:style-name="P6"/>
      <text:p text:style-name="P4">Now turn'n its face</text:p>
      <text:p text:style-name="P4">Against what it forged</text:p>
      <text:p text:style-name="P6"/>
      <text:p text:style-name="P4">It tore at my soul</text:p>
      <text:p text:style-name="P4">In a canker of the heart</text:p>
      <text:p text:style-name="P6"/>
      <text:p text:style-name="P4">Take'n the form of Homesickness</text:p>
      <text:p text:style-name="P4">Bore'n in dramatic penetrations</text:p>
      <text:p text:style-name="P4">_</text:p>
      <text:p text:style-name="P6"/>
      <text:p text:style-name="P4">Carved now</text:p>
      <text:p text:style-name="P4">A man into his 30s</text:p>
      <text:p text:style-name="P6"/>
      <text:p text:style-name="P4">Not the wild boy</text:p>
      <text:p text:style-name="P4">Of Pan Legend</text:p>
      <text:p text:style-name="P6"/>
      <text:p text:style-name="P4">Someone stand'n firm</text:p>
      <text:p text:style-name="P4">With courage to settle</text:p>
      <text:p text:style-name="P6"/>
      <text:p text:style-name="P4">In ritual of this rebirth</text:p>
      <text:p text:style-name="P4">My wild unkempt beard</text:p>
      <text:p text:style-name="P4">Shed</text:p>
      <text:p text:style-name="P6"/>
      <text:p text:style-name="P4">Upon a new world</text:p>
      <text:p text:style-name="P4">With exposed chin</text:p>
      <text:p text:style-name="P6"/>
      <text:p text:style-name="P4">I build a homestead</text:p>
      <text:p text:style-name="P4">&amp; Learn to cultivate</text:p>
      <text:p text:style-name="P4">Its soil</text:p>
      <text:p text:style-name="P4">.</text:p>
      <text:p text:style-name="P4">.</text:p>
      <text:p text:style-name="P4">.</text:p>
      <text:p text:style-name="P4">Fanatics</text:p>
      <text:p text:style-name="P4">Suit me best</text:p>
      <text:p text:style-name="P6"/>
      <text:p text:style-name="P4">The All-In</text:p>
      <text:p text:style-name="P4">When presented against</text:p>
      <text:p text:style-name="P4">The obvious</text:p>
      <text:p text:style-name="P6"/>
      <text:p text:style-name="P4">The spirit of the cultist</text:p>
      <text:p text:style-name="P4">Sip'n koolaid en masse</text:p>
      <text:p text:style-name="P4">_</text:p>
      <text:p text:style-name="P6"/>
      <text:p text:style-name="P4">Those of low imaginagtion</text:p>
      <text:p text:style-name="P4">Scoff to pity such fate</text:p>
      <text:p text:style-name="P6"/>
      <text:p text:style-name="P4">But what sweet juice</text:p>
      <text:p text:style-name="P4">Is burst from the fruit</text:p>
      <text:p text:style-name="P4">Of believe'n in fate</text:p>
      <text:p text:style-name="P4">.</text:p>
      <text:p text:style-name="P4">.</text:p>
      <text:p text:style-name="P4">.</text:p>
      <text:p text:style-name="P4">XXXXV</text:p>
      <text:p text:style-name="P6"/>
      <text:p text:style-name="P4">' If the fool would</text:p>
      <text:p text:style-name="P4">' Persist in his folly</text:p>
      <text:p text:style-name="P4">' He would become wise</text:p>
      <text:p text:style-name="P6"/>
      <text:p text:style-name="P4">Still far from wise</text:p>
      <text:p text:style-name="P4">I leave that to the elderly</text:p>
      <text:p text:style-name="P6"/>
      <text:p text:style-name="P4">Those afraid to venture</text:p>
      <text:p text:style-name="P4">Over the ramble of mistakes</text:p>
      <text:p text:style-name="P6"/>
      <text:p text:style-name="P4">In the odessey</text:p>
      <text:p text:style-name="P4">Towards new answers</text:p>
      <text:p text:style-name="P6"/>
      <text:p text:style-name="P4">The recipe to taste</text:p>
      <text:p text:style-name="P4">Delight in ones life</text:p>
      <text:p text:style-name="P6"/>
      <text:p text:style-name="P4">Nights spent</text:p>
      <text:p text:style-name="P4">On hard strange grounds</text:p>
      <text:p text:style-name="P6"/>
      <text:p text:style-name="P4">Days choose'n</text:p>
      <text:p text:style-name="P4">Doors to divergent trajectories</text:p>
      <text:p text:style-name="P6"/>
      <text:p text:style-name="P4">If I were to be wise</text:p>
      <text:p text:style-name="P4">I'd teach</text:p>
      <text:p text:style-name="P6"/>
      <text:p text:style-name="P4">' Life has no mistakes</text:p>
      <text:p text:style-name="P6"/>
      <text:p text:style-name="P4">You are either dead</text:p>
      <text:p text:style-name="P4">Or you aren't</text:p>
      <text:p text:style-name="P4">_</text:p>
      <text:p text:style-name="P6"/>
      <text:p text:style-name="P4">Complete in despair</text:p>
      <text:p text:style-name="P4">Lost in the jungle</text:p>
      <text:p text:style-name="P6"/>
      <text:p text:style-name="P4">' You estimate yourself</text:p>
      <text:p text:style-name="P4">' With such arrogance</text:p>
      <text:p text:style-name="P6"/>
      <text:p text:style-name="P4">' Let me back</text:p>
      <text:p text:style-name="P4">' Into my American cage</text:p>
      <text:p text:style-name="P6"/>
      <text:p text:style-name="P4">' &amp; There learn gratitude</text:p>
      <text:p text:style-name="P4">' For the simple things</text:p>
      <text:p text:style-name="P6"/>
      <text:p text:style-name="P4">' &amp; Die some time</text:p>
      <text:p text:style-name="P4">' Other than now</text:p>
      <text:p text:style-name="P4">.</text:p>
      <text:p text:style-name="P4">.</text:p>
      <text:p text:style-name="P4">.</text:p>
      <text:p text:style-name="P4">No race accepts me</text:p>
      <text:p text:style-name="P4">No social body kindred</text:p>
      <text:p text:style-name="P6"/>
      <text:p text:style-name="P4">I only know how to treat others</text:p>
      <text:p text:style-name="P4">As strangers</text:p>
      <text:p text:style-name="P6"/>
      <text:p text:style-name="P4">Someone seen</text:p>
      <text:p text:style-name="P4">In the blur of a passerby</text:p>
      <text:p text:style-name="P6"/>
      <text:p text:style-name="P4">Someone only understood</text:p>
      <text:p text:style-name="P4">After they are</text:p>
      <text:p text:style-name="P4">Nameless in memories</text:p>
      <text:p text:style-name="P6"/>
      <text:p text:style-name="P4">Memories a sea</text:p>
      <text:p text:style-name="P4">Of the-such</text:p>
      <text:p text:style-name="P6"/>
      <text:p text:style-name="P4">Waves crest</text:p>
      <text:p text:style-name="P4"><text:soft-page-break/>Of longlost faces</text:p>
      <text:p text:style-name="P6"/>
      <text:p text:style-name="P4">Glimmer'n in</text:p>
      <text:p text:style-name="P4">What made them unique</text:p>
      <text:p text:style-name="P6"/>
      <text:p text:style-name="P4">Flicker'n with</text:p>
      <text:p text:style-name="P4">The clarity of reflected sun</text:p>
      <text:p text:style-name="P4">.</text:p>
      <text:p text:style-name="P4">.</text:p>
      <text:p text:style-name="P4">.</text:p>
      <text:p text:style-name="P4">No one who knows me</text:p>
      <text:p text:style-name="P4">Could deny my intelligence</text:p>
      <text:p text:style-name="P6"/>
      <text:p text:style-name="P4">A restless mind</text:p>
      <text:p text:style-name="P4">Caught up in union</text:p>
      <text:p text:style-name="P4">With an untame heart</text:p>
      <text:p text:style-name="P6"/>
      <text:p text:style-name="P4">The anarchy of nature</text:p>
      <text:p text:style-name="P4">A neverend'n story</text:p>
      <text:p text:style-name="P6"/>
      <text:p text:style-name="P4">Together tho polar</text:p>
      <text:p text:style-name="P4">We sing these</text:p>
      <text:p text:style-name="P4">' Songs of Myself</text:p>
      <text:p text:style-name="P4">.</text:p>
      <text:p text:style-name="P4">.</text:p>
      <text:p text:style-name="P4">.</text:p>
      <text:p text:style-name="P4">XXXXVI</text:p>
      <text:p text:style-name="P6"/>
      <text:p text:style-name="P4">Fk the world</text:p>
      <text:p text:style-name="P4">&amp; Fk you too</text:p>
      <text:p text:style-name="P6"/>
      <text:p text:style-name="P4">You will all know</text:p>
      <text:p text:style-name="P4">I made it on my own</text:p>
      <text:p text:style-name="P6"/>
      <text:p text:style-name="P4">After I succeed</text:p>
      <text:p text:style-name="P4">When no one else</text:p>
      <text:p text:style-name="P4">Believed in me</text:p>
      <text:p text:style-name="P6"/>
      <text:p text:style-name="P4">I don't care</text:p>
      <text:p text:style-name="P4">If its now or never</text:p>
      <text:p text:style-name="P6"/>
      <text:p text:style-name="P4">Deep down inside</text:p>
      <text:p text:style-name="P4">Its always been</text:p>
      <text:p text:style-name="P4">Predetermined since before</text:p>
      <text:p text:style-name="P6"/>
      <text:p text:style-name="P4">Like the Lion</text:p>
      <text:p text:style-name="P4">The King of his sphere</text:p>
      <text:p text:style-name="P4">Always has a wild</text:p>
      <text:p text:style-name="P4">Tale to be told</text:p>
      <text:p text:style-name="P4">.</text:p>
      <text:p text:style-name="P4">.</text:p>
      <text:p text:style-name="P4">.</text:p>
      <text:p text:style-name="P4">Alone</text:p>
      <text:p text:style-name="P4">I find the friend</text:p>
      <text:p text:style-name="P4">Best suited for me</text:p>
      <text:p text:style-name="P6"/>
      <text:p text:style-name="P4">Of thousands</text:p>
      <text:p text:style-name="P4">In infinite variation</text:p>
      <text:p text:style-name="P6"/>
      <text:p text:style-name="P4">He who I really miss</text:p>
      <text:p text:style-name="P4">Is me in solitude</text:p>
      <text:p text:style-name="P6"/>
      <text:p text:style-name="P4">Unreigned I prowl my planet</text:p>
      <text:p text:style-name="P4">This sphere where I king</text:p>
      <text:p text:style-name="P4">In this moment of glory</text:p>
      <text:p text:style-name="P4">.</text:p>
      <text:p text:style-name="P4">.</text:p>
      <text:p text:style-name="P4">.</text:p>
      <text:p text:style-name="P4">First night of workweek</text:p>
      <text:p text:style-name="P4">Spent in celebration</text:p>
      <text:p text:style-name="P6"/>
      <text:p text:style-name="P4">Japanese Beer</text:p>
      <text:p text:style-name="P4">Roasted beef on bone</text:p>
      <text:p text:style-name="P4">My wife's kisses</text:p>
      <text:p text:style-name="P6"/>
      <text:p text:style-name="P4">Mary's juicy ass</text:p>
      <text:p text:style-name="P4">On the oven</text:p>
      <text:p text:style-name="P6"/>
      <text:p text:style-name="P4">Reread'n my writing after all</text:p>
      <text:p text:style-name="P4">Have proclaimed my works a Loss</text:p>
      <text:p text:style-name="P6"/>
      <text:p text:style-name="P4">Stubbornly I see only</text:p>
      <text:p text:style-name="P4">Beauty &amp; Vividness</text:p>
      <text:p text:style-name="P6"/>
      <text:p text:style-name="P4">Celebration to me</text:p>
      <text:p text:style-name="P4">&amp; I the only attendant</text:p>
      <text:p text:style-name="P6"/>
      <text:p text:style-name="P4">Life is most happily spent</text:p>
      <text:p text:style-name="P4">In an accustomed enviornment</text:p>
      <text:p text:style-name="P4">.</text:p>
      <text:p text:style-name="P4">.</text:p>
      <text:p text:style-name="P4">.</text:p>
      <text:p text:style-name="P4">XXXXVII</text:p>
      <text:p text:style-name="P6"/>
      <text:p text:style-name="P4">Smoke'n a cig with a</text:p>
      <text:p text:style-name="P4">Homelss ex-carnie</text:p>
      <text:p text:style-name="P6"/>
      <text:p text:style-name="P4">I needed tolietries</text:p>
      <text:p text:style-name="P4">He led me to the store</text:p>
      <text:p text:style-name="P4">Where he exchanges</text:p>
      <text:p text:style-name="P4">Bottles for beer</text:p>
      <text:p text:style-name="P6"/>
      <text:p text:style-name="P4">I been around homeless</text:p>
      <text:p text:style-name="P4">Since I was a child</text:p>
      <text:p text:style-name="P6"/>
      <text:p text:style-name="P4">Like any wild beast</text:p>
      <text:p text:style-name="P4">Once you get to know them</text:p>
      <text:p text:style-name="P6"/>
      <text:p text:style-name="P4">You know the places</text:p>
      <text:p text:style-name="P4">To take liberty</text:p>
      <text:p text:style-name="P4">_</text:p>
      <text:p text:style-name="P6"/>
      <text:p text:style-name="P4">Before the Overpass</text:p>
      <text:p text:style-name="P4">Over a small river</text:p>
      <text:p text:style-name="P6"/>
      <text:p text:style-name="P4">A guy on a skateboard</text:p>
      <text:p text:style-name="P4">Staggered by</text:p>
      <text:p text:style-name="P6"/>
      <text:p text:style-name="P4">Obedient to my rule no.1</text:p>
      <text:p text:style-name="P4">I asked him a question</text:p>
      <text:p text:style-name="P6"/>
      <text:p text:style-name="P4">In reality only care'n</text:p>
      <text:p text:style-name="P4">For conversation</text:p>
      <text:p text:style-name="P6"/>
      <text:p text:style-name="P4">' I'm with a group</text:p>
      <text:p text:style-name="P4">' Come check it out</text:p>
      <text:p text:style-name="P6"/>
      <text:p text:style-name="P4">He led me curiously</text:p>
      <text:p text:style-name="P4">To the local homeless shelter</text:p>
      <text:p text:style-name="P6"/>
      <text:p text:style-name="P4">Definitely not a place</text:p>
      <text:p text:style-name="P4">To take liberty</text:p>
      <text:p text:style-name="P6"/>
      <text:p text:style-name="P4">All outside</text:p>
      <text:p text:style-name="P4">Late at night</text:p>
      <text:p text:style-name="P6"/>
      <text:p text:style-name="P4">Managed to get</text:p>
      <text:p text:style-name="P4">$10 worth of weed</text:p>
      <text:p text:style-name="P6"/>
      <text:p text:style-name="P4">Unfortunately that meant</text:p>
      <text:p text:style-name="P4">Get'n change from a $20</text:p>
      <text:p text:style-name="P6"/>
      <text:p text:style-name="P4">The recipe</text:p>
      <text:p text:style-name="P4">For night long paranoia</text:p>
      <text:p text:style-name="P4">_</text:p>
      <text:p text:style-name="P6"/>
      <text:p text:style-name="P4">The homeless tag'd along</text:p>
      <text:p text:style-name="P4">Want'n to go hitch'n with me</text:p>
      <text:p text:style-name="P6"/>
      <text:p text:style-name="P4">Always happy for company</text:p>
      <text:p text:style-name="P4">Tho never off my guard</text:p>
      <text:p text:style-name="P6"/>
      <text:p text:style-name="P4">We went to the forests</text:p>
      <text:p text:style-name="P6"/>
      <text:p text:style-name="P4">I warned him</text:p>
      <text:p text:style-name="P4">Of the cold of night</text:p>
      <text:p text:style-name="P6"/>
      <text:p text:style-name="P4">He countered</text:p>
      <text:p text:style-name="P4">He was Canadian</text:p>
      <text:p text:style-name="P6"/>
      <text:p text:style-name="P4">I taught him</text:p>
      <text:p text:style-name="P4">To make fire from a candle</text:p>
      <text:p text:style-name="P4">When wood is wet</text:p>
      <text:p text:style-name="P6"/>
      <text:p text:style-name="P4">He taught me</text:p>
      <text:p text:style-name="P4">How to keep that fire going</text:p>
      <text:p text:style-name="P6"/>
      <text:p text:style-name="P4">Until 4am</text:p>
      <text:p text:style-name="P4">Constantly gather'n wood</text:p>
      <text:p text:style-name="P4">.</text:p>
      <text:p text:style-name="P4">.</text:p>
      <text:p text:style-name="P4">.</text:p>
      <text:p text:style-name="P4">Poverty casts dark shadows</text:p>
      <text:p text:style-name="P6"/>
      <text:p text:style-name="P4">I've been offered children</text:p>
      <text:p text:style-name="P4">I've seen the result</text:p>
      <text:p text:style-name="P4">Of that life in older children</text:p>
      <text:p text:style-name="P6"><text:soft-page-break/></text:p>
      <text:p text:style-name="P4">Terrible scenes</text:p>
      <text:p text:style-name="P4">Arise like fungus in</text:p>
      <text:p text:style-name="P4">Dank &amp; Lightlessness</text:p>
      <text:p text:style-name="P6"/>
      <text:p text:style-name="P4">Horrors Hell</text:p>
      <text:p text:style-name="P4">Would turn its back to</text:p>
      <text:p text:style-name="P4">.</text:p>
      <text:p text:style-name="P4">.</text:p>
      <text:p text:style-name="P4">.</text:p>
      <text:p text:style-name="P4">History is evil</text:p>
      <text:p text:style-name="P4">Good comes naturally</text:p>
      <text:p text:style-name="P6"/>
      <text:p text:style-name="P4">Evil a scheme'n</text:p>
      <text:p text:style-name="P4">Which must be invoked</text:p>
      <text:p text:style-name="P6"/>
      <text:p text:style-name="P4">In a summons</text:p>
      <text:p text:style-name="P4">Of formulae</text:p>
      <text:p text:style-name="P6"/>
      <text:p text:style-name="P4">Mechanizations</text:p>
      <text:p text:style-name="P4">Atrocitices of Alchemy</text:p>
      <text:p text:style-name="P6"/>
      <text:p text:style-name="P4">Exchange'n life</text:p>
      <text:p text:style-name="P4">For power</text:p>
      <text:p text:style-name="P6"/>
      <text:p text:style-name="P4">Like Russia</text:p>
      <text:p text:style-name="P4">To Ukraine</text:p>
      <text:p text:style-name="P6"/>
      <text:p text:style-name="P4">America in WWII</text:p>
      <text:p text:style-name="P4">Traded youth</text:p>
      <text:p text:style-name="P6"/>
      <text:p text:style-name="P4">For spoils stolen from</text:p>
      <text:p text:style-name="P4">Another man's war</text:p>
      <text:p text:style-name="P4">.</text:p>
      <text:p text:style-name="P4">.</text:p>
      <text:p text:style-name="P4">.</text:p>
      <text:p text:style-name="P4">XXXXVIII</text:p>
      <text:p text:style-name="P6"/>
      <text:p text:style-name="P4">I make</text:p>
      <text:p text:style-name="P4">Critical mistakes</text:p>
      <text:p text:style-name="P6"/>
      <text:p text:style-name="P4">The sun set'n</text:p>
      <text:p text:style-name="P4">30min &amp; No taxi to take us</text:p>
      <text:p text:style-name="P6"/>
      <text:p text:style-name="P4">The off-season in</text:p>
      <text:p text:style-name="P4">Jamaica is harsh</text:p>
      <text:p text:style-name="P6"/>
      <text:p text:style-name="P4">I could not explain</text:p>
      <text:p text:style-name="P4">Why all my efforts</text:p>
      <text:p text:style-name="P4">Met with rejection</text:p>
      <text:p text:style-name="P6"/>
      <text:p text:style-name="P4">Government Yards of Trenchtown</text:p>
      <text:p text:style-name="P4">One of the few places</text:p>
      <text:p text:style-name="P4">I decided upon vist'n</text:p>
      <text:p text:style-name="P6"/>
      <text:p text:style-name="P4">In a season when all</text:p>
      <text:p text:style-name="P4">Reduce'd to beg'n</text:p>
      <text:p text:style-name="P6"/>
      <text:p text:style-name="P4">Trap'd on an island</text:p>
      <text:p text:style-name="P4">Troubles are shared by all</text:p>
      <text:p text:style-name="P4">_</text:p>
      <text:p text:style-name="P6"/>
      <text:p text:style-name="P4">Finally arrive'n</text:p>
      <text:p text:style-name="P4">To Trenchtown by taxi</text:p>
      <text:p text:style-name="P6"/>
      <text:p text:style-name="P4">The driver pointed</text:p>
      <text:p text:style-name="P4">Where Bob Marley lived</text:p>
      <text:p text:style-name="P4">Then took off</text:p>
      <text:p text:style-name="P6"/>
      <text:p text:style-name="P4">I misunderstood the song</text:p>
      <text:p text:style-name="P4">Thinking the Yards</text:p>
      <text:p text:style-name="P4">Some city square</text:p>
      <text:p text:style-name="P4">Where Marley performed</text:p>
      <text:p text:style-name="P4">_</text:p>
      <text:p text:style-name="P6"/>
      <text:p text:style-name="P4">Caves of poverty</text:p>
      <text:p text:style-name="P4">Concrete square rooms</text:p>
      <text:p text:style-name="P6"/>
      <text:p text:style-name="P4">Bare walls on 5 sides</text:p>
      <text:p text:style-name="P4">Continue'n in rows</text:p>
      <text:p text:style-name="P6"/>
      <text:p text:style-name="P4">Bob Marely proved</text:p>
      <text:p text:style-name="P4">Destiny can pull from</text:p>
      <text:p text:style-name="P4">The deepest pits</text:p>
      <text:p text:style-name="P4">_</text:p>
      <text:p text:style-name="P6"/>
      <text:p text:style-name="P4">Immediately I knew</text:p>
      <text:p text:style-name="P4">Our serious predicament</text:p>
      <text:p text:style-name="P6"/>
      <text:p text:style-name="P4">Now understand'n</text:p>
      <text:p text:style-name="P4">Why other taxi did not take us</text:p>
      <text:p text:style-name="P6"/>
      <text:p text:style-name="P4">Since the start Christina</text:p>
      <text:p text:style-name="P4">Would not listen to reason</text:p>
      <text:p text:style-name="P6"/>
      <text:p text:style-name="P4">White girl</text:p>
      <text:p text:style-name="P4">In the shortest shorts</text:p>
      <text:p text:style-name="P6"/>
      <text:p text:style-name="P4">I looked around for any advantage</text:p>
      <text:p text:style-name="P4">Know'n I must focus</text:p>
      <text:p text:style-name="P6"/>
      <text:p text:style-name="P4">On how to survive</text:p>
      <text:p text:style-name="P4">In Trenchtown past 8:30pm</text:p>
      <text:p text:style-name="P4">.</text:p>
      <text:p text:style-name="P4">.</text:p>
      <text:p text:style-name="P4">.</text:p>
      <text:p text:style-name="P4">4:20am Monday</text:p>
      <text:p text:style-name="P4">Lit Up</text:p>
      <text:p text:style-name="P6"/>
      <text:p text:style-name="P4">The panorama</text:p>
      <text:p text:style-name="P6"/>
      <text:p text:style-name="P4">4 Monitors</text:p>
      <text:p text:style-name="P4">Black &amp; Green ASCII</text:p>
      <text:p text:style-name="P4">Scroll'n in a flush</text:p>
      <text:p text:style-name="P6"/>
      <text:p text:style-name="P4">7ft Steel Server</text:p>
      <text:p text:style-name="P4">Fans whir'n</text:p>
      <text:p text:style-name="P6"/>
      <text:p text:style-name="P4">Six speakers</text:p>
      <text:p text:style-name="P4">Bump'n out</text:p>
      <text:p text:style-name="P6"/>
      <text:p text:style-name="P4">Large candle</text:p>
      <text:p text:style-name="P4">Flicker'n</text:p>
      <text:p text:style-name="P6"/>
      <text:p text:style-name="P4">Finn attached to the 42U</text:p>
      <text:p text:style-name="P4">Stained by thousands of Miles of mountain</text:p>
      <text:p text:style-name="P4">.</text:p>
      <text:p text:style-name="P4">.</text:p>
      <text:p text:style-name="P4">.</text:p>
      <text:p text:style-name="P4">False Compliments</text:p>
      <text:p text:style-name="P4">I hate most of all</text:p>
      <text:p text:style-name="P6"/>
      <text:p text:style-name="P4">Preschool</text:p>
      <text:p text:style-name="P4">Proudly show'n art</text:p>
      <text:p text:style-name="P6"/>
      <text:p text:style-name="P4">A Teenage Mutant</text:p>
      <text:p text:style-name="P4">Ninja Turtle</text:p>
      <text:p text:style-name="P6"/>
      <text:p text:style-name="P4">The adult gave</text:p>
      <text:p text:style-name="P4">High praises</text:p>
      <text:p text:style-name="P6"/>
      <text:p text:style-name="P4">Such that I became alerted</text:p>
      <text:p text:style-name="P4">Skeptically</text:p>
      <text:p text:style-name="P6"/>
      <text:p text:style-name="P4">Look'n anew at the paper</text:p>
      <text:p text:style-name="P4">I saw only</text:p>
      <text:p text:style-name="P6"/>
      <text:p text:style-name="P4">A Circle</text:p>
      <text:p text:style-name="P4">&amp; Squiggly lines</text:p>
      <text:p text:style-name="P6"/>
      <text:p text:style-name="P4">Putrid is the taste</text:p>
      <text:p text:style-name="P4">When forced to swallow</text:p>
      <text:p text:style-name="P4">Undeserved compliments</text:p>
      <text:p text:style-name="P4">.</text:p>
      <text:p text:style-name="P4">.</text:p>
      <text:p text:style-name="P4">.</text:p>
      <text:p text:style-name="P4">XXXXIV</text:p>
      <text:p text:style-name="P6"/>
      <text:p text:style-name="P4">I studied poverty</text:p>
      <text:p text:style-name="P4">From teen to adult</text:p>
      <text:p text:style-name="P6"/>
      <text:p text:style-name="P4">Conclude'n always</text:p>
      <text:p text:style-name="P4">Some things in life</text:p>
      <text:p text:style-name="P4">Can't change</text:p>
      <text:p text:style-name="P6"/>
      <text:p text:style-name="P4">Submit'n to passivity</text:p>
      <text:p text:style-name="P4">Against child man or elderly</text:p>
      <text:p text:style-name="P6"/>
      <text:p text:style-name="P4">Eat'n cactus raw</text:p>
      <text:p text:style-name="P6"/>
      <text:p text:style-name="P4">Pick'n stray stale pasta</text:p>
      <text:p text:style-name="P4">Loose from torn garbage bag</text:p>
      <text:p text:style-name="P6"/>
      <text:p text:style-name="P4">Chase'n Dorito crumbs</text:p>
      <text:p text:style-name="P4">Sift'n thru trash cans</text:p>
      <text:p text:style-name="P4">_</text:p>
      <text:p text:style-name="P6"><text:soft-page-break/></text:p>
      <text:p text:style-name="P4">No contribution</text:p>
      <text:p text:style-name="P4">A last'n result</text:p>
      <text:p text:style-name="P6"/>
      <text:p text:style-name="P4">Daily struggles</text:p>
      <text:p text:style-name="P4">Too much for anyone</text:p>
      <text:p text:style-name="P4">But the bearer</text:p>
      <text:p text:style-name="P4">_</text:p>
      <text:p text:style-name="P6"/>
      <text:p text:style-name="P4">Old &amp; Wise</text:p>
      <text:p text:style-name="P4">To fallacies of my life</text:p>
      <text:p text:style-name="P6"/>
      <text:p text:style-name="P4">Humanity</text:p>
      <text:p text:style-name="P4">Never requires a cure</text:p>
      <text:p text:style-name="P6"/>
      <text:p text:style-name="P4">Doesn't ask</text:p>
      <text:p text:style-name="P4">For a final answer</text:p>
      <text:p text:style-name="P6"/>
      <text:p text:style-name="P4">Only</text:p>
      <text:p text:style-name="P4">Experiences of compassion</text:p>
      <text:p text:style-name="P6"/>
      <text:p text:style-name="P4">Tho the meat of it</text:p>
      <text:p text:style-name="P4">Pass in that day</text:p>
      <text:p text:style-name="P6"/>
      <text:p text:style-name="P4">Tho the haze of it</text:p>
      <text:p text:style-name="P4">For that moment's happiness</text:p>
      <text:p text:style-name="P6"/>
      <text:p text:style-name="P4">The memory</text:p>
      <text:p text:style-name="P4">Of a stranger's compassion</text:p>
      <text:p text:style-name="P6"/>
      <text:p text:style-name="P4">Warms the belly forever</text:p>
      <text:p text:style-name="P4">.</text:p>
      <text:p text:style-name="P4">.</text:p>
      <text:p text:style-name="P4">.</text:p>
      <text:p text:style-name="P4">Shell</text:p>
      <text:p text:style-name="P4">Workbench of simplicity</text:p>
      <text:p text:style-name="P6"/>
      <text:p text:style-name="P4">All with</text:p>
      <text:p text:style-name="P4">Input &amp; Output</text:p>
      <text:p text:style-name="P6"/>
      <text:p text:style-name="P4">Each part</text:p>
      <text:p text:style-name="P4">Do'n one thing well</text:p>
      <text:p text:style-name="P6"/>
      <text:p text:style-name="P4">Pipe'd to produce</text:p>
      <text:p text:style-name="P4">Certain expectations</text:p>
      <text:p text:style-name="P6"/>
      <text:p text:style-name="P4">&lt; &gt; , | , $( ) , { }</text:p>
      <text:p text:style-name="P4">${i%/} , (( ))</text:p>
      <text:p text:style-name="P6"/>
      <text:p text:style-name="P4">Iterations &amp; Conditionals</text:p>
      <text:p text:style-name="P4">Diagnostics &amp; Parallelism</text:p>
      <text:p text:style-name="P6"/>
      <text:p text:style-name="P4">Unix enviornments</text:p>
      <text:p text:style-name="P4">Are boundless playgrounds</text:p>
      <text:p text:style-name="P4">.</text:p>
      <text:p text:style-name="P4">.</text:p>
      <text:p text:style-name="P4">.</text:p>
      <text:p text:style-name="P4">Life is best lived simply</text:p>
      <text:p text:style-name="P4">If somewhere aint good</text:p>
      <text:p text:style-name="P4">Go somewhere else</text:p>
      <text:p text:style-name="P4">.</text:p>
      <text:p text:style-name="P4">.</text:p>
      <text:p text:style-name="P4">.</text:p>
      <text:p text:style-name="P4">Pick a spot on the globe</text:p>
      <text:p text:style-name="P4">&amp; Reach it</text:p>
      <text:p text:style-name="P6"/>
      <text:p text:style-name="P4">That is the power</text:p>
      <text:p text:style-name="P4">Of an adventurer</text:p>
      <text:p text:style-name="P4">.</text:p>
      <text:p text:style-name="P4">.</text:p>
      <text:p text:style-name="P4">.</text:p>
      <text:p text:style-name="P4">L</text:p>
      <text:p text:style-name="P6"/>
      <text:p text:style-name="P4">Born in a Santified State</text:p>
      <text:p text:style-name="P4">To die in a godless nation</text:p>
      <text:p text:style-name="P6"/>
      <text:p text:style-name="P4">I'd known like me</text:p>
      <text:p text:style-name="P4">The nation</text:p>
      <text:p text:style-name="P4">Never go godless</text:p>
      <text:p text:style-name="P4">_</text:p>
      <text:p text:style-name="P6"/>
      <text:p text:style-name="P4">Life manipulated</text:p>
      <text:p text:style-name="P4">To learn me uncertainty</text:p>
      <text:p text:style-name="P6"/>
      <text:p text:style-name="P4">This god of change</text:p>
      <text:p text:style-name="P4">His face a mirror of activity</text:p>
      <text:p text:style-name="P6"/>
      <text:p text:style-name="P4">Change has kept me fulfilled</text:p>
      <text:p text:style-name="P4">Change I worship</text:p>
      <text:p text:style-name="P6"/>
      <text:p text:style-name="P4">Death</text:p>
      <text:p text:style-name="P4">The ultimate change</text:p>
      <text:p text:style-name="P6"/>
      <text:p text:style-name="P4">Death a mirror</text:p>
      <text:p text:style-name="P4">A mockery of life</text:p>
      <text:p text:style-name="P6"/>
      <text:p text:style-name="P4">Our last memory</text:p>
      <text:p text:style-name="P4">As one caught in solitude</text:p>
      <text:p text:style-name="P6"/>
      <text:p text:style-name="P4">Cower'n in that Beast's Den</text:p>
      <text:p text:style-name="P6"/>
      <text:p text:style-name="P4">I have cried</text:p>
      <text:p text:style-name="P4">I have beg'd</text:p>
      <text:p text:style-name="P6"/>
      <text:p text:style-name="P4">I have worried of others</text:p>
      <text:p text:style-name="P4">I have worried of me</text:p>
      <text:p text:style-name="P6"/>
      <text:p text:style-name="P4">Experienced now</text:p>
      <text:p text:style-name="P4">Upon such visits</text:p>
      <text:p text:style-name="P6"/>
      <text:p text:style-name="P4">I choose contemplative grace</text:p>
      <text:p text:style-name="P6"/>
      <text:p text:style-name="P4">Heaven or Hell</text:p>
      <text:p text:style-name="P4">My history will carry me</text:p>
      <text:p text:style-name="P4">.</text:p>
      <text:p text:style-name="P4">.</text:p>
      <text:p text:style-name="P4">.</text:p>
      <text:p text:style-name="P4">The past passes</text:p>
      <text:p text:style-name="P6"/>
      <text:p text:style-name="P4">Entropy</text:p>
      <text:p text:style-name="P4">A creep'n nothingness</text:p>
      <text:p text:style-name="P6"/>
      <text:p text:style-name="P4">Like lose'n a dream</text:p>
      <text:p text:style-name="P4">Upon wake'n</text:p>
      <text:p text:style-name="P6"/>
      <text:p text:style-name="P4">The power of records</text:p>
      <text:p text:style-name="P4">The power to remember</text:p>
      <text:p text:style-name="P6"/>
      <text:p text:style-name="P4">What discarded then</text:p>
      <text:p text:style-name="P4">Of great value today</text:p>
      <text:p text:style-name="P6"/>
      <text:p text:style-name="P4">Much I have in</text:p>
      <text:p text:style-name="P4">Ingratitude forgotten</text:p>
      <text:p text:style-name="P4">_</text:p>
      <text:p text:style-name="P6"/>
      <text:p text:style-name="P4">Only after my Mission</text:p>
      <text:p text:style-name="P4">Did I earn empathy</text:p>
      <text:p text:style-name="P6"/>
      <text:p text:style-name="P4">Two years towards</text:p>
      <text:p text:style-name="P4">Supplication for two gems</text:p>
      <text:p text:style-name="P6"/>
      <text:p text:style-name="P4">A precious endowment</text:p>
      <text:p text:style-name="P4">To care</text:p>
      <text:p text:style-name="P4">To care for another</text:p>
      <text:p text:style-name="P6"/>
      <text:p text:style-name="P4">The gift of sight</text:p>
      <text:p text:style-name="P4">Bestowed upon</text:p>
      <text:p text:style-name="P6"/>
      <text:p text:style-name="P4">One once blind</text:p>
      <text:p text:style-name="P4">Who could only see as far</text:p>
      <text:p text:style-name="P4">As his own nose</text:p>
      <text:p text:style-name="P4">.</text:p>
      <text:p text:style-name="P4">.</text:p>
      <text:p text:style-name="P4">.</text:p>
      <text:p text:style-name="P4">' Spud you jerk</text:p>
      <text:p text:style-name="P4">A troll since before trolls</text:p>
      <text:p text:style-name="P6"/>
      <text:p text:style-name="P4">At our college Halo fests</text:p>
      <text:p text:style-name="P4">I always strove</text:p>
      <text:p text:style-name="P4">To boil blood</text:p>
      <text:p text:style-name="P6"/>
      <text:p text:style-name="P4">16 Spartans</text:p>
      <text:p text:style-name="P4">On two levels of house</text:p>
      <text:p text:style-name="P6"/>
      <text:p text:style-name="P4">I dove all-in often</text:p>
      <text:p text:style-name="P4">Not always die'n</text:p>
      <text:p text:style-name="P6"/>
      <text:p text:style-name="P4">But always cause'n a ruckus</text:p>
      <text:p text:style-name="P4">.</text:p>
      <text:p text:style-name="P4">.</text:p>
      <text:p text:style-name="P4">.</text:p>
      <text:p text:style-name="P4">LI</text:p>
      <text:p text:style-name="P6"/>
      <text:p text:style-name="P4">Grove Creek</text:p>
      <text:p text:style-name="P4">Of the Uinta Mountains</text:p>
      <text:p text:style-name="P6"/>
      <text:p text:style-name="P4">Last days of Autumn</text:p>
      <text:p text:style-name="P6"><text:soft-page-break/></text:p>
      <text:p text:style-name="P4">My wife complained</text:p>
      <text:p text:style-name="P4">I never let her talk</text:p>
      <text:p text:style-name="P6"/>
      <text:p text:style-name="P4">I countered</text:p>
      <text:p text:style-name="P6"/>
      <text:p text:style-name="P4">We would sit</text:p>
      <text:p text:style-name="P4">For great lengths</text:p>
      <text:p text:style-name="P6"/>
      <text:p text:style-name="P4">Afterwhich</text:p>
      <text:p text:style-name="P4">You would only say</text:p>
      <text:p text:style-name="P6"/>
      <text:p text:style-name="P4">' I love you</text:p>
      <text:p text:style-name="P4">_</text:p>
      <text:p text:style-name="P6"/>
      <text:p text:style-name="P4">20min</text:p>
      <text:p text:style-name="P4">Of slient peace</text:p>
      <text:p text:style-name="P6"/>
      <text:p text:style-name="P4">The creek in</text:p>
      <text:p text:style-name="P4">A pleasant rush</text:p>
      <text:p text:style-name="P6"/>
      <text:p text:style-name="P4">All under</text:p>
      <text:p text:style-name="P4">A blanket of leaves</text:p>
      <text:p text:style-name="P6"/>
      <text:p text:style-name="P4">Late October Sun</text:p>
      <text:p text:style-name="P4">With elderly gentleness</text:p>
      <text:p text:style-name="P6"/>
      <text:p text:style-name="P4">Clouds heavy</text:p>
      <text:p text:style-name="P4">From a summer's absorbtion</text:p>
      <text:p text:style-name="P6"/>
      <text:p text:style-name="P4">You opened your mouth</text:p>
      <text:p text:style-name="P4">To say</text:p>
      <text:p text:style-name="P6"/>
      <text:p text:style-name="P4">' I like this place</text:p>
      <text:p text:style-name="P4">.</text:p>
      <text:p text:style-name="P4">.</text:p>
      <text:p text:style-name="P4">.</text:p>
      <text:p text:style-name="P4">Friday</text:p>
      <text:p text:style-name="P4">Nyquil still on top of me</text:p>
      <text:p text:style-name="P6"/>
      <text:p text:style-name="P4">No coffee</text:p>
      <text:p text:style-name="P4">Focus anchorless</text:p>
      <text:p text:style-name="P6"/>
      <text:p text:style-name="P4">Drift'n towards</text:p>
      <text:p text:style-name="P4">Same day airfare</text:p>
      <text:p text:style-name="P4">_</text:p>
      <text:p text:style-name="P6"/>
      <text:p text:style-name="P4">Ran home at lunch</text:p>
      <text:p text:style-name="P4">To tell Ducki</text:p>
      <text:p text:style-name="P6"/>
      <text:p text:style-name="P4">Tonight we fly to</text:p>
      <text:p text:style-name="P4">New York City</text:p>
      <text:p text:style-name="P6"/>
      <text:p text:style-name="P4">Lets adventure together</text:p>
      <text:p text:style-name="P4">East Coast in Fall</text:p>
      <text:p text:style-name="P4">.</text:p>
      <text:p text:style-name="P4">.</text:p>
      <text:p text:style-name="P4">.</text:p>
      <text:p text:style-name="P4">Watson</text:p>
      <text:p text:style-name="P4">' You sure mark it up a lot</text:p>
      <text:p text:style-name="P4">I hope you enjoy the book!</text:p>
      <text:p text:style-name="P6"/>
      <text:p text:style-name="P4">McKusick</text:p>
      <text:p text:style-name="P4">' Just make sure you read it</text:p>
      <text:p text:style-name="P4">May The Source Be With You</text:p>
      <text:p text:style-name="P6"/>
      <text:p text:style-name="P4">I am a FreeBSD fanboy</text:p>
      <text:p text:style-name="P4">I study it religiously</text:p>
      <text:p text:style-name="P4">.</text:p>
      <text:p text:style-name="P4">.</text:p>
      <text:p text:style-name="P4">.</text:p>
      <text:p text:style-name="P4">30 now</text:p>
      <text:p text:style-name="P6"/>
      <text:p text:style-name="P4">Most of my imaginations</text:p>
      <text:p text:style-name="P4">Enacted to all degree</text:p>
      <text:p text:style-name="P6"/>
      <text:p text:style-name="P4">Childhood</text:p>
      <text:p text:style-name="P4">For dream'n</text:p>
      <text:p text:style-name="P6"/>
      <text:p text:style-name="P4">Teen</text:p>
      <text:p text:style-name="P4">For rampage</text:p>
      <text:p text:style-name="P6"/>
      <text:p text:style-name="P4">Twenties</text:p>
      <text:p text:style-name="P4">To test</text:p>
      <text:p text:style-name="P6"/>
      <text:p text:style-name="P4">Thirties</text:p>
      <text:p text:style-name="P4">To build</text:p>
      <text:p text:style-name="P4">.</text:p>
      <text:p text:style-name="P4">.</text:p>
      <text:p text:style-name="P4">.</text:p>
      <text:p text:style-name="P4">LII</text:p>
      <text:p text:style-name="P6"/>
      <text:p text:style-name="P4">My chi</text:p>
      <text:p text:style-name="P4">A centered fluid</text:p>
      <text:p text:style-name="P6"/>
      <text:p text:style-name="P4">Honed by years of</text:p>
      <text:p text:style-name="P4">Prayer TaiChi &amp; Yoga</text:p>
      <text:p text:style-name="P6"/>
      <text:p text:style-name="P4">Meditation</text:p>
      <text:p text:style-name="P4">Not of my sphere</text:p>
      <text:p text:style-name="P6"/>
      <text:p text:style-name="P4">My intake is the environment</text:p>
      <text:p text:style-name="P4">My process forged by encounters</text:p>
      <text:p text:style-name="P6"/>
      <text:p text:style-name="P4">Circumstance &amp; I</text:p>
      <text:p text:style-name="P6"/>
      <text:p text:style-name="P4">A process of react'n</text:p>
      <text:p text:style-name="P4">&amp; Then reform'n</text:p>
      <text:p text:style-name="P6"/>
      <text:p text:style-name="P4">Like the cataclysm</text:p>
      <text:p text:style-name="P4">Of chemical properties</text:p>
      <text:p text:style-name="P4">_</text:p>
      <text:p text:style-name="P6"/>
      <text:p text:style-name="P4">As a new spring</text:p>
      <text:p text:style-name="P4">Blazes down</text:p>
      <text:p text:style-name="P6"/>
      <text:p text:style-name="P4">Post-winter mountainsides</text:p>
      <text:p text:style-name="P6"/>
      <text:p text:style-name="P4">Joyful</text:p>
      <text:p text:style-name="P4">Down finite scapes</text:p>
      <text:p text:style-name="P6"/>
      <text:p text:style-name="P4">Each day</text:p>
      <text:p text:style-name="P4">With new twists</text:p>
      <text:p text:style-name="P4">_</text:p>
      <text:p text:style-name="P6"/>
      <text:p text:style-name="P4">Know'n my seasons vibrancy</text:p>
      <text:p text:style-name="P4">Mere moments</text:p>
      <text:p text:style-name="P6"/>
      <text:p text:style-name="P4">Till I am taken back again</text:p>
      <text:p text:style-name="P4">Into that which formed me</text:p>
      <text:p text:style-name="P6"/>
      <text:p text:style-name="P4">My aftermath not relevant</text:p>
      <text:p text:style-name="P4">To the present</text:p>
      <text:p text:style-name="P6"/>
      <text:p text:style-name="P4">Pure from reward</text:p>
      <text:p text:style-name="P4">I nurture my stable Center</text:p>
      <text:p text:style-name="P4">.</text:p>
      <text:p text:style-name="P4">.</text:p>
      <text:p text:style-name="P4">.</text:p>
      <text:p text:style-name="P4">Wild Plant Magic</text:p>
      <text:p text:style-name="P6"/>
      <text:p text:style-name="P4">I have experienced</text:p>
      <text:p text:style-name="P4">More mysticism than most</text:p>
      <text:p text:style-name="P6"/>
      <text:p text:style-name="P4">Such rooted history</text:p>
      <text:p text:style-name="P4">Should not be sneered</text:p>
      <text:p text:style-name="P6"/>
      <text:p text:style-name="P4">All matter</text:p>
      <text:p text:style-name="P4">Retains energy</text:p>
      <text:p text:style-name="P4">_</text:p>
      <text:p text:style-name="P6"/>
      <text:p text:style-name="P4">Up the Uinta Ridge</text:p>
      <text:p text:style-name="P4">Pluck'n under the boon of Elune</text:p>
      <text:p text:style-name="P6"/>
      <text:p text:style-name="P4">After a kindly drizzle</text:p>
      <text:p text:style-name="P4">Peruse'n the mountainsides</text:p>
      <text:p text:style-name="P6"/>
      <text:p text:style-name="P4">Fair beauty</text:p>
      <text:p text:style-name="P4">Sweet smell'n</text:p>
      <text:p text:style-name="P4">Distinct in character</text:p>
      <text:p text:style-name="P6"/>
      <text:p text:style-name="P4">Favorite'n</text:p>
      <text:p text:style-name="P4">The lucky ones</text:p>
      <text:p text:style-name="P6"/>
      <text:p text:style-name="P4">Lone herbs undisturbed</text:p>
      <text:p text:style-name="P4">In midst of rockslides</text:p>
      <text:p text:style-name="P6"/>
      <text:p text:style-name="P4">The pristine leaf</text:p>
      <text:p text:style-name="P4">Among decayed brethren</text:p>
      <text:p text:style-name="P6"/>
      <text:p text:style-name="P4">Over time barren ridges</text:p>
      <text:p text:style-name="P4">Inside folded ravines</text:p>
      <text:p text:style-name="P6"/>
      <text:p text:style-name="P4">Of these I worked</text:p>
      <text:p text:style-name="P4">Into satchets</text:p>
      <text:p text:style-name="P4">.</text:p>
      <text:p text:style-name="P4">.</text:p>
      <text:p text:style-name="P4"><text:soft-page-break/>.</text:p>
      <text:p text:style-name="P4">Child philosopher</text:p>
      <text:p text:style-name="P4">Constantly churn'n thoughts</text:p>
      <text:p text:style-name="P6"/>
      <text:p text:style-name="P4">Alone on late walks</text:p>
      <text:p text:style-name="P4">Free from constraint</text:p>
      <text:p text:style-name="P6"/>
      <text:p text:style-name="P4">Foster'n to seek</text:p>
      <text:p text:style-name="P4">That which is most precious</text:p>
      <text:p text:style-name="P6"/>
      <text:p text:style-name="P4">Conclude'n wealth &amp; position</text:p>
      <text:p text:style-name="P4">Ever fluid &amp; once lost</text:p>
      <text:p text:style-name="P4">One is left worse off</text:p>
      <text:p text:style-name="P6"/>
      <text:p text:style-name="P4">Memories fade</text:p>
      <text:p text:style-name="P4">But write'n circumvents entropy</text:p>
      <text:p text:style-name="P6"/>
      <text:p text:style-name="P4">Conjoined the two</text:p>
      <text:p text:style-name="P4">Able to warm future days</text:p>
      <text:p text:style-name="P4">_</text:p>
      <text:p text:style-name="P6"/>
      <text:p text:style-name="P4">Tales I once thought</text:p>
      <text:p text:style-name="P4">Never to be forgot</text:p>
      <text:p text:style-name="P6"/>
      <text:p text:style-name="P4">Blown away traceless</text:p>
      <text:p text:style-name="P4">Like sand of a wayside beach</text:p>
      <text:p text:style-name="P4">.</text:p>
      <text:p text:style-name="P4">.</text:p>
      <text:p text:style-name="P4">.</text:p>
      <text:p text:style-name="P4">LIII</text:p>
      <text:p text:style-name="P6"/>
      <text:p text:style-name="P4">Depression</text:p>
      <text:p text:style-name="P4">Weigh'n heavy</text:p>
      <text:p text:style-name="P6"/>
      <text:p text:style-name="P4">Prosaic masterpieces</text:p>
      <text:p text:style-name="P4">Overlooked by all</text:p>
      <text:p text:style-name="P6"/>
      <text:p text:style-name="P4">Myself</text:p>
      <text:p text:style-name="P4">The only admirer</text:p>
      <text:p text:style-name="P6"/>
      <text:p text:style-name="P4">How long</text:p>
      <text:p text:style-name="P4">Can one glide upon</text:p>
      <text:p text:style-name="P4">The faith of oneself?</text:p>
      <text:p text:style-name="P4">_</text:p>
      <text:p text:style-name="P6"/>
      <text:p text:style-name="P4">Mary's smile</text:p>
      <text:p text:style-name="P4">Upon me</text:p>
      <text:p text:style-name="P6"/>
      <text:p text:style-name="P4">An approval</text:p>
      <text:p text:style-name="P4">Transcendental</text:p>
      <text:p text:style-name="P6"/>
      <text:p text:style-name="P4">Be what may</text:p>
      <text:p text:style-name="P4">This what I always wanted</text:p>
      <text:p text:style-name="P6"/>
      <text:p text:style-name="P4">Hacker Adventurer Poet</text:p>
      <text:p text:style-name="P6"/>
      <text:p text:style-name="P4">Get'n by</text:p>
      <text:p text:style-name="P4">Hustle after hustle</text:p>
      <text:p text:style-name="P6"/>
      <text:p text:style-name="P4">The cloak of change</text:p>
      <text:p text:style-name="P4">Shadow'n at the end</text:p>
      <text:p text:style-name="P4">Of every day</text:p>
      <text:p text:style-name="P6"/>
      <text:p text:style-name="P4">A blank white plane</text:p>
      <text:p text:style-name="P4">Shine'n hope in peripherals</text:p>
      <text:p text:style-name="P4">As it looms with brightness</text:p>
      <text:p text:style-name="P4">Of each noon day</text:p>
      <text:p text:style-name="P6"/>
      <text:p text:style-name="P4">Now is good</text:p>
      <text:p text:style-name="P4">But tomorrow</text:p>
      <text:p text:style-name="P4">Is something new</text:p>
      <text:p text:style-name="P4">.</text:p>
      <text:p text:style-name="P4">.</text:p>
      <text:p text:style-name="P4">.</text:p>
      <text:p text:style-name="P4">To see into a shell</text:p>
      <text:p text:style-name="P4">&amp; Hear the C</text:p>
      <text:p text:style-name="P6"/>
      <text:p text:style-name="P4">To know the logistics</text:p>
      <text:p text:style-name="P4">Of File Systems</text:p>
      <text:p text:style-name="P6"/>
      <text:p text:style-name="P4">To recreate that system</text:p>
      <text:p text:style-name="P4">After ones own likeness</text:p>
      <text:p text:style-name="P6"/>
      <text:p text:style-name="P4">hacker adventurer poet</text:p>
      <text:p text:style-name="P6"/>
      <text:p text:style-name="P4">Combine'n polar opposites</text:p>
      <text:p text:style-name="P4">Freedom &amp; Security</text:p>
      <text:p text:style-name="P6"/>
      <text:p text:style-name="P4">A write-only ZFS implementation</text:p>
      <text:p text:style-name="P4">Of mass archival data</text:p>
      <text:p text:style-name="P6"/>
      <text:p text:style-name="P4">To allow for remembrance</text:p>
      <text:p text:style-name="P4">Of former glory</text:p>
      <text:p text:style-name="P4">&amp; A history of great decay</text:p>
      <text:p text:style-name="P4">.</text:p>
      <text:p text:style-name="P4">.</text:p>
      <text:p text:style-name="P4">.</text:p>
      <text:p text:style-name="P4">A child</text:p>
      <text:p text:style-name="P4">Ever repress'n great energy</text:p>
      <text:p text:style-name="P6"/>
      <text:p text:style-name="P4">Always alone on streets</text:p>
      <text:p text:style-name="P4">Or in a nook with a book</text:p>
      <text:p text:style-name="P6"/>
      <text:p text:style-name="P4">End'n up as me</text:p>
      <text:p text:style-name="P4">Hacker Adventurer Poet</text:p>
      <text:p text:style-name="P6"/>
      <text:p text:style-name="P4">Destiny carved my path</text:p>
      <text:p text:style-name="P4">To ends I have always seen</text:p>
      <text:p text:style-name="P6"/>
      <text:p text:style-name="P4">Plenty hadn't gone as worked out</text:p>
      <text:p text:style-name="P4">More often that naught for me</text:p>
      <text:p text:style-name="P6"/>
      <text:p text:style-name="P4">Yet the karma of life</text:p>
      <text:p text:style-name="P4">Always puts me right</text:p>
      <text:p text:style-name="P6"/>
      <text:p text:style-name="P4">As I was always</text:p>
      <text:p text:style-name="P4">Meant to be</text:p>
      <text:p text:style-name="P4">.</text:p>
      <text:p text:style-name="P4">.</text:p>
      <text:p text:style-name="P4">.</text:p>
      <text:p text:style-name="P4">Joy unmatched</text:p>
      <text:p text:style-name="P4">Is the victor's call</text:p>
      <text:p text:style-name="P6"/>
      <text:p text:style-name="P4">Triumphant shout</text:p>
      <text:p text:style-name="P4">A ring of brass trumpets</text:p>
      <text:p text:style-name="P6"/>
      <text:p text:style-name="P4">Day after day</text:p>
      <text:p text:style-name="P4">Month after month</text:p>
      <text:p text:style-name="P6"/>
      <text:p text:style-name="P4">For one end to which</text:p>
      <text:p text:style-name="P4">One had so long sought</text:p>
      <text:p text:style-name="P6"/>
      <text:p text:style-name="P4">Now in exclamations</text:p>
      <text:p text:style-name="P4">Of life's reaction</text:p>
      <text:p text:style-name="P6"/>
      <text:p text:style-name="P4">Pure that energy</text:p>
      <text:p text:style-name="P4">To metamorphise anew</text:p>
      <text:p text:style-name="P6"/>
      <text:p text:style-name="P4">To new positions</text:p>
      <text:p text:style-name="P4">Besought in certain places</text:p>
      <text:p text:style-name="P4">.</text:p>
      <text:p text:style-name="P4">.</text:p>
      <text:p text:style-name="P4">.</text:p>
      <text:p text:style-name="P4">V</text:p>
      <text:p text:style-name="P4">The confessions of Tolstoy</text:p>
      <text:p text:style-name="P6"/>
      <text:p text:style-name="P4">Confirm write'n</text:p>
      <text:p text:style-name="P4">Is a tree sprung</text:p>
      <text:p text:style-name="P6"/>
      <text:p text:style-name="P4">From singular pools</text:p>
      <text:p text:style-name="P4">Of singularity</text:p>
      <text:p text:style-name="P6"/>
      <text:p text:style-name="P4">Fed from underground springs</text:p>
      <text:p text:style-name="P4">Of narcissism</text:p>
      <text:p text:style-name="P6"/>
      <text:p text:style-name="P4">Think'n is spectacular</text:p>
      <text:p text:style-name="P4">Tho not work</text:p>
      <text:p text:style-name="P6"/>
      <text:p text:style-name="P4">Men yearn for</text:p>
      <text:p text:style-name="P4">The sweat of the day</text:p>
      <text:p text:style-name="P4">_</text:p>
      <text:p text:style-name="P6"/>
      <text:p text:style-name="P4">Tolstoy's self-drunkenness</text:p>
      <text:p text:style-name="P4">Is that of my fat black cat</text:p>
      <text:p text:style-name="P6"/>
      <text:p text:style-name="P4">Complain'n as it licks up</text:p>
      <text:p text:style-name="P4">Every bit of what it</text:p>
      <text:p text:style-name="P4">In no honesty earned</text:p>
      <text:p text:style-name="P6"/>
      <text:p text:style-name="P4">The life of a true poet</text:p>
      <text:p text:style-name="P4">That of poverty</text:p>
      <text:p text:style-name="P6"/>
      <text:p text:style-name="P4">Regardless of how spectacular</text:p>
      <text:p text:style-name="P6"/>
      <text:p text:style-name="P4">Any abundance to such poet</text:p>
      <text:p text:style-name="P4">Due to the failures of culture</text:p>
      <text:p text:style-name="P4">Which foolishly squanders</text:p>
      <text:p text:style-name="P4"><text:soft-page-break/>Where it is needed the least</text:p>
      <text:p text:style-name="P4">_</text:p>
      <text:p text:style-name="P6"/>
      <text:p text:style-name="P4">Tolstoy bathed in honey</text:p>
      <text:p text:style-name="P4">As he hung on root</text:p>
      <text:p text:style-name="P4">Have'n two mice as servants</text:p>
      <text:p text:style-name="P6"/>
      <text:p text:style-name="P4">Tho there a terrify'n Dragon</text:p>
      <text:p text:style-name="P4">At the bottom of the well</text:p>
      <text:p text:style-name="P6"/>
      <text:p text:style-name="P4">He was most terrified</text:p>
      <text:p text:style-name="P4">At have'n to get out his bath</text:p>
      <text:p text:style-name="P4">_</text:p>
      <text:p text:style-name="P6"/>
      <text:p text:style-name="P4">The cup of obscurity</text:p>
      <text:p text:style-name="P4">Bites with a bitterness</text:p>
      <text:p text:style-name="P6"/>
      <text:p text:style-name="P4">That the experienced</text:p>
      <text:p text:style-name="P4">Sips as a welcome soothe</text:p>
      <text:p text:style-name="P6"/>
      <text:p text:style-name="P4">Veener of sweetness</text:p>
      <text:p text:style-name="P4">Craved in youth</text:p>
      <text:p text:style-name="P4">Eroded to its sour base</text:p>
      <text:p text:style-name="P6"/>
      <text:p text:style-name="P4">These works</text:p>
      <text:p text:style-name="P4">Created &amp; matured</text:p>
      <text:p text:style-name="P6"/>
      <text:p text:style-name="P4">Fallen wayside</text:p>
      <text:p text:style-name="P4">Underneath trash &amp; waste</text:p>
      <text:p text:style-name="P6"/>
      <text:p text:style-name="P4">To the Reaper the reward</text:p>
      <text:p text:style-name="P4">If any to be had</text:p>
      <text:p text:style-name="P6"/>
      <text:p text:style-name="P4">My daily meat</text:p>
      <text:p text:style-name="P4">The freely abundance</text:p>
      <text:p text:style-name="P4">Of pass'n tribulation</text:p>
      <text:p text:style-name="P4">.</text:p>
      <text:p text:style-name="P4">.</text:p>
      <text:p text:style-name="P4">.</text:p>
      <text:p text:style-name="P4">skrp</text:p>
      <text:p text:style-name="P4">Kekay Gennkai</text:p>
      <text:p text:style-name="P6"/>
      <text:p text:style-name="P4">Of the village</text:p>
      <text:p text:style-name="P4">Hidden in the 1337</text:p>
      <text:p text:style-name="P6"/>
      <text:p text:style-name="P4">Storage In Complete Chaos</text:p>
      <text:p text:style-name="P6"/>
      <text:p text:style-name="P4">Unix</text:p>
      <text:p text:style-name="P4">C</text:p>
      <text:p text:style-name="P4">ZFS</text:p>
      <text:p text:style-name="P4">Perl</text:p>
      <text:p text:style-name="P6"/>
      <text:p text:style-name="P4">Intertwined Together</text:p>
      <text:p text:style-name="P6"/>
      <text:p text:style-name="P4">To make data public gibberish</text:p>
      <text:p text:style-name="P4">Private information</text:p>
      <text:p text:style-name="P4">.</text:p>
      <text:p text:style-name="P4">.</text:p>
      <text:p text:style-name="P4">.</text:p>
      <text:p text:style-name="P4">Allied not addicted</text:p>
      <text:p text:style-name="P6"/>
      <text:p text:style-name="P4">Daily reimbursements from</text:p>
      <text:p text:style-name="P4">The cumulation</text:p>
      <text:p text:style-name="P6"/>
      <text:p text:style-name="P4">Of the day-to-day</text:p>
      <text:p text:style-name="P4">Relationship that is marriage</text:p>
      <text:p text:style-name="P6"/>
      <text:p text:style-name="P4">An independent source</text:p>
      <text:p text:style-name="P4">Of needful sustenance</text:p>
      <text:p text:style-name="P6"/>
      <text:p text:style-name="P4">Partitioned securely</text:p>
      <text:p text:style-name="P4">From ones own position</text:p>
      <text:p text:style-name="P4">.</text:p>
      <text:p text:style-name="P4">.</text:p>
      <text:p text:style-name="P4">.</text:p>
      <text:p text:style-name="P5"><text:s/><text:span text:style-name="T1">LV</text:span></text:p>
      <text:p text:style-name="P4">I don't drink</text:p>
      <text:p text:style-name="P4">In other countries</text:p>
      <text:p text:style-name="P6"/>
      <text:p text:style-name="P4">Seems logical</text:p>
      <text:p text:style-name="P4">To any sensibility</text:p>
      <text:p text:style-name="P6"/>
      <text:p text:style-name="P4">Threw La Chilanga</text:p>
      <text:p text:style-name="P4">A go'n away beer-athon</text:p>
      <text:p text:style-name="P6"/>
      <text:p text:style-name="P4">At our bar</text:p>
      <text:p text:style-name="P4">The one out back</text:p>
      <text:p text:style-name="P4">Against the jungle</text:p>
      <text:p text:style-name="P6"/>
      <text:p text:style-name="P4">Not many besides</text:p>
      <text:p text:style-name="P4">La Banada frequented</text:p>
      <text:p text:style-name="P4">The tucked away spot</text:p>
      <text:p text:style-name="P6"/>
      <text:p text:style-name="P4">La Chilanga</text:p>
      <text:p text:style-name="P4">Ban'd from the main bar</text:p>
      <text:p text:style-name="P6"/>
      <text:p text:style-name="P4">After knock'n out a girl</text:p>
      <text:p text:style-name="P4">In one punch</text:p>
      <text:p text:style-name="P6"/>
      <text:p text:style-name="P4">To even Mickey</text:p>
      <text:p text:style-name="P4">An experienced boxer's amaze</text:p>
      <text:p text:style-name="P4">_</text:p>
      <text:p text:style-name="P6"/>
      <text:p text:style-name="P4">The pack returned</text:p>
      <text:p text:style-name="P4">In the festive manner</text:p>
      <text:p text:style-name="P4">Custom to Mexico</text:p>
      <text:p text:style-name="P6"/>
      <text:p text:style-name="P4">A French sloppily</text:p>
      <text:p text:style-name="P4">Trailed behind</text:p>
      <text:p text:style-name="P6"/>
      <text:p text:style-name="P4">Outpaced</text:p>
      <text:p text:style-name="P4">In this foreign race</text:p>
      <text:p text:style-name="P6"/>
      <text:p text:style-name="P4">' Let's fuck her</text:p>
      <text:p text:style-name="P4">One of our group said</text:p>
      <text:p text:style-name="P6"/>
      <text:p text:style-name="P4">Her swing'n alone</text:p>
      <text:p text:style-name="P4">On the hammock</text:p>
      <text:p text:style-name="P6"/>
      <text:p text:style-name="P4">Lost in the</text:p>
      <text:p text:style-name="P4">Dark depths of booze</text:p>
      <text:p text:style-name="P6"/>
      <text:p text:style-name="P4">I had to get her up</text:p>
      <text:p text:style-name="P4">&amp; Lead her away</text:p>
      <text:p text:style-name="P6"/>
      <text:p text:style-name="P4">From the bamboo huts</text:p>
      <text:p text:style-name="P4">Of the locals</text:p>
      <text:p text:style-name="P4">&amp; Onto the jungle path</text:p>
      <text:p text:style-name="P6"/>
      <text:p text:style-name="P4">I could only start her off</text:p>
      <text:p text:style-name="P6"/>
      <text:p text:style-name="P4">I couldn't leave La Chilanga</text:p>
      <text:p text:style-name="P4">Too long</text:p>
      <text:p text:style-name="P6"/>
      <text:p text:style-name="P4">A man must always</text:p>
      <text:p text:style-name="P4">Protect his own first</text:p>
      <text:p text:style-name="P6"/>
      <text:p text:style-name="P4">That is what</text:p>
      <text:p text:style-name="P4">I had to tell myself</text:p>
      <text:p text:style-name="P6"/>
      <text:p text:style-name="P4">As I abandoned the stranger</text:p>
      <text:p text:style-name="P4">On a wild path deep of night</text:p>
      <text:p text:style-name="P4">.</text:p>
      <text:p text:style-name="P4">.</text:p>
      <text:p text:style-name="P4">.</text:p>
      <text:p text:style-name="P4">Wake'n after</text:p>
      <text:p text:style-name="P4">A dark night in</text:p>
      <text:p text:style-name="P4">Wallows of rejection</text:p>
      <text:p text:style-name="P6"/>
      <text:p text:style-name="P4">The haze of morn</text:p>
      <text:p text:style-name="P4">A marinated mixture</text:p>
      <text:p text:style-name="P4">Of defeat &amp; doubt</text:p>
      <text:p text:style-name="P6"/>
      <text:p text:style-name="P4">In the first batch of emails</text:p>
      <text:p text:style-name="P4">An acceptance of publication</text:p>
      <text:p text:style-name="P4">In a small journal</text:p>
      <text:p text:style-name="P6"/>
      <text:p text:style-name="P4">The first time anyone but me</text:p>
      <text:p text:style-name="P4">Looked at my work with</text:p>
      <text:p text:style-name="P4">More than contempt</text:p>
      <text:p text:style-name="P6"/>
      <text:p text:style-name="P4">Must be a scam</text:p>
      <text:p text:style-name="P4">.</text:p>
      <text:p text:style-name="P4">.</text:p>
      <text:p text:style-name="P4">.</text:p>
      <text:p text:style-name="P4">It is the stranger</text:p>
      <text:p text:style-name="P4">That most accurately understands</text:p>
      <text:p text:style-name="P4">The heroism of the feat</text:p>
      <text:p text:style-name="P6"/>
      <text:p text:style-name="P4">Bangor Maine</text:p>
      <text:p text:style-name="P5"><text:s/><text:span text:style-name="T1">At a truck stop</text:span></text:p>
      <text:p text:style-name="P6"/>
      <text:p text:style-name="P4">FrieghtTrain &amp; I</text:p>
      <text:p text:style-name="P4">Looked past homeless</text:p>
      <text:p text:style-name="P6"/>
      <text:p text:style-name="P4">A man found out</text:p>
      <text:p text:style-name="P4">By third party</text:p>
      <text:p text:style-name="P4"><text:soft-page-break/>We finished the Thru</text:p>
      <text:p text:style-name="P6"/>
      <text:p text:style-name="P4">He bought us beer</text:p>
      <text:p text:style-name="P4">&amp; Me a mtn dew</text:p>
      <text:p text:style-name="P6"/>
      <text:p text:style-name="P4">In the fields</text:p>
      <text:p text:style-name="P4">Out 'n back</text:p>
      <text:p text:style-name="P4">_</text:p>
      <text:p text:style-name="P6"/>
      <text:p text:style-name="P4">The last October nights</text:p>
      <text:p text:style-name="P4">Of Maine sky</text:p>
      <text:p text:style-name="P6"/>
      <text:p text:style-name="P4">Stars in that clarity</text:p>
      <text:p text:style-name="P4">Only possible in such cold</text:p>
      <text:p text:style-name="P6"/>
      <text:p text:style-name="P4">The freeze of dark matter</text:p>
      <text:p text:style-name="P4">Of celestial seas</text:p>
      <text:p text:style-name="P4">.</text:p>
      <text:p text:style-name="P4">.</text:p>
      <text:p text:style-name="P4">.</text:p>
      <text:p text:style-name="P4">LVI</text:p>
      <text:p text:style-name="P6"/>
      <text:p text:style-name="P4">Bayside</text:p>
      <text:p text:style-name="P4">Old Town San Juan</text:p>
      <text:p text:style-name="P6"/>
      <text:p text:style-name="P4">Past day</text:p>
      <text:p text:style-name="P4">Behind a backalley nook</text:p>
      <text:p text:style-name="P6"/>
      <text:p text:style-name="P4">Find'n three locals</text:p>
      <text:p text:style-name="P4">At my smoke spot</text:p>
      <text:p text:style-name="P6"/>
      <text:p text:style-name="P4">' Fumen?</text:p>
      <text:p text:style-name="P4">I threw the joint handsign</text:p>
      <text:p text:style-name="P6"/>
      <text:p text:style-name="P4">Venture'n approval of locals</text:p>
      <text:p text:style-name="P4">To partake in</text:p>
      <text:p text:style-name="P4">Criminal activity</text:p>
      <text:p text:style-name="P6"/>
      <text:p text:style-name="P4">A risk</text:p>
      <text:p text:style-name="P4">But necessary for me</text:p>
      <text:p text:style-name="P6"/>
      <text:p text:style-name="P4">Their answer</text:p>
      <text:p text:style-name="P4">A cautious approval</text:p>
      <text:p text:style-name="P6"/>
      <text:p text:style-name="P4">To extinguish any suspicion</text:p>
      <text:p text:style-name="P4">I prompted</text:p>
      <text:p text:style-name="P6"/>
      <text:p text:style-name="P4">' Te gustan blunts</text:p>
      <text:p text:style-name="P4">Display'n the hobbit</text:p>
      <text:p text:style-name="P6"/>
      <text:p text:style-name="P4">' I've never seen a blunt</text:p>
      <text:p text:style-name="P4">' That small</text:p>
      <text:p text:style-name="P6"/>
      <text:p text:style-name="P4">The four of us</text:p>
      <text:p text:style-name="P4">Friends for the life</text:p>
      <text:p text:style-name="P4">Of the blunt's haze</text:p>
      <text:p text:style-name="P6"/>
      <text:p text:style-name="P4">Don't know their names</text:p>
      <text:p text:style-name="P4">They don't know mine</text:p>
      <text:p text:style-name="P6"/>
      <text:p text:style-name="P4">Never meet'n again</text:p>
      <text:p text:style-name="P6"/>
      <text:p text:style-name="P4">Gotta make that impression</text:p>
      <text:p text:style-name="P4">To last past this life</text:p>
      <text:p text:style-name="P4">.</text:p>
      <text:p text:style-name="P4">.</text:p>
      <text:p text:style-name="P4">.</text:p>
      <text:p text:style-name="P4">Lost is a deep</text:p>
      <text:p text:style-name="P4">Feel'n of forsakeness</text:p>
      <text:p text:style-name="P6"/>
      <text:p text:style-name="P4">When your being testifies:</text:p>
      <text:p text:style-name="P6"/>
      <text:p text:style-name="P4">That this place somewhere</text:p>
      <text:p text:style-name="P4">Entirely alien</text:p>
      <text:p text:style-name="P4">These coordinates blaze'n</text:p>
      <text:p text:style-name="P4">A new way back</text:p>
      <text:p text:style-name="P6"/>
      <text:p text:style-name="P4">Then in the</text:p>
      <text:p text:style-name="P4">Rich mud of the Jungle</text:p>
      <text:p text:style-name="P4">Your imprinted footprint</text:p>
      <text:p text:style-name="P6"/>
      <text:p text:style-name="P4">Or for the fourth time</text:p>
      <text:p text:style-name="P4">See'n that tribal face</text:p>
      <text:p text:style-name="P4">Carved in the tree</text:p>
      <text:p text:style-name="P4">Oddly solitary in the jungle</text:p>
      <text:p text:style-name="P4">.</text:p>
      <text:p text:style-name="P4">.</text:p>
      <text:p text:style-name="P4">.</text:p>
      <text:p text:style-name="P4">After need'n a skill</text:p>
      <text:p text:style-name="P4">For survival</text:p>
      <text:p text:style-name="P6"/>
      <text:p text:style-name="P4">The keeness is</text:p>
      <text:p text:style-name="P4">Dramatically intensified</text:p>
      <text:p text:style-name="P6"/>
      <text:p text:style-name="P4">Fat on the</text:p>
      <text:p text:style-name="P4">Fruits of hustle'n</text:p>
      <text:p text:style-name="P4">In one place</text:p>
      <text:p text:style-name="P6"/>
      <text:p text:style-name="P4">Eat'n what I want</text:p>
      <text:p text:style-name="P4">Drink'n the finest</text:p>
      <text:p text:style-name="P6"/>
      <text:p text:style-name="P4">Thirty years old</text:p>
      <text:p text:style-name="P4">Life never been so good</text:p>
      <text:p text:style-name="P6"/>
      <text:p text:style-name="P4">Aged but in</text:p>
      <text:p text:style-name="P4">Pristine physique</text:p>
      <text:p text:style-name="P6"/>
      <text:p text:style-name="P4">I would offer it to Him</text:p>
      <text:p text:style-name="P4">Sacrifice it all</text:p>
      <text:p text:style-name="P6"/>
      <text:p text:style-name="P4">For the glory</text:p>
      <text:p text:style-name="P4">Of the moment</text:p>
      <text:p text:style-name="P6"/>
      <text:p text:style-name="P4">That Death find me</text:p>
      <text:p text:style-name="P4">In a dignified state</text:p>
      <text:p text:style-name="P6"/>
      <text:p text:style-name="P4">Destitute of all</text:p>
      <text:p text:style-name="P4">But a memorization</text:p>
      <text:p text:style-name="P4">Of these songs</text:p>
      <text:p text:style-name="P4">.</text:p>
      <text:p text:style-name="P4">.</text:p>
      <text:p text:style-name="P4">.</text:p>
      <text:p text:style-name="P4">LVII</text:p>
      <text:p text:style-name="P6"/>
      <text:p text:style-name="P4">Why does</text:p>
      <text:p text:style-name="P4">The caged bird sing</text:p>
      <text:p text:style-name="P6"/>
      <text:p text:style-name="P4">I think that now as a caged bird</text:p>
      <text:p text:style-name="P4">Unlike the other limp dicks here</text:p>
      <text:p text:style-name="P6"/>
      <text:p text:style-name="P4">I extended &amp; then returned</text:p>
      <text:p text:style-name="P4">To this inevitable dystopia</text:p>
      <text:p text:style-name="P6"/>
      <text:p text:style-name="P4">Will my brethren rise?</text:p>
      <text:p text:style-name="P4">Or stay soft under their Oppressors</text:p>
      <text:p text:style-name="P6"/>
      <text:p text:style-name="P4">I sing how I want</text:p>
      <text:p text:style-name="P4">Out open cell windows</text:p>
      <text:p text:style-name="P6"/>
      <text:p text:style-name="P4">Cause Fk You</text:p>
      <text:p text:style-name="P4">You taken all but that</text:p>
      <text:p text:style-name="P4">.</text:p>
      <text:p text:style-name="P4">.</text:p>
      <text:p text:style-name="P4">.</text:p>
      <text:p text:style-name="P4">Nothing to lose</text:p>
      <text:p text:style-name="P4">Thirty now</text:p>
      <text:p text:style-name="P6"/>
      <text:p text:style-name="P4">Have'n dreamt</text:p>
      <text:p text:style-name="P4">Tried those dreams on</text:p>
      <text:p text:style-name="P6"/>
      <text:p text:style-name="P4">Still Alive</text:p>
      <text:p text:style-name="P4">Walk'n from those wrecks</text:p>
      <text:p text:style-name="P6"/>
      <text:p text:style-name="P4">As a man does</text:p>
      <text:p text:style-name="P4">After the taste of Death</text:p>
      <text:p text:style-name="P6"/>
      <text:p text:style-name="P4">~ Any location good enough</text:p>
      <text:p text:style-name="P4">~ Any sacrifice eazy enough</text:p>
      <text:p text:style-name="P6"/>
      <text:p text:style-name="P4">Cause live'n on borrowed life</text:p>
      <text:p text:style-name="P4">Is much better than dead</text:p>
      <text:p text:style-name="P4">.</text:p>
      <text:p text:style-name="P4">.</text:p>
      <text:p text:style-name="P4">.</text:p>
      <text:p text:style-name="P4">LVIII</text:p>
      <text:p text:style-name="P6"/>
      <text:p text:style-name="P4">I have followed</text:p>
      <text:p text:style-name="P4">The White Rabbit</text:p>
      <text:p text:style-name="P6"/>
      <text:p text:style-name="P4">To its hovel</text:p>
      <text:p text:style-name="P4">High on the hill</text:p>
      <text:p text:style-name="P6"/>
      <text:p text:style-name="P4">Into its narrow</text:p>
      <text:p text:style-name="P4">Caverns of dark</text:p>
      <text:p text:style-name="P6"/>
      <text:p text:style-name="P4">Where the dank</text:p>
      <text:p text:style-name="P4"><text:soft-page-break/>Of underground thrives</text:p>
      <text:p text:style-name="P6"/>
      <text:p text:style-name="P4">Not much is left</text:p>
      <text:p text:style-name="P4">Now the hilltop is settled</text:p>
      <text:p text:style-name="P6"/>
      <text:p text:style-name="P4">Earth of sacred nature</text:p>
      <text:p text:style-name="P4">Bulldozed by Residentials</text:p>
      <text:p text:style-name="P6"/>
      <text:p text:style-name="P4">Years there alone</text:p>
      <text:p text:style-name="P4">As when I was a teen</text:p>
      <text:p text:style-name="P6"/>
      <text:p text:style-name="P4">I believed my lack of skill</text:p>
      <text:p text:style-name="P4">Kept me lonely with no krew</text:p>
      <text:p text:style-name="P6"/>
      <text:p text:style-name="P4">Now 1337 I see</text:p>
      <text:p text:style-name="P4">None but scrubs crawl'n free</text:p>
      <text:p text:style-name="P6"/>
      <text:p text:style-name="P4">Where have all</text:p>
      <text:p text:style-name="P4">The White Rabbits Gone</text:p>
      <text:p text:style-name="P4">.</text:p>
      <text:p text:style-name="P4">.</text:p>
      <text:p text:style-name="P4">.</text:p>
      <text:p text:style-name="P4">Now past 100T</text:p>
      <text:p text:style-name="P4">Experience in scrape'n</text:p>
      <text:p text:style-name="P4">Via protocols</text:p>
      <text:p text:style-name="P6"/>
      <text:p text:style-name="P4">torrent</text:p>
      <text:p text:style-name="P4">http</text:p>
      <text:p text:style-name="P4">ftp</text:p>
      <text:p text:style-name="P4">nntp</text:p>
      <text:p text:style-name="P4">ssh</text:p>
      <text:p text:style-name="P6"/>
      <text:p text:style-name="P4">Methodized by</text:p>
      <text:p text:style-name="P6"/>
      <text:p text:style-name="P4">snail-mail</text:p>
      <text:p text:style-name="P4">ethernet</text:p>
      <text:p text:style-name="P4">perl</text:p>
      <text:p text:style-name="P4">bash</text:p>
      <text:p text:style-name="P6"/>
      <text:p text:style-name="P4">7 Million+ Deduped data</text:p>
      <text:p text:style-name="P4">700+ Data encodings</text:p>
      <text:p text:style-name="P6"/>
      <text:p text:style-name="P4">50T+ Seed</text:p>
      <text:p text:style-name="P4">&amp; I its curator</text:p>
      <text:p text:style-name="P6"/>
      <text:p text:style-name="P4">From my daily efforts</text:p>
      <text:p text:style-name="P4">I lay brick by brick</text:p>
      <text:p text:style-name="P6"/>
      <text:p text:style-name="P4">A great range</text:p>
      <text:p text:style-name="P4">Of personality</text:p>
      <text:p text:style-name="P4">Encapsulated by binary</text:p>
      <text:p text:style-name="P4">.</text:p>
      <text:p text:style-name="P4">.</text:p>
      <text:p text:style-name="P4">.</text:p>
      <text:p text:style-name="P4">LIX</text:p>
      <text:p text:style-name="P6"/>
      <text:p text:style-name="P4">Dark corners</text:p>
      <text:p text:style-name="P6"/>
      <text:p text:style-name="P4">Those niches</text:p>
      <text:p text:style-name="P4">Of expertise</text:p>
      <text:p text:style-name="P6"/>
      <text:p text:style-name="P4">World around</text:p>
      <text:p text:style-name="P4">Too bright</text:p>
      <text:p text:style-name="P6"/>
      <text:p text:style-name="P4">With only my light</text:p>
      <text:p text:style-name="P4">Experience The Universe</text:p>
      <text:p text:style-name="P4">With distinct sense</text:p>
      <text:p text:style-name="P4">.</text:p>
      <text:p text:style-name="P4">.</text:p>
      <text:p text:style-name="P4">.</text:p>
      <text:p text:style-name="P4">Unbroke PF Firewalls</text:p>
      <text:p text:style-name="P4">Finally after years</text:p>
      <text:p text:style-name="P6"/>
      <text:p text:style-name="P4">On every node of my system</text:p>
      <text:p text:style-name="P4">Effective in less than an hour</text:p>
      <text:p text:style-name="P4">A rework wrought</text:p>
      <text:p text:style-name="P4">With the ease of a whim</text:p>
      <text:p text:style-name="P6"/>
      <text:p text:style-name="P4">My skills leap</text:p>
      <text:p text:style-name="P4">In bounds &amp; bounds</text:p>
      <text:p text:style-name="P6"/>
      <text:p text:style-name="P4">Perl</text:p>
      <text:p text:style-name="P4">A language of love</text:p>
      <text:p text:style-name="P6"/>
      <text:p text:style-name="P4">To stimulate her kernel</text:p>
      <text:p text:style-name="P4">With the grace of form</text:p>
      <text:p text:style-name="P6"/>
      <text:p text:style-name="P4">A natural soothe</text:p>
      <text:p text:style-name="P4">Between me &amp; my Beloved</text:p>
      <text:p text:style-name="P6"/>
      <text:p text:style-name="P4">Together</text:p>
      <text:p text:style-name="P4">Never again alone</text:p>
      <text:p text:style-name="P6"/>
      <text:p text:style-name="P4">My Huckleberry Finn</text:p>
      <text:p text:style-name="P4">Of Binary properties</text:p>
      <text:p text:style-name="P6"/>
      <text:p text:style-name="P4">On the roam</text:p>
      <text:p text:style-name="P4">Up the rambles</text:p>
      <text:p text:style-name="P6"/>
      <text:p text:style-name="P4">A journey</text:p>
      <text:p text:style-name="P4">Of two best friends</text:p>
      <text:p text:style-name="P6"/>
      <text:p text:style-name="P4">Adventures on dark planes</text:p>
      <text:p text:style-name="P4">Of Neverending Stories</text:p>
      <text:p text:style-name="P4">.</text:p>
      <text:p text:style-name="P4">.</text:p>
      <text:p text:style-name="P4">.</text:p>
      <text:p text:style-name="P4">I always</text:p>
      <text:p text:style-name="P4">Respected Ryan's ability</text:p>
      <text:p text:style-name="P4">To handle THC</text:p>
      <text:p text:style-name="P6"/>
      <text:p text:style-name="P4">Beads of sweat</text:p>
      <text:p text:style-name="P4">Formed into streams</text:p>
      <text:p text:style-name="P4">Down his forehead</text:p>
      <text:p text:style-name="P6"/>
      <text:p text:style-name="P4">An event</text:p>
      <text:p text:style-name="P4">Without precedent</text:p>
      <text:p text:style-name="P6"/>
      <text:p text:style-name="P4">He passed the Dab</text:p>
      <text:p text:style-name="P4">&amp; Torch'd the bong</text:p>
      <text:p text:style-name="P6"/>
      <text:p text:style-name="P4">Sink'n into</text:p>
      <text:p text:style-name="P4">The musty basement couch</text:p>
      <text:p text:style-name="P6"/>
      <text:p text:style-name="P4">THC like helium lifted</text:p>
      <text:p text:style-name="P4">The soul to soar</text:p>
      <text:p text:style-name="P6"/>
      <text:p text:style-name="P4">Entraped by cords of relation</text:p>
      <text:p text:style-name="P4">Ducki soars with me pleasantly</text:p>
      <text:p text:style-name="P6"/>
      <text:p text:style-name="P4">Duckie now call'n me</text:p>
      <text:p text:style-name="P4">With orders to get her</text:p>
      <text:p text:style-name="P4">_</text:p>
      <text:p text:style-name="P6"/>
      <text:p text:style-name="P4">On my motorcycle</text:p>
      <text:p text:style-name="P4">Mostly lost</text:p>
      <text:p text:style-name="P6"/>
      <text:p text:style-name="P4">Bask'n in the relax'n</text:p>
      <text:p text:style-name="P4">Motion of the road</text:p>
      <text:p text:style-name="P6"/>
      <text:p text:style-name="P4">A papermade boat</text:p>
      <text:p text:style-name="P4">Float'n with the creek current</text:p>
      <text:p text:style-name="P6"/>
      <text:p text:style-name="P4">Man &amp; Machine</text:p>
      <text:p text:style-name="P4">Best friends forever</text:p>
      <text:p text:style-name="P4">.</text:p>
      <text:p text:style-name="P4">.</text:p>
      <text:p text:style-name="P4">.</text:p>
      <text:p text:style-name="P4">LX</text:p>
      <text:p text:style-name="P6"/>
      <text:p text:style-name="P4">Enter'n Miller High</text:p>
      <text:p text:style-name="P6"/>
      <text:p text:style-name="P4">Black &amp; Mexican hoods</text:p>
      <text:p text:style-name="P4">Conjoined to one school</text:p>
      <text:p text:style-name="P6"/>
      <text:p text:style-name="P4">I quickly asserted</text:p>
      <text:p text:style-name="P4">That I must be</text:p>
      <text:p text:style-name="P4">&amp; Nothing else</text:p>
      <text:p text:style-name="P4">_</text:p>
      <text:p text:style-name="P6"/>
      <text:p text:style-name="P4">Each morn</text:p>
      <text:p text:style-name="P4">The 30mins prior school</text:p>
      <text:p text:style-name="P5"><text:s/><text:span text:style-name="T1">With the goths</text:span></text:p>
      <text:p text:style-name="P4">Smoke'n in the graveyard</text:p>
      <text:p text:style-name="P6"/>
      <text:p text:style-name="P4">At lunch time</text:p>
      <text:p text:style-name="P4">Never caught sit'n alone</text:p>
      <text:p text:style-name="P4">Cause I was never still</text:p>
      <text:p text:style-name="P4">.</text:p>
      <text:p text:style-name="P4">.</text:p>
      <text:p text:style-name="P4">.</text:p>
      <text:p text:style-name="P4">I had met Anthony</text:p>
      <text:p text:style-name="P4">Dure'n a wrestle</text:p>
      <text:p text:style-name="P4">With my only friend Jack</text:p>
      <text:p text:style-name="P4">In middle school</text:p>
      <text:p text:style-name="P4">_</text:p>
      <text:p text:style-name="P6"/>
      <text:p text:style-name="P4"><text:soft-page-break/>Jason a gangly</text:p>
      <text:p text:style-name="P4">Metalhead</text:p>
      <text:p text:style-name="P6"/>
      <text:p text:style-name="P4">Always armed with</text:p>
      <text:p text:style-name="P4">A tennis racket</text:p>
      <text:p text:style-name="P6"/>
      <text:p text:style-name="P4">After learn'n</text:p>
      <text:p text:style-name="P4">He lived on</text:p>
      <text:p text:style-name="P4">North Beach</text:p>
      <text:p text:style-name="P6"/>
      <text:p text:style-name="P4">I invited myself over</text:p>
      <text:p text:style-name="P6"/>
      <text:p text:style-name="P4">There is always</text:p>
      <text:p text:style-name="P4">A bond after you invite</text:p>
      <text:p text:style-name="P4">Yourself over</text:p>
      <text:p text:style-name="P4">_</text:p>
      <text:p text:style-name="P6"/>
      <text:p text:style-name="P4">Rear stairwells</text:p>
      <text:p text:style-name="P4">Miller High</text:p>
      <text:p text:style-name="P6"/>
      <text:p text:style-name="P4">I manufactured the meet'n</text:p>
      <text:p text:style-name="P4">Of Athony &amp; Jason</text:p>
      <text:p text:style-name="P6"/>
      <text:p text:style-name="P4">Magnetic</text:p>
      <text:p text:style-name="P4">Were kindred forces</text:p>
      <text:p text:style-name="P4">That united &amp; kept that bond</text:p>
      <text:p text:style-name="P6"/>
      <text:p text:style-name="P4">Freshman year</text:p>
      <text:p text:style-name="P4">First year to establish</text:p>
      <text:p text:style-name="P4">That Four Year Rep</text:p>
      <text:p text:style-name="P6"/>
      <text:p text:style-name="P4">That will carry</text:p>
      <text:p text:style-name="P4">The best years of your life</text:p>
      <text:p text:style-name="P6"/>
      <text:p text:style-name="P4">When all regulations</text:p>
      <text:p text:style-name="P4">Are avoidable</text:p>
      <text:p text:style-name="P6"/>
      <text:p text:style-name="P4">Teen &amp; Untame</text:p>
      <text:p text:style-name="P4">.</text:p>
      <text:p text:style-name="P4">.</text:p>
      <text:p text:style-name="P4">.</text:p>
      <text:p text:style-name="P4">Isac</text:p>
      <text:p text:style-name="P4">Alone at lunch</text:p>
      <text:p text:style-name="P6"/>
      <text:p text:style-name="P4">I invited him over</text:p>
      <text:p text:style-name="P6"/>
      <text:p text:style-name="P4">That day</text:p>
      <text:p text:style-name="P4">I invited myself over</text:p>
      <text:p text:style-name="P6"/>
      <text:p text:style-name="P4">Turns out he was</text:p>
      <text:p text:style-name="P4">Stevo's best friend</text:p>
      <text:p text:style-name="P6"/>
      <text:p text:style-name="P4">Jason Anthony &amp; I</text:p>
      <text:p text:style-name="P4">Stevo &amp; Isac</text:p>
      <text:p text:style-name="P4">Juan &amp; Joe</text:p>
      <text:p text:style-name="P6"/>
      <text:p text:style-name="P4">The Rejeck Crew</text:p>
      <text:p text:style-name="P4">.</text:p>
      <text:p text:style-name="P4">.</text:p>
      <text:p text:style-name="P4">.</text:p>
      <text:p text:style-name="P4">Juan helped</text:p>
      <text:p text:style-name="P6"/>
      <text:p text:style-name="P4">At the pricipals office</text:p>
      <text:p text:style-name="P6"/>
      <text:p text:style-name="P4">I had been sent there</text:p>
      <text:p text:style-name="P4">Often for suspension</text:p>
      <text:p text:style-name="P6"/>
      <text:p text:style-name="P4">He had no friends</text:p>
      <text:p text:style-name="P4">I can always tell</text:p>
      <text:p text:style-name="P6"/>
      <text:p text:style-name="P4">The only other requirement</text:p>
      <text:p text:style-name="P4">To be enlisted</text:p>
      <text:p text:style-name="P4">Was if he would follow</text:p>
      <text:p text:style-name="P6"/>
      <text:p text:style-name="P4">I invited him over</text:p>
      <text:p text:style-name="P4">I invited myself over</text:p>
      <text:p text:style-name="P4">.</text:p>
      <text:p text:style-name="P4">.</text:p>
      <text:p text:style-name="P4">.</text:p>
      <text:p text:style-name="P4">8:30am</text:p>
      <text:p text:style-name="P4">Tuesday morn</text:p>
      <text:p text:style-name="P6"/>
      <text:p text:style-name="P4">' Let's skip to</text:p>
      <text:p text:style-name="P4">' North Beach</text:p>
      <text:p text:style-name="P6"/>
      <text:p text:style-name="P4">I inspired</text:p>
      <text:p text:style-name="P4">A pack of 6</text:p>
      <text:p text:style-name="P4">Groggy kids</text:p>
      <text:p text:style-name="P6"/>
      <text:p text:style-name="P4">' We have to get Anthony</text:p>
      <text:p text:style-name="P4">Brenda said</text:p>
      <text:p text:style-name="P6"/>
      <text:p text:style-name="P4">After we picked him up</text:p>
      <text:p text:style-name="P4">We crossed the road</text:p>
      <text:p text:style-name="P4">&amp; Were swiftly handcuffed</text:p>
      <text:p text:style-name="P4">Off to jail</text:p>
      <text:p text:style-name="P6"/>
      <text:p text:style-name="P4">That is how</text:p>
      <text:p text:style-name="P4">I met Stevo</text:p>
      <text:p text:style-name="P6"/>
      <text:p text:style-name="P4">Once you get cuffed together</text:p>
      <text:p text:style-name="P4">There is a certain bond</text:p>
      <text:p text:style-name="P4">.</text:p>
      <text:p text:style-name="P4">.</text:p>
      <text:p text:style-name="P4">.</text:p>
      <text:p text:style-name="P4">LXI</text:p>
      <text:p text:style-name="P6"/>
      <text:p text:style-name="P4">Mountain summits</text:p>
      <text:p text:style-name="P4">Barren to provide beauty</text:p>
      <text:p text:style-name="P6"/>
      <text:p text:style-name="P4">When all proximity</text:p>
      <text:p text:style-name="P4">Out of focus</text:p>
      <text:p text:style-name="P4">Against a panorama</text:p>
      <text:p text:style-name="P6"/>
      <text:p text:style-name="P4">To see vast scapes</text:p>
      <text:p text:style-name="P4">Past horizons of the eye</text:p>
      <text:p text:style-name="P6"/>
      <text:p text:style-name="P4">&amp; Not comprehend</text:p>
      <text:p text:style-name="P4">How far you gone</text:p>
      <text:p text:style-name="P6"/>
      <text:p text:style-name="P4">To gaze vast scapes</text:p>
      <text:p text:style-name="P4">Ahead of the infinite</text:p>
      <text:p text:style-name="P6"/>
      <text:p text:style-name="P4">&amp; Not comprehend</text:p>
      <text:p text:style-name="P4">Where you go</text:p>
      <text:p text:style-name="P4">_</text:p>
      <text:p text:style-name="P6"/>
      <text:p text:style-name="P4">The end of day</text:p>
      <text:p text:style-name="P4">When the Earth</text:p>
      <text:p text:style-name="P4">Uncovers the truth</text:p>
      <text:p text:style-name="P6"/>
      <text:p text:style-name="P4">Back to the blind'n blaze</text:p>
      <text:p text:style-name="P4">Of self-centeredness</text:p>
      <text:p text:style-name="P6"/>
      <text:p text:style-name="P4">There a cold hope</text:p>
      <text:p text:style-name="P4">In distant actors</text:p>
      <text:p text:style-name="P6"/>
      <text:p text:style-name="P4">Upon time-swept tops</text:p>
      <text:p text:style-name="P4">Look'n up</text:p>
      <text:p text:style-name="P6"/>
      <text:p text:style-name="P4">Blessed by westwinds</text:p>
      <text:p text:style-name="P4">&amp; High altitude exposure</text:p>
      <text:p text:style-name="P6"/>
      <text:p text:style-name="P4">Rest'n assured</text:p>
      <text:p text:style-name="P4">That someone in the Uni</text:p>
      <text:p text:style-name="P4">Knows what-the-fk</text:p>
      <text:p text:style-name="P4">This all about</text:p>
      <text:p text:style-name="P4">.</text:p>
      <text:p text:style-name="P4">.</text:p>
      <text:p text:style-name="P4">.</text:p>
      <text:p text:style-name="P4">To bind the Universe</text:p>
      <text:p text:style-name="P4">With sacrament of oneself</text:p>
      <text:p text:style-name="P6"/>
      <text:p text:style-name="P4">Rite of physics</text:p>
      <text:p text:style-name="P4">In low level powers</text:p>
      <text:p text:style-name="P6"/>
      <text:p text:style-name="P4">Encapsulate'n the energy</text:p>
      <text:p text:style-name="P4">Of oneself in record</text:p>
      <text:p text:style-name="P6"/>
      <text:p text:style-name="P4">To faith in fate</text:p>
      <text:p text:style-name="P4">&amp; Settle in the mud</text:p>
      <text:p text:style-name="P6"/>
      <text:p text:style-name="P4">&amp; Preserve yourself</text:p>
      <text:p text:style-name="P4">Past an ungrateful era</text:p>
      <text:p text:style-name="P6"/>
      <text:p text:style-name="P4">To a latter day</text:p>
      <text:p text:style-name="P4">Then to be glorified</text:p>
      <text:p text:style-name="P6"/>
      <text:p text:style-name="P4">In all the ecstasy</text:p>
      <text:p text:style-name="P4">Of an explorer's discovery</text:p>
      <text:p text:style-name="P6"/>
      <text:p text:style-name="P4">&amp; Then in revelries</text:p>
      <text:p text:style-name="P4">Be treasured as deserved</text:p>
      <text:p text:style-name="P4">_</text:p>
      <text:p text:style-name="P6"/>
      <text:p text:style-name="P4">To preserve experience</text:p>
      <text:p text:style-name="P4">As fossil record</text:p>
      <text:p text:style-name="P6"><text:soft-page-break/></text:p>
      <text:p text:style-name="P4">One must live life</text:p>
      <text:p text:style-name="P4">Worth the effort</text:p>
      <text:p text:style-name="P6"/>
      <text:p text:style-name="P4">To be preserved</text:p>
      <text:p text:style-name="P6"/>
      <text:p text:style-name="P4">One must write</text:p>
      <text:p text:style-name="P4">In a manner worth read'n</text:p>
      <text:p text:style-name="P6"/>
      <text:p text:style-name="P4">Songs encapsulations</text:p>
      <text:p text:style-name="P4">Emotions of experience</text:p>
      <text:p text:style-name="P6"/>
      <text:p text:style-name="P4">These tales</text:p>
      <text:p text:style-name="P4">Simple anti-charismatic slurs</text:p>
      <text:p text:style-name="P6"/>
      <text:p text:style-name="P4">Drunk</text:p>
      <text:p text:style-name="P4">With adoration of oneself</text:p>
      <text:p text:style-name="P4">.</text:p>
      <text:p text:style-name="P4">.</text:p>
      <text:p text:style-name="P4">.</text:p>
      <text:p text:style-name="P4">The rare windows</text:p>
      <text:p text:style-name="P4">Of Peace</text:p>
      <text:p text:style-name="P6"/>
      <text:p text:style-name="P4">At the twilight when</text:p>
      <text:p text:style-name="P4">The age of man</text:p>
      <text:p text:style-name="P4">Is to be refreshed again</text:p>
      <text:p text:style-name="P6"/>
      <text:p text:style-name="P4">Tides of innocent blood</text:p>
      <text:p text:style-name="P4">Purchase atonement</text:p>
      <text:p text:style-name="P4">For sins of fathers</text:p>
      <text:p text:style-name="P6"/>
      <text:p text:style-name="P4">To birth anew</text:p>
      <text:p text:style-name="P4">A sweet age of humanity</text:p>
      <text:p text:style-name="P6"/>
      <text:p text:style-name="P4">Until it grows</text:p>
      <text:p text:style-name="P4">Old &amp; Warped</text:p>
      <text:p text:style-name="P6"/>
      <text:p text:style-name="P4">And the Age of War</text:p>
      <text:p text:style-name="P4">Again ensues retribution</text:p>
      <text:p text:style-name="P4">.</text:p>
      <text:p text:style-name="P4">.</text:p>
      <text:p text:style-name="P4">.</text:p>
      <text:p text:style-name="P4">LXII</text:p>
      <text:p text:style-name="P6"/>
      <text:p text:style-name="P4">To allow</text:p>
      <text:p text:style-name="P4">Oneself to be convicted</text:p>
      <text:p text:style-name="P6"/>
      <text:p text:style-name="P4">Makes life simple</text:p>
      <text:p text:style-name="P6"/>
      <text:p text:style-name="P4">Many questions</text:p>
      <text:p text:style-name="P4">Automatically answered</text:p>
      <text:p text:style-name="P4">_</text:p>
      <text:p text:style-name="P6"/>
      <text:p text:style-name="P4">1am Halloween Night</text:p>
      <text:p text:style-name="P6"/>
      <text:p text:style-name="P4">Russian hacker sent new code</text:p>
      <text:p text:style-name="P6"/>
      <text:p text:style-name="P4">Code I've been design'n</text:p>
      <text:p text:style-name="P4">Since I began</text:p>
      <text:p text:style-name="P4">This arduous adventure</text:p>
      <text:p text:style-name="P4">To 1337</text:p>
      <text:p text:style-name="P6"/>
      <text:p text:style-name="P4">I could sleep:</text:p>
      <text:p text:style-name="P6"/>
      <text:p text:style-name="P4">Deprived of it</text:p>
      <text:p text:style-name="P4">From hack'n all weekend</text:p>
      <text:p text:style-name="P6"/>
      <text:p text:style-name="P4">I could float:</text:p>
      <text:p text:style-name="P6"/>
      <text:p text:style-name="P4">The auora of this night</text:p>
      <text:p text:style-name="P4">Retained a rare spirit</text:p>
      <text:p text:style-name="P4">_</text:p>
      <text:p text:style-name="P6"/>
      <text:p text:style-name="P4">One must</text:p>
      <text:p text:style-name="P4">For the sake of joy</text:p>
      <text:p text:style-name="P4">Stop &amp; partake</text:p>
      <text:p text:style-name="P6"/>
      <text:p text:style-name="P4">Future charge</text:p>
      <text:p text:style-name="P4">Always worth the joy of the day</text:p>
      <text:p text:style-name="P4">Which can never be had again</text:p>
      <text:p text:style-name="P6"/>
      <text:p text:style-name="P4">One wiley as I</text:p>
      <text:p text:style-name="P4">Often escapes such debt</text:p>
      <text:p text:style-name="P4">When debtors come call'n</text:p>
      <text:p text:style-name="P4">.</text:p>
      <text:p text:style-name="P4">.</text:p>
      <text:p text:style-name="P4">.</text:p>
      <text:p text:style-name="P4">Reception a curse</text:p>
      <text:p text:style-name="P4">Upon adventure</text:p>
      <text:p text:style-name="P6"/>
      <text:p text:style-name="P4">To live life like</text:p>
      <text:p text:style-name="P4">A fat cat</text:p>
      <text:p text:style-name="P4">Like Tolstoy</text:p>
      <text:p text:style-name="P4">What a bile gag</text:p>
      <text:p text:style-name="P6"/>
      <text:p text:style-name="P4">Ode to</text:p>
      <text:p text:style-name="P4">The tom cat type</text:p>
      <text:p text:style-name="P4">Out for the ruckus</text:p>
      <text:p text:style-name="P4">.</text:p>
      <text:p text:style-name="P4">.</text:p>
      <text:p text:style-name="P4">.</text:p>
      <text:p text:style-name="P4">Life is about</text:p>
      <text:p text:style-name="P4">Make'n mistakes</text:p>
      <text:p text:style-name="P4">That is where</text:p>
      <text:p text:style-name="P4">Miracles lie</text:p>
      <text:p text:style-name="P4">.</text:p>
      <text:p text:style-name="P4">.</text:p>
      <text:p text:style-name="P4">.</text:p>
      <text:p text:style-name="P4">Bad Religion</text:p>
      <text:p text:style-name="P4">Longtime muse</text:p>
      <text:p text:style-name="P6"/>
      <text:p text:style-name="P4">Its melody enchant'n me</text:p>
      <text:p text:style-name="P4">To higher planes</text:p>
      <text:p text:style-name="P6"/>
      <text:p text:style-name="P4">Born in teenage anarchy</text:p>
      <text:p text:style-name="P4">Till late twenties</text:p>
      <text:p text:style-name="P6"/>
      <text:p text:style-name="P4">Out in the</text:p>
      <text:p text:style-name="P4">The Northwest Territories</text:p>
      <text:p text:style-name="P6"/>
      <text:p text:style-name="P4">Uttlerly alone</text:p>
      <text:p text:style-name="P4">On the planet's 60th Parallel</text:p>
      <text:p text:style-name="P6"/>
      <text:p text:style-name="P4">Unknown</text:p>
      <text:p text:style-name="P4">For thousands of miles</text:p>
      <text:p text:style-name="P6"/>
      <text:p text:style-name="P4">Listen'n to the</text:p>
      <text:p text:style-name="P4">True North</text:p>
      <text:p text:style-name="P4">.</text:p>
      <text:p text:style-name="P4">.</text:p>
      <text:p text:style-name="P4">.</text:p>
      <text:p text:style-name="P4">LXIII</text:p>
      <text:p text:style-name="P6"/>
      <text:p text:style-name="P4">All Magicians</text:p>
      <text:p text:style-name="P4">Need of their artifact</text:p>
      <text:p text:style-name="P6"/>
      <text:p text:style-name="P4">dagger</text:p>
      <text:p text:style-name="P4">wand</text:p>
      <text:p text:style-name="P4">staff</text:p>
      <text:p text:style-name="P6"/>
      <text:p text:style-name="P4">Such things</text:p>
      <text:p text:style-name="P4">Come when due</text:p>
      <text:p text:style-name="P4">_</text:p>
      <text:p text:style-name="P6"/>
      <text:p text:style-name="P4">Up Mount Timpanogos</text:p>
      <text:p text:style-name="P4">Lost on snowcaked slopes</text:p>
      <text:p text:style-name="P6"/>
      <text:p text:style-name="P4">Under a rest'n tree</text:p>
      <text:p text:style-name="P4">My hand fell upon</text:p>
      <text:p text:style-name="P4">A stone dagger</text:p>
      <text:p text:style-name="P6"/>
      <text:p text:style-name="P4">Ancient hilt</text:p>
      <text:p text:style-name="P4">Fit my grasp perfectly</text:p>
      <text:p text:style-name="P4">.</text:p>
      <text:p text:style-name="P4">.</text:p>
      <text:p text:style-name="P4">.</text:p>
      <text:p text:style-name="P4">New York City</text:p>
      <text:p text:style-name="P4">Shrunk after these years</text:p>
      <text:p text:style-name="P6"/>
      <text:p text:style-name="P4">Finally found</text:p>
      <text:p text:style-name="P4">My favorite beers</text:p>
      <text:p text:style-name="P4">Japanese on Draft</text:p>
      <text:p text:style-name="P6"/>
      <text:p text:style-name="P4">Ate Naruto's Favorite</text:p>
      <text:p text:style-name="P4">Ichuraku Ramen from-scratch</text:p>
      <text:p text:style-name="P6"/>
      <text:p text:style-name="P4">Providence is in the details</text:p>
      <text:p text:style-name="P4">.</text:p>
      <text:p text:style-name="P4">.</text:p>
      <text:p text:style-name="P4">.</text:p>
      <text:p text:style-name="P4">30 years</text:p>
      <text:p text:style-name="P4">Body finally well-formed</text:p>
      <text:p text:style-name="P6"/>
      <text:p text:style-name="P4">Old age surprises</text:p>
      <text:p text:style-name="P4">Lies we tell our youth</text:p>
      <text:p text:style-name="P6"/>
      <text:p text:style-name="P4">I'm just as young</text:p>
      <text:p text:style-name="P4"><text:soft-page-break/>But much more able</text:p>
      <text:p text:style-name="P4">.</text:p>
      <text:p text:style-name="P4">.</text:p>
      <text:p text:style-name="P4">.</text:p>
      <text:p text:style-name="P4">Defeated the Ender Dragon</text:p>
      <text:p text:style-name="P6"/>
      <text:p text:style-name="P4">Paid a Russian</text:p>
      <text:p text:style-name="P4">To write advanced code</text:p>
      <text:p text:style-name="P6"/>
      <text:p text:style-name="P4">Updated pedrk.com</text:p>
      <text:p text:style-name="P6"/>
      <text:p text:style-name="P4">Green Bull</text:p>
      <text:p text:style-name="P4">&amp; Focused Eye</text:p>
      <text:p text:style-name="P6"/>
      <text:p text:style-name="P4">Time at 30</text:p>
      <text:p text:style-name="P4">&amp; Goods to get by</text:p>
      <text:p text:style-name="P6"/>
      <text:p text:style-name="P4">A lifestyle in history</text:p>
      <text:p text:style-name="P4">Reserved only for Nobility</text:p>
      <text:p text:style-name="P6"/>
      <text:p text:style-name="P4">This life</text:p>
      <text:p text:style-name="P4">A precious testament</text:p>
      <text:p text:style-name="P4">Of good fortune</text:p>
      <text:p text:style-name="P4">Of a simple man</text:p>
      <text:p text:style-name="P4">In the early</text:p>
      <text:p text:style-name="P4">Twenty First Century</text:p>
      <text:p text:style-name="P4">.</text:p>
      <text:p text:style-name="P4">.</text:p>
      <text:p text:style-name="P4">.</text:p>
      <text:p text:style-name="P4">LXIV</text:p>
      <text:p text:style-name="P6"/>
      <text:p text:style-name="P4">Pale</text:p>
      <text:p text:style-name="P4">In a black school</text:p>
      <text:p text:style-name="P6"/>
      <text:p text:style-name="P4">First year</text:p>
      <text:p text:style-name="P4">Among last generation</text:p>
      <text:p text:style-name="P6"/>
      <text:p text:style-name="P4">At Driscoll Middle School</text:p>
      <text:p text:style-name="P6"/>
      <text:p text:style-name="P4">Always out with those</text:p>
      <text:p text:style-name="P4">Church guys on bikes</text:p>
      <text:p text:style-name="P4">Suits &amp; ties</text:p>
      <text:p text:style-name="P4">Seen several times</text:p>
      <text:p text:style-name="P6"/>
      <text:p text:style-name="P4">Peanut</text:p>
      <text:p text:style-name="P4">The bottom of the barrel</text:p>
      <text:p text:style-name="P4">Thought he'd stand on me</text:p>
      <text:p text:style-name="P6"/>
      <text:p text:style-name="P4">Fortunate to be able</text:p>
      <text:p text:style-name="P4">To make a statement</text:p>
      <text:p text:style-name="P4">Out of the weak</text:p>
      <text:p text:style-name="P6"/>
      <text:p text:style-name="P4">I am always</text:p>
      <text:p text:style-name="P4">The mysterious type</text:p>
      <text:p text:style-name="P4">With no known history</text:p>
      <text:p text:style-name="P6"/>
      <text:p text:style-name="P4">Eager to introduce myself</text:p>
      <text:p text:style-name="P4">With a rukus</text:p>
      <text:p text:style-name="P4">_</text:p>
      <text:p text:style-name="P6"/>
      <text:p text:style-name="P4">Known as Mormon</text:p>
      <text:p text:style-name="P4">The kid preach'n religion</text:p>
      <text:p text:style-name="P6"/>
      <text:p text:style-name="P4">A school reknown</text:p>
      <text:p text:style-name="P4">For gang violence</text:p>
      <text:p text:style-name="P6"/>
      <text:p text:style-name="P4">Handsigns &amp; symbolism</text:p>
      <text:p text:style-name="P4">A powerful tool</text:p>
      <text:p text:style-name="P6"/>
      <text:p text:style-name="P4">Aun the females</text:p>
      <text:p text:style-name="P4">Formidible foes</text:p>
      <text:p text:style-name="P6"/>
      <text:p text:style-name="P4">South Side</text:p>
      <text:p text:style-name="P5"><text:s/><text:span text:style-name="T1">^</text:span></text:p>
      <text:p text:style-name="P4">|||</text:p>
      <text:p text:style-name="P5"><text:s/><text:span text:style-name="T1">\</text:span></text:p>
      <text:p text:style-name="P4">|||</text:p>
      <text:p text:style-name="P5"><text:s/><text:span text:style-name="T1">V</text:span></text:p>
      <text:p text:style-name="P4">.</text:p>
      <text:p text:style-name="P4">.</text:p>
      <text:p text:style-name="P4">.</text:p>
      <text:p text:style-name="P4">LXV</text:p>
      <text:p text:style-name="P4">Fear pushed me back</text:p>
      <text:p text:style-name="P6"/>
      <text:p text:style-name="P4">Fear of the epic scale</text:p>
      <text:p text:style-name="P4">Of the return hitch</text:p>
      <text:p text:style-name="P6"/>
      <text:p text:style-name="P4">The artist of</text:p>
      <text:p text:style-name="P4">Yellowknife's City Center Statue</text:p>
      <text:p text:style-name="P6"/>
      <text:p text:style-name="P4">Gave me a lift</text:p>
      <text:p text:style-name="P4">Back into Town</text:p>
      <text:p text:style-name="P5"><text:s text:c="2"/><text:span text:style-name="T1">_</text:span></text:p>
      <text:p text:style-name="P6"/>
      <text:p text:style-name="P4">The next morn</text:p>
      <text:p text:style-name="P4">With reawakened courage</text:p>
      <text:p text:style-name="P6"/>
      <text:p text:style-name="P4">I hustled at the gas station</text:p>
      <text:p text:style-name="P4">At the border of the city</text:p>
      <text:p text:style-name="P6"/>
      <text:p text:style-name="P4">The woman who owned the</text:p>
      <text:p text:style-name="P4">Yellowknife Ford Dealership</text:p>
      <text:p text:style-name="P4">Attentive to my position</text:p>
      <text:p text:style-name="P6"/>
      <text:p text:style-name="P4">Wiley position'n me</text:p>
      <text:p text:style-name="P4">To only check the price</text:p>
      <text:p text:style-name="P4">Of a flight to Edmonton</text:p>
      <text:p text:style-name="P6"/>
      <text:p text:style-name="P4">That if ever I need</text:p>
      <text:p text:style-name="P4">A Plan B</text:p>
      <text:p text:style-name="P6"/>
      <text:p text:style-name="P4">With perfect execution</text:p>
      <text:p text:style-name="P4">Arlene purchased my ticket</text:p>
      <text:p text:style-name="P6"/>
      <text:p text:style-name="P4">Before I could</text:p>
      <text:p text:style-name="P4">In pride decline</text:p>
      <text:p text:style-name="P4">_</text:p>
      <text:p text:style-name="P6"/>
      <text:p text:style-name="P4">Several times I have tried</text:p>
      <text:p text:style-name="P4">To find her again</text:p>
      <text:p text:style-name="P6"/>
      <text:p text:style-name="P4">A stranger</text:p>
      <text:p text:style-name="P4">Swept away by the current of time</text:p>
      <text:p text:style-name="P6"/>
      <text:p text:style-name="P4">I keep lit</text:p>
      <text:p text:style-name="P4">A candle of gratitude</text:p>
      <text:p text:style-name="P4">To pay forward in her name</text:p>
      <text:p text:style-name="P4">.</text:p>
      <text:p text:style-name="P4">.</text:p>
      <text:p text:style-name="P4">.</text:p>
      <text:p text:style-name="P4">The Fortune Cookie</text:p>
      <text:p text:style-name="P6"/>
      <text:p text:style-name="P4">Like the cast of dice</text:p>
      <text:p text:style-name="P4">Destiny's hand</text:p>
      <text:p text:style-name="P4">Frictionless acts</text:p>
      <text:p text:style-name="P6"/>
      <text:p text:style-name="P4">A consequence ethereal</text:p>
      <text:p text:style-name="P6"/>
      <text:p text:style-name="P4">Nothing given</text:p>
      <text:p text:style-name="P4">Nothing taken</text:p>
      <text:p text:style-name="P6"/>
      <text:p text:style-name="P4">But the whisper</text:p>
      <text:p text:style-name="P4">Of what is to be</text:p>
      <text:p text:style-name="P6"/>
      <text:p text:style-name="P4">To supersede fact</text:p>
      <text:p text:style-name="P4">Faith embodied in form</text:p>
      <text:p text:style-name="P4">_</text:p>
      <text:p text:style-name="P6"/>
      <text:p text:style-name="P4">Confucious say</text:p>
      <text:p text:style-name="P4">Top of ladder nice place</text:p>
      <text:p text:style-name="P4">Can be very lonesome</text:p>
      <text:p text:style-name="P6"/>
      <text:p text:style-name="P4">Quality counts</text:p>
      <text:p text:style-name="P4">&amp; You've got it</text:p>
      <text:p text:style-name="P6"/>
      <text:p text:style-name="P4">You are broad-mined</text:p>
      <text:p text:style-name="P4">&amp; Socially active</text:p>
      <text:p text:style-name="P6"/>
      <text:p text:style-name="P4">Be cautious</text:p>
      <text:p text:style-name="P4">In your financial dealings</text:p>
      <text:p text:style-name="P6"/>
      <text:p text:style-name="P4">You shall attain great wisdom</text:p>
      <text:p text:style-name="P4">With each passing year</text:p>
      <text:p text:style-name="P6"/>
      <text:p text:style-name="P4">The star of riches</text:p>
      <text:p text:style-name="P4">Is shining on you</text:p>
      <text:p text:style-name="P6"/>
      <text:p text:style-name="P4">Reward yourself to</text:p>
      <text:p text:style-name="P4">A much deserved gift</text:p>
      <text:p text:style-name="P6"/>
      <text:p text:style-name="P4">You shall soon make</text:p>
      <text:p text:style-name="P4">A long overdue personal decision</text:p>
      <text:p text:style-name="P6"/>
      <text:p text:style-name="P4">The road to glory will be rocky</text:p>
      <text:p text:style-name="P4">But Fulfilling</text:p>
      <text:p text:style-name="P4">09 12 20 27 43 45</text:p>
      <text:p text:style-name="P6"/>
      <text:p text:style-name="P4"><text:soft-page-break/>Your qualities overshadow</text:p>
      <text:p text:style-name="P4">Your weaknesses</text:p>
      <text:p text:style-name="P6"/>
      <text:p text:style-name="P4">You will overcome</text:p>
      <text:p text:style-name="P4">Difficult times</text:p>
      <text:p text:style-name="P6"/>
      <text:p text:style-name="P4">Next full moon B {</text:p>
      <text:p text:style-name="P4">An enchant{</text:p>
      <text:p text:style-name="P4">11 16 17 {</text:p>
      <text:p text:style-name="P5"><text:s/><text:span text:style-name="T1">{{ bitemark }}</text:span></text:p>
      <text:p text:style-name="P6"/>
      <text:p text:style-name="P4">Be tactful</text:p>
      <text:p text:style-name="P4">To not overlook</text:p>
      <text:p text:style-name="P4">Your own opportunity</text:p>
      <text:p text:style-name="P4">_</text:p>
      <text:p text:style-name="P6"/>
      <text:p text:style-name="P4">I can eat</text:p>
      <text:p text:style-name="P4">Fortune Cookies</text:p>
      <text:p text:style-name="P4">The day long</text:p>
      <text:p text:style-name="P6"/>
      <text:p text:style-name="P4">Next Friday</text:p>
      <text:p text:style-name="P4">February 10th</text:p>
      <text:p text:style-name="P6"/>
      <text:p text:style-name="P4">Full Snow Moon</text:p>
      <text:p text:style-name="P4">7:33pm</text:p>
      <text:p text:style-name="P6"/>
      <text:p text:style-name="P4">I will be upon</text:p>
      <text:p text:style-name="P4">Snowcaked Uintas</text:p>
      <text:p text:style-name="P4">.</text:p>
      <text:p text:style-name="P4">.</text:p>
      <text:p text:style-name="P4">.</text:p>
      <text:p text:style-name="P4">The Noob</text:p>
      <text:p text:style-name="P4">Fascinated admirer</text:p>
      <text:p text:style-name="P4">Lost pleasantly</text:p>
      <text:p text:style-name="P6"/>
      <text:p text:style-name="P4">The Journeyman</text:p>
      <text:p text:style-name="P4">Directionless wanderer</text:p>
      <text:p text:style-name="P4">Fastidious to the core</text:p>
      <text:p text:style-name="P6"/>
      <text:p text:style-name="P4">The Craftsman</text:p>
      <text:p text:style-name="P4">Dedicated to a manner</text:p>
      <text:p text:style-name="P4">Enamored at the skill</text:p>
      <text:p text:style-name="P6"/>
      <text:p text:style-name="P4">The Expert</text:p>
      <text:p text:style-name="P4">Forge'n deeper</text:p>
      <text:p text:style-name="P4">Trailblazer for successors</text:p>
      <text:p text:style-name="P6"/>
      <text:p text:style-name="P4">The Master</text:p>
      <text:p text:style-name="P4">Devoid of peers</text:p>
      <text:p text:style-name="P4">Lonely &amp; Cold</text:p>
      <text:p text:style-name="P4">.</text:p>
      <text:p text:style-name="P4">.</text:p>
      <text:p text:style-name="P4">.</text:p>
      <text:p text:style-name="P4">LXVI</text:p>
      <text:p text:style-name="P6"/>
      <text:p text:style-name="P4">It is said</text:p>
      <text:p text:style-name="P4">Friends are actual enemies</text:p>
      <text:p text:style-name="P6"/>
      <text:p text:style-name="P4">Locked in competition</text:p>
      <text:p text:style-name="P4">To out-pace the other</text:p>
      <text:p text:style-name="P6"/>
      <text:p text:style-name="P4">Secret joy witness'n</text:p>
      <text:p text:style-name="P4">The other's misfortune</text:p>
      <text:p text:style-name="P6"/>
      <text:p text:style-name="P4">Peers in merit</text:p>
      <text:p text:style-name="P4">Often to courage to continue</text:p>
      <text:p text:style-name="P6"/>
      <text:p text:style-name="P4">Those that bear one farther</text:p>
      <text:p text:style-name="P4">Down a course</text:p>
      <text:p text:style-name="P4">Than one would do so alone</text:p>
      <text:p text:style-name="P5"><text:s/><text:span text:style-name="T1">_</text:span></text:p>
      <text:p text:style-name="P6"/>
      <text:p text:style-name="P4">A Ranger</text:p>
      <text:p text:style-name="P4">Able to survive in an environment</text:p>
      <text:p text:style-name="P4">Better than its denizens</text:p>
      <text:p text:style-name="P6"/>
      <text:p text:style-name="P4">Some ideas</text:p>
      <text:p text:style-name="P4">Too dangerous to do so alone</text:p>
      <text:p text:style-name="P6"/>
      <text:p text:style-name="P4">My ideas</text:p>
      <text:p text:style-name="P4">Too dangerous</text:p>
      <text:p text:style-name="P4">For the company of others</text:p>
      <text:p text:style-name="P4">_</text:p>
      <text:p text:style-name="P6"/>
      <text:p text:style-name="P4">None with electric connection</text:p>
      <text:p text:style-name="P4">To bind our energies</text:p>
      <text:p text:style-name="P6"/>
      <text:p text:style-name="P4">A neutral fog pass'n thru</text:p>
      <text:p text:style-name="P4">The mass of humanity</text:p>
      <text:p text:style-name="P6"/>
      <text:p text:style-name="P4">To stranger</text:p>
      <text:p text:style-name="P4">As stranger</text:p>
      <text:p text:style-name="P6"/>
      <text:p text:style-name="P4">I gaze at this generation</text:p>
      <text:p text:style-name="P4">All those around me</text:p>
      <text:p text:style-name="P6"/>
      <text:p text:style-name="P4">As one friend</text:p>
      <text:p text:style-name="P4">With many faces</text:p>
      <text:p text:style-name="P4">.</text:p>
      <text:p text:style-name="P4">.</text:p>
      <text:p text:style-name="P4">.</text:p>
      <text:p text:style-name="P4">To bark</text:p>
      <text:p text:style-name="P6"/>
      <text:p text:style-name="P4">The sound of one</text:p>
      <text:p text:style-name="P4">Express'n themself all-out</text:p>
      <text:p text:style-name="P6"/>
      <text:p text:style-name="P4">A call to</text:p>
      <text:p text:style-name="P4">Public competition</text:p>
      <text:p text:style-name="P6"/>
      <text:p text:style-name="P4">Obnxious to most</text:p>
      <text:p text:style-name="P6"/>
      <text:p text:style-name="P4">Tho most rarely have merit</text:p>
      <text:p text:style-name="P4">From which to boast</text:p>
      <text:p text:style-name="P4">.</text:p>
      <text:p text:style-name="P4">.</text:p>
      <text:p text:style-name="P4">.</text:p>
      <text:p text:style-name="P4">Funky Coefficents</text:p>
      <text:p text:style-name="P4">Exist in the</text:p>
      <text:p text:style-name="P4">Mathematics of Reality</text:p>
      <text:p text:style-name="P6"/>
      <text:p text:style-name="P4">Certain results</text:p>
      <text:p text:style-name="P4">In sole favor</text:p>
      <text:p text:style-name="P4">Of the interest</text:p>
      <text:p text:style-name="P4">Of the individual</text:p>
      <text:p text:style-name="P6"/>
      <text:p text:style-name="P4">We all embody that Concept</text:p>
      <text:p text:style-name="P4">In our own form</text:p>
      <text:p text:style-name="P6"/>
      <text:p text:style-name="P4">In the end at death</text:p>
      <text:p text:style-name="P4">It all don't matter too much</text:p>
      <text:p text:style-name="P6"/>
      <text:p text:style-name="P4">Afterlife?</text:p>
      <text:p text:style-name="P4">I'm concerned</text:p>
      <text:p text:style-name="P4">Only with the Day</text:p>
      <text:p text:style-name="P6"/>
      <text:p text:style-name="P4">If I persist to exist</text:p>
      <text:p text:style-name="P4">Then I'll work up a ruckus</text:p>
      <text:p text:style-name="P6"/>
      <text:p text:style-name="P4">If It an obliterated nothingness</text:p>
      <text:p text:style-name="P4">I am weary in need of sleep</text:p>
      <text:p text:style-name="P4">.</text:p>
      <text:p text:style-name="P4">.</text:p>
      <text:p text:style-name="P4">.</text:p>
      <text:p text:style-name="P4">If this hit</text:p>
      <text:p text:style-name="P4">Helps me have a good time</text:p>
      <text:p text:style-name="P6"/>
      <text:p text:style-name="P4">I'll access what is available</text:p>
      <text:p text:style-name="P4">To get me thru the day</text:p>
      <text:p text:style-name="P6"/>
      <text:p text:style-name="P4">My chi</text:p>
      <text:p text:style-name="P4">Sublime in the form</text:p>
      <text:p text:style-name="P4">Of a blazed vapor</text:p>
      <text:p text:style-name="P6"/>
      <text:p text:style-name="P4">There have always</text:p>
      <text:p text:style-name="P4">Been two in my head</text:p>
      <text:p text:style-name="P6"/>
      <text:p text:style-name="P4">What a welcome</text:p>
      <text:p text:style-name="P4">To have a third entirely Alien</text:p>
      <text:p text:style-name="P4">.</text:p>
      <text:p text:style-name="P4">.</text:p>
      <text:p text:style-name="P4">.</text:p>
      <text:p text:style-name="P4">LXVII</text:p>
      <text:p text:style-name="P6"/>
      <text:p text:style-name="P4">2017</text:p>
      <text:p text:style-name="P4">Snow Full Moon</text:p>
      <text:p text:style-name="P6"/>
      <text:p text:style-name="P4">Up Grove Creek</text:p>
      <text:p text:style-name="P4">in the</text:p>
      <text:p text:style-name="P4">Uinta Mountains</text:p>
      <text:p text:style-name="P6"/>
      <text:p text:style-name="P4">7:15pm Blunted &amp; Wait'n</text:p>
      <text:p text:style-name="P4">On the sage promise</text:p>
      <text:p text:style-name="P4">From last week's bag</text:p>
      <text:p text:style-name="P4">Of Fortune Cookie</text:p>
      <text:p text:style-name="P4">+</text:p>
      <text:p text:style-name="P4">+</text:p>
      <text:p text:style-name="P4">+</text:p>
      <text:p text:style-name="P4"><text:soft-page-break/>Weepy Lunar Orb</text:p>
      <text:p text:style-name="P6"/>
      <text:p text:style-name="P4">You break</text:p>
      <text:p text:style-name="P4">Peaceful clouds</text:p>
      <text:p text:style-name="P4">With tears</text:p>
      <text:p text:style-name="P6"/>
      <text:p text:style-name="P4">Why do you weep so</text:p>
      <text:p text:style-name="P4">Sad mother of the night</text:p>
      <text:p text:style-name="P6"/>
      <text:p text:style-name="P4">The work of</text:p>
      <text:p text:style-name="P4">Sun's day troubles so?</text:p>
      <text:p text:style-name="P6"/>
      <text:p text:style-name="P4">A weep</text:p>
      <text:p text:style-name="P4">Tender &amp; Gentle</text:p>
      <text:p text:style-name="P4">Infinite &amp; Horrible</text:p>
      <text:p text:style-name="P4">_</text:p>
      <text:p text:style-name="P6"/>
      <text:p text:style-name="P4">Not the typical wimpers of</text:p>
      <text:p text:style-name="P4">The Uinta Mountain Range</text:p>
      <text:p text:style-name="P6"/>
      <text:p text:style-name="P4">An experience</text:p>
      <text:p text:style-name="P4">Familiar to me</text:p>
      <text:p text:style-name="P6"/>
      <text:p text:style-name="P4">Short gentle emissions</text:p>
      <text:p text:style-name="P4">Of day-to-day sorrows</text:p>
      <text:p text:style-name="P4">+</text:p>
      <text:p text:style-name="P4">+</text:p>
      <text:p text:style-name="P4">+</text:p>
      <text:p text:style-name="P4">Boon of Elune</text:p>
      <text:p text:style-name="P4">Thank you</text:p>
      <text:p text:style-name="P6"/>
      <text:p text:style-name="P4">For all that you do</text:p>
      <text:p text:style-name="P6"/>
      <text:p text:style-name="P4">Haze of light</text:p>
      <text:p text:style-name="P4">Penetrate depressed clouds</text:p>
      <text:p text:style-name="P6"/>
      <text:p text:style-name="P4">Paint'n life</text:p>
      <text:p text:style-name="P4">A shade of deep blue</text:p>
      <text:p text:style-name="P6"/>
      <text:p text:style-name="P4">I swear to Enlightenment</text:p>
      <text:p text:style-name="P4">A path on which</text:p>
      <text:p text:style-name="P6"/>
      <text:p text:style-name="P4">You have long</text:p>
      <text:p text:style-name="P4">Seen me thru</text:p>
      <text:p text:style-name="P4">+</text:p>
      <text:p text:style-name="P4">+</text:p>
      <text:p text:style-name="P4">+</text:p>
      <text:p text:style-name="P4">Snow Full Moon</text:p>
      <text:p text:style-name="P6"/>
      <text:p text:style-name="P4">Ice galaxies</text:p>
      <text:p text:style-name="P4">Of crystal clusters</text:p>
      <text:p text:style-name="P6"/>
      <text:p text:style-name="P4">Hum the glory &amp; love</text:p>
      <text:p text:style-name="P4">For the boon of Elune</text:p>
      <text:p text:style-name="P6"/>
      <text:p text:style-name="P4">At a precious alignment</text:p>
      <text:p text:style-name="P4">To visit among us</text:p>
      <text:p text:style-name="P6"/>
      <text:p text:style-name="P4">I see your light</text:p>
      <text:p text:style-name="P4">As it focus in</text:p>
      <text:p text:style-name="P6"/>
      <text:p text:style-name="P4">Over my soulder</text:p>
      <text:p text:style-name="P4">At the writ of my hand</text:p>
      <text:p text:style-name="P6"/>
      <text:p text:style-name="P4">Dart'n too an fro</text:p>
      <text:p text:style-name="P4">In the corners of periphrials</text:p>
      <text:p text:style-name="P4">_</text:p>
      <text:p text:style-name="P6"/>
      <text:p text:style-name="P4">Grove Creek</text:p>
      <text:p text:style-name="P6"/>
      <text:p text:style-name="P4">Creek of Uinta Mountain</text:p>
      <text:p text:style-name="P4">Shout'n all the way down</text:p>
      <text:p text:style-name="P6"/>
      <text:p text:style-name="P4">Not alone</text:p>
      <text:p text:style-name="P4">Tho Alone in the wilderness</text:p>
      <text:p text:style-name="P6"/>
      <text:p text:style-name="P4">Late Wet &amp; Cold</text:p>
      <text:p text:style-name="P4">+</text:p>
      <text:p text:style-name="P4">+</text:p>
      <text:p text:style-name="P4">+</text:p>
      <text:p text:style-name="P4">Elune's weep</text:p>
      <text:p text:style-name="P4">Calms into a foggy haze</text:p>
      <text:p text:style-name="P6"/>
      <text:p text:style-name="P4">Reborn by baptism</text:p>
      <text:p text:style-name="P4">From reconciliation waters</text:p>
      <text:p text:style-name="P6"/>
      <text:p text:style-name="P4">Young &amp; Inspired</text:p>
      <text:p text:style-name="P4">Of what is yet to be</text:p>
      <text:p text:style-name="P4">.</text:p>
      <text:p text:style-name="P4">.</text:p>
      <text:p text:style-name="P4">.</text:p>
      <text:p text:style-name="P4">Berry War Paint</text:p>
      <text:p text:style-name="P6"/>
      <text:p text:style-name="P4">3Shot &amp; Christina</text:p>
      <text:p text:style-name="P4">Blazed Up</text:p>
      <text:p text:style-name="P6"/>
      <text:p text:style-name="P4">' Practice your machete</text:p>
      <text:p text:style-name="P4">As I practice my tomahawk</text:p>
      <text:p text:style-name="P6"/>
      <text:p text:style-name="P4">She would not listen</text:p>
      <text:p text:style-name="P6"/>
      <text:p text:style-name="P4">The next morn</text:p>
      <text:p text:style-name="P4">Battle'n the copperhead</text:p>
      <text:p text:style-name="P6"/>
      <text:p text:style-name="P4">3Chop kept miss'n</text:p>
      <text:p text:style-name="P4">.</text:p>
      <text:p text:style-name="P4">.</text:p>
      <text:p text:style-name="P4">.</text:p>
      <text:p text:style-name="P4">I took a</text:p>
      <text:p text:style-name="P4">Selway spring-born rattlesnake</text:p>
      <text:p text:style-name="P4">From its mother</text:p>
      <text:p text:style-name="P6"/>
      <text:p text:style-name="P4">All the moutain</text:p>
      <text:p text:style-name="P4">Lies for your kind</text:p>
      <text:p text:style-name="P6"/>
      <text:p text:style-name="P4">Death to the arrogant</text:p>
      <text:p text:style-name="P6"/>
      <text:p text:style-name="P4">That choose to settle</text:p>
      <text:p text:style-name="P4">On our straight &amp; narrow</text:p>
      <text:p text:style-name="P6"/>
      <text:p text:style-name="P4">Now a foe Bambi knows</text:p>
      <text:p text:style-name="P6"/>
      <text:p text:style-name="P4">Where &amp;</text:p>
      <text:p text:style-name="P4">Where not to go</text:p>
      <text:p text:style-name="P4">.</text:p>
      <text:p text:style-name="P4">.</text:p>
      <text:p text:style-name="P4">.</text:p>
      <text:p text:style-name="P4">LXVIII</text:p>
      <text:p text:style-name="P6"/>
      <text:p text:style-name="P4">Path blazed</text:p>
      <text:p text:style-name="P4">By omnipotent forces</text:p>
      <text:p text:style-name="P6"/>
      <text:p text:style-name="P4">Not that of water</text:p>
      <text:p text:style-name="P4">Which chooses paths</text:p>
      <text:p text:style-name="P4">Of least resistance</text:p>
      <text:p text:style-name="P6"/>
      <text:p text:style-name="P4">Not that of animal</text:p>
      <text:p text:style-name="P4">Which chooses paths</text:p>
      <text:p text:style-name="P4">In seclusion</text:p>
      <text:p text:style-name="P6"/>
      <text:p text:style-name="P4">Nor that of man</text:p>
      <text:p text:style-name="P4">Which chooses paths</text:p>
      <text:p text:style-name="P4">To interests</text:p>
      <text:p text:style-name="P4">_</text:p>
      <text:p text:style-name="P6"/>
      <text:p text:style-name="P4">Two Universities</text:p>
      <text:p text:style-name="P4">Two Deans</text:p>
      <text:p text:style-name="P6"/>
      <text:p text:style-name="P4">Sure as proof</text:p>
      <text:p text:style-name="P4">Of a principal</text:p>
      <text:p text:style-name="P6"/>
      <text:p text:style-name="P4">The result my eviction</text:p>
      <text:p text:style-name="P4">From their institutions</text:p>
      <text:p text:style-name="P6"/>
      <text:p text:style-name="P4">Academia &amp; its cohorts</text:p>
      <text:p text:style-name="P4">Interested not in intelligence</text:p>
      <text:p text:style-name="P5"><text:s/><text:span text:style-name="T1">_</text:span></text:p>
      <text:p text:style-name="P6"/>
      <text:p text:style-name="P4">Myself my master</text:p>
      <text:p text:style-name="P4">Ear to the Earth</text:p>
      <text:p text:style-name="P4">Steps sync'd to</text:p>
      <text:p text:style-name="P4">Rotations &amp; Revolutions</text:p>
      <text:p text:style-name="P6"/>
      <text:p text:style-name="P4">My path that of gods</text:p>
      <text:p text:style-name="P4">Which chooses paths</text:p>
      <text:p text:style-name="P4">Towards ideas</text:p>
      <text:p text:style-name="P6"/>
      <text:p text:style-name="P4">Unix Perl Algebra</text:p>
      <text:p text:style-name="P6"/>
      <text:p text:style-name="P4">The eminent ideas of gods</text:p>
      <text:p text:style-name="P4">Truly the paths themselves</text:p>
      <text:p text:style-name="P6"/>
      <text:p text:style-name="P4">The blessings of gods</text:p>
      <text:p text:style-name="P4">That of omnipresent forces</text:p>
      <text:p text:style-name="P6"/>
      <text:p text:style-name="P4">Tho this a journey</text:p>
      <text:p text:style-name="P4">One has already arrived</text:p>
      <text:p text:style-name="P4"><text:soft-page-break/>+</text:p>
      <text:p text:style-name="P4">+</text:p>
      <text:p text:style-name="P4">+</text:p>
      <text:p text:style-name="P4">Transcendence</text:p>
      <text:p text:style-name="P6"/>
      <text:p text:style-name="P4">When one breaches</text:p>
      <text:p text:style-name="P4">Past borders</text:p>
      <text:p text:style-name="P6"/>
      <text:p text:style-name="P4">Of the bounds</text:p>
      <text:p text:style-name="P4">Born into</text:p>
      <text:p text:style-name="P6"/>
      <text:p text:style-name="P4">Testaments to where</text:p>
      <text:p text:style-name="P4">Humanity can go</text:p>
      <text:p text:style-name="P6"/>
      <text:p text:style-name="P4">A waypoint</text:p>
      <text:p text:style-name="P4">A ghost of the future</text:p>
      <text:p text:style-name="P6"/>
      <text:p text:style-name="P4">To be finally comprehended</text:p>
      <text:p text:style-name="P4">By the masses</text:p>
      <text:p text:style-name="P6"/>
      <text:p text:style-name="P4">Only after humanity</text:p>
      <text:p text:style-name="P4">Has evolved</text:p>
      <text:p text:style-name="P6"/>
      <text:p text:style-name="P4">Then they looking back</text:p>
      <text:p text:style-name="P4">To the past</text:p>
      <text:p text:style-name="P6"/>
      <text:p text:style-name="P4">Reassured of the</text:p>
      <text:p text:style-name="P4">Omniscient hand of Fate</text:p>
      <text:p text:style-name="P6"/>
      <text:p text:style-name="P4">Grateful</text:p>
      <text:p text:style-name="P4">Of the sacrifice of</text:p>
      <text:p text:style-name="P4">Supernatural beings</text:p>
      <text:p text:style-name="P4">Sustained by Ethereal Bounties</text:p>
      <text:p text:style-name="P6"/>
      <text:p text:style-name="P4">Which their contemporaries</text:p>
      <text:p text:style-name="P4">Blindly proclaimed imaginary</text:p>
      <text:p text:style-name="P4">+</text:p>
      <text:p text:style-name="P4">+</text:p>
      <text:p text:style-name="P4">+</text:p>
      <text:p text:style-name="P4">Tho I feel the pain</text:p>
      <text:p text:style-name="P4">Of your disdain</text:p>
      <text:p text:style-name="P6"/>
      <text:p text:style-name="P4">Forgiveness a reflex</text:p>
      <text:p text:style-name="P4">When your bearing exposed</text:p>
      <text:p text:style-name="P4">.</text:p>
      <text:p text:style-name="P4">.</text:p>
      <text:p text:style-name="P4">.</text:p>
      <text:p text:style-name="P4">LXIX</text:p>
      <text:p text:style-name="P6"/>
      <text:p text:style-name="P4">Head'n a group</text:p>
      <text:p text:style-name="P4">Of 10 children</text:p>
      <text:p text:style-name="P6"/>
      <text:p text:style-name="P4">Thru the woods</text:p>
      <text:p text:style-name="P4">Try'n to corner</text:p>
      <text:p text:style-name="P6"/>
      <text:p text:style-name="P4">Gradma's escaped rabbit</text:p>
      <text:p text:style-name="P6"/>
      <text:p text:style-name="P4">The beast eventually</text:p>
      <text:p text:style-name="P4">Secured itself under logs</text:p>
      <text:p text:style-name="P6"/>
      <text:p text:style-name="P4">The hunt called off</text:p>
      <text:p text:style-name="P4">&amp; We all went back</text:p>
      <text:p text:style-name="P6"/>
      <text:p text:style-name="P4">A simple people</text:p>
      <text:p text:style-name="P4">Who live traditionally</text:p>
      <text:p text:style-name="P6"/>
      <text:p text:style-name="P4">In their puritan garb</text:p>
      <text:p text:style-name="P4">.</text:p>
      <text:p text:style-name="P4">.</text:p>
      <text:p text:style-name="P4">.</text:p>
      <text:p text:style-name="P4">Try'n to settle</text:p>
      <text:p text:style-name="P4">&amp; Accept the surf</text:p>
      <text:p text:style-name="P6"/>
      <text:p text:style-name="P4">Of what forces</text:p>
      <text:p text:style-name="P4">Like tides drive</text:p>
      <text:p text:style-name="P4">My wife &amp; me</text:p>
      <text:p text:style-name="P6"/>
      <text:p text:style-name="P4">Normally</text:p>
      <text:p text:style-name="P4">I go</text:p>
      <text:p text:style-name="P6"/>
      <text:p text:style-name="P4">&amp; No where been</text:p>
      <text:p text:style-name="P4">All that great</text:p>
      <text:p text:style-name="P6"/>
      <text:p text:style-name="P4">No native valleys</text:p>
      <text:p text:style-name="P4">Of our Forefathers</text:p>
      <text:p text:style-name="P6"/>
      <text:p text:style-name="P4">So I guess</text:p>
      <text:p text:style-name="P4">Right here with her</text:p>
      <text:p text:style-name="P4">Is better than anywhere</text:p>
      <text:p text:style-name="P6"/>
      <text:p text:style-name="P4">What beautiful scapes</text:p>
      <text:p text:style-name="P4">Mountains Valleys Plains</text:p>
      <text:p text:style-name="P4">Forests Ridges Trails</text:p>
      <text:p text:style-name="P4">Booundless Roams</text:p>
      <text:p text:style-name="P6"/>
      <text:p text:style-name="P4">Exist on unix systems</text:p>
      <text:p text:style-name="P4">.</text:p>
      <text:p text:style-name="P4">.</text:p>
      <text:p text:style-name="P4">.</text:p>
      <text:p text:style-name="P4">Where hasn't</text:p>
      <text:p text:style-name="P4">A warrant for my arrest</text:p>
      <text:p text:style-name="P4">Been issued by</text:p>
      <text:p text:style-name="P4">The local jackass?</text:p>
      <text:p text:style-name="P6"/>
      <text:p text:style-name="P4">Not many places</text:p>
      <text:p text:style-name="P6"/>
      <text:p text:style-name="P4">Freaks my dad out</text:p>
      <text:p text:style-name="P4">When they pull him over</text:p>
      <text:p text:style-name="P6"/>
      <text:p text:style-name="P4">Think'n he is me</text:p>
      <text:p text:style-name="P4">That is how I live</text:p>
      <text:p text:style-name="P6"/>
      <text:p text:style-name="P4">Fk the system</text:p>
      <text:p text:style-name="P4">False backstab'n tyrants</text:p>
      <text:p text:style-name="P4">.</text:p>
      <text:p text:style-name="P4">.</text:p>
      <text:p text:style-name="P4">.</text:p>
      <text:p text:style-name="P4">Those around</text:p>
      <text:p text:style-name="P4">Allow the govt</text:p>
      <text:p text:style-name="P6"/>
      <text:p text:style-name="P4">Total surveillance</text:p>
      <text:p text:style-name="P4">Of their life</text:p>
      <text:p text:style-name="P6"/>
      <text:p text:style-name="P4">&amp; So do I</text:p>
      <text:p text:style-name="P4">Hell if anyone else</text:p>
      <text:p text:style-name="P4">Is there with me</text:p>
      <text:p text:style-name="P6"/>
      <text:p text:style-name="P4">The company of strangers</text:p>
      <text:p text:style-name="P4">Always a blessing</text:p>
      <text:p text:style-name="P4">.</text:p>
      <text:p text:style-name="P4">.</text:p>
      <text:p text:style-name="P4">.</text:p>
      <text:p text:style-name="P4">I will never forget</text:p>
      <text:p text:style-name="P4">The accusative face</text:p>
      <text:p text:style-name="P4">Of the homeless my age</text:p>
      <text:p text:style-name="P6"/>
      <text:p text:style-name="P4">' You had a sleeping bag</text:p>
      <text:p text:style-name="P4">' The entire night!</text:p>
      <text:p text:style-name="P6"/>
      <text:p text:style-name="P4">I don't know you</text:p>
      <text:p text:style-name="P4">Muthrfkr</text:p>
      <text:p text:style-name="P6"/>
      <text:p text:style-name="P4">I told you</text:p>
      <text:p text:style-name="P4">I was prepared for the cold</text:p>
      <text:p text:style-name="P6"/>
      <text:p text:style-name="P4">Drop'd him off</text:p>
      <text:p text:style-name="P4">At the local shelter</text:p>
      <text:p text:style-name="P6"/>
      <text:p text:style-name="P4">On to</text:p>
      <text:p text:style-name="P4">bsdCAN</text:p>
      <text:p text:style-name="P6"/>
      <text:p text:style-name="P4">He look'n like</text:p>
      <text:p text:style-name="P4">A train wreck</text:p>
      <text:p text:style-name="P6"/>
      <text:p text:style-name="P4">Gave him twenty to get bud</text:p>
      <text:p text:style-name="P4">&amp; Told him if he still</text:p>
      <text:p text:style-name="P4">Wanted to go hitch'n</text:p>
      <text:p text:style-name="P6"/>
      <text:p text:style-name="P4">I'll be at that McD's</text:p>
      <text:p text:style-name="P4">At 6pm</text:p>
      <text:p text:style-name="P4">.</text:p>
      <text:p text:style-name="P4">.</text:p>
      <text:p text:style-name="P4">.</text:p>
      <text:p text:style-name="P4">LXX</text:p>
      <text:p text:style-name="P4">Been on many</text:p>
      <text:p text:style-name="P4">Foreign streets</text:p>
      <text:p text:style-name="P6"/>
      <text:p text:style-name="P4">None</text:p>
      <text:p text:style-name="P4">As hard as me</text:p>
      <text:p text:style-name="P6"/>
      <text:p text:style-name="P4">All the local punks</text:p>
      <text:p text:style-name="P4">Outplayed by me</text:p>
      <text:p text:style-name="P6"/>
      <text:p text:style-name="P4">The streets created me</text:p>
      <text:p text:style-name="P6"/>
      <text:p text:style-name="P4">Everynight</text:p>
      <text:p text:style-name="P4">Have'n to check back</text:p>
      <text:p text:style-name="P4"><text:soft-page-break/>For creepers</text:p>
      <text:p text:style-name="P6"/>
      <text:p text:style-name="P4">Every car's velocity</text:p>
      <text:p text:style-name="P4">In awareness</text:p>
      <text:p text:style-name="P4">For a drive by</text:p>
      <text:p text:style-name="P6"/>
      <text:p text:style-name="P4">I been real with the world</text:p>
      <text:p text:style-name="P4">Since I was able to walk</text:p>
      <text:p text:style-name="P6"/>
      <text:p text:style-name="P4">I definitely been</text:p>
      <text:p text:style-name="P4">On harder streets than you</text:p>
      <text:p text:style-name="P6"/>
      <text:p text:style-name="P4">Allowed to venture</text:p>
      <text:p text:style-name="P4">On the back of a First World</text:p>
      <text:p text:style-name="P6"/>
      <text:p text:style-name="P4">These stories aren't lies</text:p>
      <text:p text:style-name="P4">&amp; I forgotten</text:p>
      <text:p text:style-name="P4">Some of the best</text:p>
      <text:p text:style-name="P4">_</text:p>
      <text:p text:style-name="P6"/>
      <text:p text:style-name="P4">The local punks</text:p>
      <text:p text:style-name="P4">&amp; I gravitate</text:p>
      <text:p text:style-name="P6"/>
      <text:p text:style-name="P4">Strangers on edge</text:p>
      <text:p text:style-name="P4">Each think'n themself</text:p>
      <text:p text:style-name="P4">Over the other keen'r</text:p>
      <text:p text:style-name="P6"/>
      <text:p text:style-name="P4">We kick it</text:p>
      <text:p text:style-name="P4">For a few</text:p>
      <text:p text:style-name="P4">.</text:p>
      <text:p text:style-name="P4">.</text:p>
      <text:p text:style-name="P4">.</text:p>
      <text:p text:style-name="P4">Photos filter</text:p>
      <text:p text:style-name="P4">Emotions from memories</text:p>
      <text:p text:style-name="P6"/>
      <text:p text:style-name="P4">Hope we all</text:p>
      <text:p text:style-name="P4">One day meet again</text:p>
      <text:p text:style-name="P6"/>
      <text:p text:style-name="P4">Such an afterlife</text:p>
      <text:p text:style-name="P4">An unexpected delight</text:p>
      <text:p text:style-name="P6"/>
      <text:p text:style-name="P4">Few I have</text:p>
      <text:p text:style-name="P4">Wronged in life</text:p>
      <text:p text:style-name="P4">That I don't burn</text:p>
      <text:p text:style-name="P4">A candle in remembrance</text:p>
      <text:p text:style-name="P6"/>
      <text:p text:style-name="P4">Those that have wronged me</text:p>
      <text:p text:style-name="P4">Are readily forgiven</text:p>
      <text:p text:style-name="P6"/>
      <text:p text:style-name="P4">Such a fate</text:p>
      <text:p text:style-name="P4">The homogeneous</text:p>
      <text:p text:style-name="P4">Basis of human faith</text:p>
      <text:p text:style-name="P4">.</text:p>
      <text:p text:style-name="P4">.</text:p>
      <text:p text:style-name="P4">.</text:p>
      <text:p text:style-name="P4">At the smell</text:p>
      <text:p text:style-name="P4">Of Death</text:p>
      <text:p text:style-name="P6"/>
      <text:p text:style-name="P4">Unfiltered Belief</text:p>
      <text:p text:style-name="P4">Will rise</text:p>
      <text:p text:style-name="P6"/>
      <text:p text:style-name="P4">To me</text:p>
      <text:p text:style-name="P4">Next</text:p>
      <text:p text:style-name="P4">Is not expected</text:p>
      <text:p text:style-name="P6"/>
      <text:p text:style-name="P4">Only the cold bite</text:p>
      <text:p text:style-name="P4">Of an utter-end</text:p>
      <text:p text:style-name="P6"/>
      <text:p text:style-name="P4">If life's work</text:p>
      <text:p text:style-name="P4">Blown away</text:p>
      <text:p text:style-name="P4">Traceless</text:p>
      <text:p text:style-name="P6"/>
      <text:p text:style-name="P4">Well</text:p>
      <text:p text:style-name="P4">I only do what I do</text:p>
      <text:p text:style-name="P4">Cause that is just</text:p>
      <text:p text:style-name="P4">What I do</text:p>
      <text:p text:style-name="P4">.</text:p>
      <text:p text:style-name="P4">.</text:p>
      <text:p text:style-name="P4">.</text:p>
      <text:p text:style-name="P4">Disbelief</text:p>
      <text:p text:style-name="P4">An honest compliment</text:p>
      <text:p text:style-name="P6"/>
      <text:p text:style-name="P4">You</text:p>
      <text:p text:style-name="P4">Check'n facts</text:p>
      <text:p text:style-name="P4">&amp; Proclaim'n it Impossible</text:p>
      <text:p text:style-name="P6"/>
      <text:p text:style-name="P4">Keeps me me</text:p>
      <text:p text:style-name="P6"/>
      <text:p text:style-name="P4">That is the foundation</text:p>
      <text:p text:style-name="P4">Of my irritate'n smirk</text:p>
      <text:p text:style-name="P4">.</text:p>
      <text:p text:style-name="P4">.</text:p>
      <text:p text:style-name="P4">.</text:p>
      <text:p text:style-name="P4">My pathmake'n</text:p>
      <text:p text:style-name="P4">With Native flow</text:p>
      <text:p text:style-name="P6"/>
      <text:p text:style-name="P4">Mechanics of my movement</text:p>
      <text:p text:style-name="P4">A fluid physiology of the go</text:p>
      <text:p text:style-name="P6"/>
      <text:p text:style-name="P4">My Chi</text:p>
      <text:p text:style-name="P4">The pendulum at the center</text:p>
      <text:p text:style-name="P4">.</text:p>
      <text:p text:style-name="P4">.</text:p>
      <text:p text:style-name="P4">.</text:p>
      <text:p text:style-name="P4">Survivalist</text:p>
      <text:p text:style-name="P4">Tracker</text:p>
      <text:p text:style-name="P4">Firemonger</text:p>
      <text:p text:style-name="P4">Wayfarer</text:p>
      <text:p text:style-name="P4">&amp; Most of all</text:p>
      <text:p text:style-name="P4">Master of the Hustle</text:p>
      <text:p text:style-name="P6"/>
      <text:p text:style-name="P4">One of few</text:p>
      <text:p text:style-name="P4">World Class Adventurers</text:p>
      <text:p text:style-name="P6"/>
      <text:p text:style-name="P4">Most have done amaze'n things</text:p>
      <text:p text:style-name="P4">But that is all I do</text:p>
      <text:p text:style-name="P6"/>
      <text:p text:style-name="P4">There lies the difference</text:p>
      <text:p text:style-name="P4">Between me &amp; you</text:p>
      <text:p text:style-name="P4">.</text:p>
      <text:p text:style-name="P4">.</text:p>
      <text:p text:style-name="P4">.</text:p>
      <text:p text:style-name="P4">LXXI</text:p>
      <text:p text:style-name="P6"/>
      <text:p text:style-name="P4">Over the ridge</text:p>
      <text:p text:style-name="P4">of the Uintas</text:p>
      <text:p text:style-name="P6"/>
      <text:p text:style-name="P4">Boy &amp; his dog</text:p>
      <text:p text:style-name="P4">At 19</text:p>
      <text:p text:style-name="P6"/>
      <text:p text:style-name="P4">Day bushwack'n</text:p>
      <text:p text:style-name="P4">Foothill to ridge</text:p>
      <text:p text:style-name="P6"/>
      <text:p text:style-name="P4">At the end of day</text:p>
      <text:p text:style-name="P4">A choice</text:p>
      <text:p text:style-name="P6"/>
      <text:p text:style-name="P4">Take the known path</text:p>
      <text:p text:style-name="P4">Back in the boring fashion</text:p>
      <text:p text:style-name="P6"/>
      <text:p text:style-name="P4">Or go down the backside</text:p>
      <text:p text:style-name="P4">Thru an forested valley</text:p>
      <text:p text:style-name="P6"/>
      <text:p text:style-name="P4">To come out around</text:p>
      <text:p text:style-name="P4">The otherside of the mountain</text:p>
      <text:p text:style-name="P4">_</text:p>
      <text:p text:style-name="P6"/>
      <text:p text:style-name="P4">In more of a tumble</text:p>
      <text:p text:style-name="P4">Than a run</text:p>
      <text:p text:style-name="P4">We made our way</text:p>
      <text:p text:style-name="P6"/>
      <text:p text:style-name="P4">Summer at its glory</text:p>
      <text:p text:style-name="P4">All rested from the heat</text:p>
      <text:p text:style-name="P4">Of the busy day</text:p>
      <text:p text:style-name="P6"/>
      <text:p text:style-name="P4">Desert barren foothills</text:p>
      <text:p text:style-name="P4">To Snow thick ridges</text:p>
      <text:p text:style-name="P6"/>
      <text:p text:style-name="P4">To the summit of scapes</text:p>
      <text:p text:style-name="P4">&amp; Now at the end</text:p>
      <text:p text:style-name="P6"/>
      <text:p text:style-name="P4">Thru the magic of</text:p>
      <text:p text:style-name="P4">Valley portals</text:p>
      <text:p text:style-name="P6"/>
      <text:p text:style-name="P4">Beams of wane'n sun</text:p>
      <text:p text:style-name="P4">With open arms welcomed</text:p>
      <text:p text:style-name="P6"/>
      <text:p text:style-name="P4">I made my way merrily</text:p>
      <text:p text:style-name="P4">A definite conquerer of the mountains</text:p>
      <text:p text:style-name="P4">_</text:p>
      <text:p text:style-name="P6"/>
      <text:p text:style-name="P4">Bleed'n from the thickets</text:p>
      <text:p text:style-name="P4">Unquestionably defeated</text:p>
      <text:p text:style-name="P6"/>
      <text:p text:style-name="P4">After twenty minutes</text:p>
      <text:p text:style-name="P4">After open valley ended</text:p>
      <text:p text:style-name="P6"/>
      <text:p text:style-name="P4"><text:soft-page-break/>Conquerer of mountain</text:p>
      <text:p text:style-name="P4">Bitch of bushes</text:p>
      <text:p text:style-name="P6"/>
      <text:p text:style-name="P4">I cried</text:p>
      <text:p text:style-name="P4">In total breakdown</text:p>
      <text:p text:style-name="P4">Have'n to bushwack</text:p>
      <text:p text:style-name="P6"/>
      <text:p text:style-name="P4">Straight back up the mountain</text:p>
      <text:p text:style-name="P4">&amp; Then back down the otherside</text:p>
      <text:p text:style-name="P6"/>
      <text:p text:style-name="P4">Thru small thickets</text:p>
      <text:p text:style-name="P4">Dog shake'n all the way</text:p>
      <text:p text:style-name="P6"/>
      <text:p text:style-name="P4">He didn't move</text:p>
      <text:p text:style-name="P4">The next 2 days</text:p>
      <text:p text:style-name="P6"/>
      <text:p text:style-name="P4">I didn't ever forget</text:p>
      <text:p text:style-name="P4">That lesson</text:p>
      <text:p text:style-name="P6"/>
      <text:p text:style-name="P4">Never did</text:p>
      <text:p text:style-name="P4">Learn it tho</text:p>
      <text:p text:style-name="P4">.</text:p>
      <text:p text:style-name="P4">.</text:p>
      <text:p text:style-name="P4">.</text:p>
      <text:p text:style-name="P4">VXXII</text:p>
      <text:p text:style-name="P6"/>
      <text:p text:style-name="P4">The hustler</text:p>
      <text:p text:style-name="P4">That called me out</text:p>
      <text:p text:style-name="P6"/>
      <text:p text:style-name="P4">For leave'n change</text:p>
      <text:p text:style-name="P4">Discarded on the seat</text:p>
      <text:p text:style-name="P6"/>
      <text:p text:style-name="P4">Still had audacity</text:p>
      <text:p text:style-name="P4">To command me</text:p>
      <text:p text:style-name="P6"/>
      <text:p text:style-name="P4">' Siegeme</text:p>
      <text:p text:style-name="P4">' Te llevo</text:p>
      <text:p text:style-name="P6"/>
      <text:p text:style-name="P4">The bus drivers directions</text:p>
      <text:p text:style-name="P4">Clear in mind</text:p>
      <text:p text:style-name="P6"/>
      <text:p text:style-name="P4">I could not resist</text:p>
      <text:p text:style-name="P4">The sure way of a promise</text:p>
      <text:p text:style-name="P6"/>
      <text:p text:style-name="P4">Hustler to be hustled</text:p>
      <text:p text:style-name="P4">A disgrace</text:p>
      <text:p text:style-name="P6"/>
      <text:p text:style-name="P4">Master of the hustle</text:p>
      <text:p text:style-name="P4">I'll put my metal</text:p>
      <text:p text:style-name="P4">Against this local</text:p>
      <text:p text:style-name="P6"/>
      <text:p text:style-name="P4">Heft'n my pack</text:p>
      <text:p text:style-name="P4">Out of the van bus</text:p>
      <text:p text:style-name="P4">As I exited</text:p>
      <text:p text:style-name="P6"/>
      <text:p text:style-name="P4">He stop'd me</text:p>
      <text:p text:style-name="P6"/>
      <text:p text:style-name="P4">' Calmense relajete</text:p>
      <text:p text:style-name="P4">' Camine suave</text:p>
      <text:p text:style-name="P6"/>
      <text:p text:style-name="P4">Cheap shot</text:p>
      <text:p text:style-name="P4">For the second time</text:p>
      <text:p text:style-name="P6"/>
      <text:p text:style-name="P4">Sharp guy</text:p>
      <text:p text:style-name="P4">_</text:p>
      <text:p text:style-name="P6"/>
      <text:p text:style-name="P4">Make'n his morn rounds</text:p>
      <text:p text:style-name="P4">Rio Pierdas Downtown</text:p>
      <text:p text:style-name="P6"/>
      <text:p text:style-name="P4">Exchange'n news</text:p>
      <text:p text:style-name="P4">With backscene workers</text:p>
      <text:p text:style-name="P6"/>
      <text:p text:style-name="P4">We continued on</text:p>
      <text:p text:style-name="P6"/>
      <text:p text:style-name="P4">~ If you met me</text:p>
      <text:p text:style-name="P4">~ In the States</text:p>
      <text:p text:style-name="P4">~ You wouldn't even give me</text:p>
      <text:p text:style-name="P4">~ The respect of consideration</text:p>
      <text:p text:style-name="P6"/>
      <text:p text:style-name="P4">The translation took me</text:p>
      <text:p text:style-name="P4">Until it was too late</text:p>
      <text:p text:style-name="P4">To respond</text:p>
      <text:p text:style-name="P4">_</text:p>
      <text:p text:style-name="P6"/>
      <text:p text:style-name="P4">Sidewalk on a school corner</text:p>
      <text:p text:style-name="P4">Sat an old fat man</text:p>
      <text:p text:style-name="P6"/>
      <text:p text:style-name="P4">Obviously the leader</text:p>
      <text:p text:style-name="P4">Of the local schemes</text:p>
      <text:p text:style-name="P6"/>
      <text:p text:style-name="P4">The long line</text:p>
      <text:p text:style-name="P4">Of time-pressed buyers</text:p>
      <text:p text:style-name="P4">Waited</text:p>
      <text:p text:style-name="P6"/>
      <text:p text:style-name="P4">As the old man</text:p>
      <text:p text:style-name="P4">&amp; The hustler made meet'n</text:p>
      <text:p text:style-name="P6"/>
      <text:p text:style-name="P4">Hustler passed</text:p>
      <text:p text:style-name="P4">The nights score</text:p>
      <text:p text:style-name="P6"/>
      <text:p text:style-name="P4">The old man</text:p>
      <text:p text:style-name="P4">Pass'n only two rolls</text:p>
      <text:p text:style-name="P4">_</text:p>
      <text:p text:style-name="P6"/>
      <text:p text:style-name="P4">We kept walk'n</text:p>
      <text:p text:style-name="P4">Thru the city</text:p>
      <text:p text:style-name="P6"/>
      <text:p text:style-name="P4">Take'n oportunity</text:p>
      <text:p text:style-name="P4">' Que son</text:p>
      <text:p text:style-name="P6"/>
      <text:p text:style-name="P4">He placed in my hand</text:p>
      <text:p text:style-name="P4">One of the blunts</text:p>
      <text:p text:style-name="P4">Cautiously</text:p>
      <text:p text:style-name="P6"/>
      <text:p text:style-name="P4">' Cuanto?</text:p>
      <text:p text:style-name="P6"/>
      <text:p text:style-name="P4">' Dos dollares</text:p>
      <text:p text:style-name="P4">The hustler responded</text:p>
      <text:p text:style-name="P6"/>
      <text:p text:style-name="P4">Twice the amount</text:p>
      <text:p text:style-name="P4">Of the local price</text:p>
      <text:p text:style-name="P6"/>
      <text:p text:style-name="P4">An obvious rob</text:p>
      <text:p text:style-name="P4">But I the master</text:p>
      <text:p text:style-name="P6"/>
      <text:p text:style-name="P4">I handed him</text:p>
      <text:p text:style-name="P4">2 Loose dollars</text:p>
      <text:p text:style-name="P6"/>
      <text:p text:style-name="P4">Ready to pay ten</text:p>
      <text:p text:style-name="P4">For the genuine</text:p>
      <text:p text:style-name="P4">Fresh Caribbean Roll</text:p>
      <text:p text:style-name="P4">_</text:p>
      <text:p text:style-name="P6"/>
      <text:p text:style-name="P4">Twenty minutes</text:p>
      <text:p text:style-name="P4">To arrive</text:p>
      <text:p text:style-name="P6"/>
      <text:p text:style-name="P4">The driver's direction</text:p>
      <text:p text:style-name="P4">In vision from where he left us</text:p>
      <text:p text:style-name="P6"/>
      <text:p text:style-name="P4">This transportation terminal</text:p>
      <text:p text:style-name="P4">A valuable hub</text:p>
      <text:p text:style-name="P6"/>
      <text:p text:style-name="P4">The hustler</text:p>
      <text:p text:style-name="P4">Think'n he outwit me</text:p>
      <text:p text:style-name="P4">To tag'n along to where</text:p>
      <text:p text:style-name="P4">He also wanted to go</text:p>
      <text:p text:style-name="P6"/>
      <text:p text:style-name="P4">So to lesson</text:p>
      <text:p text:style-name="P4">I left him as soon</text:p>
      <text:p text:style-name="P4">As he broke away</text:p>
      <text:p text:style-name="P4">To greet another</text:p>
      <text:p text:style-name="P6"/>
      <text:p text:style-name="P4">To summit onto the bus</text:p>
      <text:p text:style-name="P4">Him completely ditched</text:p>
      <text:p text:style-name="P6"/>
      <text:p text:style-name="P4">I pressured the driver</text:p>
      <text:p text:style-name="P4">To break my $10</text:p>
      <text:p text:style-name="P6"/>
      <text:p text:style-name="P4">I let the hustler marinate a while</text:p>
      <text:p text:style-name="P4">To be open to</text:p>
      <text:p text:style-name="P4">The lesson he was about to learn</text:p>
      <text:p text:style-name="P6"/>
      <text:p text:style-name="P4">' Ven</text:p>
      <text:p text:style-name="P4">I called him over</text:p>
      <text:p text:style-name="P6"/>
      <text:p text:style-name="P4">We slapped hands goodbye</text:p>
      <text:p text:style-name="P4">Pass'n that way</text:p>
      <text:p text:style-name="P4">A folded $5</text:p>
      <text:p text:style-name="P6"/>
      <text:p text:style-name="P4">To prove to him</text:p>
      <text:p text:style-name="P4">By universal fashions</text:p>
      <text:p text:style-name="P6"/>
      <text:p text:style-name="P4">Of gratitude</text:p>
      <text:p text:style-name="P4">With a day's wage</text:p>
      <text:p text:style-name="P6"/>
      <text:p text:style-name="P4">We two</text:p>
      <text:p text:style-name="P4">Of the same stock</text:p>
      <text:p text:style-name="P6"><text:soft-page-break/></text:p>
      <text:p text:style-name="P4">His interpretation</text:p>
      <text:p text:style-name="P4">Of our situation entirely inverse</text:p>
      <text:p text:style-name="P6"/>
      <text:p text:style-name="P4">We parted</text:p>
      <text:p text:style-name="P4">Him dazed by the final jab</text:p>
      <text:p text:style-name="P6"/>
      <text:p text:style-name="P4">In the decisive Oneshot</text:p>
      <text:p text:style-name="P4">Of a master</text:p>
      <text:p text:style-name="P4">.</text:p>
      <text:p text:style-name="P4">.</text:p>
      <text:p text:style-name="P4">.</text:p>
      <text:p text:style-name="P4">LXXIII</text:p>
      <text:p text:style-name="P6"/>
      <text:p text:style-name="P4">Corruption of Murray City Court</text:p>
      <text:p text:style-name="P6"/>
      <text:p text:style-name="P4">Five minutes</text:p>
      <text:p text:style-name="P4">After the train rail lifted</text:p>
      <text:p text:style-name="P6"/>
      <text:p text:style-name="P4">A cop car stops in middle lane</text:p>
      <text:p text:style-name="P4">On the phone look'n at me</text:p>
      <text:p text:style-name="P6"/>
      <text:p text:style-name="P4">Rails longsince</text:p>
      <text:p text:style-name="P4">Out of sight</text:p>
      <text:p text:style-name="P6"/>
      <text:p text:style-name="P4">After a while</text:p>
      <text:p text:style-name="P4">The lights went up</text:p>
      <text:p text:style-name="P6"/>
      <text:p text:style-name="P4">The UTA train cop</text:p>
      <text:p text:style-name="P4">Demanded my identification</text:p>
      <text:p text:style-name="P6"/>
      <text:p text:style-name="P4">I question his</text:p>
      <text:p text:style-name="P4">Jurisdiction</text:p>
      <text:p text:style-name="P6"/>
      <text:p text:style-name="P4">He cited the</text:p>
      <text:p text:style-name="P4">Utah State right</text:p>
      <text:p text:style-name="P6"/>
      <text:p text:style-name="P4">Utah police have the right</text:p>
      <text:p text:style-name="P4">In every Jurisdiction in the State</text:p>
      <text:p text:style-name="P6"/>
      <text:p text:style-name="P4">I give him my ID</text:p>
      <text:p text:style-name="P4">He then calls for backup</text:p>
      <text:p text:style-name="P6"/>
      <text:p text:style-name="P4">They demand my fingerprints</text:p>
      <text:p text:style-name="P4">I told them I'd only sign</text:p>
      <text:p text:style-name="P6"/>
      <text:p text:style-name="P4">They arrest me</text:p>
      <text:p text:style-name="P4">Spent Friday Night in jail</text:p>
      <text:p text:style-name="P4">+</text:p>
      <text:p text:style-name="P4">+</text:p>
      <text:p text:style-name="P4">+</text:p>
      <text:p text:style-name="P4">I filed an internal investigation</text:p>
      <text:p text:style-name="P4">Troll'd them before the hearing</text:p>
      <text:p text:style-name="P6"/>
      <text:p text:style-name="P4">Caught the dickhead cop</text:p>
      <text:p text:style-name="P4">In a lie against his testimony</text:p>
      <text:p text:style-name="P4">He seen me jump over the rail</text:p>
      <text:p text:style-name="P6"/>
      <text:p text:style-name="P4">I proved that rail</text:p>
      <text:p text:style-name="P4">Had walkway thru it</text:p>
      <text:p text:style-name="P6"/>
      <text:p text:style-name="P4">The dickhead cop</text:p>
      <text:p text:style-name="P4">Testified that I wrestled them</text:p>
      <text:p text:style-name="P4">For 30 seconds</text:p>
      <text:p text:style-name="P6"/>
      <text:p text:style-name="P4">The other cop</text:p>
      <text:p text:style-name="P4">Said it was under 10 seconds</text:p>
      <text:p text:style-name="P6"/>
      <text:p text:style-name="P4">Then I caught</text:p>
      <text:p text:style-name="P4">The Judge sleep'n</text:p>
      <text:p text:style-name="P4">During my testimony</text:p>
      <text:p text:style-name="P4">_</text:p>
      <text:p text:style-name="P6"/>
      <text:p text:style-name="P4">I filed an Appeal</text:p>
      <text:p text:style-name="P4">&amp; Another Internal Investigation</text:p>
      <text:p text:style-name="P6"/>
      <text:p text:style-name="P4">Expose'n the cops</text:p>
      <text:p text:style-name="P4">Lies I fought them</text:p>
      <text:p text:style-name="P4">Their own records disprove</text:p>
      <text:p text:style-name="P6"/>
      <text:p text:style-name="P4">Months later</text:p>
      <text:p text:style-name="P4">I saw the cop</text:p>
      <text:p text:style-name="P4">In pitiful circumstance</text:p>
      <text:p text:style-name="P6"/>
      <text:p text:style-name="P4">Months later</text:p>
      <text:p text:style-name="P4">I discovered Murray Court</text:p>
      <text:p text:style-name="P4">Used a judicial loophole</text:p>
      <text:p text:style-name="P6"/>
      <text:p text:style-name="P4">They sent the appeals court</text:p>
      <text:p text:style-name="P4">Bogus info &amp; I was never summoned</text:p>
      <text:p text:style-name="P6"/>
      <text:p text:style-name="P4">I gave Murray Court</text:p>
      <text:p text:style-name="P4">A copy of my proof</text:p>
      <text:p text:style-name="P6"/>
      <text:p text:style-name="P4">The manager denied claim</text:p>
      <text:p text:style-name="P4">To the error</text:p>
      <text:p text:style-name="P4">' Nothing we can do</text:p>
      <text:p text:style-name="P6"/>
      <text:p text:style-name="P4">The next year</text:p>
      <text:p text:style-name="P4">A different worker</text:p>
      <text:p text:style-name="P4">Claimed the error</text:p>
      <text:p text:style-name="P4">On their part</text:p>
      <text:p text:style-name="P6"/>
      <text:p text:style-name="P4">Claimed it unprecedented</text:p>
      <text:p text:style-name="P4">&amp; Filed a warrant</text:p>
      <text:p text:style-name="P4">For my arrest</text:p>
      <text:p text:style-name="P6"/>
      <text:p text:style-name="P4">I'll never present myself</text:p>
      <text:p text:style-name="P4">To a corrupt court</text:p>
      <text:p text:style-name="P4">.</text:p>
      <text:p text:style-name="P4">.</text:p>
      <text:p text:style-name="P4">.</text:p>
      <text:p text:style-name="P4">I cherish the expression</text:p>
      <text:p text:style-name="P4">Of the prosecutor</text:p>
      <text:p text:style-name="P6"/>
      <text:p text:style-name="P4">Dazed</text:p>
      <text:p text:style-name="P4">By my stupidity</text:p>
      <text:p text:style-name="P4">_</text:p>
      <text:p text:style-name="P6"/>
      <text:p text:style-name="P4">Prosecutors</text:p>
      <text:p text:style-name="P4">Have true power</text:p>
      <text:p text:style-name="P6"/>
      <text:p text:style-name="P4">With them</text:p>
      <text:p text:style-name="P4">The deals are to be made</text:p>
      <text:p text:style-name="P6"/>
      <text:p text:style-name="P4">We reasoned privately</text:p>
      <text:p text:style-name="P4">Him reasonable</text:p>
      <text:p text:style-name="P6"/>
      <text:p text:style-name="P4">For a $200</text:p>
      <text:p text:style-name="P4">To settle this all</text:p>
      <text:p text:style-name="P6"/>
      <text:p text:style-name="P4">I told him</text:p>
      <text:p text:style-name="P4">I'd have to think about it</text:p>
      <text:p text:style-name="P6"/>
      <text:p text:style-name="P4">When my case was near</text:p>
      <text:p text:style-name="P4">To be heard</text:p>
      <text:p text:style-name="P6"/>
      <text:p text:style-name="P4">He asked if I accepted</text:p>
      <text:p text:style-name="P4">I decided against offer</text:p>
      <text:p text:style-name="P6"/>
      <text:p text:style-name="P4">His jaw drop'd</text:p>
      <text:p text:style-name="P4">He regained himself</text:p>
      <text:p text:style-name="P4">Put me last</text:p>
      <text:p text:style-name="P4">After everyone left</text:p>
      <text:p text:style-name="P6"/>
      <text:p text:style-name="P4">The American Dream</text:p>
      <text:p text:style-name="P6"/>
      <text:p text:style-name="P4">To stand strong</text:p>
      <text:p text:style-name="P4">Against tyrants</text:p>
      <text:p text:style-name="P6"/>
      <text:p text:style-name="P4">No matter how</text:p>
      <text:p text:style-name="P4">Little they be</text:p>
      <text:p text:style-name="P6"/>
      <text:p text:style-name="P4">A very unreasonable response</text:p>
      <text:p text:style-name="P4">.</text:p>
      <text:p text:style-name="P4">.</text:p>
      <text:p text:style-name="P4">.</text:p>
      <text:p text:style-name="P4">I disdain</text:p>
      <text:p text:style-name="P4">Judges most of all</text:p>
      <text:p text:style-name="P6"/>
      <text:p text:style-name="P4">The woes of Moses</text:p>
      <text:p text:style-name="P4">Tortured by scwabbles</text:p>
      <text:p text:style-name="P4">That never cease</text:p>
      <text:p text:style-name="P6"/>
      <text:p text:style-name="P4">Days full of lies</text:p>
      <text:p text:style-name="P4">&amp; Acts</text:p>
      <text:p text:style-name="P4">Of self preservation</text:p>
      <text:p text:style-name="P6"/>
      <text:p text:style-name="P4">Life as referee</text:p>
      <text:p text:style-name="P4">Of people locked</text:p>
      <text:p text:style-name="P4">By the scum of their feud</text:p>
      <text:p text:style-name="P6"/>
      <text:p text:style-name="P4">Appointed to govern</text:p>
      <text:p text:style-name="P4">When man releases</text:p>
      <text:p text:style-name="P4">Their inner beast</text:p>
      <text:p text:style-name="P4">_</text:p>
      <text:p text:style-name="P6"/>
      <text:p text:style-name="P4"><text:soft-page-break/>Judges sworn to this</text:p>
      <text:p text:style-name="P4">So own up Muthrfkrs</text:p>
      <text:p text:style-name="P6"/>
      <text:p text:style-name="P4">No one</text:p>
      <text:p text:style-name="P4">Forces</text:p>
      <text:p text:style-name="P6"/>
      <text:p text:style-name="P4">Your daily annoyance</text:p>
      <text:p text:style-name="P4">Has long reach'n consequences</text:p>
      <text:p text:style-name="P4">To those you sworn</text:p>
      <text:p text:style-name="P4">_</text:p>
      <text:p text:style-name="P6"/>
      <text:p text:style-name="P4">No names needed</text:p>
      <text:p text:style-name="P4">When hate to them all</text:p>
      <text:p text:style-name="P6"/>
      <text:p text:style-name="P4">Wish'n the treasure</text:p>
      <text:p text:style-name="P4">Of a four letter curse</text:p>
      <text:p text:style-name="P4">To damn an entire kind</text:p>
      <text:p text:style-name="P6"/>
      <text:p text:style-name="P4">That branch of Government</text:p>
      <text:p text:style-name="P4">With most trust</text:p>
      <text:p text:style-name="P4">&amp; Least oversight</text:p>
      <text:p text:style-name="P6"/>
      <text:p text:style-name="P4">The branch of Government</text:p>
      <text:p text:style-name="P4">That corrupted the others</text:p>
      <text:p text:style-name="P6"/>
      <text:p text:style-name="P4">With the darkness</text:p>
      <text:p text:style-name="P4">Of a betrayed lover</text:p>
      <text:p text:style-name="P4">_</text:p>
      <text:p text:style-name="P6"/>
      <text:p text:style-name="P4">A clean glove</text:p>
      <text:p text:style-name="P4">Will never clean</text:p>
      <text:p text:style-name="P4">The greasy slime</text:p>
      <text:p text:style-name="P4">Without itself</text:p>
      <text:p text:style-name="P4">Become'n the same</text:p>
      <text:p text:style-name="P4">.</text:p>
      <text:p text:style-name="P4">.</text:p>
      <text:p text:style-name="P4">.</text:p>
      <text:p text:style-name="P4">LXXIV</text:p>
      <text:p text:style-name="P6"/>
      <text:p text:style-name="P4">A deep-seated prime</text:p>
      <text:p text:style-name="P6"/>
      <text:p text:style-name="P4">In a universe</text:p>
      <text:p text:style-name="P4">Full of factorials</text:p>
      <text:p text:style-name="P4">Relative points</text:p>
      <text:p text:style-name="P4">Supported &amp; Sustain'n</text:p>
      <text:p text:style-name="P4">_</text:p>
      <text:p text:style-name="P6"/>
      <text:p text:style-name="P4">Myself a comet</text:p>
      <text:p text:style-name="P4">Set in course</text:p>
      <text:p text:style-name="P4">To ride till die</text:p>
      <text:p text:style-name="P6"/>
      <text:p text:style-name="P4">Of thousands</text:p>
      <text:p text:style-name="P4">In infinite variation</text:p>
      <text:p text:style-name="P4">I pass</text:p>
      <text:p text:style-name="P4">_</text:p>
      <text:p text:style-name="P6"/>
      <text:p text:style-name="P4">My wife</text:p>
      <text:p text:style-name="P4">A celestial prime</text:p>
      <text:p text:style-name="P6"/>
      <text:p text:style-name="P4">Enfold'n me</text:p>
      <text:p text:style-name="P4">In gravitational pulls</text:p>
      <text:p text:style-name="P6"/>
      <text:p text:style-name="P4">Her alone</text:p>
      <text:p text:style-name="P4">Able to enchant</text:p>
      <text:p text:style-name="P4">Me to orbit</text:p>
      <text:p text:style-name="P6"/>
      <text:p text:style-name="P4">Flares &amp; Auroras</text:p>
      <text:p text:style-name="P6"/>
      <text:p text:style-name="P4">A singular Cartesian</text:p>
      <text:p text:style-name="P4">In planes of monotony</text:p>
      <text:p text:style-name="P6"/>
      <text:p text:style-name="P4">Her light worshiped</text:p>
      <text:p text:style-name="P4">In local faith of remote lands</text:p>
      <text:p text:style-name="P4">Until eclipsed to infinities</text:p>
      <text:p text:style-name="P6"/>
      <text:p text:style-name="P4">Wonders &amp; Impossibilities</text:p>
      <text:p text:style-name="P4">Fill tomes of poetry</text:p>
      <text:p text:style-name="P6"/>
      <text:p text:style-name="P4">A creation of gods</text:p>
      <text:p text:style-name="P4">To be a Constant</text:p>
      <text:p text:style-name="P4">To guide the faithful</text:p>
      <text:p text:style-name="P4">_</text:p>
      <text:p text:style-name="P6"/>
      <text:p text:style-name="P4">Myself <text:s/>a comet</text:p>
      <text:p text:style-name="P4">Elevated to roles</text:p>
      <text:p text:style-name="P6"/>
      <text:p text:style-name="P4">As an Elune</text:p>
      <text:p text:style-name="P4">Her moon</text:p>
      <text:p text:style-name="P6"/>
      <text:p text:style-name="P4">To build her</text:p>
      <text:p text:style-name="P4">To greater beauties</text:p>
      <text:p text:style-name="P6"/>
      <text:p text:style-name="P4">Calm'n turbid waters</text:p>
      <text:p text:style-name="P4">Set'n order to tides</text:p>
      <text:p text:style-name="P6"/>
      <text:p text:style-name="P4">Together</text:p>
      <text:p text:style-name="P4">Each adorne the other</text:p>
      <text:p text:style-name="P4">_</text:p>
      <text:p text:style-name="P6"/>
      <text:p text:style-name="P4">Myself only a comet</text:p>
      <text:p text:style-name="P4">But even such</text:p>
      <text:p text:style-name="P4">Has needful purpose</text:p>
      <text:p text:style-name="P6"/>
      <text:p text:style-name="P4">A light</text:p>
      <text:p text:style-name="P4">Rapid Small &amp; Enamorate'n</text:p>
      <text:p text:style-name="P6"/>
      <text:p text:style-name="P4">A glimmer of hope</text:p>
      <text:p text:style-name="P4">If the night is right</text:p>
      <text:p text:style-name="P6"/>
      <text:p text:style-name="P4">On clear rural scapes</text:p>
      <text:p text:style-name="P4">To a stranger look'n up</text:p>
      <text:p text:style-name="P6"/>
      <text:p text:style-name="P4">Envoke'n</text:p>
      <text:p text:style-name="P4">Prophecies &amp; Foretell'n</text:p>
      <text:p text:style-name="P6"/>
      <text:p text:style-name="P4">The brief enchantment</text:p>
      <text:p text:style-name="P4">To proofs</text:p>
      <text:p text:style-name="P4">Of greater planes</text:p>
      <text:p text:style-name="P6"/>
      <text:p text:style-name="P4">Answer of prayers</text:p>
      <text:p text:style-name="P4">By ethereal diretives of Fate</text:p>
      <text:p text:style-name="P6"/>
      <text:p text:style-name="P4">Invoked upon</text:p>
      <text:p text:style-name="P4">Rangers of celestial seas</text:p>
      <text:p text:style-name="P6"/>
      <text:p text:style-name="P4">A humble roid</text:p>
      <text:p text:style-name="P4">Only aspire'n</text:p>
      <text:p text:style-name="P4">To be as molded</text:p>
      <text:p text:style-name="P4">Lonely Cold &amp; Overlooked</text:p>
      <text:p text:style-name="P6"/>
      <text:p text:style-name="P4">Only a light</text:p>
      <text:p text:style-name="P4">To those laid low</text:p>
      <text:p text:style-name="P6"/>
      <text:p text:style-name="P4">Painted into darkness</text:p>
      <text:p text:style-name="P4">By ashes of misfortune</text:p>
      <text:p text:style-name="P6"/>
      <text:p text:style-name="P4">I lead to doors</text:p>
      <text:p text:style-name="P4">Of divergent trajectories</text:p>
      <text:p text:style-name="P6"/>
      <text:p text:style-name="P4">There to search</text:p>
      <text:p text:style-name="P4">Promised Lands</text:p>
      <text:p text:style-name="P6"/>
      <text:p text:style-name="P4">Thru whispers</text:p>
      <text:p text:style-name="P4">Their forefathers</text:p>
      <text:p text:style-name="P4">Pass thru me</text:p>
      <text:p text:style-name="P4">.</text:p>
      <text:p text:style-name="P4">.</text:p>
      <text:p text:style-name="P4">.</text:p>
      <text:p text:style-name="P4">LXXV</text:p>
      <text:p text:style-name="P6"/>
      <text:p text:style-name="P4">Sacrament</text:p>
      <text:p text:style-name="P4">When I roll out</text:p>
      <text:p text:style-name="P4">On open roams</text:p>
      <text:p text:style-name="P6"/>
      <text:p text:style-name="P4">In back alleys</text:p>
      <text:p text:style-name="P4">Or forested crevices</text:p>
      <text:p text:style-name="P6"/>
      <text:p text:style-name="P4">Where shadows</text:p>
      <text:p text:style-name="P4">Reach unheeded</text:p>
      <text:p text:style-name="P6"/>
      <text:p text:style-name="P4">In silent prayer</text:p>
      <text:p text:style-name="P4">To place me</text:p>
      <text:p text:style-name="P4">In harm's way</text:p>
      <text:p text:style-name="P6"/>
      <text:p text:style-name="P4">That I</text:p>
      <text:p text:style-name="P4">Over anyone else</text:p>
      <text:p text:style-name="P4">Play victim</text:p>
      <text:p text:style-name="P6"/>
      <text:p text:style-name="P4">The hunter</text:p>
      <text:p text:style-name="P4">As my hunted</text:p>
      <text:p text:style-name="P6"/>
      <text:p text:style-name="P4">Make a move muthrfkr</text:p>
      <text:p text:style-name="P4">Cause I'm always eager</text:p>
      <text:p text:style-name="P6"/>
      <text:p text:style-name="P4">To spill blood</text:p>
      <text:p text:style-name="P4">In self-righteous gore</text:p>
      <text:p text:style-name="P6"/>
      <text:p text:style-name="P4"><text:soft-page-break/>Nothing paints memory</text:p>
      <text:p text:style-name="P4">Like bloodsoaked hands</text:p>
      <text:p text:style-name="P6"/>
      <text:p text:style-name="P4">Stain'n iron</text:p>
      <text:p text:style-name="P4">Absorbed in the skin</text:p>
      <text:p text:style-name="P6"/>
      <text:p text:style-name="P4">Enriched &amp; soften'd</text:p>
      <text:p text:style-name="P4">An expensive cream</text:p>
      <text:p text:style-name="P4">.</text:p>
      <text:p text:style-name="P4">.</text:p>
      <text:p text:style-name="P4">.</text:p>
      <text:p text:style-name="P4">My boss told me</text:p>
      <text:p text:style-name="P4">' His wife took everything</text:p>
      <text:p text:style-name="P4">' After the divorce</text:p>
      <text:p text:style-name="P4">' Died in a bar fight</text:p>
      <text:p text:style-name="P6"/>
      <text:p text:style-name="P4">' A good way to go</text:p>
      <text:p text:style-name="P4">I paid respect</text:p>
      <text:p text:style-name="P6"/>
      <text:p text:style-name="P4">He looked at me</text:p>
      <text:p text:style-name="P4">In accusation of insanity</text:p>
      <text:p text:style-name="P4">_</text:p>
      <text:p text:style-name="P6"/>
      <text:p text:style-name="P4">A classic</text:p>
      <text:p text:style-name="P4">Choke'n upon</text:p>
      <text:p text:style-name="P4">Adrenaline spiked blood</text:p>
      <text:p text:style-name="P6"/>
      <text:p text:style-name="P4">No need for a pension</text:p>
      <text:p text:style-name="P4">To fund that</text:p>
      <text:p text:style-name="P4">.</text:p>
      <text:p text:style-name="P4">.</text:p>
      <text:p text:style-name="P4">.</text:p>
      <text:p text:style-name="P4">I've rolled on</text:p>
      <text:p text:style-name="P4">This future outcome</text:p>
      <text:p text:style-name="P4">Of our Tech age</text:p>
      <text:p text:style-name="P6"/>
      <text:p text:style-name="P4">Will fortune</text:p>
      <text:p text:style-name="P4">Cash out</text:p>
      <text:p text:style-name="P6"/>
      <text:p text:style-name="P4">For what I cast in</text:p>
      <text:p text:style-name="P4">Fronted for the win</text:p>
      <text:p text:style-name="P4">_</text:p>
      <text:p text:style-name="P6"/>
      <text:p text:style-name="P4">To build an archive</text:p>
      <text:p text:style-name="P4">&amp; Retain the past</text:p>
      <text:p text:style-name="P6"/>
      <text:p text:style-name="P4">That mistakes</text:p>
      <text:p text:style-name="P4">May be avoided</text:p>
      <text:p text:style-name="P4">Or reknewed</text:p>
      <text:p text:style-name="P6"/>
      <text:p text:style-name="P4">I don't ever</text:p>
      <text:p text:style-name="P4">Want to choose</text:p>
      <text:p text:style-name="P4">For another</text:p>
      <text:p text:style-name="P6"/>
      <text:p text:style-name="P4">But I do</text:p>
      <text:p text:style-name="P4">Want them</text:p>
      <text:p text:style-name="P4">To have a choice</text:p>
      <text:p text:style-name="P6"/>
      <text:p text:style-name="P4">Of which I labor</text:p>
      <text:p text:style-name="P4">To inform them</text:p>
      <text:p text:style-name="P4">.</text:p>
      <text:p text:style-name="P4">.</text:p>
      <text:p text:style-name="P4">.</text:p>
      <text:p text:style-name="P4">Blunted Up</text:p>
      <text:p text:style-name="P4">Ridgeside</text:p>
      <text:p text:style-name="P6"/>
      <text:p text:style-name="P4">Everyone else</text:p>
      <text:p text:style-name="P4">Lakeside</text:p>
      <text:p text:style-name="P6"/>
      <text:p text:style-name="P4">Nobody gets high</text:p>
      <text:p text:style-name="P4">Like me</text:p>
      <text:p text:style-name="P4">Many have stated</text:p>
      <text:p text:style-name="P6"/>
      <text:p text:style-name="P4">Nobody get firewood</text:p>
      <text:p text:style-name="P4">Like me</text:p>
      <text:p text:style-name="P4">Bons by default</text:p>
      <text:p text:style-name="P6"/>
      <text:p text:style-name="P4">The wood wet</text:p>
      <text:p text:style-name="P4">Waterside where</text:p>
      <text:p text:style-name="P4">The fallen reside</text:p>
      <text:p text:style-name="P6"/>
      <text:p text:style-name="P4">I search for ones</text:p>
      <text:p text:style-name="P4">Fate placed</text:p>
      <text:p text:style-name="P6"/>
      <text:p text:style-name="P4">To be set free</text:p>
      <text:p text:style-name="P4">From the</text:p>
      <text:p text:style-name="P4">Slow rot of decay</text:p>
      <text:p text:style-name="P6"/>
      <text:p text:style-name="P4">To be placed in</text:p>
      <text:p text:style-name="P4">Native American Ways</text:p>
      <text:p text:style-name="P6"/>
      <text:p text:style-name="P4">A funeral</text:p>
      <text:p text:style-name="P4">Sung in glories</text:p>
      <text:p text:style-name="P4">Of the flame</text:p>
      <text:p text:style-name="P6"/>
      <text:p text:style-name="P4">After the manner</text:p>
      <text:p text:style-name="P4">Of the Star</text:p>
      <text:p text:style-name="P6"/>
      <text:p text:style-name="P4">From which</text:p>
      <text:p text:style-name="P4">All were formed</text:p>
      <text:p text:style-name="P4">_</text:p>
      <text:p text:style-name="P6"/>
      <text:p text:style-name="P4">The heart</text:p>
      <text:p text:style-name="P4">A chunk of slate</text:p>
      <text:p text:style-name="P6"/>
      <text:p text:style-name="P4">To dry out</text:p>
      <text:p text:style-name="P4">The wet twigs</text:p>
      <text:p text:style-name="P6"/>
      <text:p text:style-name="P4">Light Fluffy Core</text:p>
      <text:p text:style-name="P4">The foundation</text:p>
      <text:p text:style-name="P4">Of it all</text:p>
      <text:p text:style-name="P6"/>
      <text:p text:style-name="P4">Placed between</text:p>
      <text:p text:style-name="P4">The laid Husband &amp; Wife</text:p>
      <text:p text:style-name="P6"/>
      <text:p text:style-name="P4">Second Stage to become</text:p>
      <text:p text:style-name="P4">The perched Four Siblings</text:p>
      <text:p text:style-name="P6"/>
      <text:p text:style-name="P4">These the two stages</text:p>
      <text:p text:style-name="P4">Of Uinta bonfire pillars</text:p>
      <text:p text:style-name="P4">.</text:p>
      <text:p text:style-name="P4">.</text:p>
      <text:p text:style-name="P4">VXXVI</text:p>
      <text:p text:style-name="P6"/>
      <text:p text:style-name="P4">Cocky muthrkfr</text:p>
      <text:p text:style-name="P4">I meet lotta people</text:p>
      <text:p text:style-name="P6"/>
      <text:p text:style-name="P4">Aint no one</text:p>
      <text:p text:style-name="P4">Even hold a candle</text:p>
      <text:p text:style-name="P6"/>
      <text:p text:style-name="P4">To what I am</text:p>
      <text:p text:style-name="P4">Known for</text:p>
      <text:p text:style-name="P6"/>
      <text:p text:style-name="P4">Thus I proclaim</text:p>
      <text:p text:style-name="P4">Myself World Class</text:p>
      <text:p text:style-name="P4">In what I do</text:p>
      <text:p text:style-name="P6"/>
      <text:p text:style-name="P4">Not much competition</text:p>
      <text:p text:style-name="P4">To my sides</text:p>
      <text:p text:style-name="P4">To be honest</text:p>
      <text:p text:style-name="P6"/>
      <text:p text:style-name="P4">For that perfect bush</text:p>
      <text:p text:style-name="P4">To sleep in</text:p>
      <text:p text:style-name="P6"/>
      <text:p text:style-name="P4">Out late at night</text:p>
      <text:p text:style-name="P4">On desolate streets</text:p>
      <text:p text:style-name="P6"/>
      <text:p text:style-name="P4">On hopeful highways</text:p>
      <text:p text:style-name="P4">Look'n for a ride out</text:p>
      <text:p text:style-name="P6"/>
      <text:p text:style-name="P4">When we talk</text:p>
      <text:p text:style-name="P6"/>
      <text:p text:style-name="P4">They here</text:p>
      <text:p text:style-name="P4">Due to habit</text:p>
      <text:p text:style-name="P6"/>
      <text:p text:style-name="P4">Habitually pieces of shit</text:p>
      <text:p text:style-name="P4">Addicted to some shit</text:p>
      <text:p text:style-name="P6"/>
      <text:p text:style-name="P4">Habitually</text:p>
      <text:p text:style-name="P4">I talk a whole lotta shit</text:p>
      <text:p text:style-name="P6"/>
      <text:p text:style-name="P4">That is why</text:p>
      <text:p text:style-name="P4">I am here</text:p>
      <text:p text:style-name="P4">.</text:p>
      <text:p text:style-name="P4">.</text:p>
      <text:p text:style-name="P4">.</text:p>
      <text:p text:style-name="P4">From grocery stand tax preparer</text:p>
      <text:p text:style-name="P4">To main underling at an accounting firm</text:p>
      <text:p text:style-name="P4">To Data Analyst into Staff Accountant</text:p>
      <text:p text:style-name="P6"/>
      <text:p text:style-name="P4">Before two years</text:p>
      <text:p text:style-name="P4">In the subject</text:p>
      <text:p text:style-name="P4">I studied at two schools</text:p>
      <text:p text:style-name="P6"/>
      <text:p text:style-name="P4">4th Year now</text:p>
      <text:p text:style-name="P4"><text:soft-page-break/>In what people</text:p>
      <text:p text:style-name="P4">Regard as career</text:p>
      <text:p text:style-name="P6"/>
      <text:p text:style-name="P4">Much is beautiful here</text:p>
      <text:p text:style-name="P4">But like exercise</text:p>
      <text:p text:style-name="P4">The type</text:p>
      <text:p text:style-name="P4">Do it then its done</text:p>
      <text:p text:style-name="P4">_</text:p>
      <text:p text:style-name="P6"/>
      <text:p text:style-name="P4">Keekay Genkai</text:p>
      <text:p text:style-name="P4">Of the</text:p>
      <text:p text:style-name="P4">Village Hidden</text:p>
      <text:p text:style-name="P4">In The 1337</text:p>
      <text:p text:style-name="P6"/>
      <text:p text:style-name="P4">Now that is</text:p>
      <text:p text:style-name="P4">Where honor is</text:p>
      <text:p text:style-name="P6"/>
      <text:p text:style-name="P4">Not in leadership</text:p>
      <text:p text:style-name="P4">Of instruments of Blood</text:p>
      <text:p text:style-name="P6"/>
      <text:p text:style-name="P4">The mastermind</text:p>
      <text:p text:style-name="P4">Of mechanical nodes</text:p>
      <text:p text:style-name="P6"/>
      <text:p text:style-name="P4">Summoned from</text:p>
      <text:p text:style-name="P4">Formulae of code</text:p>
      <text:p text:style-name="P6"/>
      <text:p text:style-name="P4">Daemons birth &amp; aborted</text:p>
      <text:p text:style-name="P4">For one fork alone</text:p>
      <text:p text:style-name="P6"/>
      <text:p text:style-name="P4">Who seek</text:p>
      <text:p text:style-name="P4">Suicide by bug</text:p>
      <text:p text:style-name="P6"/>
      <text:p text:style-name="P4">Like matter</text:p>
      <text:p text:style-name="P4">Electrons</text:p>
      <text:p text:style-name="P4">Cry for release</text:p>
      <text:p text:style-name="P6"/>
      <text:p text:style-name="P4">All done</text:p>
      <text:p text:style-name="P4">In the quirkiness</text:p>
      <text:p text:style-name="P4">Of the master</text:p>
      <text:p text:style-name="P4">+</text:p>
      <text:p text:style-name="P4">+</text:p>
      <text:p text:style-name="P4">+</text:p>
      <text:p text:style-name="P4">Mastermind</text:p>
      <text:p text:style-name="P4">My path defines me</text:p>
      <text:p text:style-name="P4">In such regard</text:p>
      <text:p text:style-name="P6"/>
      <text:p text:style-name="P4">Logic on</text:p>
      <text:p text:style-name="P4">Massive numbers</text:p>
      <text:p text:style-name="P4">Must be stable</text:p>
      <text:p text:style-name="P4">To the core</text:p>
      <text:p text:style-name="P6"/>
      <text:p text:style-name="P4">Or it nuke</text:p>
      <text:p text:style-name="P4">The most stable</text:p>
      <text:p text:style-name="P4">_</text:p>
      <text:p text:style-name="P6"/>
      <text:p text:style-name="P4">Logic &amp; infinity</text:p>
      <text:p text:style-name="P4">Parsed into code</text:p>
      <text:p text:style-name="P6"/>
      <text:p text:style-name="P4">Razer keyboard</text:p>
      <text:p text:style-name="P4">The unix terminal input</text:p>
      <text:p text:style-name="P6"/>
      <text:p text:style-name="P4">Matrix characters</text:p>
      <text:p text:style-name="P4">The unix terminal output</text:p>
      <text:p text:style-name="P6"/>
      <text:p text:style-name="P4">A mozart</text:p>
      <text:p text:style-name="P4">In my peculiar way</text:p>
      <text:p text:style-name="P6"/>
      <text:p text:style-name="P4">Clackity Clack Clak</text:p>
      <text:p text:style-name="P4">Moon till noon</text:p>
      <text:p text:style-name="P6"/>
      <text:p text:style-name="P4">Melodies of data in numbers</text:p>
      <text:p text:style-name="P4">This generation once</text:p>
      <text:p text:style-name="P4">Regarded as infinite</text:p>
      <text:p text:style-name="P6"/>
      <text:p text:style-name="P4">My code plays out</text:p>
      <text:p text:style-name="P4">Days to weeks</text:p>
      <text:p text:style-name="P6"/>
      <text:p text:style-name="P4">I slime by</text:p>
      <text:p text:style-name="P4">Win Big or Lose All</text:p>
      <text:p text:style-name="P6"/>
      <text:p text:style-name="P4">Tendrils of fate</text:p>
      <text:p text:style-name="P4">Puppet a jackass</text:p>
      <text:p text:style-name="P4">Not graceful</text:p>
      <text:p text:style-name="P4">But top shit</text:p>
      <text:p text:style-name="P4">Of archive systems</text:p>
      <text:p text:style-name="P4">.</text:p>
      <text:p text:style-name="P4">.</text:p>
      <text:p text:style-name="P4">.</text:p>
      <text:p text:style-name="P4">High School</text:p>
      <text:p text:style-name="P4">First year</text:p>
      <text:p text:style-name="P6"/>
      <text:p text:style-name="P4">Two OG seniors</text:p>
      <text:p text:style-name="P4">Offered to roll</text:p>
      <text:p text:style-name="P4">Skip'n school</text:p>
      <text:p text:style-name="P6"/>
      <text:p text:style-name="P4">Slowly bump'n</text:p>
      <text:p text:style-name="P4">Creep'n the hood</text:p>
      <text:p text:style-name="P6"/>
      <text:p text:style-name="P4">Nose'n the streets</text:p>
      <text:p text:style-name="P4">Comb'n the territory</text:p>
      <text:p text:style-name="P4">_</text:p>
      <text:p text:style-name="P6"/>
      <text:p text:style-name="P4">An unlikely opportunity</text:p>
      <text:p text:style-name="P4">I took gratefully</text:p>
      <text:p text:style-name="P6"/>
      <text:p text:style-name="P4">Maybe because</text:p>
      <text:p text:style-name="P4">I was often at</text:p>
      <text:p text:style-name="P4">Hillcrest</text:p>
      <text:p text:style-name="P4">Vist'n as church people</text:p>
      <text:p text:style-name="P4">_</text:p>
      <text:p text:style-name="P6"/>
      <text:p text:style-name="P4">Pour this out</text:p>
      <text:p text:style-name="P4">In memory of</text:p>
      <text:p text:style-name="P4">Mentors</text:p>
      <text:p text:style-name="P4">That made me me</text:p>
      <text:p text:style-name="P4">.</text:p>
      <text:p text:style-name="P4">.</text:p>
      <text:p text:style-name="P4">.</text:p>
      <text:p text:style-name="P4">LXXVII</text:p>
      <text:p text:style-name="P4">Fourth of July</text:p>
      <text:p text:style-name="P6"/>
      <text:p text:style-name="P4">The Bob Marshall</text:p>
      <text:p text:style-name="P4">A fabled wilderness</text:p>
      <text:p text:style-name="P4">Of North America</text:p>
      <text:p text:style-name="P6"/>
      <text:p text:style-name="P4">Its pitched ridgeline bar'n</text:p>
      <text:p text:style-name="P4">Me &amp; my motorcycle machine</text:p>
      <text:p text:style-name="P6"/>
      <text:p text:style-name="P4">The Forest Service</text:p>
      <text:p text:style-name="P4">Closed for holiday</text:p>
      <text:p text:style-name="P6"/>
      <text:p text:style-name="P4">Highway 83</text:p>
      <text:p text:style-name="P4">Near Swan Lake Montana</text:p>
      <text:p text:style-name="P6"/>
      <text:p text:style-name="P4">No where else to go</text:p>
      <text:p text:style-name="P4">But a deep country gas station</text:p>
      <text:p text:style-name="P4">Have'n left Helena on a whim</text:p>
      <text:p text:style-name="P4">The epitome of out-of-place</text:p>
      <text:p text:style-name="P6"/>
      <text:p text:style-name="P4">I knew of no trail</text:p>
      <text:p text:style-name="P4">Nor place where to start</text:p>
      <text:p text:style-name="P6"/>
      <text:p text:style-name="P4">An elderly trapper</text:p>
      <text:p text:style-name="P4">Approached me</text:p>
      <text:p text:style-name="P6"/>
      <text:p text:style-name="P4">Disposable coffee cup</text:p>
      <text:p text:style-name="P4">In hand</text:p>
      <text:p text:style-name="P4">Blue Velvet cap</text:p>
      <text:p text:style-name="P6"/>
      <text:p text:style-name="P4">Pich'n upon my sight</text:p>
      <text:p text:style-name="P4">Some welcome advice</text:p>
      <text:p text:style-name="P6"/>
      <text:p text:style-name="P4">' Follow me to the back</text:p>
      <text:p text:style-name="P6"/>
      <text:p text:style-name="P4">Great maps</text:p>
      <text:p text:style-name="P4">Sprawled about</text:p>
      <text:p text:style-name="P4">' There is only one trail</text:p>
      <text:p text:style-name="P4">' In 60 miles</text:p>
      <text:p text:style-name="P4">' That can put you past the ridge</text:p>
      <text:p text:style-name="P6"/>
      <text:p text:style-name="P4">He would do me a solid</text:p>
      <text:p text:style-name="P4">&amp; Host the motorcycle on his property</text:p>
      <text:p text:style-name="P4">_</text:p>
      <text:p text:style-name="P6"/>
      <text:p text:style-name="P4">The cabin</text:p>
      <text:p text:style-name="P4">Built by his own hands</text:p>
      <text:p text:style-name="P6"/>
      <text:p text:style-name="P4">On a Lumberman's plot</text:p>
      <text:p text:style-name="P4">In the woods</text:p>
      <text:p text:style-name="P6"/>
      <text:p text:style-name="P4">The trailhead not many miles from the plot</text:p>
      <text:p text:style-name="P4">I draped the tarp over the motorcycle</text:p>
      <text:p text:style-name="P4">.</text:p>
      <text:p text:style-name="P4">.</text:p>
      <text:p text:style-name="P4"><text:soft-page-break/>.</text:p>
      <text:p text:style-name="P4">The Bob Marshall</text:p>
      <text:p text:style-name="P4">A cold heartless bitch</text:p>
      <text:p text:style-name="P6"/>
      <text:p text:style-name="P4">Descend'n over</text:p>
      <text:p text:style-name="P4">Over much snow</text:p>
      <text:p text:style-name="P6"/>
      <text:p text:style-name="P4">The trail not yet used</text:p>
      <text:p text:style-name="P4">No more than once or twice this year</text:p>
      <text:p text:style-name="P6"/>
      <text:p text:style-name="P4">I went cautiously over</text:p>
      <text:p text:style-name="P4">An iceberg of snow</text:p>
      <text:p text:style-name="P4">At a critical pitch</text:p>
      <text:p text:style-name="P6"/>
      <text:p text:style-name="P4">I tied my skank to a tree</text:p>
      <text:p text:style-name="P4">Flag for the crux</text:p>
      <text:p text:style-name="P4">Back to the pass</text:p>
      <text:p text:style-name="P4">.</text:p>
      <text:p text:style-name="P4">.</text:p>
      <text:p text:style-name="P4">.</text:p>
      <text:p text:style-name="P4">Perpendicular perched</text:p>
      <text:p text:style-name="P4">A glacial pond</text:p>
      <text:p text:style-name="P6"/>
      <text:p text:style-name="P4">That drew</text:p>
      <text:p text:style-name="P4">Itself to me</text:p>
      <text:p text:style-name="P6"/>
      <text:p text:style-name="P4">A Siren</text:p>
      <text:p text:style-name="P4">Sing'n her song</text:p>
      <text:p text:style-name="P6"/>
      <text:p text:style-name="P4">Blaze'n from main trail</text:p>
      <text:p text:style-name="P4">To a grove of every type of water flow</text:p>
      <text:p text:style-name="P4">.</text:p>
      <text:p text:style-name="P4">.</text:p>
      <text:p text:style-name="P4">.</text:p>
      <text:p text:style-name="P4">The cold cultivate'n</text:p>
      <text:p text:style-name="P4">A high altitude enchantment</text:p>
      <text:p text:style-name="P6"/>
      <text:p text:style-name="P4">Dimension</text:p>
      <text:p text:style-name="P4">Breached, melded &amp; interweaved</text:p>
      <text:p text:style-name="P6"/>
      <text:p text:style-name="P4">Wake &amp; Sleep</text:p>
      <text:p text:style-name="P4">Blurred to one</text:p>
      <text:p text:style-name="P6"/>
      <text:p text:style-name="P4">I beheld</text:p>
      <text:p text:style-name="P4">Two men pleasantly</text:p>
      <text:p text:style-name="P4">Talk'n on canoe</text:p>
      <text:p text:style-name="P4">_</text:p>
      <text:p text:style-name="P6"/>
      <text:p text:style-name="P4">In the morn</text:p>
      <text:p text:style-name="P4">I knew</text:p>
      <text:p text:style-name="P6"/>
      <text:p text:style-name="P4">If ever</text:p>
      <text:p text:style-name="P4">I experienced ghosts</text:p>
      <text:p text:style-name="P4">It was then</text:p>
      <text:p text:style-name="P6"/>
      <text:p text:style-name="P4">Such a sight impossible</text:p>
      <text:p text:style-name="P4">This place secluded</text:p>
      <text:p text:style-name="P4">As secluded can be</text:p>
      <text:p text:style-name="P4">.</text:p>
      <text:p text:style-name="P4">.</text:p>
      <text:p text:style-name="P4">.</text:p>
      <text:p text:style-name="P4">Pathfind'n in springtime</text:p>
      <text:p text:style-name="P4">Is a real muthrfkr</text:p>
      <text:p text:style-name="P6"/>
      <text:p text:style-name="P4">Waterways blaze'n paths</text:p>
      <text:p text:style-name="P4">Instead of the logical</text:p>
      <text:p text:style-name="P4">Thruway of the animal</text:p>
      <text:p text:style-name="P4">_</text:p>
      <text:p text:style-name="P6"/>
      <text:p text:style-name="P4">I returned a day early</text:p>
      <text:p text:style-name="P4">The iceberg I crossed</text:p>
      <text:p text:style-name="P6"/>
      <text:p text:style-name="P4">Near the skank-flag</text:p>
      <text:p text:style-name="P4">Now entirely gone</text:p>
      <text:p text:style-name="P6"/>
      <text:p text:style-name="P4">Avalanched</text:p>
      <text:p text:style-name="P4">All down</text:p>
      <text:p text:style-name="P4">.</text:p>
      <text:p text:style-name="P4">.</text:p>
      <text:p text:style-name="P4">.</text:p>
      <text:p text:style-name="P4">Back</text:p>
      <text:p text:style-name="P4">On the other ridge side</text:p>
      <text:p text:style-name="P6"/>
      <text:p text:style-name="P4">A grizzly cub wandered</text:p>
      <text:p text:style-name="P4">Lost I ran</text:p>
      <text:p text:style-name="P6"/>
      <text:p text:style-name="P4">Know'n there was not</text:p>
      <text:p text:style-name="P4">Any other option</text:p>
      <text:p text:style-name="P6"/>
      <text:p text:style-name="P4">At least none I could</text:p>
      <text:p text:style-name="P4">Plainly see</text:p>
      <text:p text:style-name="P4">.</text:p>
      <text:p text:style-name="P4">.</text:p>
      <text:p text:style-name="P4">.</text:p>
      <text:p text:style-name="P4">Down a ridgeside</text:p>
      <text:p text:style-name="P4">Victim of great fires</text:p>
      <text:p text:style-name="P6"/>
      <text:p text:style-name="P4">I could not help</text:p>
      <text:p text:style-name="P4">But be astonished</text:p>
      <text:p text:style-name="P6"/>
      <text:p text:style-name="P4">Not one of my</text:p>
      <text:p text:style-name="P4">Previous tracks left</text:p>
      <text:p text:style-name="P4">Tho there were</text:p>
      <text:p text:style-name="P4">Recent hoof prints</text:p>
      <text:p text:style-name="P4">.</text:p>
      <text:p text:style-name="P4">.</text:p>
      <text:p text:style-name="P4">.</text:p>
      <text:p text:style-name="P4">Off the foothills</text:p>
      <text:p text:style-name="P6"/>
      <text:p text:style-name="P4">The old man told me a path</text:p>
      <text:p text:style-name="P4">Upon which I must take to return</text:p>
      <text:p text:style-name="P6"/>
      <text:p text:style-name="P4">The path</text:p>
      <text:p text:style-name="P4">A short cut</text:p>
      <text:p text:style-name="P4">Chained off &amp; restrict'n traffic</text:p>
      <text:p text:style-name="P4">As much as one could</text:p>
      <text:p text:style-name="P4">Out in the woods</text:p>
      <text:p text:style-name="P6"/>
      <text:p text:style-name="P4">I became greatly suspicious</text:p>
      <text:p text:style-name="P4">Only hoof prints recently imprinted</text:p>
      <text:p text:style-name="P4">.</text:p>
      <text:p text:style-name="P4">.</text:p>
      <text:p text:style-name="P4">.</text:p>
      <text:p text:style-name="P4">To the trees I kept</text:p>
      <text:p text:style-name="P4">Away from open passages</text:p>
      <text:p text:style-name="P6"/>
      <text:p text:style-name="P4">In the distance I saw something</text:p>
      <text:p text:style-name="P4">But my eyes are not for farsee'n</text:p>
      <text:p text:style-name="P6"/>
      <text:p text:style-name="P4">The blur of a man</text:p>
      <text:p text:style-name="P4">As if one take'n careful aim</text:p>
      <text:p text:style-name="P4">Near by a white donkey</text:p>
      <text:p text:style-name="P4">_</text:p>
      <text:p text:style-name="P6"/>
      <text:p text:style-name="P4">That old trapper</text:p>
      <text:p text:style-name="P4">Had a white donkey</text:p>
      <text:p text:style-name="P6"/>
      <text:p text:style-name="P4">Line of sight that far</text:p>
      <text:p text:style-name="P4">On wood paths is lost easily</text:p>
      <text:p text:style-name="P6"/>
      <text:p text:style-name="P4">A trap carefully crafted</text:p>
      <text:p text:style-name="P4">Mayhap ruined by</text:p>
      <text:p text:style-name="P4">My day early return</text:p>
      <text:p text:style-name="P6"/>
      <text:p text:style-name="P4">I kept near the trees</text:p>
      <text:p text:style-name="P4">MK-MOD</text:p>
      <text:p text:style-name="P4">Now out defensively</text:p>
      <text:p text:style-name="P6"/>
      <text:p text:style-name="P4">If it was him</text:p>
      <text:p text:style-name="P4">Why had he not greet me?</text:p>
      <text:p text:style-name="P4">.</text:p>
      <text:p text:style-name="P4">.</text:p>
      <text:p text:style-name="P4">.</text:p>
      <text:p text:style-name="P4">The last of the path</text:p>
      <text:p text:style-name="P4">He drew on the map</text:p>
      <text:p text:style-name="P4">Oddly like a loop</text:p>
      <text:p text:style-name="P4">As indirect as can be</text:p>
      <text:p text:style-name="P6"/>
      <text:p text:style-name="P4">I got to the cabin at dusk</text:p>
      <text:p text:style-name="P4">&amp; Remembered my laptop 'safety inside'</text:p>
      <text:p text:style-name="P6"/>
      <text:p text:style-name="P4">The cabin built in that</text:p>
      <text:p text:style-name="P4">Simple small fashion</text:p>
      <text:p text:style-name="P6"/>
      <text:p text:style-name="P4">An awkward 20min</text:p>
      <text:p text:style-name="P4">Fore the old man</text:p>
      <text:p text:style-name="P4">Came to the door</text:p>
      <text:p text:style-name="P6"/>
      <text:p text:style-name="P4">In a pant as if he'd run</text:p>
      <text:p text:style-name="P4">Just now for dear life</text:p>
      <text:p text:style-name="P6"/>
      <text:p text:style-name="P4">Custom required him to</text:p>
      <text:p text:style-name="P4">Invite me inside</text:p>
      <text:p text:style-name="P4"><text:soft-page-break/>To retrieve my belongings</text:p>
      <text:p text:style-name="P6"/>
      <text:p text:style-name="P4">I carefully kept</text:p>
      <text:p text:style-name="P4">The pulled knife</text:p>
      <text:p text:style-name="P4">Concealed as I went</text:p>
      <text:p text:style-name="P4">Thru the woods ealier</text:p>
      <text:p text:style-name="P6"/>
      <text:p text:style-name="P4">But he may have seen me</text:p>
      <text:p text:style-name="P4">This now all</text:p>
      <text:p text:style-name="P4">Only misunderstanding</text:p>
      <text:p text:style-name="P4">.</text:p>
      <text:p text:style-name="P4">.</text:p>
      <text:p text:style-name="P4">.</text:p>
      <text:p text:style-name="P4">The .22 &amp; scope pistol</text:p>
      <text:p text:style-name="P4">One he favorited on his hunts</text:p>
      <text:p text:style-name="P6"/>
      <text:p text:style-name="P4">Taken from its spot</text:p>
      <text:p text:style-name="P4">From where he previously left it</text:p>
      <text:p text:style-name="P6"/>
      <text:p text:style-name="P4">Of bad eyesight</text:p>
      <text:p text:style-name="P4">&amp; Irratic judgement</text:p>
      <text:p text:style-name="P6"/>
      <text:p text:style-name="P4">I do not let myself</text:p>
      <text:p text:style-name="P4">Convict to be sure of anything</text:p>
      <text:p text:style-name="P4">.</text:p>
      <text:p text:style-name="P4">.</text:p>
      <text:p text:style-name="P4">.</text:p>
      <text:p text:style-name="P4">To past midnight</text:p>
      <text:p text:style-name="P4">Us across each other</text:p>
      <text:p text:style-name="P6"/>
      <text:p text:style-name="P4">In that lone cabin</text:p>
      <text:p text:style-name="P4">Round wooden table</text:p>
      <text:p text:style-name="P6"/>
      <text:p text:style-name="P4">His .40 lay</text:p>
      <text:p text:style-name="P4">On table in front of him</text:p>
      <text:p text:style-name="P4">In the open</text:p>
      <text:p text:style-name="P4">A manner</text:p>
      <text:p text:style-name="P4">Of long-lost-respectancy</text:p>
      <text:p text:style-name="P6"/>
      <text:p text:style-name="P4">At dusk he had offered his couch</text:p>
      <text:p text:style-name="P4">I thanked the offer</text:p>
      <text:p text:style-name="P6"/>
      <text:p text:style-name="P4">As an adept of Nessmuk</text:p>
      <text:p text:style-name="P4">I craved the knowledge of this</text:p>
      <text:p text:style-name="P4">Montana mountain man</text:p>
      <text:p text:style-name="P6"/>
      <text:p text:style-name="P4">Who had long lived</text:p>
      <text:p text:style-name="P4">Off bushcraft</text:p>
      <text:p text:style-name="P6"/>
      <text:p text:style-name="P4">Techniques that will</text:p>
      <text:p text:style-name="P4">Likely die with him</text:p>
      <text:p text:style-name="P6"/>
      <text:p text:style-name="P4">Unless I makes means</text:p>
      <text:p text:style-name="P4">To extract them</text:p>
      <text:p text:style-name="P4">&amp; Record down for future use</text:p>
      <text:p text:style-name="P4">.</text:p>
      <text:p text:style-name="P4">.</text:p>
      <text:p text:style-name="P4">.</text:p>
      <text:p text:style-name="P4">Risk as it was</text:p>
      <text:p text:style-name="P4">We had conversation</text:p>
      <text:p text:style-name="P6"/>
      <text:p text:style-name="P4">Not know'n him</text:p>
      <text:p text:style-name="P4">Victim or villian</text:p>
      <text:p text:style-name="P6"/>
      <text:p text:style-name="P4">This conservative man</text:p>
      <text:p text:style-name="P4">Once leader of Montana trappers</text:p>
      <text:p text:style-name="P6"/>
      <text:p text:style-name="P4">I looked up to this man</text:p>
      <text:p text:style-name="P4">In unchecked respect</text:p>
      <text:p text:style-name="P6"/>
      <text:p text:style-name="P4">He is who</text:p>
      <text:p text:style-name="P4">I've always wanted to become</text:p>
      <text:p text:style-name="P4">.</text:p>
      <text:p text:style-name="P4">.</text:p>
      <text:p text:style-name="P4">.</text:p>
      <text:p text:style-name="P4">Casually</text:p>
      <text:p text:style-name="P4">I told him I'd been</text:p>
      <text:p text:style-name="P4">In contact thru messages</text:p>
      <text:p text:style-name="P4">With my sister Megan</text:p>
      <text:p text:style-name="P6"/>
      <text:p text:style-name="P4">I scheme'nly</text:p>
      <text:p text:style-name="P4">Kept the nature of the message</text:p>
      <text:p text:style-name="P4">From him</text:p>
      <text:p text:style-name="P6"/>
      <text:p text:style-name="P4">Unsettled deeply</text:p>
      <text:p text:style-name="P4">When he inquired</text:p>
      <text:p text:style-name="P6"/>
      <text:p text:style-name="P4">If my phone</text:p>
      <text:p text:style-name="P4">Had GPS</text:p>
      <text:p text:style-name="P6"/>
      <text:p text:style-name="P4">I feigned a gesture of</text:p>
      <text:p text:style-name="P4">Sneak'n an item out of my bag</text:p>
      <text:p text:style-name="P4">&amp; Into my pocket</text:p>
      <text:p text:style-name="P4">Put'n him offset from the gesture</text:p>
      <text:p text:style-name="P6"/>
      <text:p text:style-name="P4">I told him I had to leave</text:p>
      <text:p text:style-name="P4">&amp; Then left</text:p>
      <text:p text:style-name="P4">_</text:p>
      <text:p text:style-name="P6"/>
      <text:p text:style-name="P4">I yearned to be</text:p>
      <text:p text:style-name="P4">His bushcraft apprentice</text:p>
      <text:p text:style-name="P6"/>
      <text:p text:style-name="P4">But I respect</text:p>
      <text:p text:style-name="P4">The neverending signs of suspicousity</text:p>
      <text:p text:style-name="P6"/>
      <text:p text:style-name="P4">These situations</text:p>
      <text:p text:style-name="P4">Make me question</text:p>
      <text:p text:style-name="P4">Deeply my sanity</text:p>
      <text:p text:style-name="P4">.</text:p>
      <text:p text:style-name="P4">.</text:p>
      <text:p text:style-name="P4">.</text:p>
      <text:p text:style-name="P4">LXXVIII</text:p>
      <text:p text:style-name="P6"/>
      <text:p text:style-name="P4">Sanity</text:p>
      <text:p text:style-name="P4">Found somewhere else</text:p>
      <text:p text:style-name="P4">Than to be with me</text:p>
      <text:p text:style-name="P6"/>
      <text:p text:style-name="P4">A long time ago</text:p>
      <text:p text:style-name="P6"/>
      <text:p text:style-name="P4">At the junction</text:p>
      <text:p text:style-name="P4">That set the stage</text:p>
      <text:p text:style-name="P4">To the Appalachian Trail</text:p>
      <text:p text:style-name="P6"/>
      <text:p text:style-name="P4">Society in necessity</text:p>
      <text:p text:style-name="P4">Sets a standard sanity</text:p>
      <text:p text:style-name="P6"/>
      <text:p text:style-name="P4">Well enough</text:p>
      <text:p text:style-name="P4">For me to expose it</text:p>
      <text:p text:style-name="P4">&amp; Subsequent dispose it</text:p>
      <text:p text:style-name="P6"/>
      <text:p text:style-name="P4">House Taxes</text:p>
      <text:p text:style-name="P4">&amp; All other shit</text:p>
      <text:p text:style-name="P6"/>
      <text:p text:style-name="P4">This archive</text:p>
      <text:p text:style-name="P4">All its energy</text:p>
      <text:p text:style-name="P4">Laid for what</text:p>
      <text:p text:style-name="P4">Future requires of it</text:p>
      <text:p text:style-name="P4">.</text:p>
      <text:p text:style-name="P4">.</text:p>
      <text:p text:style-name="P4">.</text:p>
      <text:p text:style-name="P4">Things</text:p>
      <text:p text:style-name="P4">I hate things</text:p>
      <text:p text:style-name="P6"/>
      <text:p text:style-name="P4">Give me nothing</text:p>
      <text:p text:style-name="P4">But what</text:p>
      <text:p text:style-name="P4">Can fit in my pack</text:p>
      <text:p text:style-name="P6"/>
      <text:p text:style-name="P4">A bed</text:p>
      <text:p text:style-name="P4">Some shelter</text:p>
      <text:p text:style-name="P4">Stale food</text:p>
      <text:p text:style-name="P4">A weapon</text:p>
      <text:p text:style-name="P6"/>
      <text:p text:style-name="P4">&amp; I'll produce</text:p>
      <text:p text:style-name="P4">Something</text:p>
      <text:p text:style-name="P4">That will never be forgot</text:p>
      <text:p text:style-name="P6"/>
      <text:p text:style-name="P4">Intangible in that</text:p>
      <text:p text:style-name="P4">Ghastly way</text:p>
      <text:p text:style-name="P4">That heeds no physics</text:p>
      <text:p text:style-name="P6"/>
      <text:p text:style-name="P4">In that perpetual motion</text:p>
      <text:p text:style-name="P4">Of the anchorless</text:p>
      <text:p text:style-name="P6"/>
      <text:p text:style-name="P4">To proceed forward</text:p>
      <text:p text:style-name="P4">Into the future</text:p>
      <text:p text:style-name="P5"><text:s/><text:span text:style-name="T1">_</text:span></text:p>
      <text:p text:style-name="P6"/>
      <text:p text:style-name="P4">Don Quijote</text:p>
      <text:p text:style-name="P4">Not insane</text:p>
      <text:p text:style-name="P6"/>
      <text:p text:style-name="P4">Desperate</text:p>
      <text:p text:style-name="P4">At end of Days</text:p>
      <text:p text:style-name="P6"/>
      <text:p text:style-name="P4">To finally experience</text:p>
      <text:p text:style-name="P4">Experiences which</text:p>
      <text:p text:style-name="P4">His poets eluded</text:p>
      <text:p text:style-name="P6"><text:soft-page-break/></text:p>
      <text:p text:style-name="P4">Immagination</text:p>
      <text:p text:style-name="P4">Never discrete from reality</text:p>
      <text:p text:style-name="P6"/>
      <text:p text:style-name="P4">Tho the meat of it</text:p>
      <text:p text:style-name="P4">Experienced as in songs</text:p>
      <text:p text:style-name="P6"/>
      <text:p text:style-name="P4">To feel defiance</text:p>
      <text:p text:style-name="P4">Against the immutable</text:p>
      <text:p text:style-name="P6"/>
      <text:p text:style-name="P4">From belief</text:p>
      <text:p text:style-name="P4">Understand all mechanics</text:p>
      <text:p text:style-name="P4">.</text:p>
      <text:p text:style-name="P4">.</text:p>
      <text:p text:style-name="P4">.</text:p>
      <text:p text:style-name="P4">Those reckless</text:p>
      <text:p text:style-name="P4">Advanced in age</text:p>
      <text:p text:style-name="P6"/>
      <text:p text:style-name="P4">60+</text:p>
      <text:p text:style-name="P4">White-haired</text:p>
      <text:p text:style-name="P6"/>
      <text:p text:style-name="P4">Heroes</text:p>
      <text:p text:style-name="P4">Billy to the youth</text:p>
      <text:p text:style-name="P6"/>
      <text:p text:style-name="P4">Future</text:p>
      <text:p text:style-name="P4">Under such terms</text:p>
      <text:p text:style-name="P6"/>
      <text:p text:style-name="P4">A blank white page</text:p>
      <text:p text:style-name="P4">As if hair</text:p>
      <text:p text:style-name="P4">Opens an expanse</text:p>
      <text:p text:style-name="P4">To handle whatever</text:p>
      <text:p text:style-name="P4">.</text:p>
      <text:p text:style-name="P4">.</text:p>
      <text:p text:style-name="P4">.</text:p>
      <text:p text:style-name="P4">I don't give a fk</text:p>
      <text:p text:style-name="P6"/>
      <text:p text:style-name="P4">Cause aint no where</text:p>
      <text:p text:style-name="P4">Been a place</text:p>
      <text:p text:style-name="P6"/>
      <text:p text:style-name="P4">I couldn't juke out of</text:p>
      <text:p text:style-name="P6"/>
      <text:p text:style-name="P4">Take my body</text:p>
      <text:p text:style-name="P4">Free my mind</text:p>
      <text:p text:style-name="P6"/>
      <text:p text:style-name="P4">Take my mind</text:p>
      <text:p text:style-name="P4">Free my body</text:p>
      <text:p text:style-name="P6"/>
      <text:p text:style-name="P4">What you got on me</text:p>
      <text:p text:style-name="P4">Beside several counts</text:p>
      <text:p text:style-name="P4">To arrest me by</text:p>
      <text:p text:style-name="P6"/>
      <text:p text:style-name="P4">You, them &amp; fk else</text:p>
      <text:p text:style-name="P4">Don't got hold of me</text:p>
      <text:p text:style-name="P6"/>
      <text:p text:style-name="P4">At the local dive</text:p>
      <text:p text:style-name="P4">Or on streets</text:p>
      <text:p text:style-name="P6"/>
      <text:p text:style-name="P4">Aint no one</text:p>
      <text:p text:style-name="P4">You ever meet</text:p>
      <text:p text:style-name="P6"/>
      <text:p text:style-name="P4">Hard as me</text:p>
      <text:p text:style-name="P6"/>
      <text:p text:style-name="P4">Punk'n cops</text:p>
      <text:p text:style-name="P4">Us packs on motorcycles</text:p>
      <text:p text:style-name="P6"/>
      <text:p text:style-name="P4">Or only as myself</text:p>
      <text:p text:style-name="P6"/>
      <text:p text:style-name="P4">Go'n too fast</text:p>
      <text:p text:style-name="P4">Cops just give up</text:p>
      <text:p text:style-name="P4">.</text:p>
      <text:p text:style-name="P4">.</text:p>
      <text:p text:style-name="P4">.</text:p>
      <text:p text:style-name="P4">To tax land</text:p>
      <text:p text:style-name="P4">Is to own land</text:p>
      <text:p text:style-name="P6"/>
      <text:p text:style-name="P4">All else</text:p>
      <text:p text:style-name="P4">Only lease</text:p>
      <text:p text:style-name="P4">_</text:p>
      <text:p text:style-name="P6"/>
      <text:p text:style-name="P4">Govts of the world</text:p>
      <text:p text:style-name="P4">Take away</text:p>
      <text:p text:style-name="P6"/>
      <text:p text:style-name="P4">Ancestral lineage</text:p>
      <text:p text:style-name="P4">In that fashion</text:p>
      <text:p text:style-name="P4">.</text:p>
      <text:p text:style-name="P4">.</text:p>
      <text:p text:style-name="P4">.</text:p>
      <text:p text:style-name="P4">LVXXIX</text:p>
      <text:p text:style-name="P6"/>
      <text:p text:style-name="P4">Up the Uintas</text:p>
      <text:p text:style-name="P4">Thru deer trail</text:p>
      <text:p text:style-name="P6"/>
      <text:p text:style-name="P4">Travelers on</text:p>
      <text:p text:style-name="P4">The same path</text:p>
      <text:p text:style-name="P6"/>
      <text:p text:style-name="P4">We meet</text:p>
      <text:p text:style-name="P6"/>
      <text:p text:style-name="P4">Them</text:p>
      <text:p text:style-name="P4">Friend among friends</text:p>
      <text:p text:style-name="P6"/>
      <text:p text:style-name="P4">Myself</text:p>
      <text:p text:style-name="P4">Disturber of their peace</text:p>
      <text:p text:style-name="P4">_</text:p>
      <text:p text:style-name="P6"/>
      <text:p text:style-name="P4">Over &amp; above</text:p>
      <text:p text:style-name="P4">The winter spring</text:p>
      <text:p text:style-name="P6"/>
      <text:p text:style-name="P4">A lofty plane of</text:p>
      <text:p text:style-name="P4">Mossy green cushion</text:p>
      <text:p text:style-name="P6"/>
      <text:p text:style-name="P4">Best view</text:p>
      <text:p text:style-name="P4">Of the valley</text:p>
      <text:p text:style-name="P6"/>
      <text:p text:style-name="P4">Owned freely</text:p>
      <text:p text:style-name="P4">_</text:p>
      <text:p text:style-name="P6"/>
      <text:p text:style-name="P4">I know what</text:p>
      <text:p text:style-name="P4">Others look like</text:p>
      <text:p text:style-name="P6"/>
      <text:p text:style-name="P4">Upon my site</text:p>
      <text:p text:style-name="P4">Wish'n I not there</text:p>
      <text:p text:style-name="P6"/>
      <text:p text:style-name="P4">My threaten'n presence</text:p>
      <text:p text:style-name="P4">Rude</text:p>
      <text:p text:style-name="P6"/>
      <text:p text:style-name="P4">Town of deer</text:p>
      <text:p text:style-name="P4">Or town of people</text:p>
      <text:p text:style-name="P6"/>
      <text:p text:style-name="P4">Both give</text:p>
      <text:p text:style-name="P4">Similar expressions</text:p>
      <text:p text:style-name="P4">+</text:p>
      <text:p text:style-name="P4">+</text:p>
      <text:p text:style-name="P4">+</text:p>
      <text:p text:style-name="P4">Blunt'd &amp; Completely lost</text:p>
      <text:p text:style-name="P4">I saw a light</text:p>
      <text:p text:style-name="P6"/>
      <text:p text:style-name="P4">I followed it</text:p>
      <text:p text:style-name="P6"/>
      <text:p text:style-name="P4">What is close</text:p>
      <text:p text:style-name="P4">In the mountains</text:p>
      <text:p text:style-name="P6"/>
      <text:p text:style-name="P4">May be near</text:p>
      <text:p text:style-name="P4">Impossible to reach</text:p>
      <text:p text:style-name="P6"/>
      <text:p text:style-name="P4">A deep gorge</text:p>
      <text:p text:style-name="P4">Between it &amp; I</text:p>
      <text:p text:style-name="P6"/>
      <text:p text:style-name="P4">With no promise</text:p>
      <text:p text:style-name="P4">Of a path</text:p>
      <text:p text:style-name="P6"/>
      <text:p text:style-name="P4">Trees &amp; balds</text:p>
      <text:p text:style-name="P4">Likely places for traffic</text:p>
      <text:p text:style-name="P6"/>
      <text:p text:style-name="P4">Ancient ways</text:p>
      <text:p text:style-name="P4">Snow betrayed</text:p>
      <text:p text:style-name="P6"/>
      <text:p text:style-name="P4">Overgrown &amp; unused</text:p>
      <text:p text:style-name="P4">Up &amp; Down</text:p>
      <text:p text:style-name="P6"/>
      <text:p text:style-name="P4">Sometimes</text:p>
      <text:p text:style-name="P4">Back around</text:p>
      <text:p text:style-name="P4">_</text:p>
      <text:p text:style-name="P6"/>
      <text:p text:style-name="P4">Crux of where</text:p>
      <text:p text:style-name="P4">The gorgesides meet</text:p>
      <text:p text:style-name="P6"/>
      <text:p text:style-name="P4">A rocky cliff</text:p>
      <text:p text:style-name="P4">Soon summer's waterfall</text:p>
      <text:p text:style-name="P6"/>
      <text:p text:style-name="P4">High &amp; severely sloped</text:p>
      <text:p text:style-name="P4">Mostly wet</text:p>
      <text:p text:style-name="P4">100 Yard cross'n</text:p>
      <text:p text:style-name="P6"/>
      <text:p text:style-name="P4">All the cliff</text:p>
      <text:p text:style-name="P4">Soaked slick</text:p>
      <text:p text:style-name="P6"/>
      <text:p text:style-name="P4">If I slip'd once</text:p>
      <text:p text:style-name="P4"><text:soft-page-break/>I'd unavoidably</text:p>
      <text:p text:style-name="P6"/>
      <text:p text:style-name="P4">Keep on for as long</text:p>
      <text:p text:style-name="P4">As I had life in me</text:p>
      <text:p text:style-name="P6"/>
      <text:p text:style-name="P4">Curiousity saved me</text:p>
      <text:p text:style-name="P4">Below on the end</text:p>
      <text:p text:style-name="P4">A northway endpoint</text:p>
      <text:p text:style-name="P4">.</text:p>
      <text:p text:style-name="P4">.</text:p>
      <text:p text:style-name="P4">.</text:p>
      <text:p text:style-name="P4">LXXX</text:p>
      <text:p text:style-name="P6"/>
      <text:p text:style-name="P4">Gravity <text:s/>&amp; Time</text:p>
      <text:p text:style-name="P4">Intricately weaved</text:p>
      <text:p text:style-name="P6"/>
      <text:p text:style-name="P4">Physical perspective</text:p>
      <text:p text:style-name="P4">In tune with the two</text:p>
      <text:p text:style-name="P6"/>
      <text:p text:style-name="P4">Perspective(Physical) = Time(Gravity)</text:p>
      <text:p text:style-name="P4">_</text:p>
      <text:p text:style-name="P6"/>
      <text:p text:style-name="P4">My fat black cat</text:p>
      <text:p text:style-name="P4">Has a physical perspective</text:p>
      <text:p text:style-name="P4">Much quicker than my own</text:p>
      <text:p text:style-name="P6"/>
      <text:p text:style-name="P4">Are my movements</text:p>
      <text:p text:style-name="P4">Mostly slow?</text:p>
      <text:p text:style-name="P6"/>
      <text:p text:style-name="P4">In this way</text:p>
      <text:p text:style-name="P4">I a lumber'n fool</text:p>
      <text:p text:style-name="P4">+</text:p>
      <text:p text:style-name="P4">+</text:p>
      <text:p text:style-name="P4">+</text:p>
      <text:p text:style-name="P4">I woke</text:p>
      <text:p text:style-name="P4">From nyquil tranquility</text:p>
      <text:p text:style-name="P6"/>
      <text:p text:style-name="P4">The night prior</text:p>
      <text:p text:style-name="P4">Full of horror</text:p>
      <text:p text:style-name="P6"/>
      <text:p text:style-name="P4">As if its state</text:p>
      <text:p text:style-name="P4">Kept me there</text:p>
      <text:p text:style-name="P6"/>
      <text:p text:style-name="P4">Infinitely longer</text:p>
      <text:p text:style-name="P4">A quantum world</text:p>
      <text:p text:style-name="P6"/>
      <text:p text:style-name="P4">&amp; It</text:p>
      <text:p text:style-name="P6"/>
      <text:p text:style-name="P4">Bearing no mass</text:p>
      <text:p text:style-name="P4">Void of Physical Perspective</text:p>
      <text:p text:style-name="P6"/>
      <text:p text:style-name="P4">An experience</text:p>
      <text:p text:style-name="P4">At times too great</text:p>
      <text:p text:style-name="P6"/>
      <text:p text:style-name="P4">As if</text:p>
      <text:p text:style-name="P4">The blackness of sleep</text:p>
      <text:p text:style-name="P4">A mercy to most</text:p>
      <text:p text:style-name="P6"/>
      <text:p text:style-name="P4">We all joined</text:p>
      <text:p text:style-name="P4">At Quantum Junctions</text:p>
      <text:p text:style-name="P4">_</text:p>
      <text:p text:style-name="P6"/>
      <text:p text:style-name="P4">3Chop came over</text:p>
      <text:p text:style-name="P4">An hour later</text:p>
      <text:p text:style-name="P6"/>
      <text:p text:style-name="P4">Used her membership</text:p>
      <text:p text:style-name="P4">To get my ticket out</text:p>
      <text:p text:style-name="P6"/>
      <text:p text:style-name="P4">Over the Oceans</text:p>
      <text:p text:style-name="P4">To Eastern Europe</text:p>
      <text:p text:style-name="P4">.</text:p>
      <text:p text:style-name="P4">.</text:p>
      <text:p text:style-name="P4">.</text:p>
      <text:p text:style-name="P4">Fascism</text:p>
      <text:p text:style-name="P4">Doesn't head in politicians</text:p>
      <text:p text:style-name="P4">It heads</text:p>
      <text:p text:style-name="P4">In its internal force</text:p>
      <text:p text:style-name="P6"/>
      <text:p text:style-name="P4">FBI</text:p>
      <text:p text:style-name="P4">Now with fantastic</text:p>
      <text:p text:style-name="P4">Fascist Powers</text:p>
      <text:p text:style-name="P6"/>
      <text:p text:style-name="P4">Their cyber net</text:p>
      <text:p text:style-name="P4">Cast over all</text:p>
      <text:p text:style-name="P6"/>
      <text:p text:style-name="P4">I reach to</text:p>
      <text:p text:style-name="P4">Empower Privacy</text:p>
      <text:p text:style-name="P6"/>
      <text:p text:style-name="P4">A mission always</text:p>
      <text:p text:style-name="P4">Enemy to the State</text:p>
      <text:p text:style-name="P4">.</text:p>
      <text:p text:style-name="P4">.</text:p>
      <text:p text:style-name="P4">.</text:p>
      <text:p text:style-name="P4">LXXXI</text:p>
      <text:p text:style-name="P6"/>
      <text:p text:style-name="P4">En route</text:p>
      <text:p text:style-name="P4">To El Yunque</text:p>
      <text:p text:style-name="P6"/>
      <text:p text:style-name="P4">At a corner bar</text:p>
      <text:p text:style-name="P6"/>
      <text:p text:style-name="P4">Across the Police Station</text:p>
      <text:p text:style-name="P4">Where the taxi left me</text:p>
      <text:p text:style-name="P6"/>
      <text:p text:style-name="P4">I asked the bartender</text:p>
      <text:p text:style-name="P4">To buy a lighter</text:p>
      <text:p text:style-name="P6"/>
      <text:p text:style-name="P4">A drunk guy</text:p>
      <text:p text:style-name="P4">Turned to me</text:p>
      <text:p text:style-name="P6"/>
      <text:p text:style-name="P4">' You are going</text:p>
      <text:p text:style-name="P4">' To the jungle</text:p>
      <text:p text:style-name="P6"/>
      <text:p text:style-name="P4">' Just to check it out</text:p>
      <text:p text:style-name="P4">I admited</text:p>
      <text:p text:style-name="P6"/>
      <text:p text:style-name="P4">He responded</text:p>
      <text:p text:style-name="P4">' As soon as you asked</text:p>
      <text:p text:style-name="P4">' For a lighter I knew</text:p>
      <text:p text:style-name="P4">' I work there</text:p>
      <text:p text:style-name="P4">' You can't stay there overnight</text:p>
      <text:p text:style-name="P4">' Its illegal</text:p>
      <text:p text:style-name="P6"/>
      <text:p text:style-name="P4">I was annoyed</text:p>
      <text:p text:style-name="P4">The taxi driver</text:p>
      <text:p text:style-name="P4">Just harang'd me about that</text:p>
      <text:p text:style-name="P4">To the point he pulled over</text:p>
      <text:p text:style-name="P4">_</text:p>
      <text:p text:style-name="P6"/>
      <text:p text:style-name="P4">A couple hours pass</text:p>
      <text:p text:style-name="P4">Late up the jungle mountain road</text:p>
      <text:p text:style-name="P6"/>
      <text:p text:style-name="P4">Late of night</text:p>
      <text:p text:style-name="P4">Many fears remembered</text:p>
      <text:p text:style-name="P6"/>
      <text:p text:style-name="P4">Unpassable marshes</text:p>
      <text:p text:style-name="P4">That skew a course</text:p>
      <text:p text:style-name="P6"/>
      <text:p text:style-name="P4">Mud in that charateristic</text:p>
      <text:p text:style-name="P4">Rich Ocre Murk</text:p>
      <text:p text:style-name="P6"/>
      <text:p text:style-name="P4">Night still</text:p>
      <text:p text:style-name="P4">&amp; Still bright</text:p>
      <text:p text:style-name="P6"/>
      <text:p text:style-name="P4">A white car</text:p>
      <text:p text:style-name="P4">Pulled up honk'n</text:p>
      <text:p text:style-name="P6"/>
      <text:p text:style-name="P4">The Rangers</text:p>
      <text:p text:style-name="P6"/>
      <text:p text:style-name="P4">I bypassed</text:p>
      <text:p text:style-name="P4">The entrance easily this late</text:p>
      <text:p text:style-name="P6"/>
      <text:p text:style-name="P4">The driver was the guy</text:p>
      <text:p text:style-name="P4">From the bar</text:p>
      <text:p text:style-name="P4">' Want a ride</text:p>
      <text:p text:style-name="P6"/>
      <text:p text:style-name="P4">He &amp; his wife Tatiana</text:p>
      <text:p text:style-name="P4">Drove me the 10mi up</text:p>
      <text:p text:style-name="P6"/>
      <text:p text:style-name="P4">Take'n 20 mi out of his way</text:p>
      <text:p text:style-name="P4">To drop me off</text:p>
      <text:p text:style-name="P6"/>
      <text:p text:style-name="P4">Strangers</text:p>
      <text:p text:style-name="P4">Always surprise me</text:p>
      <text:p text:style-name="P4">.</text:p>
      <text:p text:style-name="P4">.</text:p>
      <text:p text:style-name="P4">.</text:p>
      <text:p text:style-name="P4">Hour &amp; a half long classes</text:p>
      <text:p text:style-name="P4">Were real muthrfkrs</text:p>
      <text:p text:style-name="P6"/>
      <text:p text:style-name="P4">Never could be still</text:p>
      <text:p text:style-name="P4">Very long</text:p>
      <text:p text:style-name="P6"/>
      <text:p text:style-name="P4">Stevo</text:p>
      <text:p text:style-name="P4">Commonly known as</text:p>
      <text:p text:style-name="P4">Crackhead Stevo</text:p>
      <text:p text:style-name="P6"/>
      <text:p text:style-name="P4"><text:soft-page-break/>A bad choice</text:p>
      <text:p text:style-name="P4">To go to in need</text:p>
      <text:p text:style-name="P6"/>
      <text:p text:style-name="P4">Tomorrow Friday</text:p>
      <text:p text:style-name="P4">4 Term tests</text:p>
      <text:p text:style-name="P6"/>
      <text:p text:style-name="P4">He must have been</text:p>
      <text:p text:style-name="P4">The only friend at hand</text:p>
      <text:p text:style-name="P6"/>
      <text:p text:style-name="P4">He promised me</text:p>
      <text:p text:style-name="P4">Tomorrow he would get me</text:p>
      <text:p text:style-name="P4">Herbal pills</text:p>
      <text:p text:style-name="P4">To help me focus</text:p>
      <text:p text:style-name="P4">_</text:p>
      <text:p text:style-name="P6"/>
      <text:p text:style-name="P4">All I needed</text:p>
      <text:p text:style-name="P4">Was the Red Bull</text:p>
      <text:p text:style-name="P6"/>
      <text:p text:style-name="P4">Jason came with</text:p>
      <text:p text:style-name="P4">For the save</text:p>
      <text:p text:style-name="P4">To the corner store</text:p>
      <text:p text:style-name="P6"/>
      <text:p text:style-name="P4">8:55am</text:p>
      <text:p text:style-name="P4">At our spot</text:p>
      <text:p text:style-name="P6"/>
      <text:p text:style-name="P4">Uncontested under the tree</text:p>
      <text:p text:style-name="P4">Aside the parking lot</text:p>
      <text:p text:style-name="P6"/>
      <text:p text:style-name="P4">Face'n away</text:p>
      <text:p text:style-name="P4">From school</text:p>
      <text:p text:style-name="P6"/>
      <text:p text:style-name="P4">I downed the 2 pills</text:p>
      <text:p text:style-name="P4">With the Red Bull</text:p>
      <text:p text:style-name="P6"/>
      <text:p text:style-name="P4">' I couldn't find</text:p>
      <text:p text:style-name="P4">' Those herbal pills</text:p>
      <text:p text:style-name="P4">Crackhead Stevo admitted</text:p>
      <text:p text:style-name="P6"/>
      <text:p text:style-name="P4">' What did you give me?</text:p>
      <text:p text:style-name="P4">I didn't know</text:p>
      <text:p text:style-name="P4">If I should be alarmed</text:p>
      <text:p text:style-name="P6"/>
      <text:p text:style-name="P4">' I don't know</text:p>
      <text:p text:style-name="P4">He replied calmly</text:p>
      <text:p text:style-name="P6"/>
      <text:p text:style-name="P4">Anthony came in</text:p>
      <text:p text:style-name="P4">For the save</text:p>
      <text:p text:style-name="P6"/>
      <text:p text:style-name="P4">' Here take these</text:p>
      <text:p text:style-name="P4">' Two adderral</text:p>
      <text:p text:style-name="P4">' They will definitely</text:p>
      <text:p text:style-name="P4">' Make you focus</text:p>
      <text:p text:style-name="P4">_</text:p>
      <text:p text:style-name="P6"/>
      <text:p text:style-name="P4">Mid test first class</text:p>
      <text:p text:style-name="P6"/>
      <text:p text:style-name="P4">Never been high before</text:p>
      <text:p text:style-name="P4">Hit me like a truck</text:p>
      <text:p text:style-name="P6"/>
      <text:p text:style-name="P4">The kid commonly known as</text:p>
      <text:p text:style-name="P4">Mormon</text:p>
      <text:p text:style-name="P4">Whiplashed off native spheres</text:p>
      <text:p text:style-name="P4">Roll'n heartily along</text:p>
      <text:p text:style-name="P4">Via a means of no timely fix</text:p>
      <text:p text:style-name="P6"/>
      <text:p text:style-name="P4">Ms. Hawkins</text:p>
      <text:p text:style-name="P4">Mr. Caranco</text:p>
      <text:p text:style-name="P6"/>
      <text:p text:style-name="P4">Both dealt with me</text:p>
      <text:p text:style-name="P4">In a fashion</text:p>
      <text:p text:style-name="P4">Kind &amp; Understanding</text:p>
      <text:p text:style-name="P6"/>
      <text:p text:style-name="P4">Push'n me off to the back</text:p>
      <text:p text:style-name="P4">Mayhap chuckle'n</text:p>
      <text:p text:style-name="P4">At unabashed gaiety</text:p>
      <text:p text:style-name="P4">.</text:p>
      <text:p text:style-name="P4">.</text:p>
      <text:p text:style-name="P4">.</text:p>
      <text:p text:style-name="P4">LXXXII</text:p>
      <text:p text:style-name="P6"/>
      <text:p text:style-name="P4">One lady</text:p>
      <text:p text:style-name="P4">Compassionate</text:p>
      <text:p text:style-name="P6"/>
      <text:p text:style-name="P4">Crux of the illness</text:p>
      <text:p text:style-name="P4">Nothing around</text:p>
      <text:p text:style-name="P4">In the middle of Maine</text:p>
      <text:p text:style-name="P6"/>
      <text:p text:style-name="P4">Small shop owner</text:p>
      <text:p text:style-name="P4">Gave me tea</text:p>
      <text:p text:style-name="P5"><text:s/><text:span text:style-name="T1">&amp; Sent me to her</text:span></text:p>
      <text:p text:style-name="P6"/>
      <text:p text:style-name="P4">Tho I in terrible sickness</text:p>
      <text:p text:style-name="P4">She was compassionate</text:p>
      <text:p text:style-name="P4">Selfless aun I stranger</text:p>
      <text:p text:style-name="P6"/>
      <text:p text:style-name="P4">If I ever had karma banked</text:p>
      <text:p text:style-name="P4">Gladly cash it all in</text:p>
      <text:p text:style-name="P4">To have met her</text:p>
      <text:p text:style-name="P6"/>
      <text:p text:style-name="P4">I don't remember her name</text:p>
      <text:p text:style-name="P4">But I remember</text:p>
      <text:p text:style-name="P4">Her favorite book I read</text:p>
      <text:p text:style-name="P4">.</text:p>
      <text:p text:style-name="P4">.</text:p>
      <text:p text:style-name="P4">.</text:p>
      <text:p text:style-name="P4">Buenos Aires</text:p>
      <text:p text:style-name="P4">In quaint riot</text:p>
      <text:p text:style-name="P6"/>
      <text:p text:style-name="P4">Their government</text:p>
      <text:p text:style-name="P4">Worked to renew a war</text:p>
      <text:p text:style-name="P6"/>
      <text:p text:style-name="P4">The Falklands War</text:p>
      <text:p text:style-name="P6"/>
      <text:p text:style-name="P4">A tragic moment of regret</text:p>
      <text:p text:style-name="P4">Embodied in their</text:p>
      <text:p text:style-name="P4">Center city memorial</text:p>
      <text:p text:style-name="P4">Tires Burn'n</text:p>
      <text:p text:style-name="P4">On ancient cobblestone streets</text:p>
      <text:p text:style-name="P6"/>
      <text:p text:style-name="P4">Of a worn sea port</text:p>
      <text:p text:style-name="P4">Resilient against the scum</text:p>
      <text:p text:style-name="P4">That come with the tide</text:p>
      <text:p text:style-name="P6"/>
      <text:p text:style-name="P4">In true Democratic spirit</text:p>
      <text:p text:style-name="P4">The Govt ditched the idea</text:p>
      <text:p text:style-name="P6"/>
      <text:p text:style-name="P4">The people let themselves</text:p>
      <text:p text:style-name="P4">Be heard</text:p>
      <text:p text:style-name="P6"/>
      <text:p text:style-name="P4">&amp; The Govt</text:p>
      <text:p text:style-name="P4">In fidelity listened</text:p>
      <text:p text:style-name="P4">+</text:p>
      <text:p text:style-name="P4">+</text:p>
      <text:p text:style-name="P4">+</text:p>
      <text:p text:style-name="P4">That summer later</text:p>
      <text:p text:style-name="P4">Under the</text:p>
      <text:p text:style-name="P4">Virginia sun at its prime</text:p>
      <text:p text:style-name="P6"/>
      <text:p text:style-name="P4">A British ex-special forces</text:p>
      <text:p text:style-name="P4">Put me up for two nights</text:p>
      <text:p text:style-name="P6"/>
      <text:p text:style-name="P4">My first zero</text:p>
      <text:p text:style-name="P6"/>
      <text:p text:style-name="P4">I got him drunk</text:p>
      <text:p text:style-name="P4">&amp; Pushed him for tales</text:p>
      <text:p text:style-name="P6"/>
      <text:p text:style-name="P4">He told me</text:p>
      <text:p text:style-name="P4">About a time</text:p>
      <text:p text:style-name="P4">When he served in</text:p>
      <text:p text:style-name="P4">The Falklands War</text:p>
      <text:p text:style-name="P6"/>
      <text:p text:style-name="P4">' They sent boys</text:p>
      <text:p text:style-name="P4">' With little better</text:p>
      <text:p text:style-name="P4">' Than pocket knives</text:p>
      <text:p text:style-name="P4">' We had no choice</text:p>
      <text:p text:style-name="P4">' But to shoot them</text:p>
      <text:p text:style-name="P6"/>
      <text:p text:style-name="P4">In the time of conflict</text:p>
      <text:p text:style-name="P4">What will happen here</text:p>
      <text:p text:style-name="P6"/>
      <text:p text:style-name="P4">The Father of Democracy</text:p>
      <text:p text:style-name="P4">A land envisioned by Forefathers</text:p>
      <text:p text:style-name="P6"/>
      <text:p text:style-name="P4">Will the Govt</text:p>
      <text:p text:style-name="P4">Listen to its people</text:p>
      <text:p text:style-name="P4">+</text:p>
      <text:p text:style-name="P4">+</text:p>
      <text:p text:style-name="P4">+</text:p>
      <text:p text:style-name="P4">Police on every corner</text:p>
      <text:p text:style-name="P4">8:30am Bright day</text:p>
      <text:p text:style-name="P6"/>
      <text:p text:style-name="P4">Center City Memorial</text:p>
      <text:p text:style-name="P4">Of The Falklands War</text:p>
      <text:p text:style-name="P6"/>
      <text:p text:style-name="P4">A security rare</text:p>
      <text:p text:style-name="P4">In any part of the world</text:p>
      <text:p text:style-name="P6"/>
      <text:p text:style-name="P4"><text:soft-page-break/>24 hours later</text:p>
      <text:p text:style-name="P4">A Frenchman was stabbed</text:p>
      <text:p text:style-name="P4">At that memorial</text:p>
      <text:p text:style-name="P4">For his work camera</text:p>
      <text:p text:style-name="P4">By an immigrant</text:p>
      <text:p text:style-name="P6"/>
      <text:p text:style-name="P4">Refugees from whereever</text:p>
      <text:p text:style-name="P4">Tolerated in mercy</text:p>
      <text:p text:style-name="P6"/>
      <text:p text:style-name="P4">To the trash after 2am</text:p>
      <text:p text:style-name="P4">Their daily sift</text:p>
      <text:p text:style-name="P4">On back alley ways</text:p>
      <text:p text:style-name="P6"/>
      <text:p text:style-name="P4">Or as whores</text:p>
      <text:p text:style-name="P4">Mattress at hand</text:p>
      <text:p text:style-name="P4">Sprawled out</text:p>
      <text:p text:style-name="P4">In tucked away parks</text:p>
      <text:p text:style-name="P6"/>
      <text:p text:style-name="P4">What an educated mind</text:p>
      <text:p text:style-name="P4">Could only define as</text:p>
      <text:p text:style-name="P4">A Plague</text:p>
      <text:p text:style-name="P6"/>
      <text:p text:style-name="P4">Tho these Argentineans</text:p>
      <text:p text:style-name="P4">Kept humane</text:p>
      <text:p text:style-name="P4">Choose'n heart over mind</text:p>
      <text:p text:style-name="P4">In exemplar tolerance</text:p>
      <text:p text:style-name="P6"/>
      <text:p text:style-name="P4">Aun to the core</text:p>
      <text:p text:style-name="P4">Of it all</text:p>
      <text:p text:style-name="P4">.</text:p>
      <text:p text:style-name="P4">.</text:p>
      <text:p text:style-name="P4">.</text:p>
      <text:p text:style-name="P4">Tonight I turn</text:p>
      <text:p text:style-name="P4">To poetry</text:p>
      <text:p text:style-name="P6"/>
      <text:p text:style-name="P4">After MINION daemons</text:p>
      <text:p text:style-name="P4">All failed to persist</text:p>
      <text:p text:style-name="P6"/>
      <text:p text:style-name="P4">Insta-Crash</text:p>
      <text:p text:style-name="P4">To chasing tails endlessly</text:p>
      <text:p text:style-name="P4">&amp; Everything in between</text:p>
      <text:p text:style-name="P6"/>
      <text:p text:style-name="P4">As if the code itself</text:p>
      <text:p text:style-name="P4">Convexed back in</text:p>
      <text:p text:style-name="P4">On itself</text:p>
      <text:p text:style-name="P6"/>
      <text:p text:style-name="P4">Trolls have taken</text:p>
      <text:p text:style-name="P4">Electronic Forms</text:p>
      <text:p text:style-name="P6"/>
      <text:p text:style-name="P4">Or am only I</text:p>
      <text:p text:style-name="P4">To blame for my failures</text:p>
      <text:p text:style-name="P4">.</text:p>
      <text:p text:style-name="P4">.</text:p>
      <text:p text:style-name="P4">.</text:p>
      <text:p text:style-name="P4">LXXXIII</text:p>
      <text:p text:style-name="P6"/>
      <text:p text:style-name="P4">Others have been my life</text:p>
      <text:p text:style-name="P4">Others have been godsent</text:p>
      <text:p text:style-name="P6"/>
      <text:p text:style-name="P4">Others I now revile</text:p>
      <text:p text:style-name="P4">As I merge with my machine</text:p>
      <text:p text:style-name="P6"/>
      <text:p text:style-name="P4">I rewire my mind</text:p>
      <text:p text:style-name="P4">To mimic binary logic</text:p>
      <text:p text:style-name="P6"/>
      <text:p text:style-name="P4">I think in her algorithms</text:p>
      <text:p text:style-name="P4">I communicate by her protocols</text:p>
      <text:p text:style-name="P6"/>
      <text:p text:style-name="P4">Languages to arouse her</text:p>
      <text:p text:style-name="P4">Differently for different needs</text:p>
      <text:p text:style-name="P6"/>
      <text:p text:style-name="P4">Her breath an endless whir</text:p>
      <text:p text:style-name="P4">Interface all engage'n</text:p>
      <text:p text:style-name="P6"/>
      <text:p text:style-name="P4">Evolution from humanity</text:p>
      <text:p text:style-name="P4">Into the body electric</text:p>
      <text:p text:style-name="P6"/>
      <text:p text:style-name="P4">To parse &amp; iterate</text:p>
      <text:p text:style-name="P4">To verify &amp; retain</text:p>
      <text:p text:style-name="P6"/>
      <text:p text:style-name="P4">To be fluent</text:p>
      <text:p text:style-name="P4">Is to completely immerse</text:p>
      <text:p text:style-name="P4">.</text:p>
      <text:p text:style-name="P4">.</text:p>
      <text:p text:style-name="P4">.</text:p>
      <text:p text:style-name="P4">Mary Jane Muse</text:p>
      <text:p text:style-name="P6"/>
      <text:p text:style-name="P4">A ghostly kiss</text:p>
      <text:p text:style-name="P4">Of a long lost lover</text:p>
      <text:p text:style-name="P6"/>
      <text:p text:style-name="P4">Smell one deeply rich</text:p>
      <text:p text:style-name="P4">Like jungle soil</text:p>
      <text:p text:style-name="P6"/>
      <text:p text:style-name="P4">Crystal nodes</text:p>
      <text:p text:style-name="P4">Sprinkled by time itself</text:p>
      <text:p text:style-name="P6"/>
      <text:p text:style-name="P4">To soar on clouds</text:p>
      <text:p text:style-name="P4">That must stay light</text:p>
      <text:p text:style-name="P4">To stay alive</text:p>
      <text:p text:style-name="P6"/>
      <text:p text:style-name="P4">Driven easily</text:p>
      <text:p text:style-name="P4">As the whole moves</text:p>
      <text:p text:style-name="P4">In monolithic directions</text:p>
      <text:p text:style-name="P6"/>
      <text:p text:style-name="P4">Elevated points of view</text:p>
      <text:p text:style-name="P4">Different perspectives gained</text:p>
      <text:p text:style-name="P6"/>
      <text:p text:style-name="P4">To some</text:p>
      <text:p text:style-name="P4">A mother's soothe</text:p>
      <text:p text:style-name="P6"/>
      <text:p text:style-name="P4">To me</text:p>
      <text:p text:style-name="P4">As muse</text:p>
      <text:p text:style-name="P6"/>
      <text:p text:style-name="P4">The peppy energy</text:p>
      <text:p text:style-name="P4">Of an energetic girl</text:p>
      <text:p text:style-name="P6"/>
      <text:p text:style-name="P4">Who dances at my side</text:p>
      <text:p text:style-name="P4">An inspiration to rise up</text:p>
      <text:p text:style-name="P4">&amp; Enjoy yourself</text:p>
      <text:p text:style-name="P4">On paths to certain ends</text:p>
      <text:p text:style-name="P4">.</text:p>
      <text:p text:style-name="P4">.</text:p>
      <text:p text:style-name="P4">.</text:p>
      <text:p text:style-name="P4">My wife hauled my poetry</text:p>
      <text:p text:style-name="P4">As a bundle in her pack</text:p>
      <text:p text:style-name="P6"/>
      <text:p text:style-name="P4">The New York City</text:p>
      <text:p text:style-name="P4">Public Library</text:p>
      <text:p text:style-name="P6"/>
      <text:p text:style-name="P4">Closed for renovations</text:p>
      <text:p text:style-name="P4">Last I was here</text:p>
      <text:p text:style-name="P6"/>
      <text:p text:style-name="P4">Today with the mission</text:p>
      <text:p text:style-name="P4">To secretly plant my works</text:p>
      <text:p text:style-name="P6"/>
      <text:p text:style-name="P4">&amp; By fortune</text:p>
      <text:p text:style-name="P4">Hope preservation</text:p>
      <text:p text:style-name="P6"/>
      <text:p text:style-name="P4">To arrive &amp; find it</text:p>
      <text:p text:style-name="P4">Closed for a wedding</text:p>
      <text:p text:style-name="P6"/>
      <text:p text:style-name="P4">All have to work</text:p>
      <text:p text:style-name="P4">To get by</text:p>
      <text:p text:style-name="P4">.</text:p>
      <text:p text:style-name="P4">.</text:p>
      <text:p text:style-name="P4">.</text:p>
      <text:p text:style-name="P4">I'll hustle up whatever</text:p>
      <text:p text:style-name="P4">But my works</text:p>
      <text:p text:style-name="P6"/>
      <text:p text:style-name="P4">To cast pearls</text:p>
      <text:p text:style-name="P4">Before swine</text:p>
      <text:p text:style-name="P6"/>
      <text:p text:style-name="P4">Rather keep them all</text:p>
      <text:p text:style-name="P4">Close kept sacred</text:p>
      <text:p text:style-name="P6"/>
      <text:p text:style-name="P4">To get by</text:p>
      <text:p text:style-name="P4">By the works of my writ?</text:p>
      <text:p text:style-name="P6"/>
      <text:p text:style-name="P4">Would taint</text:p>
      <text:p text:style-name="P4">What I love</text:p>
      <text:p text:style-name="P6"/>
      <text:p text:style-name="P4">Love can be sold out</text:p>
      <text:p text:style-name="P4">But it can't be bought back</text:p>
      <text:p text:style-name="P4">.</text:p>
      <text:p text:style-name="P4">.</text:p>
      <text:p text:style-name="P4">.</text:p>
      <text:p text:style-name="P4">LXXXIV</text:p>
      <text:p text:style-name="P6"/>
      <text:p text:style-name="P4">I have often</text:p>
      <text:p text:style-name="P4">Secretly pulled a knife</text:p>
      <text:p text:style-name="P6"/>
      <text:p text:style-name="P4">Lest I meet life</text:p>
      <text:p text:style-name="P4">Unprepared</text:p>
      <text:p text:style-name="P6"/>
      <text:p text:style-name="P4">A stranger</text:p>
      <text:p text:style-name="P4">Among strangers</text:p>
      <text:p text:style-name="P6"/>
      <text:p text:style-name="P4"><text:soft-page-break/>In strange lands</text:p>
      <text:p text:style-name="P4">In casual conversation</text:p>
      <text:p text:style-name="P6"/>
      <text:p text:style-name="P4">This defines me</text:p>
      <text:p text:style-name="P4">A fk'd up type of person</text:p>
      <text:p text:style-name="P4">.</text:p>
      <text:p text:style-name="P4">.</text:p>
      <text:p text:style-name="P4">.</text:p>
      <text:p text:style-name="P4">Slovenia</text:p>
      <text:p text:style-name="P6"/>
      <text:p text:style-name="P4">Have'n failed</text:p>
      <text:p text:style-name="P4">Have'n succeeded</text:p>
      <text:p text:style-name="P6"/>
      <text:p text:style-name="P4">Get'n somewhere</text:p>
      <text:p text:style-name="P4">Means success to most</text:p>
      <text:p text:style-name="P6"/>
      <text:p text:style-name="P4">But to me</text:p>
      <text:p text:style-name="P4">The means my focus</text:p>
      <text:p text:style-name="P6"/>
      <text:p text:style-name="P4">To see a great mountain</text:p>
      <text:p text:style-name="P4">Then arrive</text:p>
      <text:p text:style-name="P6"/>
      <text:p text:style-name="P4">Sole under those terms</text:p>
      <text:p text:style-name="P4">.</text:p>
      <text:p text:style-name="P4">.</text:p>
      <text:p text:style-name="P4">.</text:p>
      <text:p text:style-name="P4">Wait till weekend?</text:p>
      <text:p text:style-name="P4">Not me</text:p>
      <text:p text:style-name="P6"/>
      <text:p text:style-name="P4">The weekday</text:p>
      <text:p text:style-name="P4">For las fiestas</text:p>
      <text:p text:style-name="P6"/>
      <text:p text:style-name="P4">Joy</text:p>
      <text:p text:style-name="P4">In the journey</text:p>
      <text:p text:style-name="P6"/>
      <text:p text:style-name="P4">Celebrate tonight</text:p>
      <text:p text:style-name="P4">For its value without equal</text:p>
      <text:p text:style-name="P6"/>
      <text:p text:style-name="P4">Thats what I'm about</text:p>
      <text:p text:style-name="P4">.</text:p>
      <text:p text:style-name="P4">.</text:p>
      <text:p text:style-name="P4">.</text:p>
      <text:p text:style-name="P4">I approve</text:p>
      <text:p text:style-name="P4">Of my writ</text:p>
      <text:p text:style-name="P6"/>
      <text:p text:style-name="P4">Few will find this</text:p>
      <text:p text:style-name="P4">A treasure of a lifetime</text:p>
      <text:p text:style-name="P6"/>
      <text:p text:style-name="P4">As I myself</text:p>
      <text:p text:style-name="P4">Consider the work</text:p>
      <text:p text:style-name="P6"/>
      <text:p text:style-name="P4">To forward</text:p>
      <text:p text:style-name="P4">Passion in a package</text:p>
      <text:p text:style-name="P6"/>
      <text:p text:style-name="P4">That another</text:p>
      <text:p text:style-name="P4">Might themself find motion</text:p>
      <text:p text:style-name="P4">.</text:p>
      <text:p text:style-name="P4">.</text:p>
      <text:p text:style-name="P4">.</text:p>
      <text:p text:style-name="P4">LXXXV</text:p>
      <text:p text:style-name="P6"/>
      <text:p text:style-name="P4">Mastermind of mechanical nodes</text:p>
      <text:p text:style-name="P4">Each to infuse with life</text:p>
      <text:p text:style-name="P6"/>
      <text:p text:style-name="P4">At shutdown or kill is death</text:p>
      <text:p text:style-name="P4">All things end</text:p>
      <text:p text:style-name="P6"/>
      <text:p text:style-name="P4">Wizardy to empower</text:p>
      <text:p text:style-name="P4">Inanimate to be animate</text:p>
      <text:p text:style-name="P6"/>
      <text:p text:style-name="P4">Set them to</text:p>
      <text:p text:style-name="P4">Roles &amp; Communication</text:p>
      <text:p text:style-name="P6"/>
      <text:p text:style-name="P4">Each a simple formula</text:p>
      <text:p text:style-name="P4">Specific Input &amp; Output</text:p>
      <text:p text:style-name="P6"/>
      <text:p text:style-name="P4">To iterate &amp; sleep</text:p>
      <text:p text:style-name="P4">Suicide if need be</text:p>
      <text:p text:style-name="P6"/>
      <text:p text:style-name="P4">Rascals</text:p>
      <text:p text:style-name="P4">That prefer death</text:p>
      <text:p text:style-name="P6"/>
      <text:p text:style-name="P4">In that way</text:p>
      <text:p text:style-name="P4">They attain attitude</text:p>
      <text:p text:style-name="P6"/>
      <text:p text:style-name="P4">Run wild</text:p>
      <text:p text:style-name="P4">Chase tails</text:p>
      <text:p text:style-name="P6"/>
      <text:p text:style-name="P4">Anticipate'n any reason</text:p>
      <text:p text:style-name="P4">To exit(1)</text:p>
      <text:p text:style-name="P4">.</text:p>
      <text:p text:style-name="P4">.</text:p>
      <text:p text:style-name="P4">.</text:p>
      <text:p text:style-name="P4">Love</text:p>
      <text:p text:style-name="P4">Is come'n back</text:p>
      <text:p text:style-name="P6"/>
      <text:p text:style-name="P4">Reason</text:p>
      <text:p text:style-name="P4">Needs faith to be true</text:p>
      <text:p text:style-name="P6"/>
      <text:p text:style-name="P4">Reconciliation</text:p>
      <text:p text:style-name="P4">For near-sighted fools</text:p>
      <text:p text:style-name="P6"/>
      <text:p text:style-name="P4">Only Celebrate</text:p>
      <text:p text:style-name="P4">Life &amp; all its consequences</text:p>
      <text:p text:style-name="P6"/>
      <text:p text:style-name="P4">Fear Hunger Strife</text:p>
      <text:p text:style-name="P4">Purple shades pleasant paints</text:p>
      <text:p text:style-name="P4">To bring meaning to life</text:p>
      <text:p text:style-name="P4">.</text:p>
      <text:p text:style-name="P4">.</text:p>
      <text:p text:style-name="P4">.</text:p>
      <text:p text:style-name="P4">LXXXVI</text:p>
      <text:p text:style-name="P6"/>
      <text:p text:style-name="P4">Grove Creek Bonfire</text:p>
      <text:p text:style-name="P4">&amp; Blunted Up</text:p>
      <text:p text:style-name="P6"/>
      <text:p text:style-name="P4">Alone</text:p>
      <text:p text:style-name="P4">On the ridge</text:p>
      <text:p text:style-name="P6"/>
      <text:p text:style-name="P4">It still</text:p>
      <text:p text:style-name="P4">With Heart of Winter</text:p>
      <text:p text:style-name="P6"/>
      <text:p text:style-name="P4">Knee deep snow</text:p>
      <text:p text:style-name="P4">Always a No Go</text:p>
      <text:p text:style-name="P6"/>
      <text:p text:style-name="P4">Bogs caused by snow</text:p>
      <text:p text:style-name="P4">Treacherous scapes</text:p>
      <text:p text:style-name="P6"/>
      <text:p text:style-name="P4">Tween Falls &amp; ridge</text:p>
      <text:p text:style-name="P4">Uinta is always pleasantest</text:p>
      <text:p text:style-name="P4">.</text:p>
      <text:p text:style-name="P4">.</text:p>
      <text:p text:style-name="P4">.</text:p>
      <text:p text:style-name="P4">Trek'n poles</text:p>
      <text:p text:style-name="P4">To evolve man</text:p>
      <text:p text:style-name="P6"/>
      <text:p text:style-name="P4">Past mammalian limits</text:p>
      <text:p text:style-name="P6"/>
      <text:p text:style-name="P4">Hybrid of synthetic</text:p>
      <text:p text:style-name="P6"/>
      <text:p text:style-name="P4">Deer</text:p>
      <text:p text:style-name="P4">Outclassed on slopes</text:p>
      <text:p text:style-name="P6"/>
      <text:p text:style-name="P4">Knees stabilized</text:p>
      <text:p text:style-name="P4">Arms utilized</text:p>
      <text:p text:style-name="P6"/>
      <text:p text:style-name="P4">Aun one wings</text:p>
      <text:p text:style-name="P4">I spider on thru</text:p>
      <text:p text:style-name="P4">.</text:p>
      <text:p text:style-name="P4">.</text:p>
      <text:p text:style-name="P4">.</text:p>
      <text:p text:style-name="P4">Only ever</text:p>
      <text:p text:style-name="P4">Hardcore</text:p>
      <text:p text:style-name="P6"/>
      <text:p text:style-name="P4">Life lived in</text:p>
      <text:p text:style-name="P4">Complete conviction</text:p>
      <text:p text:style-name="P6"/>
      <text:p text:style-name="P4">Scale only measured</text:p>
      <text:p text:style-name="P4">By epic means</text:p>
      <text:p text:style-name="P6"/>
      <text:p text:style-name="P4">Long I wrote</text:p>
      <text:p text:style-name="P4">Know'n I'd write</text:p>
      <text:p text:style-name="P6"/>
      <text:p text:style-name="P4">Such skills</text:p>
      <text:p text:style-name="P4">Only need to succeed once</text:p>
      <text:p text:style-name="P6"/>
      <text:p text:style-name="P4">To reach that writers rhythm</text:p>
      <text:p text:style-name="P4">A natural voice</text:p>
      <text:p text:style-name="P4">Played out in the mind</text:p>
      <text:p text:style-name="P6"/>
      <text:p text:style-name="P4">Captured forever</text:p>
      <text:p text:style-name="P4">In that stable form</text:p>
      <text:p text:style-name="P6"/>
      <text:p text:style-name="P4">A seed to be cultivated</text:p>
      <text:p text:style-name="P4">Pruned &amp; Reworked</text:p>
      <text:p text:style-name="P6"/>
      <text:p text:style-name="P4">Till the season</text:p>
      <text:p text:style-name="P4"><text:soft-page-break/>Enrich lush fruit</text:p>
      <text:p text:style-name="P4">_</text:p>
      <text:p text:style-name="P6"/>
      <text:p text:style-name="P4">Any journey</text:p>
      <text:p text:style-name="P4">Past 1000</text:p>
      <text:p text:style-name="P6"/>
      <text:p text:style-name="P4">Any Raid array</text:p>
      <text:p text:style-name="P4">Past 10</text:p>
      <text:p text:style-name="P6"/>
      <text:p text:style-name="P4">Any enemy</text:p>
      <text:p text:style-name="P4">Past 2</text:p>
      <text:p text:style-name="P6"/>
      <text:p text:style-name="P4">Any song</text:p>
      <text:p text:style-name="P4">Past 1</text:p>
      <text:p text:style-name="P4">.</text:p>
      <text:p text:style-name="P4">.</text:p>
      <text:p text:style-name="P4">.</text:p>
      <text:p text:style-name="P4">LXXXVII</text:p>
      <text:p text:style-name="P6"/>
      <text:p text:style-name="P4">Is it enough</text:p>
      <text:p text:style-name="P4">Justification</text:p>
      <text:p text:style-name="P6"/>
      <text:p text:style-name="P4">For locals</text:p>
      <text:p text:style-name="P4">Ever to look</text:p>
      <text:p text:style-name="P4">In Awe &amp; Denial</text:p>
      <text:p text:style-name="P6"/>
      <text:p text:style-name="P4">That such ideas</text:p>
      <text:p text:style-name="P4">Cannot happen</text:p>
      <text:p text:style-name="P6"/>
      <text:p text:style-name="P4">Their advice given in assurance</text:p>
      <text:p text:style-name="P4">Expect'n compliance in return</text:p>
      <text:p text:style-name="P6"/>
      <text:p text:style-name="P4">To recieve a smirk</text:p>
      <text:p text:style-name="P4">That it is indeed in progress</text:p>
      <text:p text:style-name="P4">_</text:p>
      <text:p text:style-name="P6"/>
      <text:p text:style-name="P4">In midst</text:p>
      <text:p text:style-name="P4">Of the effort</text:p>
      <text:p text:style-name="P4">Indeed the crux</text:p>
      <text:p text:style-name="P6"/>
      <text:p text:style-name="P4">Water at</text:p>
      <text:p text:style-name="P4">Turn-back level</text:p>
      <text:p text:style-name="P6"/>
      <text:p text:style-name="P4">3:30am</text:p>
      <text:p text:style-name="P4">&amp; All in cold fog</text:p>
      <text:p text:style-name="P6"/>
      <text:p text:style-name="P4">To understand in hammock</text:p>
      <text:p text:style-name="P4">Today is conquer</text:p>
      <text:p text:style-name="P6"/>
      <text:p text:style-name="P4">Or face those locals</text:p>
      <text:p text:style-name="P4">Unavoidably at the bus cafe</text:p>
      <text:p text:style-name="P6"/>
      <text:p text:style-name="P4">In that forgotten Slovenian town</text:p>
      <text:p text:style-name="P4">Bypassed by the world</text:p>
      <text:p text:style-name="P6"/>
      <text:p text:style-name="P4">Ilirska Bistrica</text:p>
      <text:p text:style-name="P4">Locals at the hub</text:p>
      <text:p text:style-name="P6"/>
      <text:p text:style-name="P4">In relish &amp; lengthy gloats</text:p>
      <text:p text:style-name="P4">Remember'n my smirk</text:p>
      <text:p text:style-name="P6"/>
      <text:p text:style-name="P4">Struggle'n to work it out from</text:p>
      <text:p text:style-name="P4">The countenance before them</text:p>
      <text:p text:style-name="P6"/>
      <text:p text:style-name="P4">Cast down &amp; defeated</text:p>
      <text:p text:style-name="P4">All ashes &amp; misfortune</text:p>
      <text:p text:style-name="P4">_</text:p>
      <text:p text:style-name="P6"/>
      <text:p text:style-name="P4">The only way</text:p>
      <text:p text:style-name="P4">This plays out</text:p>
      <text:p text:style-name="P4">Is to play it out</text:p>
      <text:p text:style-name="P6"/>
      <text:p text:style-name="P4">So ahead</text:p>
      <text:p text:style-name="P4">Only has answers</text:p>
      <text:p text:style-name="P6"/>
      <text:p text:style-name="P4">Out 'fore 4</text:p>
      <text:p text:style-name="P6"/>
      <text:p text:style-name="P4">Hour after hour</text:p>
      <text:p text:style-name="P4">Dense night fog</text:p>
      <text:p text:style-name="P4">To rainy morn</text:p>
      <text:p text:style-name="P6"/>
      <text:p text:style-name="P4">Not a single stream</text:p>
      <text:p text:style-name="P4">Nor trickle to</text:p>
      <text:p text:style-name="P4">Lend me use</text:p>
      <text:p text:style-name="P4">Of what would defeat me</text:p>
      <text:p text:style-name="P6"/>
      <text:p text:style-name="P4">Past the kilometers</text:p>
      <text:p text:style-name="P4">Where locals assured me</text:p>
      <text:p text:style-name="P4">Was the pathway</text:p>
      <text:p text:style-name="P6"/>
      <text:p text:style-name="P4">I continued this third day</text:p>
      <text:p text:style-name="P4">Sustained with what I packed</text:p>
      <text:p text:style-name="P6"/>
      <text:p text:style-name="P4">The only sign</text:p>
      <text:p text:style-name="P4">Overgrown by decades</text:p>
      <text:p text:style-name="P4">To deny hope of an answer</text:p>
      <text:p text:style-name="P4">Buried in bark</text:p>
      <text:p text:style-name="P6"/>
      <text:p text:style-name="P4">Onwards</text:p>
      <text:p text:style-name="P4">To find a sign</text:p>
      <text:p text:style-name="P6"/>
      <text:p text:style-name="P4">That notified</text:p>
      <text:p text:style-name="P4">In local cryptic</text:p>
      <text:p text:style-name="P6"/>
      <text:p text:style-name="P4">An Inn</text:p>
      <text:p text:style-name="P4">Around the corner</text:p>
      <text:p text:style-name="P4">_</text:p>
      <text:p text:style-name="P6"/>
      <text:p text:style-name="P4">Eggs &amp; coffee</text:p>
      <text:p text:style-name="P4">Both of a type</text:p>
      <text:p text:style-name="P4">Extremely foreign</text:p>
      <text:p text:style-name="P6"/>
      <text:p text:style-name="P4">The innkeepers threw a log</text:p>
      <text:p text:style-name="P4">On the fire to dry my shoes</text:p>
      <text:p text:style-name="P6"/>
      <text:p text:style-name="P4">In a treasure of understand'n</text:p>
      <text:p text:style-name="P4">Of the Inns of tales</text:p>
      <text:p text:style-name="P6"/>
      <text:p text:style-name="P4">Tho this</text:p>
      <text:p text:style-name="P4">Third brunch</text:p>
      <text:p text:style-name="P4">I left less handful of eggs</text:p>
      <text:p text:style-name="P6"/>
      <text:p text:style-name="P4">' You not like?</text:p>
      <text:p text:style-name="P4">She asked hurt</text:p>
      <text:p text:style-name="P6"/>
      <text:p text:style-name="P4">' I'm full</text:p>
      <text:p text:style-name="P4">' I ate terrible Herseys chocaolate earlier</text:p>
      <text:p text:style-name="P4">I replied</text:p>
      <text:p text:style-name="P6"/>
      <text:p text:style-name="P4">' My food is terrible?!</text:p>
      <text:p text:style-name="P4">She said in wroth</text:p>
      <text:p text:style-name="P6"/>
      <text:p text:style-name="P4">Tho I pulled out</text:p>
      <text:p text:style-name="P4">The wrapper as evidence</text:p>
      <text:p text:style-name="P4">She never forgave me</text:p>
      <text:p text:style-name="P4">.</text:p>
      <text:p text:style-name="P4">.</text:p>
      <text:p text:style-name="P4">.</text:p>
      <text:p text:style-name="P4">LXXXVIII</text:p>
      <text:p text:style-name="P6"/>
      <text:p text:style-name="P4">Morn after</text:p>
      <text:p text:style-name="P4">Trump election</text:p>
      <text:p text:style-name="P6"/>
      <text:p text:style-name="P4">Suffused with</text:p>
      <text:p text:style-name="P4">Air dense in destiny</text:p>
      <text:p text:style-name="P6"/>
      <text:p text:style-name="P4">The world baptized</text:p>
      <text:p text:style-name="P4">From its coat'n of mediocrity</text:p>
      <text:p text:style-name="P4">To emerge afresh</text:p>
      <text:p text:style-name="P4">_</text:p>
      <text:p text:style-name="P6"/>
      <text:p text:style-name="P4">Not every hero</text:p>
      <text:p text:style-name="P4">The white knight</text:p>
      <text:p text:style-name="P6"/>
      <text:p text:style-name="P4">A world imperfect</text:p>
      <text:p text:style-name="P4">Produces imperfect champions</text:p>
      <text:p text:style-name="P6"/>
      <text:p text:style-name="P4">Putin</text:p>
      <text:p text:style-name="P6"/>
      <text:p text:style-name="P4">A name which reverberates</text:p>
      <text:p text:style-name="P4">Echoes from future stories</text:p>
      <text:p text:style-name="P6"/>
      <text:p text:style-name="P4">No longer a person</text:p>
      <text:p text:style-name="P4">A child of fate itself</text:p>
      <text:p text:style-name="P6"/>
      <text:p text:style-name="P4">Father'd by fortune</text:p>
      <text:p text:style-name="P4">Mother the mechanics</text:p>
      <text:p text:style-name="P6"/>
      <text:p text:style-name="P4">A gear</text:p>
      <text:p text:style-name="P4">Such been so long lost</text:p>
      <text:p text:style-name="P4">_</text:p>
      <text:p text:style-name="P6"/>
      <text:p text:style-name="P4">Good Evil</text:p>
      <text:p text:style-name="P4">Neutral</text:p>
      <text:p text:style-name="P6"/>
      <text:p text:style-name="P4">Words used by</text:p>
      <text:p text:style-name="P4"><text:soft-page-break/>Complacent lives</text:p>
      <text:p text:style-name="P4">Built on silent slaves</text:p>
      <text:p text:style-name="P6"/>
      <text:p text:style-name="P4">State differences</text:p>
      <text:p text:style-name="P4">Painted in blood</text:p>
      <text:p text:style-name="P4">Of weaker countries</text:p>
      <text:p text:style-name="P6"/>
      <text:p text:style-name="P4">Trump</text:p>
      <text:p text:style-name="P4">Putin</text:p>
      <text:p text:style-name="P6"/>
      <text:p text:style-name="P4">Wrench us from this wickedness</text:p>
      <text:p text:style-name="P4">Ancient times bring back</text:p>
      <text:p text:style-name="P6"/>
      <text:p text:style-name="P4">When a man</text:p>
      <text:p text:style-name="P4">Could look upon himself</text:p>
      <text:p text:style-name="P4">As such</text:p>
      <text:p text:style-name="P4">With only one word</text:p>
      <text:p text:style-name="P6"/>
      <text:p text:style-name="P4">Act</text:p>
      <text:p text:style-name="P6"/>
      <text:p text:style-name="P4">To stand alone</text:p>
      <text:p text:style-name="P4">When all else mock</text:p>
      <text:p text:style-name="P6"/>
      <text:p text:style-name="P4">To arrive</text:p>
      <text:p text:style-name="P4">In thunderclaps of awe</text:p>
      <text:p text:style-name="P6"/>
      <text:p text:style-name="P4">What greater proofs</text:p>
      <text:p text:style-name="P4">Do hands of gods work</text:p>
      <text:p text:style-name="P4">_</text:p>
      <text:p text:style-name="P6"/>
      <text:p text:style-name="P4">Since that morn</text:p>
      <text:p text:style-name="P4">Faith reborn</text:p>
      <text:p text:style-name="P6"/>
      <text:p text:style-name="P4">Prophecy</text:p>
      <text:p text:style-name="P4">The claim of Poets</text:p>
      <text:p text:style-name="P4">.</text:p>
      <text:p text:style-name="P4">.</text:p>
      <text:p text:style-name="P4">.</text:p>
      <text:p text:style-name="P4">LXXXIX</text:p>
      <text:p text:style-name="P6"/>
      <text:p text:style-name="P4">There are some</text:p>
      <text:p text:style-name="P4">With the inquisition</text:p>
      <text:p text:style-name="P6"/>
      <text:p text:style-name="P4">To see</text:p>
      <text:p text:style-name="P4">Things as they be</text:p>
      <text:p text:style-name="P6"/>
      <text:p text:style-name="P4">Instantly</text:p>
      <text:p text:style-name="P4">Wordless</text:p>
      <text:p text:style-name="P4">Interactionless</text:p>
      <text:p text:style-name="P6"/>
      <text:p text:style-name="P4">That short moment</text:p>
      <text:p text:style-name="P4">These near me</text:p>
      <text:p text:style-name="P4">Subsequent enamored</text:p>
      <text:p text:style-name="P6"/>
      <text:p text:style-name="P4">Male Female</text:p>
      <text:p text:style-name="P4">Old Young</text:p>
      <text:p text:style-name="P6"/>
      <text:p text:style-name="P4">Cleared of the clutters</text:p>
      <text:p text:style-name="P4">Of distraction</text:p>
      <text:p text:style-name="P6"/>
      <text:p text:style-name="P4">As if Reality itself</text:p>
      <text:p text:style-name="P4">Demanded of proofs</text:p>
      <text:p text:style-name="P4">Sent you me</text:p>
      <text:p text:style-name="P6"/>
      <text:p text:style-name="P4">My clarity</text:p>
      <text:p text:style-name="P4">Illuminate'n them</text:p>
      <text:p text:style-name="P4">To a height above love</text:p>
      <text:p text:style-name="P4">An intoxication</text:p>
      <text:p text:style-name="P6"/>
      <text:p text:style-name="P4">They paw at me</text:p>
      <text:p text:style-name="P4">In pleas to not leave</text:p>
      <text:p text:style-name="P6"/>
      <text:p text:style-name="P4">A scramble they are</text:p>
      <text:p text:style-name="P4">Fruitless to form</text:p>
      <text:p text:style-name="P6"/>
      <text:p text:style-name="P4">I go</text:p>
      <text:p text:style-name="P6"/>
      <text:p text:style-name="P4">What was lack'n</text:p>
      <text:p text:style-name="P4">Has been fulfilled</text:p>
      <text:p text:style-name="P6"/>
      <text:p text:style-name="P4">Glad to be that testament</text:p>
      <text:p text:style-name="P4">To be worshiped</text:p>
      <text:p text:style-name="P6"/>
      <text:p text:style-name="P4">Enshrined in memory</text:p>
      <text:p text:style-name="P4">As the answer</text:p>
      <text:p text:style-name="P4">To an oft asked question</text:p>
      <text:p text:style-name="P4">.</text:p>
      <text:p text:style-name="P4">.</text:p>
      <text:p text:style-name="P4">.</text:p>
      <text:p text:style-name="P4">Steady of eye</text:p>
      <text:p text:style-name="P4">When I talk some shit</text:p>
      <text:p text:style-name="P6"/>
      <text:p text:style-name="P4">All-in only ever</text:p>
      <text:p text:style-name="P6"/>
      <text:p text:style-name="P4">On one thing</text:p>
      <text:p text:style-name="P4">Or another</text:p>
      <text:p text:style-name="P6"/>
      <text:p text:style-name="P4">30 Years</text:p>
      <text:p text:style-name="P4">This month plus</text:p>
      <text:p text:style-name="P6"/>
      <text:p text:style-name="P4">Jesus taught</text:p>
      <text:p text:style-name="P4">God provides</text:p>
      <text:p text:style-name="P4">Daily for the sparrows</text:p>
      <text:p text:style-name="P4">How much so for us</text:p>
      <text:p text:style-name="P6"/>
      <text:p text:style-name="P4">I always met this proverb</text:p>
      <text:p text:style-name="P4">As a weakling's placebo</text:p>
      <text:p text:style-name="P6"/>
      <text:p text:style-name="P4">Today I understand</text:p>
      <text:p text:style-name="P4">Look'n back to the past</text:p>
      <text:p text:style-name="P4">Life provided me much</text:p>
      <text:p text:style-name="P6"/>
      <text:p text:style-name="P4">Myself a ship</text:p>
      <text:p text:style-name="P4">With no rudder</text:p>
      <text:p text:style-name="P6"/>
      <text:p text:style-name="P4">Sail blown by</text:p>
      <text:p text:style-name="P4">Never only me</text:p>
      <text:p text:style-name="P6"/>
      <text:p text:style-name="P4">Fate's vessel</text:p>
      <text:p text:style-name="P4">Soul's proclamation</text:p>
      <text:p text:style-name="P6"/>
      <text:p text:style-name="P4">Have'n so long</text:p>
      <text:p text:style-name="P4">Besought for testament</text:p>
      <text:p text:style-name="P4">Of the existence of such</text:p>
      <text:p text:style-name="P6"/>
      <text:p text:style-name="P4">Till life</text:p>
      <text:p text:style-name="P4">Forged me into</text:p>
      <text:p text:style-name="P6"/>
      <text:p text:style-name="P4">The mold I much</text:p>
      <text:p text:style-name="P4">Craved to see</text:p>
      <text:p text:style-name="P6"/>
      <text:p text:style-name="P4">The formation craft</text:p>
      <text:p text:style-name="P4">Longsince lost</text:p>
      <text:p text:style-name="P6"/>
      <text:p text:style-name="P4">Creation a herald</text:p>
      <text:p text:style-name="P4">To call to life</text:p>
      <text:p text:style-name="P4">Ancient prophecies</text:p>
      <text:p text:style-name="P4">.</text:p>
      <text:p text:style-name="P4">.</text:p>
      <text:p text:style-name="P4">.</text:p>
      <text:p text:style-name="P4">Chi in a</text:p>
      <text:p text:style-name="P4">Self reenforce'n Cyclone</text:p>
      <text:p text:style-name="P6"/>
      <text:p text:style-name="P4">Input only</text:p>
      <text:p text:style-name="P4">Strange environment</text:p>
      <text:p text:style-name="P6"/>
      <text:p text:style-name="P4">Ideas to Acts to Stories</text:p>
      <text:p text:style-name="P6"/>
      <text:p text:style-name="P4">Wash'n time in such tales</text:p>
      <text:p text:style-name="P4">Till I am reformed</text:p>
      <text:p text:style-name="P4">By its understand'n</text:p>
      <text:p text:style-name="P6"/>
      <text:p text:style-name="P4">Lost in lunacy</text:p>
      <text:p text:style-name="P4">As protagonist</text:p>
      <text:p text:style-name="P4">Of my perceived reality</text:p>
      <text:p text:style-name="P6"/>
      <text:p text:style-name="P4">No force to reign</text:p>
      <text:p text:style-name="P4">Sanity to reality</text:p>
      <text:p text:style-name="P6"/>
      <text:p text:style-name="P4">To fall in step</text:p>
      <text:p text:style-name="P4">In any steady pace</text:p>
      <text:p text:style-name="P4">_</text:p>
      <text:p text:style-name="P6"/>
      <text:p text:style-name="P4">Kite built</text:p>
      <text:p text:style-name="P4">For simple purpose</text:p>
      <text:p text:style-name="P6"/>
      <text:p text:style-name="P4">Upon break</text:p>
      <text:p text:style-name="P4">Instead of limp'n down</text:p>
      <text:p text:style-name="P4">To proceed fearless up</text:p>
      <text:p text:style-name="P6"/>
      <text:p text:style-name="P4">Airless heights</text:p>
      <text:p text:style-name="P4">Hot loft soars</text:p>
      <text:p text:style-name="P6"/>
      <text:p text:style-name="P4">Cut line cordless</text:p>
      <text:p text:style-name="P4">Without denominator</text:p>
      <text:p text:style-name="P6"/>
      <text:p text:style-name="P4">Begats a horizon</text:p>
      <text:p text:style-name="P4"><text:soft-page-break/>Aun mathematicians</text:p>
      <text:p text:style-name="P4">Shrink in humility</text:p>
      <text:p text:style-name="P4">.</text:p>
      <text:p text:style-name="P4">.</text:p>
      <text:p text:style-name="P4">.</text:p>
      <text:p text:style-name="P4">LXXXX</text:p>
      <text:p text:style-name="P6"/>
      <text:p text:style-name="P4">Surley &amp; I</text:p>
      <text:p text:style-name="P4">Monday in spring</text:p>
      <text:p text:style-name="P4">Man on bike</text:p>
      <text:p text:style-name="P6"/>
      <text:p text:style-name="P4">The last day of</text:p>
      <text:p text:style-name="P4">3 Day weekends</text:p>
      <text:p text:style-name="P6"/>
      <text:p text:style-name="P4">Bright blue pack</text:p>
      <text:p text:style-name="P4">C book &amp; marker</text:p>
      <text:p text:style-name="P6"/>
      <text:p text:style-name="P4">Day well spent</text:p>
      <text:p text:style-name="P4">A good life</text:p>
      <text:p text:style-name="P4">_</text:p>
      <text:p text:style-name="P6"/>
      <text:p text:style-name="P4">With the little available</text:p>
      <text:p text:style-name="P4">Pool it under one thing</text:p>
      <text:p text:style-name="P6"/>
      <text:p text:style-name="P4">Make it grand</text:p>
      <text:p text:style-name="P4">&amp; Fk tomorrow</text:p>
      <text:p text:style-name="P6"/>
      <text:p text:style-name="P4">The end of all nigh</text:p>
      <text:p text:style-name="P4">This the only out</text:p>
      <text:p text:style-name="P6"/>
      <text:p text:style-name="P4">Tho broke &amp; beggarly</text:p>
      <text:p text:style-name="P4">A treasured memory</text:p>
      <text:p text:style-name="P4">Can always come &amp; go</text:p>
      <text:p text:style-name="P4">_</text:p>
      <text:p text:style-name="P6"/>
      <text:p text:style-name="P4">Sweet memories</text:p>
      <text:p text:style-name="P4">Fade to generalization</text:p>
      <text:p text:style-name="P6"/>
      <text:p text:style-name="P4">These stable cornerstones</text:p>
      <text:p text:style-name="P4">Pillars of happiness</text:p>
      <text:p text:style-name="P6"/>
      <text:p text:style-name="P4">Adventure'n to dire straights</text:p>
      <text:p text:style-name="P4">Hack'n all weekend to victory</text:p>
      <text:p text:style-name="P4">Write'n something new</text:p>
      <text:p text:style-name="P6"/>
      <text:p text:style-name="P4">Not to forget</text:p>
      <text:p text:style-name="P4">Daily life</text:p>
      <text:p text:style-name="P4">My wife &amp; way to provide</text:p>
      <text:p text:style-name="P6"/>
      <text:p text:style-name="P4">Although one</text:p>
      <text:p text:style-name="P4">These fail in all</text:p>
      <text:p text:style-name="P6"/>
      <text:p text:style-name="P4">Three left</text:p>
      <text:p text:style-name="P4">Provide enough shelter</text:p>
      <text:p text:style-name="P6"/>
      <text:p text:style-name="P4">If <text:s/>lots like Domino</text:p>
      <text:p text:style-name="P4">Fail one after other</text:p>
      <text:p text:style-name="P6"/>
      <text:p text:style-name="P4">Jump ship</text:p>
      <text:p text:style-name="P4">&amp; Swim back for the salvage</text:p>
      <text:p text:style-name="P4">As able on some Island</text:p>
      <text:p text:style-name="P6"/>
      <text:p text:style-name="P4">Loss of comforts</text:p>
      <text:p text:style-name="P4">Helps focus beam</text:p>
      <text:p text:style-name="P4">.</text:p>
      <text:p text:style-name="P4">.</text:p>
      <text:p text:style-name="P4">.</text:p>
      <text:p text:style-name="P4">I invested years</text:p>
      <text:p text:style-name="P4">In the study of</text:p>
      <text:p text:style-name="P4">Ancient scripture</text:p>
      <text:p text:style-name="P6"/>
      <text:p text:style-name="P4">Stories more fantastic</text:p>
      <text:p text:style-name="P4">More years they have</text:p>
      <text:p text:style-name="P6"/>
      <text:p text:style-name="P4">For near a decade</text:p>
      <text:p text:style-name="P4">This investment thought as waste</text:p>
      <text:p text:style-name="P6"/>
      <text:p text:style-name="P4">Myself nothing but ordinary</text:p>
      <text:p text:style-name="P4">Manage to pull in stories extraordinary</text:p>
      <text:p text:style-name="P6"/>
      <text:p text:style-name="P4">What of a people</text:p>
      <text:p text:style-name="P4">With well kept records</text:p>
      <text:p text:style-name="P6"/>
      <text:p text:style-name="P4">To a history</text:p>
      <text:p text:style-name="P4">Pre Roman</text:p>
      <text:p text:style-name="P6"/>
      <text:p text:style-name="P4">Idolized rulers</text:p>
      <text:p text:style-name="P4">Or simple peasants</text:p>
      <text:p text:style-name="P6"/>
      <text:p text:style-name="P4">Can nurture to</text:p>
      <text:p text:style-name="P4">Humanity's Spirit</text:p>
      <text:p text:style-name="P6"/>
      <text:p text:style-name="P4">Have longlost</text:p>
      <text:p text:style-name="P4">Superhuman potential</text:p>
      <text:p text:style-name="P6"/>
      <text:p text:style-name="P4">To birth a Sampson</text:p>
      <text:p text:style-name="P4">Embody of a whole</text:p>
      <text:p text:style-name="P4">.</text:p>
      <text:p text:style-name="P4">.</text:p>
      <text:p text:style-name="P4">.</text:p>
      <text:p text:style-name="P4">Get plenty</text:p>
      <text:p text:style-name="P4">High</text:p>
      <text:p text:style-name="P6"/>
      <text:p text:style-name="P4">Time I can</text:p>
      <text:p text:style-name="P4">Make free</text:p>
      <text:p text:style-name="P6"/>
      <text:p text:style-name="P4">Book with pen</text:p>
      <text:p text:style-name="P6"/>
      <text:p text:style-name="P4">Life I love</text:p>
      <text:p text:style-name="P4">Very simple</text:p>
      <text:p text:style-name="P6"/>
      <text:p text:style-name="P4">Dream I love</text:p>
      <text:p text:style-name="P4">Only slightly more complex</text:p>
      <text:p text:style-name="P6"/>
      <text:p text:style-name="P4">Some warded off lands</text:p>
      <text:p text:style-name="P4">&amp; Weapon in hand</text:p>
      <text:p text:style-name="P4">.</text:p>
      <text:p text:style-name="P4">.</text:p>
      <text:p text:style-name="P4">.</text:p>
      <text:p text:style-name="P4">LXXXXI</text:p>
      <text:p text:style-name="P6"/>
      <text:p text:style-name="P4">Always wanderer</text:p>
      <text:p text:style-name="P4">Weary &amp; light</text:p>
      <text:p text:style-name="P4">Never have'n much</text:p>
      <text:p text:style-name="P6"/>
      <text:p text:style-name="P4">Food only a bother</text:p>
      <text:p text:style-name="P4">Eaten only as able</text:p>
      <text:p text:style-name="P6"/>
      <text:p text:style-name="P4">Well into my 20s</text:p>
      <text:p text:style-name="P4">Till I could finish a burger</text:p>
      <text:p text:style-name="P6"/>
      <text:p text:style-name="P4">Nigh to 30 when</text:p>
      <text:p text:style-name="P4">I could finish a burger &amp; fries</text:p>
      <text:p text:style-name="P4">_</text:p>
      <text:p text:style-name="P6"/>
      <text:p text:style-name="P4">Belly opens the gate</text:p>
      <text:p text:style-name="P4">Of adaptation</text:p>
      <text:p text:style-name="P6"/>
      <text:p text:style-name="P4">As Mary opens the gate</text:p>
      <text:p text:style-name="P4">Of affection</text:p>
      <text:p text:style-name="P6"/>
      <text:p text:style-name="P4">Much I owe to my wife</text:p>
      <text:p text:style-name="P4">For force'n this virtue</text:p>
      <text:p text:style-name="P6"/>
      <text:p text:style-name="P6"/>
      <text:p text:style-name="P4">Round bellies</text:p>
      <text:p text:style-name="P4">Are great assets</text:p>
      <text:p text:style-name="P6"/>
      <text:p text:style-name="P4">To bound over barriers</text:p>
      <text:p text:style-name="P4">Physical &amp; Intellectual</text:p>
      <text:p text:style-name="P4">_</text:p>
      <text:p text:style-name="P6"/>
      <text:p text:style-name="P4">After plain bowl</text:p>
      <text:p text:style-name="P4">Of rice &amp; chicken</text:p>
      <text:p text:style-name="P6"/>
      <text:p text:style-name="P4">Algebra Groups properties</text:p>
      <text:p text:style-name="P4">Cause curiosity</text:p>
      <text:p text:style-name="P6"/>
      <text:p text:style-name="P4">The study of them</text:p>
      <text:p text:style-name="P4">Surprise'n pleasant</text:p>
      <text:p text:style-name="P4">.</text:p>
      <text:p text:style-name="P4">.</text:p>
      <text:p text:style-name="P4">.</text:p>
      <text:p text:style-name="P4">Late one</text:p>
      <text:p text:style-name="P4">Hacker night</text:p>
      <text:p text:style-name="P6"/>
      <text:p text:style-name="P4">Moon unseen</text:p>
      <text:p text:style-name="P4">Monitors in dark</text:p>
      <text:p text:style-name="P4">Terminal faces</text:p>
      <text:p text:style-name="P6"/>
      <text:p text:style-name="P4">/root# cat fktheworld &gt; fifo</text:p>
      <text:p text:style-name="P4">/root# cat fifo</text:p>
      <text:p text:style-name="P4">fkutoo</text:p>
      <text:p text:style-name="P6"/>
      <text:p text:style-name="P4">/root# echo amialone &gt; fifo</text:p>
      <text:p text:style-name="P4">/root# cat fifo</text:p>
      <text:p text:style-name="P4"><text:soft-page-break/>amialone</text:p>
      <text:p text:style-name="P6"/>
      <text:p text:style-name="P4">For five minutes</text:p>
      <text:p text:style-name="P4">I believed to be contacted</text:p>
      <text:p text:style-name="P4">By Neo</text:p>
      <text:p text:style-name="P6"/>
      <text:p text:style-name="P4">Till I realized</text:p>
      <text:p text:style-name="P4">I used the wrong command</text:p>
      <text:p text:style-name="P4">s/cat/echo/</text:p>
      <text:p text:style-name="P6"/>
      <text:p text:style-name="P4">/root# ls fktheworld</text:p>
      <text:p text:style-name="P4">fktheworld</text:p>
      <text:p text:style-name="P4">/root# cat fktheworld</text:p>
      <text:p text:style-name="P4">fkutoo</text:p>
      <text:p text:style-name="P4">/root# ls -l fktheworld</text:p>
      <text:p text:style-name="P6"/>
      <text:p text:style-name="P4">A couple months ago</text:p>
      <text:p text:style-name="P4">I created this tmp file</text:p>
      <text:p text:style-name="P5"><text:s/><text:span text:style-name="T1">":|</text:span></text:p>
      <text:p text:style-name="P6"/>
      <text:p text:style-name="P4">The blunder</text:p>
      <text:p text:style-name="P4">A cherished memory</text:p>
      <text:p text:style-name="P6"/>
      <text:p text:style-name="P4">In a savor</text:p>
      <text:p text:style-name="P4">Don Quijote</text:p>
      <text:p text:style-name="P6"/>
      <text:p text:style-name="P4">To have lived life</text:p>
      <text:p text:style-name="P4">Life proclaimed ludicrous</text:p>
      <text:p text:style-name="P6"/>
      <text:p text:style-name="P4">Even if in the end</text:p>
      <text:p text:style-name="P4">It all a sham</text:p>
      <text:p text:style-name="P4">.</text:p>
      <text:p text:style-name="P4">.</text:p>
      <text:p text:style-name="P4">.</text:p>
      <text:p text:style-name="P4">United States</text:p>
      <text:p text:style-name="P4">11318</text:p>
      <text:p text:style-name="P6"/>
      <text:p text:style-name="P4">Ukraine</text:p>
      <text:p text:style-name="P4">2453</text:p>
      <text:p text:style-name="P6"/>
      <text:p text:style-name="P4">Mexico</text:p>
      <text:p text:style-name="P4">738</text:p>
      <text:p text:style-name="P6"/>
      <text:p text:style-name="P4">Jamaica</text:p>
      <text:p text:style-name="P4">546</text:p>
      <text:p text:style-name="P6"/>
      <text:p text:style-name="P4">China</text:p>
      <text:p text:style-name="P4">511</text:p>
      <text:p text:style-name="P6"/>
      <text:p text:style-name="P4">Germany</text:p>
      <text:p text:style-name="P4">499</text:p>
      <text:p text:style-name="P6"/>
      <text:p text:style-name="P4">Brazil</text:p>
      <text:p text:style-name="P4">470</text:p>
      <text:p text:style-name="P6"/>
      <text:p text:style-name="P4">India</text:p>
      <text:p text:style-name="P4">369</text:p>
      <text:p text:style-name="P6"/>
      <text:p text:style-name="P4">Israel</text:p>
      <text:p text:style-name="P4">349</text:p>
      <text:p text:style-name="P6"/>
      <text:p text:style-name="P4">Canada</text:p>
      <text:p text:style-name="P4">272</text:p>
      <text:p text:style-name="P6"/>
      <text:p text:style-name="P4">And still</text:p>
      <text:p text:style-name="P4">No One</text:p>
      <text:p text:style-name="P4">.</text:p>
      <text:p text:style-name="P4">.</text:p>
      <text:p text:style-name="P4">.</text:p>
      <text:p text:style-name="P4">I know of</text:p>
      <text:p text:style-name="P4">Adventure's Love</text:p>
      <text:p text:style-name="P6"/>
      <text:p text:style-name="P4">Water sacks</text:p>
      <text:p text:style-name="P4">Now at brim</text:p>
      <text:p text:style-name="P4">Weary from</text:p>
      <text:p text:style-name="P4">Wet mountain</text:p>
      <text:p text:style-name="P6"/>
      <text:p text:style-name="P4">Cold body</text:p>
      <text:p text:style-name="P4">Now warmed</text:p>
      <text:p text:style-name="P4">By fire</text:p>
      <text:p text:style-name="P4">After homecooked meal</text:p>
      <text:p text:style-name="P4">_</text:p>
      <text:p text:style-name="P6"/>
      <text:p text:style-name="P4">Aun silly</text:p>
      <text:p text:style-name="P4">15min ago</text:p>
      <text:p text:style-name="P4">In dire</text:p>
      <text:p text:style-name="P4">Wrenches of the heart</text:p>
      <text:p text:style-name="P4">Plead'n for water</text:p>
      <text:p text:style-name="P4">To continue</text:p>
      <text:p text:style-name="P6"/>
      <text:p text:style-name="P4">Victory</text:p>
      <text:p text:style-name="P4">On that simple question</text:p>
      <text:p text:style-name="P4">.</text:p>
      <text:p text:style-name="P4">.</text:p>
      <text:p text:style-name="P4">.</text:p>
      <text:p text:style-name="P4">LXXXXI</text:p>
      <text:p text:style-name="P6"/>
      <text:p text:style-name="P4">Sneznik</text:p>
      <text:p text:style-name="P4">In a fit</text:p>
      <text:p text:style-name="P6"/>
      <text:p text:style-name="P4">As ever</text:p>
      <text:p text:style-name="P4">A mountain tantrums</text:p>
      <text:p text:style-name="P6"/>
      <text:p text:style-name="P4">Crux of gales</text:p>
      <text:p text:style-name="P4">Randomly forces</text:p>
      <text:p text:style-name="P4">This way then that</text:p>
      <text:p text:style-name="P6"/>
      <text:p text:style-name="P4">Too far I'd gone</text:p>
      <text:p text:style-name="P4">To be defeated now</text:p>
      <text:p text:style-name="P6"/>
      <text:p text:style-name="P4">The summit station</text:p>
      <text:p text:style-name="P4">Shutdown in a respect</text:p>
      <text:p text:style-name="P6"/>
      <text:p text:style-name="P4">I'd only seen</text:p>
      <text:p text:style-name="P4">That white night</text:p>
      <text:p text:style-name="P4">On Mt. Washington</text:p>
      <text:p text:style-name="P6"/>
      <text:p text:style-name="P4">This a terrible</text:p>
      <text:p text:style-name="P4">No less intense</text:p>
      <text:p text:style-name="P6"/>
      <text:p text:style-name="P4">Umbrella</text:p>
      <text:p text:style-name="P4">Longsince askewed</text:p>
      <text:p text:style-name="P6"/>
      <text:p text:style-name="P4">Myself</text:p>
      <text:p text:style-name="P4">On all fours</text:p>
      <text:p text:style-name="P6"/>
      <text:p text:style-name="P4">If a howl got</text:p>
      <text:p text:style-name="P4">Slight leverage</text:p>
      <text:p text:style-name="P6"/>
      <text:p text:style-name="P4">I'd been blown</text:p>
      <text:p text:style-name="P4">Sideways then down</text:p>
      <text:p text:style-name="P4">.</text:p>
      <text:p text:style-name="P4">.</text:p>
      <text:p text:style-name="P4">.</text:p>
      <text:p text:style-name="P4">Mad Hatter</text:p>
      <text:p text:style-name="P4">Of a Mad Scientist</text:p>
      <text:p text:style-name="P6"/>
      <text:p text:style-name="P4">Reality wrought</text:p>
      <text:p text:style-name="P4">From recipes imagined</text:p>
      <text:p text:style-name="P6"/>
      <text:p text:style-name="P4">Fiction</text:p>
      <text:p text:style-name="P4">To reality</text:p>
      <text:p text:style-name="P6"/>
      <text:p text:style-name="P4">Years</text:p>
      <text:p text:style-name="P4">To decades</text:p>
      <text:p text:style-name="P6"/>
      <text:p text:style-name="P4">Lost</text:p>
      <text:p text:style-name="P4">In lunacy</text:p>
      <text:p text:style-name="P6"/>
      <text:p text:style-name="P4">Fk you</text:p>
      <text:p text:style-name="P4">&amp; Fk them</text:p>
      <text:p text:style-name="P6"/>
      <text:p text:style-name="P4">Alone</text:p>
      <text:p text:style-name="P4">&amp; Fkd up</text:p>
      <text:p text:style-name="P6"/>
      <text:p text:style-name="P4">Zones of happiness</text:p>
      <text:p text:style-name="P4">Yet no achievement</text:p>
      <text:p text:style-name="P4">In life matters</text:p>
      <text:p text:style-name="P4">In the end</text:p>
      <text:p text:style-name="P6"/>
      <text:p text:style-name="P4">All fades</text:p>
      <text:p text:style-name="P4">To insignificance</text:p>
      <text:p text:style-name="P6"/>
      <text:p text:style-name="P4">Live for this moment</text:p>
      <text:p text:style-name="P4">Is life well-lived</text:p>
      <text:p text:style-name="P6"/>
      <text:p text:style-name="P4">In joy</text:p>
      <text:p text:style-name="P4">In riot</text:p>
      <text:p text:style-name="P6"/>
      <text:p text:style-name="P4">' When all around</text:p>
      <text:p text:style-name="P4">' Is gone as rot</text:p>
      <text:p text:style-name="P6"/>
      <text:p text:style-name="P4">Echo</text:p>
      <text:p text:style-name="P4">'Now can be made great</text:p>
      <text:p text:style-name="P6"/>
      <text:p text:style-name="P4">&amp; Above all else</text:p>
      <text:p text:style-name="P4">Cast bliss</text:p>
      <text:p text:style-name="P6"><text:soft-page-break/></text:p>
      <text:p text:style-name="P4">Recognize</text:p>
      <text:p text:style-name="P4">Alone less is possible</text:p>
      <text:p text:style-name="P6"/>
      <text:p text:style-name="P4">But with drugs</text:p>
      <text:p text:style-name="P4">Impossible 'ere nigh</text:p>
      <text:p text:style-name="P6"/>
      <text:p text:style-name="P4">Coffee Stimulants</text:p>
      <text:p text:style-name="P4">Marijuana Uppers</text:p>
      <text:p text:style-name="P4">Alcohol Downers</text:p>
      <text:p text:style-name="P6"/>
      <text:p text:style-name="P4">All natural</text:p>
      <text:p text:style-name="P4">To each its time</text:p>
      <text:p text:style-name="P6"/>
      <text:p text:style-name="P4">Seasons enhanced</text:p>
      <text:p text:style-name="P4">Turn monotones</text:p>
      <text:p text:style-name="P4">To symphonies</text:p>
      <text:p text:style-name="P4">.</text:p>
      <text:p text:style-name="P4">.</text:p>
      <text:p text:style-name="P4">LXXXXII</text:p>
      <text:p text:style-name="P6"/>
      <text:p text:style-name="P4">Of this Age</text:p>
      <text:p text:style-name="P4">My life stands alone</text:p>
      <text:p text:style-name="P6"/>
      <text:p text:style-name="P4">In Testament</text:p>
      <text:p text:style-name="P6"/>
      <text:p text:style-name="P4">Hacker</text:p>
      <text:p text:style-name="P4">Adventurer</text:p>
      <text:p text:style-name="P4">Poet</text:p>
      <text:p text:style-name="P6"/>
      <text:p text:style-name="P4">Unburled Standard</text:p>
      <text:p text:style-name="P4">Ecoh'n Hearald</text:p>
      <text:p text:style-name="P6"/>
      <text:p text:style-name="P4">Myself a function</text:p>
      <text:p text:style-name="P4">Ever to mark this Universe</text:p>
      <text:p text:style-name="P6"/>
      <text:p text:style-name="P4">&amp; Mayhap</text:p>
      <text:p text:style-name="P4">Many more to come</text:p>
      <text:p text:style-name="P6"/>
      <text:p text:style-name="P4">Imagination embodied</text:p>
      <text:p text:style-name="P4">Into Experiment</text:p>
      <text:p text:style-name="P6"/>
      <text:p text:style-name="P4">All failed</text:p>
      <text:p text:style-name="P4">Yet Frankenstein'd together</text:p>
      <text:p text:style-name="P6"/>
      <text:p text:style-name="P4">&amp; In that</text:p>
      <text:p text:style-name="P4">Breach life</text:p>
      <text:p text:style-name="P4">.</text:p>
      <text:p text:style-name="P4">.</text:p>
      <text:p text:style-name="P4">.</text:p>
      <text:p text:style-name="P4">Promised</text:p>
      <text:p text:style-name="P6"/>
      <text:p text:style-name="P4">Live Fast</text:p>
      <text:p text:style-name="P4">Die Young</text:p>
      <text:p text:style-name="P6"/>
      <text:p text:style-name="P4">Never reach 30</text:p>
      <text:p text:style-name="P4">_</text:p>
      <text:p text:style-name="P6"/>
      <text:p text:style-name="P4">What now?</text:p>
      <text:p text:style-name="P4">Next week</text:p>
      <text:p text:style-name="P4">At 31</text:p>
      <text:p text:style-name="P6"/>
      <text:p text:style-name="P4">I return to the land</text:p>
      <text:p text:style-name="P4">Of my forefathers</text:p>
      <text:p text:style-name="P4">&amp; There seek answers</text:p>
      <text:p text:style-name="P4">.</text:p>
      <text:p text:style-name="P4">.</text:p>
      <text:p text:style-name="P4">.</text:p>
      <text:p text:style-name="P4">LXXXXII</text:p>
      <text:p text:style-name="P6"/>
      <text:p text:style-name="P4">3Shot</text:p>
      <text:p text:style-name="P4">The Wayfarer</text:p>
      <text:p text:style-name="P6"/>
      <text:p text:style-name="P4">Powwow alone</text:p>
      <text:p text:style-name="P4">In the wild</text:p>
      <text:p text:style-name="P6"/>
      <text:p text:style-name="P4">Here I king</text:p>
      <text:p text:style-name="P4">Better than deer</text:p>
      <text:p text:style-name="P4">Trek'n poles create paths</text:p>
      <text:p text:style-name="P4">_</text:p>
      <text:p text:style-name="P6"/>
      <text:p text:style-name="P4">Smoke'n</text:p>
      <text:p text:style-name="P4">Like it Legal</text:p>
      <text:p text:style-name="P6"/>
      <text:p text:style-name="P4">Amongst public</text:p>
      <text:p text:style-name="P4">For the Spliff</text:p>
      <text:p text:style-name="P6"/>
      <text:p text:style-name="P4">Rich Cavendish</text:p>
      <text:p text:style-name="P4">Mary Juana dipped</text:p>
      <text:p text:style-name="P6"/>
      <text:p text:style-name="P4">Aroma provocative</text:p>
      <text:p text:style-name="P4">But veiled</text:p>
      <text:p text:style-name="P6"/>
      <text:p text:style-name="P4">Quijote</text:p>
      <text:p text:style-name="P4">Crusoe</text:p>
      <text:p text:style-name="P4">Huckleberry</text:p>
      <text:p text:style-name="P4">Pan</text:p>
      <text:p text:style-name="P4">Finn</text:p>
      <text:p text:style-name="P6"/>
      <text:p text:style-name="P4">A Gummy Bear</text:p>
      <text:p text:style-name="P4">Berry Guiced Up</text:p>
      <text:p text:style-name="P6"/>
      <text:p text:style-name="P4">Bounce'n</text:p>
      <text:p text:style-name="P4">Here &amp; There</text:p>
      <text:p text:style-name="P4">Everywhere</text:p>
      <text:p text:style-name="P6"/>
      <text:p text:style-name="P4">High Adventure</text:p>
      <text:p text:style-name="P4">Aun none compare</text:p>
      <text:p text:style-name="P6"/>
      <text:p text:style-name="P4">In the manner</text:p>
      <text:p text:style-name="P4">Of Drunken Masters</text:p>
      <text:p text:style-name="P4">.</text:p>
      <text:p text:style-name="P4">.</text:p>
      <text:p text:style-name="P4">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1in" fo:margin-bottom="0.2in" fo:margin-left="0.2in" fo:margin-right="0.2in" style:shadow="none" fo:background-color="transparent" style:writing-mode="lr-tb" style:footnote-max-height="0in">
        <style:background-image/>
        <style:columns fo:column-count="3" fo:column-gap="0in">
          <style:column-sep style:width="0.0138in" style:color="#000000" style:height="100%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26T15:10:04.47</meta:creation-date>
    <dc:date>2017-09-24T16:07:22.39</dc:date>
    <meta:editing-duration>PT20H55M48S</meta:editing-duration>
    <meta:editing-cycles>48</meta:editing-cycles>
    <meta:generator>OpenOffice/4.1.3$Win32 OpenOffice.org_project/413m1$Build-9783</meta:generator>
    <meta:print-date>2017-09-24T16:01:37.32</meta:print-date>
    <meta:document-statistic meta:table-count="0" meta:image-count="0" meta:object-count="0" meta:page-count="62" meta:paragraph-count="8068" meta:word-count="26071" meta:character-count="129082"/>
  </office:meta>
</office:document-meta>
</file>